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1">
      <style:table-cell-properties fo:border="thin solid #000000"/>
    </style:style>
    <style:style style:name="ce6" style:family="table-cell" style:parent-style-name="Prozent" style:data-style-name="N13">
      <style:table-cell-properties fo:border="thin solid #000000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/>
    </style:style>
    <style:style style:name="ce12" style:family="table-cell" style:parent-style-name="Default" style:data-style-name="N2">
      <style:table-cell-properties fo:border="thin solid #000000"/>
    </style:style>
    <style:style style:name="ce13" style:family="table-cell" style:parent-style-name="Default" style:data-style-name="N0">
      <style:table-cell-properties fo:border="thin solid #000000" style:vertical-align="middle"/>
    </style:style>
    <style:style style:name="ce14" style:family="table-cell" style:parent-style-name="Default" style:data-style-name="N0">
      <style:table-cell-properties fo:border="thin solid #000000" style:vertical-align="top" fo:wrap-option="wrap"/>
    </style:style>
    <style:style style:name="ce15" style:family="table-cell" style:parent-style-name="Default" style:data-style-name="N0">
      <style:table-cell-properties fo:background-color="#F4B084"/>
    </style:style>
    <style:style style:name="ce16" style:family="table-cell" style:parent-style-name="Default" style:data-style-name="N0">
      <style:table-cell-properties fo:background-color="#B4C6E7"/>
    </style:style>
    <style:style style:name="ce17" style:family="table-cell" style:parent-style-name="Default" style:data-style-name="N0">
      <style:table-cell-properties fo:background-color="#92D050"/>
    </style:style>
    <style:style style:name="ce18" style:family="table-cell" style:parent-style-name="Default" style:data-style-name="N0">
      <style:table-cell-properties fo:background-color="#F4B084"/>
      <style:text-properties fo:font-weight="bold" style:font-weight-asian="bold" style:font-weight-complex="bold"/>
    </style:style>
    <style:style style:name="ce19" style:family="table-cell" style:parent-style-name="W_228_hrung" style:data-style-name="N36"/>
    <style:style style:name="ce20" style:family="table-cell" style:parent-style-name="Default" style:data-style-name="N2"/>
    <style:style style:name="ce21" style:family="table-cell" style:parent-style-name="Default" style:data-style-name="N37"/>
    <style:style style:name="co1" style:family="table-column">
      <style:table-column-properties fo:break-before="auto" style:column-width="5.43983333333333cm"/>
    </style:style>
    <style:style style:name="co2" style:family="table-column">
      <style:table-column-properties fo:break-before="auto" style:column-width="4.36033333333333cm"/>
    </style:style>
    <style:style style:name="co3" style:family="table-column">
      <style:table-column-properties fo:break-before="auto" style:column-width="4.10633333333333cm"/>
    </style:style>
    <style:style style:name="co4" style:family="table-column">
      <style:table-column-properties fo:break-before="auto" style:column-width="3.64066666666667cm"/>
    </style:style>
    <style:style style:name="co5" style:family="table-column">
      <style:table-column-properties fo:break-before="auto" style:column-width="3.66183333333333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2.68816666666667cm"/>
    </style:style>
    <style:style style:name="co8" style:family="table-column">
      <style:table-column-properties fo:break-before="auto" style:column-width="2.83633333333333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4.318cm"/>
    </style:style>
    <style:style style:name="co11" style:family="table-column">
      <style:table-column-properties fo:break-before="auto" style:column-width="3.13266666666667cm"/>
    </style:style>
    <style:style style:name="co12" style:family="table-column">
      <style:table-column-properties fo:break-before="auto" style:column-width="4.23333333333333cm" style:use-optimal-column-width="true"/>
    </style:style>
    <style:style style:name="co13" style:family="table-column">
      <style:table-column-properties fo:break-before="auto" style:column-width="4.677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7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ypothesis</text:p>
          </table:table-cell>
          <table:table-cell office:value-type="string" table:style-name="ce1">
            <text:p>Influenza Moratality is more in Population with age 65+ Years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2">
            <text:p>DATA SPREAD</text:p>
          </table:table-cell>
          <table:table-cell office:value-type="string" table:style-name="ce3">
            <text:p>Total Population</text:p>
          </table:table-cell>
          <table:table-cell office:value-type="string" table:style-name="ce3">
            <text:p>Total Deaths</text:p>
          </table:table-cell>
          <table:table-cell office:value-type="string" table:style-name="ce3">
            <text:p>65+ Years Population</text:p>
          </table:table-cell>
          <table:table-cell office:value-type="string" table:style-name="ce3">
            <text:p>65+ Years Deaths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ataset Name</text:p>
          </table:table-cell>
          <table:table-cell table:number-columns-repeated="4" table:style-name="ce4"/>
          <table:table-cell table:number-columns-repeated="16379"/>
        </table:table-row>
        <table:table-row table:style-name="ro1">
          <table:table-cell office:value-type="string" table:style-name="ce4">
            <text:p>Sample or Population?</text:p>
          </table:table-cell>
          <table:table-cell office:value-type="string" table:style-name="ce4">
            <text:p>Sample</text:p>
          </table:table-cell>
          <table:table-cell office:value-type="string" table:style-name="ce4">
            <text:p>Sample</text:p>
          </table:table-cell>
          <table:table-cell office:value-type="string" table:style-name="ce4">
            <text:p>Sample</text:p>
          </table:table-cell>
          <table:table-cell office:value-type="string" table:style-name="ce4">
            <text:p>Sampl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Normal Distribution?</text:p>
          </table:table-cell>
          <table:table-cell office:value-type="string" table:style-name="ce4">
            <text:p>Right Skewed</text:p>
          </table:table-cell>
          <table:table-cell office:value-type="string" table:style-name="ce4">
            <text:p>Right Skewed</text:p>
          </table:table-cell>
          <table:table-cell office:value-type="string" table:style-name="ce4">
            <text:p>Right Skewed</text:p>
          </table:table-cell>
          <table:table-cell office:value-type="string" table:style-name="ce4">
            <text:p>Right Skewe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ariance</text:p>
          </table:table-cell>
          <table:table-cell office:value-type="float" office:value="46332403410686.094" table:style-name="ce5">
            <text:p>46332403410686</text:p>
          </table:table-cell>
          <table:table-cell office:value-type="float" office:value="1175024.59283995" table:style-name="ce5">
            <text:p>1175025</text:p>
          </table:table-cell>
          <table:table-cell office:value-type="float" office:value="786799499984.09705" table:style-name="ce5">
            <text:p>786799499984</text:p>
          </table:table-cell>
          <table:table-cell office:value-type="float" office:value="945092.95564688765" table:style-name="ce5">
            <text:p>945093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andard Deviation</text:p>
          </table:table-cell>
          <table:table-cell office:value-type="float" office:value="6806790.9774493659" table:style-name="ce5">
            <text:p>6806791</text:p>
          </table:table-cell>
          <table:table-cell office:value-type="float" office:value="1083.9855132057578" table:style-name="ce5">
            <text:p>1084</text:p>
          </table:table-cell>
          <table:table-cell office:value-type="float" office:value="887017.19260908198" table:style-name="ce5">
            <text:p>887017</text:p>
          </table:table-cell>
          <table:table-cell office:value-type="float" office:value="972.15891481119877" table:style-name="ce5">
            <text:p>97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ean</text:p>
          </table:table-cell>
          <table:table-cell office:value-type="float" office:value="5973848.6732026143" table:formula="of:=AVERAGE([Integrated_Datasets.F3:.F461])" table:style-name="ce5">
            <text:p>5973849</text:p>
          </table:table-cell>
          <table:table-cell office:value-type="float" office:value="1434.5838779956428" table:formula="of:=AVERAGE([Integrated_Datasets.I3:.I461])" table:style-name="ce5">
            <text:p>1435</text:p>
          </table:table-cell>
          <table:table-cell office:value-type="float" office:value="806988.93864488031" table:formula="of:=AVERAGE([Integrated_Datasets.E3:.E461])" table:style-name="ce5">
            <text:p>806989</text:p>
          </table:table-cell>
          <table:table-cell office:value-type="float" office:value="896.58169934640523" table:formula="of:=AVERAGE([Integrated_Datasets.H3:.H461])" table:style-name="ce5">
            <text:p>897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Lower Bound</text:p>
          </table:table-cell>
          <table:table-cell office:value-type="float" office:value="-7639733.2816961175" table:formula="of:=[.B10]-2*[.B9]" table:style-name="ce5">
            <text:p>-7639733</text:p>
          </table:table-cell>
          <table:table-cell office:value-type="float" office:value="-733.38714841587284" table:formula="of:=[.C10]-2*[.C9]" table:style-name="ce5">
            <text:p>-733</text:p>
          </table:table-cell>
          <table:table-cell office:value-type="float" office:value="-967045.44657328364" table:formula="of:=[.D10]-2*[.D9]" table:style-name="ce5">
            <text:p>-967045</text:p>
          </table:table-cell>
          <table:table-cell office:value-type="float" office:value="-1047.7361302759923" table:formula="of:=[.E10]-2*[.E9]" table:style-name="ce5">
            <text:p>-104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pper Bound</text:p>
          </table:table-cell>
          <table:table-cell office:value-type="float" office:value="19587430.628101345" table:formula="of:=[.B10]+2*[.B9]" table:style-name="ce5">
            <text:p>19587431</text:p>
          </table:table-cell>
          <table:table-cell office:value-type="float" office:value="3602.5549044071586" table:formula="of:=[.C10]+2*[.C9]" table:style-name="ce5">
            <text:p>3603</text:p>
          </table:table-cell>
          <table:table-cell office:value-type="float" office:value="2581023.3238630444" table:formula="of:=[.D10]+2*[.D9]" table:style-name="ce5">
            <text:p>2581023</text:p>
          </table:table-cell>
          <table:table-cell office:value-type="float" office:value="2840.8995289688028" table:formula="of:=[.E10]+2*[.E9]" table:style-name="ce5">
            <text:p>2841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unt of Outliers</text:p>
          </table:table-cell>
          <table:table-cell office:value-type="float" office:value="22" table:formula="of:=COUNTIF([Integrated_Datasets.F3:.F461];&quot;&lt;&quot;&amp;[.B11])+COUNTIF([Integrated_Datasets.F3:.F461];&quot;&gt;&quot;&amp;[.B12])" table:style-name="ce4">
            <text:p>22</text:p>
          </table:table-cell>
          <table:table-cell office:value-type="float" office:value="19" table:formula="of:=COUNTIF([Integrated_Datasets.I3:.I461];&quot;&lt;&quot;&amp;[.C11])+COUNTIF([Integrated_Datasets.I3:.I461];&quot;&gt;&quot;&amp;[.C12])" table:style-name="ce4">
            <text:p>19</text:p>
          </table:table-cell>
          <table:table-cell office:value-type="float" office:value="29" table:formula="of:=COUNTIF([Integrated_Datasets.E3:.E461];&quot;&lt;&quot;&amp;[.D11])+COUNTIF([Integrated_Datasets.E3:.E461];&quot;&gt;&quot;&amp;[.D12])" table:style-name="ce4">
            <text:p>29</text:p>
          </table:table-cell>
          <table:table-cell office:value-type="float" office:value="18" table:formula="of:=COUNTIF([Integrated_Datasets.H3:.H461];&quot;&lt;&quot;&amp;[.E11])+COUNTIF([Integrated_Datasets.H3:.H461];&quot;&gt;&quot;&amp;[.E12])" table:style-name="ce4">
            <text:p>18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Outlier Percentage</text:p>
          </table:table-cell>
          <table:table-cell office:value-type="percentage" office:value="4.793028322440087E-2" table:formula="of:=[.B13]/COUNTA([Integrated_Datasets.F3:.F461])" table:style-name="ce6">
            <text:p>5%</text:p>
          </table:table-cell>
          <table:table-cell office:value-type="percentage" office:value="4.1394335511982572E-2" table:formula="of:=[.C13]/COUNTA([Integrated_Datasets.I3:.I461])" table:style-name="ce6">
            <text:p>4%</text:p>
          </table:table-cell>
          <table:table-cell office:value-type="percentage" office:value="6.3180827886710242E-2" table:formula="of:=[.D13]/COUNTA([Integrated_Datasets.E3:.E461])" table:style-name="ce6">
            <text:p>6%</text:p>
          </table:table-cell>
          <table:table-cell office:value-type="percentage" office:value="3.9215686274509803E-2" table:formula="of:=[.E13]/COUNTA([Integrated_Datasets.H3:.H461])" table:style-name="ce6">
            <text:p>4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7">
            <text:p>CORRELATION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Variables</text:p>
          </table:table-cell>
          <table:table-cell office:value-type="string" table:style-name="ce9">
            <text:p>0- 64 Years Population and 0- 64 Years Influenza Deaths<text:s/></text:p>
          </table:table-cell>
          <table:table-cell office:value-type="string" table:style-name="ce10">
            <text:p>65+ Years Population and 65+ Years influenza Deaths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Proposed Relationship</text:p>
          </table:table-cell>
          <table:table-cell office:value-type="string" table:style-name="ce11">
            <text:p>We are going to test correlation between 0-64 Years Population and 0-64 years aged Influenza Deaths.</text:p>
          </table:table-cell>
          <table:table-cell office:value-type="string" table:style-name="ce11">
            <text:p>We are going to test correlation between 65+ Years Population and 65+ years aged Influenza Deaths.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rrelation Coefficient</text:p>
          </table:table-cell>
          <table:table-cell office:value-type="float" office:value="0.91152093058699324" table:formula="of:=CORREL([Integrated_Datasets.G3:.G461];[Integrated_Datasets.D3:.D461])" table:style-name="ce12">
            <text:p>0.91</text:p>
          </table:table-cell>
          <table:table-cell office:value-type="float" office:value="0.94038486536419863" table:formula="of:=CORREL([Integrated_Datasets.H3:.H461];[Integrated_Datasets.E3:.E461])" table:style-name="ce12">
            <text:p>0.94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renght of Correlation</text:p>
          </table:table-cell>
          <table:table-cell office:value-type="string" table:style-name="ce4">
            <text:p>Strong Correlation</text:p>
          </table:table-cell>
          <table:table-cell office:value-type="string" table:style-name="ce4">
            <text:p>Strong Correlation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Usefullness/Interpretation</text:p>
          </table:table-cell>
          <table:table-cell office:value-type="string" table:style-name="ce14">
            <text:p>Here Data is coming from many groups. Large data may leads to false correlation.</text:p>
          </table:table-cell>
          <table:table-cell office:value-type="string" table:style-name="ce11">
            <text:p>If population of 65+ age increases influenza moratality also increases. It satify the hypothesis.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Integrated_Datasets" table:style-name="ta2"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67" table:default-cell-style-name="ce1"/>
        <table:table-row table:style-name="ro1">
          <table:table-cell table:style-name="ce15"/>
          <table:table-cell office:value-type="string" table:style-name="ce15">
            <text:p>Influenza Cesusu Dataset</text:p>
          </table:table-cell>
          <table:table-cell table:number-columns-repeated="4" table:style-name="ce15"/>
          <table:table-cell table:style-name="ce16"/>
          <table:table-cell office:value-type="string" table:style-name="ce16">
            <text:p>Influenza Deaths Dataset</text:p>
          </table:table-cell>
          <table:table-cell table:style-name="ce16"/>
          <table:table-cell table:style-name="ce17"/>
          <table:table-cell office:value-type="string" table:style-name="ce17">
            <text:p>Normalization</text:p>
          </table:table-cell>
          <table:table-cell table:style-name="ce17"/>
          <table:table-cell table:number-columns-repeated="16372" table:style-name="ce1"/>
        </table:table-row>
        <table:table-row table:style-name="ro1">
          <table:table-cell office:value-type="string" table:style-name="ce18">
            <text:p>State</text:p>
          </table:table-cell>
          <table:table-cell office:value-type="string" table:style-name="ce18">
            <text:p>Year</text:p>
          </table:table-cell>
          <table:table-cell office:value-type="string" table:style-name="ce18">
            <text:p>Unique Key</text:p>
          </table:table-cell>
          <table:table-cell office:value-type="string" table:style-name="ce18">
            <text:p>0-64 Years</text:p>
          </table:table-cell>
          <table:table-cell office:value-type="string" table:style-name="ce18">
            <text:p>65+ Years</text:p>
          </table:table-cell>
          <table:table-cell office:value-type="string" table:style-name="ce18">
            <text:p>Total Population</text:p>
          </table:table-cell>
          <table:table-cell office:value-type="string" table:style-name="ce16">
            <text:p>0-64 Years</text:p>
          </table:table-cell>
          <table:table-cell office:value-type="string" table:style-name="ce16">
            <text:p>65+ Years</text:p>
          </table:table-cell>
          <table:table-cell office:value-type="string" table:style-name="ce16">
            <text:p>Total Deaths</text:p>
          </table:table-cell>
          <table:table-cell office:value-type="string" table:style-name="ce17">
            <text:p>0-64 Years</text:p>
          </table:table-cell>
          <table:table-cell office:value-type="string" table:style-name="ce17">
            <text:p>65+ Years</text:p>
          </table:table-cell>
          <table:table-cell office:value-type="string" table:style-name="ce17">
            <text:p>Total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Alabama, 2009</text:p>
          </table:table-cell>
          <table:table-cell office:value-type="float" office:value="4007762.5310000004" table:style-name="ce1">
            <text:p>4007762.531</text:p>
          </table:table-cell>
          <table:table-cell office:value-type="float" office:value="626542.17599999998" table:style-name="ce1">
            <text:p>626542.176</text:p>
          </table:table-cell>
          <table:table-cell office:value-type="float" office:value="4633360" table:style-name="ce1">
            <text:p>4633360</text:p>
          </table:table-cell>
          <table:table-cell office:value-type="float" office:value="500" table:style-name="ce1">
            <text:p>500</text:p>
          </table:table-cell>
          <table:table-cell office:value-type="float" office:value="734" table:style-name="ce1">
            <text:p>734</text:p>
          </table:table-cell>
          <table:table-cell office:value-type="float" office:value="1234" table:style-name="ce1">
            <text:p>1234</text:p>
          </table:table-cell>
          <table:table-cell office:value-type="percentage" office:value="1.2475789075138693E-4" table:style-name="ce19">
            <text:p>0.0125%</text:p>
          </table:table-cell>
          <table:table-cell office:value-type="percentage" office:value="1.171509322302989E-3" table:style-name="ce19">
            <text:p>0.1172%</text:p>
          </table:table-cell>
          <table:table-cell office:value-type="percentage" office:value="2.6632940242070547E-4" table:style-name="ce19">
            <text:p>0.0266%</text:p>
          </table:table-cell>
          <table:table-cell table:number-columns-repeated="2" table:style-name="ce1"/>
          <table:table-cell office:value-type="string" table:style-name="ce1">
            <text:p>65+ Population</text:p>
          </table:table-cell>
          <table:table-cell office:value-type="string" table:style-name="ce1">
            <text:p>Total Population</text:p>
          </table:table-cell>
          <table:table-cell office:value-type="string" table:style-name="ce1">
            <text:p>65+ Years Deaths</text:p>
          </table:table-cell>
          <table:table-cell office:value-type="string" table:style-name="ce1">
            <text:p>Total Deaths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Alabama, 2010</text:p>
          </table:table-cell>
          <table:table-cell office:value-type="float" office:value="4061256.6100000003" table:style-name="ce1">
            <text:p>4061256.61</text:p>
          </table:table-cell>
          <table:table-cell office:value-type="float" office:value="633101.50099999993" table:style-name="ce1">
            <text:p>633101.501</text:p>
          </table:table-cell>
          <table:table-cell office:value-type="float" office:value="4690952" table:style-name="ce1">
            <text:p>4690952</text:p>
          </table:table-cell>
          <table:table-cell office:value-type="float" office:value="555" table:style-name="ce1">
            <text:p>555</text:p>
          </table:table-cell>
          <table:table-cell office:value-type="float" office:value="765" table:style-name="ce1">
            <text:p>765</text:p>
          </table:table-cell>
          <table:table-cell office:value-type="float" office:value="1320" table:style-name="ce1">
            <text:p>1320</text:p>
          </table:table-cell>
          <table:table-cell office:value-type="percentage" office:value="1.3665721063609422E-4" table:style-name="ce19">
            <text:p>0.0137%</text:p>
          </table:table-cell>
          <table:table-cell office:value-type="percentage" office:value="1.2083370498911518E-3" table:style-name="ce19">
            <text:p>0.1208%</text:p>
          </table:table-cell>
          <table:table-cell office:value-type="percentage" office:value="2.8139277485678815E-4" table:style-name="ce19">
            <text:p>0.0281%</text:p>
          </table:table-cell>
          <table:table-cell table:number-columns-repeated="2" table:style-name="ce1"/>
          <table:table-cell office:value-type="float" office:value="786799499984.09705" table:style-name="ce20">
            <text:p>786799499984.10</text:p>
          </table:table-cell>
          <table:table-cell office:value-type="float" office:value="46332403410686.094" table:style-name="ce20">
            <text:p>46332403410686.10</text:p>
          </table:table-cell>
          <table:table-cell office:value-type="float" office:value="945092.95564688765" table:style-name="ce1">
            <text:p>945092.9556</text:p>
          </table:table-cell>
          <table:table-cell office:value-type="float" office:value="1175024.59283995" table:style-name="ce1">
            <text:p>1175024.593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Alabama, 2011</text:p>
          </table:table-cell>
          <table:table-cell office:value-type="float" office:value="4080310.5940000014" table:style-name="ce1">
            <text:p>4080310.594</text:p>
          </table:table-cell>
          <table:table-cell office:value-type="float" office:value="644082.43099999975" table:style-name="ce1">
            <text:p>644082.431</text:p>
          </table:table-cell>
          <table:table-cell office:value-type="float" office:value="4724265" table:style-name="ce1">
            <text:p>4724265</text:p>
          </table:table-cell>
          <table:table-cell office:value-type="float" office:value="516" table:style-name="ce1">
            <text:p>516</text:p>
          </table:table-cell>
          <table:table-cell office:value-type="float" office:value="769" table:style-name="ce1">
            <text:p>769</text:p>
          </table:table-cell>
          <table:table-cell office:value-type="float" office:value="1285" table:style-name="ce1">
            <text:p>1285</text:p>
          </table:table-cell>
          <table:table-cell office:value-type="percentage" office:value="1.2646096127063601E-4" table:style-name="ce19">
            <text:p>0.0126%</text:p>
          </table:table-cell>
          <table:table-cell office:value-type="percentage" office:value="1.1939465555768284E-3" table:style-name="ce19">
            <text:p>0.1194%</text:p>
          </table:table-cell>
          <table:table-cell office:value-type="percentage" office:value="2.7199998306614892E-4" table:style-name="ce19">
            <text:p>0.0272%</text:p>
          </table:table-cell>
          <table:table-cell table:number-columns-repeated="2" table:style-name="ce1"/>
          <table:table-cell office:value-type="float" office:value="887017.19260908198" table:style-name="ce20">
            <text:p>887017.19</text:p>
          </table:table-cell>
          <table:table-cell office:value-type="float" office:value="6806790.9774493659" table:style-name="ce20">
            <text:p>6806790.98</text:p>
          </table:table-cell>
          <table:table-cell office:value-type="float" office:value="972.15891481119877" table:style-name="ce20">
            <text:p>972.16</text:p>
          </table:table-cell>
          <table:table-cell office:value-type="float" office:value="1083.9855132057578" table:style-name="ce20">
            <text:p>1083.99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Alabama, 2012</text:p>
          </table:table-cell>
          <table:table-cell office:value-type="float" office:value="4092739.1760000004" table:style-name="ce1">
            <text:p>4092739.176</text:p>
          </table:table-cell>
          <table:table-cell office:value-type="float" office:value="658126.88800000004" table:style-name="ce1">
            <text:p>658126.888</text:p>
          </table:table-cell>
          <table:table-cell office:value-type="float" office:value="4750975" table:style-name="ce1">
            <text:p>4750975</text:p>
          </table:table-cell>
          <table:table-cell office:value-type="float" office:value="521" table:style-name="ce1">
            <text:p>521</text:p>
          </table:table-cell>
          <table:table-cell office:value-type="float" office:value="757" table:style-name="ce1">
            <text:p>757</text:p>
          </table:table-cell>
          <table:table-cell office:value-type="float" office:value="1278" table:style-name="ce1">
            <text:p>1278</text:p>
          </table:table-cell>
          <table:table-cell office:value-type="percentage" office:value="1.2729860799710045E-4" table:style-name="ce19">
            <text:p>0.0127%</text:p>
          </table:table-cell>
          <table:table-cell office:value-type="percentage" office:value="1.1502341171631327E-3" table:style-name="ce19">
            <text:p>0.1150%</text:p>
          </table:table-cell>
          <table:table-cell office:value-type="percentage" office:value="2.6899741631980804E-4" table:style-name="ce19">
            <text:p>0.0269%</text:p>
          </table:table-cell>
          <table:table-cell table:number-columns-repeated="2" table:style-name="ce1"/>
          <table:table-cell table:style-name="ce21"/>
          <table:table-cell table:number-columns-repeated="16369" table:style-name="ce1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Alabama, 2013</text:p>
          </table:table-cell>
          <table:table-cell office:value-type="float" office:value="3986687.5750000002" table:style-name="ce1">
            <text:p>3986687.575</text:p>
          </table:table-cell>
          <table:table-cell office:value-type="float" office:value="658993.38099999994" table:style-name="ce1">
            <text:p>658993.381</text:p>
          </table:table-cell>
          <table:table-cell office:value-type="float" office:value="4644134" table:style-name="ce1">
            <text:p>4644134</text:p>
          </table:table-cell>
          <table:table-cell office:value-type="float" office:value="537" table:style-name="ce1">
            <text:p>537</text:p>
          </table:table-cell>
          <table:table-cell office:value-type="float" office:value="793" table:style-name="ce1">
            <text:p>793</text:p>
          </table:table-cell>
          <table:table-cell office:value-type="float" office:value="1330" table:style-name="ce1">
            <text:p>1330</text:p>
          </table:table-cell>
          <table:table-cell office:value-type="percentage" office:value="1.3469829022155064E-4" table:style-name="ce19">
            <text:p>0.0135%</text:p>
          </table:table-cell>
          <table:table-cell office:value-type="percentage" office:value="1.203350477961781E-3" table:style-name="ce19">
            <text:p>0.1203%</text:p>
          </table:table-cell>
          <table:table-cell office:value-type="percentage" office:value="2.8638277879148189E-4" table:style-name="ce19">
            <text:p>0.0286%</text:p>
          </table:table-cell>
          <table:table-cell table:number-columns-repeated="2" table:style-name="ce1"/>
          <table:table-cell table:style-name="ce21"/>
          <table:table-cell table:number-columns-repeated="16369" table:style-name="ce1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Alabama, 2014</text:p>
          </table:table-cell>
          <table:table-cell office:value-type="float" office:value="3857482.7039999994" table:style-name="ce1">
            <text:p>3857482.704</text:p>
          </table:table-cell>
          <table:table-cell office:value-type="float" office:value="646890.23499999999" table:style-name="ce1">
            <text:p>646890.235</text:p>
          </table:table-cell>
          <table:table-cell office:value-type="float" office:value="4505293" table:style-name="ce1">
            <text:p>4505293</text:p>
          </table:table-cell>
          <table:table-cell office:value-type="float" office:value="565" table:style-name="ce1">
            <text:p>565</text:p>
          </table:table-cell>
          <table:table-cell office:value-type="float" office:value="785" table:style-name="ce1">
            <text:p>785</text:p>
          </table:table-cell>
          <table:table-cell office:value-type="float" office:value="1350" table:style-name="ce1">
            <text:p>1350</text:p>
          </table:table-cell>
          <table:table-cell office:value-type="percentage" office:value="1.4646857636305816E-4" table:style-name="ce19">
            <text:p>0.0146%</text:p>
          </table:table-cell>
          <table:table-cell office:value-type="percentage" office:value="1.2134979901188337E-3" table:style-name="ce19">
            <text:p>0.1213%</text:p>
          </table:table-cell>
          <table:table-cell office:value-type="percentage" office:value="2.996475478953311E-4" table:style-name="ce19">
            <text:p>0.0300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Alabama, 2015</text:p>
          </table:table-cell>
          <table:table-cell office:value-type="float" office:value="3750510.4930000007" table:style-name="ce1">
            <text:p>3750510.493</text:p>
          </table:table-cell>
          <table:table-cell office:value-type="float" office:value="643878.32300000021" table:style-name="ce1">
            <text:p>643878.323</text:p>
          </table:table-cell>
          <table:table-cell office:value-type="float" office:value="4394374" table:style-name="ce1">
            <text:p>4394374</text:p>
          </table:table-cell>
          <table:table-cell office:value-type="float" office:value="513" table:style-name="ce1">
            <text:p>513</text:p>
          </table:table-cell>
          <table:table-cell office:value-type="float" office:value="886" table:style-name="ce1">
            <text:p>886</text:p>
          </table:table-cell>
          <table:table-cell office:value-type="float" office:value="1399" table:style-name="ce1">
            <text:p>1399</text:p>
          </table:table-cell>
          <table:table-cell office:value-type="percentage" office:value="1.3678137975016189E-4" table:style-name="ce19">
            <text:p>0.0137%</text:p>
          </table:table-cell>
          <table:table-cell office:value-type="percentage" office:value="1.376036385060908E-3" table:style-name="ce19">
            <text:p>0.1376%</text:p>
          </table:table-cell>
          <table:table-cell office:value-type="percentage" office:value="3.1836161419123636E-4" table:style-name="ce19">
            <text:p>0.0318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Alabama, 2016</text:p>
          </table:table-cell>
          <table:table-cell office:value-type="float" office:value="3851524.1850000005" table:style-name="ce1">
            <text:p>3851524.185</text:p>
          </table:table-cell>
          <table:table-cell office:value-type="float" office:value="691297.9430000002" table:style-name="ce1">
            <text:p>691297.943</text:p>
          </table:table-cell>
          <table:table-cell office:value-type="float" office:value="4543394" table:style-name="ce1">
            <text:p>4543394</text:p>
          </table:table-cell>
          <table:table-cell office:value-type="float" office:value="543" table:style-name="ce1">
            <text:p>543</text:p>
          </table:table-cell>
          <table:table-cell office:value-type="float" office:value="757" table:style-name="ce1">
            <text:p>757</text:p>
          </table:table-cell>
          <table:table-cell office:value-type="float" office:value="1300" table:style-name="ce1">
            <text:p>1300</text:p>
          </table:table-cell>
          <table:table-cell office:value-type="percentage" office:value="1.4098314690966945E-4" table:style-name="ce19">
            <text:p>0.0141%</text:p>
          </table:table-cell>
          <table:table-cell office:value-type="percentage" office:value="1.095041591929053E-3" table:style-name="ce19">
            <text:p>0.1095%</text:p>
          </table:table-cell>
          <table:table-cell office:value-type="percentage" office:value="2.8612970831937536E-4" table:style-name="ce19">
            <text:p>0.0286%</text:p>
          </table:table-cell>
          <table:table-cell table:style-name="ce1"/>
          <table:table-cell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bam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Alabama, 2017</text:p>
          </table:table-cell>
          <table:table-cell office:value-type="float" office:value="3874070" table:style-name="ce1">
            <text:p>3874070</text:p>
          </table:table-cell>
          <table:table-cell office:value-type="float" office:value="719062" table:style-name="ce1">
            <text:p>719062</text:p>
          </table:table-cell>
          <table:table-cell office:value-type="float" office:value="4593132" table:style-name="ce1">
            <text:p>4593132</text:p>
          </table:table-cell>
          <table:table-cell office:value-type="float" office:value="580" table:style-name="ce1">
            <text:p>580</text:p>
          </table:table-cell>
          <table:table-cell office:value-type="float" office:value="940" table:style-name="ce1">
            <text:p>940</text:p>
          </table:table-cell>
          <table:table-cell office:value-type="float" office:value="1520" table:style-name="ce1">
            <text:p>1520</text:p>
          </table:table-cell>
          <table:table-cell office:value-type="percentage" office:value="1.4971335055897288E-4" table:style-name="ce19">
            <text:p>0.0150%</text:p>
          </table:table-cell>
          <table:table-cell office:value-type="percentage" office:value="1.3072586230394598E-3" table:style-name="ce19">
            <text:p>0.1307%</text:p>
          </table:table-cell>
          <table:table-cell office:value-type="percentage" office:value="3.3092887380549918E-4" table:style-name="ce19">
            <text:p>0.0331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Alaska, 2009</text:p>
          </table:table-cell>
          <table:table-cell office:value-type="float" office:value="635709.67299999984" table:style-name="ce1">
            <text:p>635709.673</text:p>
          </table:table-cell>
          <table:table-cell office:value-type="float" office:value="47808.708999999988" table:style-name="ce1">
            <text:p>47808.709</text:p>
          </table:table-cell>
          <table:table-cell office:value-type="float" office:value="683142" table:style-name="ce1">
            <text:p>683142</text:p>
          </table:table-cell>
          <table:table-cell office:value-type="float" office:value="472" table:style-name="ce1">
            <text:p>472</text:p>
          </table:table-cell>
          <table:table-cell office:value-type="float" office:value="178" table:style-name="ce1">
            <text:p>178</text:p>
          </table:table-cell>
          <table:table-cell office:value-type="float" office:value="650" table:style-name="ce1">
            <text:p>650</text:p>
          </table:table-cell>
          <table:table-cell office:value-type="percentage" office:value="7.4247729749426063E-4" table:style-name="ce19">
            <text:p>0.0742%</text:p>
          </table:table-cell>
          <table:table-cell office:value-type="percentage" office:value="3.7231710230870288E-3" table:style-name="ce19">
            <text:p>0.3723%</text:p>
          </table:table-cell>
          <table:table-cell office:value-type="percentage" office:value="9.5148592825503335E-4" table:style-name="ce19">
            <text:p>0.0951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Alaska, 2010</text:p>
          </table:table-cell>
          <table:table-cell office:value-type="float" office:value="625347.32000000018" table:style-name="ce1">
            <text:p>625347.32</text:p>
          </table:table-cell>
          <table:table-cell office:value-type="float" office:value="48823.28300000001" table:style-name="ce1">
            <text:p>48823.283</text:p>
          </table:table-cell>
          <table:table-cell office:value-type="float" office:value="674090" table:style-name="ce1">
            <text:p>674090</text:p>
          </table:table-cell>
          <table:table-cell office:value-type="float" office:value="478" table:style-name="ce1">
            <text:p>478</text:p>
          </table:table-cell>
          <table:table-cell office:value-type="float" office:value="184" table:style-name="ce1">
            <text:p>184</text:p>
          </table:table-cell>
          <table:table-cell office:value-type="float" office:value="662" table:style-name="ce1">
            <text:p>662</text:p>
          </table:table-cell>
          <table:table-cell office:value-type="percentage" office:value="7.6437522751356774E-4" table:style-name="ce19">
            <text:p>0.0764%</text:p>
          </table:table-cell>
          <table:table-cell office:value-type="percentage" office:value="3.7686937193469757E-3" table:style-name="ce19">
            <text:p>0.3769%</text:p>
          </table:table-cell>
          <table:table-cell office:value-type="percentage" office:value="9.8206470946016113E-4" table:style-name="ce19">
            <text:p>0.0982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Alaska, 2011</text:p>
          </table:table-cell>
          <table:table-cell office:value-type="float" office:value="614924.30899999978" table:style-name="ce1">
            <text:p>614924.309</text:p>
          </table:table-cell>
          <table:table-cell office:value-type="float" office:value="50856.977999999996" table:style-name="ce1">
            <text:p>50856.978</text:p>
          </table:table-cell>
          <table:table-cell office:value-type="float" office:value="665600" table:style-name="ce1">
            <text:p>665600</text:p>
          </table:table-cell>
          <table:table-cell office:value-type="float" office:value="482" table:style-name="ce1">
            <text:p>482</text:p>
          </table:table-cell>
          <table:table-cell office:value-type="float" office:value="170" table:style-name="ce1">
            <text:p>170</text:p>
          </table:table-cell>
          <table:table-cell office:value-type="float" office:value="652" table:style-name="ce1">
            <text:p>652</text:p>
          </table:table-cell>
          <table:table-cell office:value-type="percentage" office:value="7.838363078926518E-4" table:style-name="ce19">
            <text:p>0.0784%</text:p>
          </table:table-cell>
          <table:table-cell office:value-type="percentage" office:value="3.3427074648438612E-3" table:style-name="ce19">
            <text:p>0.3343%</text:p>
          </table:table-cell>
          <table:table-cell office:value-type="percentage" office:value="9.7956730769230759E-4" table:style-name="ce19">
            <text:p>0.0980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Alaska, 2012</text:p>
          </table:table-cell>
          <table:table-cell office:value-type="float" office:value="613528.18899999978" table:style-name="ce1">
            <text:p>613528.189</text:p>
          </table:table-cell>
          <table:table-cell office:value-type="float" office:value="51376.460999999996" table:style-name="ce1">
            <text:p>51376.461</text:p>
          </table:table-cell>
          <table:table-cell office:value-type="float" office:value="664868" table:style-name="ce1">
            <text:p>664868</text:p>
          </table:table-cell>
          <table:table-cell office:value-type="float" office:value="460" table:style-name="ce1">
            <text:p>460</text:p>
          </table:table-cell>
          <table:table-cell office:value-type="float" office:value="189" table:style-name="ce1">
            <text:p>189</text:p>
          </table:table-cell>
          <table:table-cell office:value-type="float" office:value="649" table:style-name="ce1">
            <text:p>649</text:p>
          </table:table-cell>
          <table:table-cell office:value-type="percentage" office:value="7.4976180108327539E-4" table:style-name="ce19">
            <text:p>0.0750%</text:p>
          </table:table-cell>
          <table:table-cell office:value-type="percentage" office:value="3.6787275012967516E-3" table:style-name="ce19">
            <text:p>0.3679%</text:p>
          </table:table-cell>
          <table:table-cell office:value-type="percentage" office:value="9.7613360847566733E-4" table:style-name="ce19">
            <text:p>0.0976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Alaska, 2013</text:p>
          </table:table-cell>
          <table:table-cell office:value-type="float" office:value="632915.6590000001" table:style-name="ce1">
            <text:p>632915.659</text:p>
          </table:table-cell>
          <table:table-cell office:value-type="float" office:value="56874.692000000003" table:style-name="ce1">
            <text:p>56874.692</text:p>
          </table:table-cell>
          <table:table-cell office:value-type="float" office:value="689969" table:style-name="ce1">
            <text:p>689969</text:p>
          </table:table-cell>
          <table:table-cell office:value-type="float" office:value="541" table:style-name="ce1">
            <text:p>541</text:p>
          </table:table-cell>
          <table:table-cell office:value-type="float" office:value="189" table:style-name="ce1">
            <text:p>189</text:p>
          </table:table-cell>
          <table:table-cell office:value-type="float" office:value="730" table:style-name="ce1">
            <text:p>730</text:p>
          </table:table-cell>
          <table:table-cell office:value-type="percentage" office:value="8.5477423777881268E-4" table:style-name="ce19">
            <text:p>0.0855%</text:p>
          </table:table-cell>
          <table:table-cell office:value-type="percentage" office:value="3.3230949189140221E-3" table:style-name="ce19">
            <text:p>0.3323%</text:p>
          </table:table-cell>
          <table:table-cell office:value-type="percentage" office:value="1.0580185486594325E-3" table:style-name="ce19">
            <text:p>0.1058%</text:p>
          </table:table-cell>
          <table:table-cell table:number-columns-repeated="2" table:style-name="ce1"/>
          <table:table-cell table:style-name="ce20"/>
          <table:table-cell table:number-columns-repeated="16369" table:style-name="ce1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Alaska, 2014</text:p>
          </table:table-cell>
          <table:table-cell office:value-type="float" office:value="573376.91399999987" table:style-name="ce1">
            <text:p>573376.914</text:p>
          </table:table-cell>
          <table:table-cell office:value-type="float" office:value="54377.584999999999" table:style-name="ce1">
            <text:p>54377.585</text:p>
          </table:table-cell>
          <table:table-cell office:value-type="float" office:value="627424" table:style-name="ce1">
            <text:p>627424</text:p>
          </table:table-cell>
          <table:table-cell office:value-type="float" office:value="447" table:style-name="ce1">
            <text:p>447</text:p>
          </table:table-cell>
          <table:table-cell office:value-type="float" office:value="162" table:style-name="ce1">
            <text:p>162</text:p>
          </table:table-cell>
          <table:table-cell office:value-type="float" office:value="609" table:style-name="ce1">
            <text:p>609</text:p>
          </table:table-cell>
          <table:table-cell office:value-type="percentage" office:value="7.7959190383448203E-4" table:style-name="ce19">
            <text:p>0.0780%</text:p>
          </table:table-cell>
          <table:table-cell office:value-type="percentage" office:value="2.9791687144620342E-3" table:style-name="ce19">
            <text:p>0.2979%</text:p>
          </table:table-cell>
          <table:table-cell office:value-type="percentage" office:value="9.7063548732595505E-4" table:style-name="ce19">
            <text:p>0.0971%</text:p>
          </table:table-cell>
          <table:table-cell table:number-columns-repeated="2" table:style-name="ce1"/>
          <table:table-cell table:style-name="ce20"/>
          <table:table-cell table:number-columns-repeated="16369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Alaska, 2015</text:p>
          </table:table-cell>
          <table:table-cell office:value-type="float" office:value="616600.3330000001" table:style-name="ce1">
            <text:p>616600.333</text:p>
          </table:table-cell>
          <table:table-cell office:value-type="float" office:value="63707.81500000001" table:style-name="ce1">
            <text:p>63707.815</text:p>
          </table:table-cell>
          <table:table-cell office:value-type="float" office:value="680299" table:style-name="ce1">
            <text:p>680299</text:p>
          </table:table-cell>
          <table:table-cell office:value-type="float" office:value="455" table:style-name="ce1">
            <text:p>455</text:p>
          </table:table-cell>
          <table:table-cell office:value-type="float" office:value="190" table:style-name="ce1">
            <text:p>190</text:p>
          </table:table-cell>
          <table:table-cell office:value-type="float" office:value="645" table:style-name="ce1">
            <text:p>645</text:p>
          </table:table-cell>
          <table:table-cell office:value-type="percentage" office:value="7.3791721419650921E-4" table:style-name="ce19">
            <text:p>0.0738%</text:p>
          </table:table-cell>
          <table:table-cell office:value-type="percentage" office:value="2.9823656642438603E-3" table:style-name="ce19">
            <text:p>0.2982%</text:p>
          </table:table-cell>
          <table:table-cell office:value-type="percentage" office:value="9.4811252111204043E-4" table:style-name="ce19">
            <text:p>0.0948%</text:p>
          </table:table-cell>
          <table:table-cell table:number-columns-repeated="2" table:style-name="ce1"/>
          <table:table-cell table:style-name="ce20"/>
          <table:table-cell table:number-columns-repeated="16369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Alaska, 2016</text:p>
          </table:table-cell>
          <table:table-cell office:value-type="float" office:value="628888.00199999998" table:style-name="ce1">
            <text:p>628888.002</text:p>
          </table:table-cell>
          <table:table-cell office:value-type="float" office:value="70440.233999999997" table:style-name="ce1">
            <text:p>70440.234</text:p>
          </table:table-cell>
          <table:table-cell office:value-type="float" office:value="699828" table:style-name="ce1">
            <text:p>699828</text:p>
          </table:table-cell>
          <table:table-cell office:value-type="float" office:value="547" table:style-name="ce1">
            <text:p>547</text:p>
          </table:table-cell>
          <table:table-cell office:value-type="float" office:value="175" table:style-name="ce1">
            <text:p>175</text:p>
          </table:table-cell>
          <table:table-cell office:value-type="float" office:value="722" table:style-name="ce1">
            <text:p>722</text:p>
          </table:table-cell>
          <table:table-cell office:value-type="percentage" office:value="8.6978921248365626E-4" table:style-name="ce19">
            <text:p>0.0870%</text:p>
          </table:table-cell>
          <table:table-cell office:value-type="percentage" office:value="2.4843756197629897E-3" table:style-name="ce19">
            <text:p>0.2484%</text:p>
          </table:table-cell>
          <table:table-cell office:value-type="percentage" office:value="1.0316820704515967E-3" table:style-name="ce19">
            <text:p>0.1032%</text:p>
          </table:table-cell>
          <table:table-cell table:number-columns-repeated="2" table:style-name="ce1"/>
          <table:table-cell table:style-name="ce20"/>
          <table:table-cell table:number-columns-repeated="16369"/>
        </table:table-row>
        <table:table-row table:style-name="ro1">
          <table:table-cell office:value-type="string" table:style-name="ce4">
            <text:p>Alask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Alaska, 2017</text:p>
          </table:table-cell>
          <table:table-cell office:value-type="float" office:value="625102" table:style-name="ce1">
            <text:p>625102</text:p>
          </table:table-cell>
          <table:table-cell office:value-type="float" office:value="72309" table:style-name="ce1">
            <text:p>72309</text:p>
          </table:table-cell>
          <table:table-cell office:value-type="float" office:value="697411" table:style-name="ce1">
            <text:p>697411</text:p>
          </table:table-cell>
          <table:table-cell office:value-type="float" office:value="503" table:style-name="ce1">
            <text:p>503</text:p>
          </table:table-cell>
          <table:table-cell office:value-type="float" office:value="189" table:style-name="ce1">
            <text:p>189</text:p>
          </table:table-cell>
          <table:table-cell office:value-type="float" office:value="692" table:style-name="ce1">
            <text:p>692</text:p>
          </table:table-cell>
          <table:table-cell office:value-type="percentage" office:value="8.0466867807173865E-4" table:style-name="ce19">
            <text:p>0.0805%</text:p>
          </table:table-cell>
          <table:table-cell office:value-type="percentage" office:value="2.6137825166991659E-3" table:style-name="ce19">
            <text:p>0.2614%</text:p>
          </table:table-cell>
          <table:table-cell office:value-type="percentage" office:value="9.922413039083124E-4" table:style-name="ce19">
            <text:p>0.0992%</text:p>
          </table:table-cell>
          <table:table-cell table:number-columns-repeated="2" table:style-name="ce1"/>
          <table:table-cell table:style-name="ce20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Arizona, 2009</text:p>
          </table:table-cell>
          <table:table-cell office:value-type="float" office:value="5508902.5250000004" table:style-name="ce1">
            <text:p>5508902.525</text:p>
          </table:table-cell>
          <table:table-cell office:value-type="float" office:value="814059.98299999977" table:style-name="ce1">
            <text:p>814059.983</text:p>
          </table:table-cell>
          <table:table-cell office:value-type="float" office:value="6324865" table:style-name="ce1">
            <text:p>6324865</text:p>
          </table:table-cell>
          <table:table-cell office:value-type="float" office:value="511" table:style-name="ce1">
            <text:p>511</text:p>
          </table:table-cell>
          <table:table-cell office:value-type="float" office:value="793" table:style-name="ce1">
            <text:p>793</text:p>
          </table:table-cell>
          <table:table-cell office:value-type="float" office:value="1304" table:style-name="ce1">
            <text:p>1304</text:p>
          </table:table-cell>
          <table:table-cell office:value-type="percentage" office:value="9.2758947482012304E-5" table:style-name="ce19">
            <text:p>0.0093%</text:p>
          </table:table-cell>
          <table:table-cell office:value-type="percentage" office:value="9.7412969137435198E-4" table:style-name="ce19">
            <text:p>0.0974%</text:p>
          </table:table-cell>
          <table:table-cell office:value-type="percentage" office:value="2.0617040838025793E-4" table:style-name="ce19">
            <text:p>0.0206%</text:p>
          </table:table-cell>
          <table:table-cell table:number-columns-repeated="2" table:style-name="ce1"/>
          <table:table-cell table:style-name="ce20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Arizona, 2010</text:p>
          </table:table-cell>
          <table:table-cell office:value-type="float" office:value="5407549.199000001" table:style-name="ce1">
            <text:p>5407549.199</text:p>
          </table:table-cell>
          <table:table-cell office:value-type="float" office:value="831393.0199999999" table:style-name="ce1">
            <text:p>831393.02</text:p>
          </table:table-cell>
          <table:table-cell office:value-type="float" office:value="6246816" table:style-name="ce1">
            <text:p>6246816</text:p>
          </table:table-cell>
          <table:table-cell office:value-type="float" office:value="485" table:style-name="ce1">
            <text:p>485</text:p>
          </table:table-cell>
          <table:table-cell office:value-type="float" office:value="598" table:style-name="ce1">
            <text:p>598</text:p>
          </table:table-cell>
          <table:table-cell office:value-type="float" office:value="1083" table:style-name="ce1">
            <text:p>1083</text:p>
          </table:table-cell>
          <table:table-cell office:value-type="percentage" office:value="8.9689429009668435E-5" table:style-name="ce19">
            <text:p>0.0090%</text:p>
          </table:table-cell>
          <table:table-cell office:value-type="percentage" office:value="7.1927474204678806E-4" table:style-name="ce19">
            <text:p>0.0719%</text:p>
          </table:table-cell>
          <table:table-cell office:value-type="percentage" office:value="1.7336832075732662E-4" table:style-name="ce19">
            <text:p>0.0173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Arizona, 2011</text:p>
          </table:table-cell>
          <table:table-cell office:value-type="float" office:value="5401002.5830000006" table:style-name="ce1">
            <text:p>5401002.583</text:p>
          </table:table-cell>
          <table:table-cell office:value-type="float" office:value="852456.78099999996" table:style-name="ce1">
            <text:p>852456.781</text:p>
          </table:table-cell>
          <table:table-cell office:value-type="float" office:value="6257995" table:style-name="ce1">
            <text:p>6257995</text:p>
          </table:table-cell>
          <table:table-cell office:value-type="float" office:value="508" table:style-name="ce1">
            <text:p>508</text:p>
          </table:table-cell>
          <table:table-cell office:value-type="float" office:value="559" table:style-name="ce1">
            <text:p>559</text:p>
          </table:table-cell>
          <table:table-cell office:value-type="float" office:value="1067" table:style-name="ce1">
            <text:p>1067</text:p>
          </table:table-cell>
          <table:table-cell office:value-type="percentage" office:value="9.4056611192700097E-5" table:style-name="ce19">
            <text:p>0.0094%</text:p>
          </table:table-cell>
          <table:table-cell office:value-type="percentage" office:value="6.5575171957016787E-4" table:style-name="ce19">
            <text:p>0.0656%</text:p>
          </table:table-cell>
          <table:table-cell office:value-type="percentage" office:value="1.7050189397722435E-4" table:style-name="ce19">
            <text:p>0.0171%</text:p>
          </table:table-cell>
          <table:table-cell table:style-name="ce1"/>
          <table:table-cell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Arizona, 2012</text:p>
          </table:table-cell>
          <table:table-cell office:value-type="float" office:value="5510080.2369999988" table:style-name="ce1">
            <text:p>5510080.237</text:p>
          </table:table-cell>
          <table:table-cell office:value-type="float" office:value="891925.98" table:style-name="ce1">
            <text:p>891925.98</text:p>
          </table:table-cell>
          <table:table-cell office:value-type="float" office:value="6410979" table:style-name="ce1">
            <text:p>6410979</text:p>
          </table:table-cell>
          <table:table-cell office:value-type="float" office:value="460" table:style-name="ce1">
            <text:p>460</text:p>
          </table:table-cell>
          <table:table-cell office:value-type="float" office:value="553" table:style-name="ce1">
            <text:p>553</text:p>
          </table:table-cell>
          <table:table-cell office:value-type="float" office:value="1013" table:style-name="ce1">
            <text:p>1013</text:p>
          </table:table-cell>
          <table:table-cell office:value-type="percentage" office:value="8.3483357812308401E-5" table:style-name="ce19">
            <text:p>0.0083%</text:p>
          </table:table-cell>
          <table:table-cell office:value-type="percentage" office:value="6.2000660637780733E-4" table:style-name="ce19">
            <text:p>0.0620%</text:p>
          </table:table-cell>
          <table:table-cell office:value-type="percentage" office:value="1.580101884595161E-4" table:style-name="ce19">
            <text:p>0.0158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Arizona, 2013</text:p>
          </table:table-cell>
          <table:table-cell office:value-type="float" office:value="5543969.3709999993" table:style-name="ce1">
            <text:p>5543969.371</text:p>
          </table:table-cell>
          <table:table-cell office:value-type="float" office:value="925551.01699999999" table:style-name="ce1">
            <text:p>925551.017</text:p>
          </table:table-cell>
          <table:table-cell office:value-type="float" office:value="6471024" table:style-name="ce1">
            <text:p>6471024</text:p>
          </table:table-cell>
          <table:table-cell office:value-type="float" office:value="471" table:style-name="ce1">
            <text:p>471</text:p>
          </table:table-cell>
          <table:table-cell office:value-type="float" office:value="625" table:style-name="ce1">
            <text:p>625</text:p>
          </table:table-cell>
          <table:table-cell office:value-type="float" office:value="1096" table:style-name="ce1">
            <text:p>1096</text:p>
          </table:table-cell>
          <table:table-cell office:value-type="percentage" office:value="8.4957179320607049E-5" table:style-name="ce19">
            <text:p>0.0085%</text:p>
          </table:table-cell>
          <table:table-cell office:value-type="percentage" office:value="6.7527341931492902E-4" table:style-name="ce19">
            <text:p>0.0675%</text:p>
          </table:table-cell>
          <table:table-cell office:value-type="percentage" office:value="1.6937041185444528E-4" table:style-name="ce19">
            <text:p>0.0169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Arizona, 2014</text:p>
          </table:table-cell>
          <table:table-cell office:value-type="float" office:value="5554161.6049999995" table:style-name="ce1">
            <text:p>5554161.605</text:p>
          </table:table-cell>
          <table:table-cell office:value-type="float" office:value="966163.20099999988" table:style-name="ce1">
            <text:p>966163.201</text:p>
          </table:table-cell>
          <table:table-cell office:value-type="float" office:value="6524205" table:style-name="ce1">
            <text:p>6524205</text:p>
          </table:table-cell>
          <table:table-cell office:value-type="float" office:value="475" table:style-name="ce1">
            <text:p>475</text:p>
          </table:table-cell>
          <table:table-cell office:value-type="float" office:value="591" table:style-name="ce1">
            <text:p>591</text:p>
          </table:table-cell>
          <table:table-cell office:value-type="float" office:value="1066" table:style-name="ce1">
            <text:p>1066</text:p>
          </table:table-cell>
          <table:table-cell office:value-type="percentage" office:value="8.5521458283171445E-5" table:style-name="ce19">
            <text:p>0.0086%</text:p>
          </table:table-cell>
          <table:table-cell office:value-type="percentage" office:value="6.1169789885218379E-4" table:style-name="ce19">
            <text:p>0.0612%</text:p>
          </table:table-cell>
          <table:table-cell office:value-type="percentage" office:value="1.6339155498639298E-4" table:style-name="ce19">
            <text:p>0.0163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Arizona, 2015</text:p>
          </table:table-cell>
          <table:table-cell office:value-type="float" office:value="5523563.6129999999" table:style-name="ce1">
            <text:p>5523563.613</text:p>
          </table:table-cell>
          <table:table-cell office:value-type="float" office:value="1009586.7610000001" table:style-name="ce1">
            <text:p>1009586.761</text:p>
          </table:table-cell>
          <table:table-cell office:value-type="float" office:value="6522731" table:style-name="ce1">
            <text:p>6522731</text:p>
          </table:table-cell>
          <table:table-cell office:value-type="float" office:value="445" table:style-name="ce1">
            <text:p>445</text:p>
          </table:table-cell>
          <table:table-cell office:value-type="float" office:value="651" table:style-name="ce1">
            <text:p>651</text:p>
          </table:table-cell>
          <table:table-cell office:value-type="float" office:value="1096" table:style-name="ce1">
            <text:p>1096</text:p>
          </table:table-cell>
          <table:table-cell office:value-type="percentage" office:value="8.0563931399770414E-5" table:style-name="ce19">
            <text:p>0.0081%</text:p>
          </table:table-cell>
          <table:table-cell office:value-type="percentage" office:value="6.448182812492328E-4" table:style-name="ce19">
            <text:p>0.0645%</text:p>
          </table:table-cell>
          <table:table-cell office:value-type="percentage" office:value="1.6802777854858648E-4" table:style-name="ce19">
            <text:p>0.0168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Arizona, 2016</text:p>
          </table:table-cell>
          <table:table-cell office:value-type="float" office:value="5504322.220999999" table:style-name="ce1">
            <text:p>5504322.221</text:p>
          </table:table-cell>
          <table:table-cell office:value-type="float" office:value="1006219.0379999999" table:style-name="ce1">
            <text:p>1006219.038</text:p>
          </table:table-cell>
          <table:table-cell office:value-type="float" office:value="6508490" table:style-name="ce1">
            <text:p>6508490</text:p>
          </table:table-cell>
          <table:table-cell office:value-type="float" office:value="525" table:style-name="ce1">
            <text:p>525</text:p>
          </table:table-cell>
          <table:table-cell office:value-type="float" office:value="680" table:style-name="ce1">
            <text:p>680</text:p>
          </table:table-cell>
          <table:table-cell office:value-type="float" office:value="1205" table:style-name="ce1">
            <text:p>1205</text:p>
          </table:table-cell>
          <table:table-cell office:value-type="percentage" office:value="9.5379590605547889E-5" table:style-name="ce19">
            <text:p>0.0095%</text:p>
          </table:table-cell>
          <table:table-cell office:value-type="percentage" office:value="6.7579719158523813E-4" table:style-name="ce19">
            <text:p>0.0676%</text:p>
          </table:table-cell>
          <table:table-cell office:value-type="percentage" office:value="1.851427904168248E-4" table:style-name="ce19">
            <text:p>0.0185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izon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Arizona, 2017</text:p>
          </table:table-cell>
          <table:table-cell office:value-type="float" office:value="5649633" table:style-name="ce1">
            <text:p>5649633</text:p>
          </table:table-cell>
          <table:table-cell office:value-type="float" office:value="1092768" table:style-name="ce1">
            <text:p>1092768</text:p>
          </table:table-cell>
          <table:table-cell office:value-type="float" office:value="6742401" table:style-name="ce1">
            <text:p>6742401</text:p>
          </table:table-cell>
          <table:table-cell office:value-type="float" office:value="458" table:style-name="ce1">
            <text:p>458</text:p>
          </table:table-cell>
          <table:table-cell office:value-type="float" office:value="696" table:style-name="ce1">
            <text:p>696</text:p>
          </table:table-cell>
          <table:table-cell office:value-type="float" office:value="1154" table:style-name="ce1">
            <text:p>1154</text:p>
          </table:table-cell>
          <table:table-cell office:value-type="percentage" office:value="8.1067212684434546E-5" table:style-name="ce19">
            <text:p>0.0081%</text:p>
          </table:table-cell>
          <table:table-cell office:value-type="percentage" office:value="6.3691469735570588E-4" table:style-name="ce19">
            <text:p>0.0637%</text:p>
          </table:table-cell>
          <table:table-cell office:value-type="percentage" office:value="1.7115564618598033E-4" table:style-name="ce19">
            <text:p>0.0171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Arkansas, 2009</text:p>
          </table:table-cell>
          <table:table-cell office:value-type="float" office:value="2440671.4089999995" table:style-name="ce1">
            <text:p>2440671.409</text:p>
          </table:table-cell>
          <table:table-cell office:value-type="float" office:value="399231.50799999997" table:style-name="ce1">
            <text:p>399231.508</text:p>
          </table:table-cell>
          <table:table-cell office:value-type="float" office:value="2838143" table:style-name="ce1">
            <text:p>2838143</text:p>
          </table:table-cell>
          <table:table-cell office:value-type="float" office:value="523" table:style-name="ce1">
            <text:p>523</text:p>
          </table:table-cell>
          <table:table-cell office:value-type="float" office:value="551" table:style-name="ce1">
            <text:p>551</text:p>
          </table:table-cell>
          <table:table-cell office:value-type="float" office:value="1074" table:style-name="ce1">
            <text:p>1074</text:p>
          </table:table-cell>
          <table:table-cell office:value-type="percentage" office:value="2.1428529791902033E-4" table:style-name="ce19">
            <text:p>0.0214%</text:p>
          </table:table-cell>
          <table:table-cell office:value-type="percentage" office:value="1.3801515886366364E-3" table:style-name="ce19">
            <text:p>0.1380%</text:p>
          </table:table-cell>
          <table:table-cell office:value-type="percentage" office:value="3.7841645047483513E-4" table:style-name="ce19">
            <text:p>0.0378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Arkansas, 2010</text:p>
          </table:table-cell>
          <table:table-cell office:value-type="float" office:value="2447771.8589999997" table:style-name="ce1">
            <text:p>2447771.859</text:p>
          </table:table-cell>
          <table:table-cell office:value-type="float" office:value="402670.83" table:style-name="ce1">
            <text:p>402670.83</text:p>
          </table:table-cell>
          <table:table-cell office:value-type="float" office:value="2850272" table:style-name="ce1">
            <text:p>2850272</text:p>
          </table:table-cell>
          <table:table-cell office:value-type="float" office:value="476" table:style-name="ce1">
            <text:p>476</text:p>
          </table:table-cell>
          <table:table-cell office:value-type="float" office:value="509" table:style-name="ce1">
            <text:p>509</text:p>
          </table:table-cell>
          <table:table-cell office:value-type="float" office:value="985" table:style-name="ce1">
            <text:p>985</text:p>
          </table:table-cell>
          <table:table-cell office:value-type="percentage" office:value="1.9446256735481166E-4" table:style-name="ce19">
            <text:p>0.0194%</text:p>
          </table:table-cell>
          <table:table-cell office:value-type="percentage" office:value="1.2640597780574272E-3" table:style-name="ce19">
            <text:p>0.1264%</text:p>
          </table:table-cell>
          <table:table-cell office:value-type="percentage" office:value="3.4558105331701679E-4" table:style-name="ce19">
            <text:p>0.0346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Arkansas, 2011</text:p>
          </table:table-cell>
          <table:table-cell office:value-type="float" office:value="2427292.7610000009" table:style-name="ce1">
            <text:p>2427292.761</text:p>
          </table:table-cell>
          <table:table-cell office:value-type="float" office:value="400000.4420000001" table:style-name="ce1">
            <text:p>400000.442</text:p>
          </table:table-cell>
          <table:table-cell office:value-type="float" office:value="2827954" table:style-name="ce1">
            <text:p>2827954</text:p>
          </table:table-cell>
          <table:table-cell office:value-type="float" office:value="502" table:style-name="ce1">
            <text:p>502</text:p>
          </table:table-cell>
          <table:table-cell office:value-type="float" office:value="617" table:style-name="ce1">
            <text:p>617</text:p>
          </table:table-cell>
          <table:table-cell office:value-type="float" office:value="1119" table:style-name="ce1">
            <text:p>1119</text:p>
          </table:table-cell>
          <table:table-cell office:value-type="percentage" office:value="2.0681477243527272E-4" table:style-name="ce19">
            <text:p>0.0207%</text:p>
          </table:table-cell>
          <table:table-cell office:value-type="percentage" office:value="1.5424982955393831E-3" table:style-name="ce19">
            <text:p>0.1542%</text:p>
          </table:table-cell>
          <table:table-cell office:value-type="percentage" office:value="3.9569243346956846E-4" table:style-name="ce19">
            <text:p>0.0396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Arkansas, 2012</text:p>
          </table:table-cell>
          <table:table-cell office:value-type="float" office:value="2398239.0970000001" table:style-name="ce1">
            <text:p>2398239.097</text:p>
          </table:table-cell>
          <table:table-cell office:value-type="float" office:value="403278.37799999997" table:style-name="ce1">
            <text:p>403278.378</text:p>
          </table:table-cell>
          <table:table-cell office:value-type="float" office:value="2801685" table:style-name="ce1">
            <text:p>2801685</text:p>
          </table:table-cell>
          <table:table-cell office:value-type="float" office:value="522" table:style-name="ce1">
            <text:p>522</text:p>
          </table:table-cell>
          <table:table-cell office:value-type="float" office:value="587" table:style-name="ce1">
            <text:p>587</text:p>
          </table:table-cell>
          <table:table-cell office:value-type="float" office:value="1109" table:style-name="ce1">
            <text:p>1109</text:p>
          </table:table-cell>
          <table:table-cell office:value-type="percentage" office:value="2.1765969900706692E-4" table:style-name="ce19">
            <text:p>0.0218%</text:p>
          </table:table-cell>
          <table:table-cell office:value-type="percentage" office:value="1.4555702264801315E-3" table:style-name="ce19">
            <text:p>0.1456%</text:p>
          </table:table-cell>
          <table:table-cell office:value-type="percentage" office:value="3.9583322179331364E-4" table:style-name="ce19">
            <text:p>0.0396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Arkansas, 2013</text:p>
          </table:table-cell>
          <table:table-cell office:value-type="float" office:value="2406698.1850000005" table:style-name="ce1">
            <text:p>2406698.185</text:p>
          </table:table-cell>
          <table:table-cell office:value-type="float" office:value="405408.07999999984" table:style-name="ce1">
            <text:p>405408.08</text:p>
          </table:table-cell>
          <table:table-cell office:value-type="float" office:value="2812846" table:style-name="ce1">
            <text:p>2812846</text:p>
          </table:table-cell>
          <table:table-cell office:value-type="float" office:value="523" table:style-name="ce1">
            <text:p>523</text:p>
          </table:table-cell>
          <table:table-cell office:value-type="float" office:value="653" table:style-name="ce1">
            <text:p>653</text:p>
          </table:table-cell>
          <table:table-cell office:value-type="float" office:value="1176" table:style-name="ce1">
            <text:p>1176</text:p>
          </table:table-cell>
          <table:table-cell office:value-type="percentage" office:value="2.1731017343996537E-4" table:style-name="ce19">
            <text:p>0.0217%</text:p>
          </table:table-cell>
          <table:table-cell office:value-type="percentage" office:value="1.6107227068587293E-3" table:style-name="ce19">
            <text:p>0.1611%</text:p>
          </table:table-cell>
          <table:table-cell office:value-type="percentage" office:value="4.1808189996892826E-4" table:style-name="ce19">
            <text:p>0.0418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Arkansas, 2014</text:p>
          </table:table-cell>
          <table:table-cell office:value-type="float" office:value="2224694.0790000004" table:style-name="ce1">
            <text:p>2224694.079</text:p>
          </table:table-cell>
          <table:table-cell office:value-type="float" office:value="380861.74399999995" table:style-name="ce1">
            <text:p>380861.744</text:p>
          </table:table-cell>
          <table:table-cell office:value-type="float" office:value="2605417" table:style-name="ce1">
            <text:p>2605417</text:p>
          </table:table-cell>
          <table:table-cell office:value-type="float" office:value="483" table:style-name="ce1">
            <text:p>483</text:p>
          </table:table-cell>
          <table:table-cell office:value-type="float" office:value="523" table:style-name="ce1">
            <text:p>523</text:p>
          </table:table-cell>
          <table:table-cell office:value-type="float" office:value="1006" table:style-name="ce1">
            <text:p>1006</text:p>
          </table:table-cell>
          <table:table-cell office:value-type="percentage" office:value="2.1710850249446811E-4" table:style-name="ce19">
            <text:p>0.0217%</text:p>
          </table:table-cell>
          <table:table-cell office:value-type="percentage" office:value="1.3732017148984123E-3" table:style-name="ce19">
            <text:p>0.1373%</text:p>
          </table:table-cell>
          <table:table-cell office:value-type="percentage" office:value="3.8611861364226918E-4" table:style-name="ce19">
            <text:p>0.0386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Arkansas, 2015</text:p>
          </table:table-cell>
          <table:table-cell office:value-type="float" office:value="2323542.6289999997" table:style-name="ce1">
            <text:p>2323542.629</text:p>
          </table:table-cell>
          <table:table-cell office:value-type="float" office:value="414375.35100000002" table:style-name="ce1">
            <text:p>414375.351</text:p>
          </table:table-cell>
          <table:table-cell office:value-type="float" office:value="2738361" table:style-name="ce1">
            <text:p>2738361</text:p>
          </table:table-cell>
          <table:table-cell office:value-type="float" office:value="442" table:style-name="ce1">
            <text:p>442</text:p>
          </table:table-cell>
          <table:table-cell office:value-type="float" office:value="551" table:style-name="ce1">
            <text:p>551</text:p>
          </table:table-cell>
          <table:table-cell office:value-type="float" office:value="993" table:style-name="ce1">
            <text:p>993</text:p>
          </table:table-cell>
          <table:table-cell office:value-type="percentage" office:value="1.9022676600955103E-4" table:style-name="ce19">
            <text:p>0.0190%</text:p>
          </table:table-cell>
          <table:table-cell office:value-type="percentage" office:value="1.3297122974865365E-3" table:style-name="ce19">
            <text:p>0.1330%</text:p>
          </table:table-cell>
          <table:table-cell office:value-type="percentage" office:value="3.6262567280208856E-4" table:style-name="ce19">
            <text:p>0.0363%</text:p>
          </table:table-cell>
          <table:table-cell table:style-name="ce1"/>
          <table:table-cell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Arkansas, 2016</text:p>
          </table:table-cell>
          <table:table-cell office:value-type="float" office:value="2229195.622" table:style-name="ce1">
            <text:p>2229195.622</text:p>
          </table:table-cell>
          <table:table-cell office:value-type="float" office:value="396603.85200000007" table:style-name="ce1">
            <text:p>396603.852</text:p>
          </table:table-cell>
          <table:table-cell office:value-type="float" office:value="2626239" table:style-name="ce1">
            <text:p>2626239</text:p>
          </table:table-cell>
          <table:table-cell office:value-type="float" office:value="520" table:style-name="ce1">
            <text:p>520</text:p>
          </table:table-cell>
          <table:table-cell office:value-type="float" office:value="515" table:style-name="ce1">
            <text:p>515</text:p>
          </table:table-cell>
          <table:table-cell office:value-type="float" office:value="1035" table:style-name="ce1">
            <text:p>1035</text:p>
          </table:table-cell>
          <table:table-cell office:value-type="percentage" office:value="2.3326799804741408E-4" table:style-name="ce19">
            <text:p>0.0233%</text:p>
          </table:table-cell>
          <table:table-cell office:value-type="percentage" office:value="1.2985249573420682E-3" table:style-name="ce19">
            <text:p>0.1299%</text:p>
          </table:table-cell>
          <table:table-cell office:value-type="percentage" office:value="3.9409969922767882E-4" table:style-name="ce19">
            <text:p>0.0394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Arkansas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Arkansas, 2017</text:p>
          </table:table-cell>
          <table:table-cell office:value-type="float" office:value="2367426" table:style-name="ce1">
            <text:p>2367426</text:p>
          </table:table-cell>
          <table:table-cell office:value-type="float" office:value="438946" table:style-name="ce1">
            <text:p>438946</text:p>
          </table:table-cell>
          <table:table-cell office:value-type="float" office:value="2806372" table:style-name="ce1">
            <text:p>2806372</text:p>
          </table:table-cell>
          <table:table-cell office:value-type="float" office:value="483" table:style-name="ce1">
            <text:p>483</text:p>
          </table:table-cell>
          <table:table-cell office:value-type="float" office:value="585" table:style-name="ce1">
            <text:p>585</text:p>
          </table:table-cell>
          <table:table-cell office:value-type="float" office:value="1068" table:style-name="ce1">
            <text:p>1068</text:p>
          </table:table-cell>
          <table:table-cell office:value-type="percentage" office:value="2.0401904853625837E-4" table:style-name="ce19">
            <text:p>0.0204%</text:p>
          </table:table-cell>
          <table:table-cell office:value-type="percentage" office:value="1.3327379677682447E-3" table:style-name="ce19">
            <text:p>0.1333%</text:p>
          </table:table-cell>
          <table:table-cell office:value-type="percentage" office:value="3.8056251986550609E-4" table:style-name="ce19">
            <text:p>0.0381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California, 2009</text:p>
          </table:table-cell>
          <table:table-cell office:value-type="float" office:value="32372800.881999999" table:style-name="ce1">
            <text:p>32372800.88</text:p>
          </table:table-cell>
          <table:table-cell office:value-type="float" office:value="3972054.6100000003" table:style-name="ce1">
            <text:p>3972054.61</text:p>
          </table:table-cell>
          <table:table-cell office:value-type="float" office:value="36308527" table:style-name="ce1">
            <text:p>36308527</text:p>
          </table:table-cell>
          <table:table-cell office:value-type="float" office:value="1369" table:style-name="ce1">
            <text:p>1369</text:p>
          </table:table-cell>
          <table:table-cell office:value-type="float" office:value="5197" table:style-name="ce1">
            <text:p>5197</text:p>
          </table:table-cell>
          <table:table-cell office:value-type="float" office:value="6566" table:style-name="ce1">
            <text:p>6566</text:p>
          </table:table-cell>
          <table:table-cell office:value-type="percentage" office:value="4.2288586798221544E-5" table:style-name="ce19">
            <text:p>0.0042%</text:p>
          </table:table-cell>
          <table:table-cell office:value-type="percentage" office:value="1.3083908733067494E-3" table:style-name="ce19">
            <text:p>0.1308%</text:p>
          </table:table-cell>
          <table:table-cell office:value-type="percentage" office:value="1.808390629562031E-4" table:style-name="ce19">
            <text:p>0.0181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California, 2010</text:p>
          </table:table-cell>
          <table:table-cell office:value-type="float" office:value="32379711.412000012" table:style-name="ce1">
            <text:p>32379711.41</text:p>
          </table:table-cell>
          <table:table-cell office:value-type="float" office:value="4020743.9560000002" table:style-name="ce1">
            <text:p>4020743.956</text:p>
          </table:table-cell>
          <table:table-cell office:value-type="float" office:value="36388689" table:style-name="ce1">
            <text:p>36388689</text:p>
          </table:table-cell>
          <table:table-cell office:value-type="float" office:value="863" table:style-name="ce1">
            <text:p>863</text:p>
          </table:table-cell>
          <table:table-cell office:value-type="float" office:value="5229" table:style-name="ce1">
            <text:p>5229</text:p>
          </table:table-cell>
          <table:table-cell office:value-type="float" office:value="6092" table:style-name="ce1">
            <text:p>6092</text:p>
          </table:table-cell>
          <table:table-cell office:value-type="percentage" office:value="2.6652492019436893E-5" table:style-name="ce19">
            <text:p>0.0027%</text:p>
          </table:table-cell>
          <table:table-cell office:value-type="percentage" office:value="1.3005055923038735E-3" table:style-name="ce19">
            <text:p>0.1301%</text:p>
          </table:table-cell>
          <table:table-cell office:value-type="percentage" office:value="1.674146600884687E-4" table:style-name="ce19">
            <text:p>0.0167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California, 2011</text:p>
          </table:table-cell>
          <table:table-cell office:value-type="float" office:value="32822565.900000002" table:style-name="ce1">
            <text:p>32822565.9</text:p>
          </table:table-cell>
          <table:table-cell office:value-type="float" office:value="4182654.7630000003" table:style-name="ce1">
            <text:p>4182654.763</text:p>
          </table:table-cell>
          <table:table-cell office:value-type="float" office:value="36968289" table:style-name="ce1">
            <text:p>36968289</text:p>
          </table:table-cell>
          <table:table-cell office:value-type="float" office:value="1067" table:style-name="ce1">
            <text:p>1067</text:p>
          </table:table-cell>
          <table:table-cell office:value-type="float" office:value="5338" table:style-name="ce1">
            <text:p>5338</text:p>
          </table:table-cell>
          <table:table-cell office:value-type="float" office:value="6405" table:style-name="ce1">
            <text:p>6405</text:p>
          </table:table-cell>
          <table:table-cell office:value-type="percentage" office:value="3.2508122712002839E-5" table:style-name="ce19">
            <text:p>0.0033%</text:p>
          </table:table-cell>
          <table:table-cell office:value-type="percentage" office:value="1.2762229498882501E-3" table:style-name="ce19">
            <text:p>0.1276%</text:p>
          </table:table-cell>
          <table:table-cell office:value-type="percentage" office:value="1.732565983781397E-4" table:style-name="ce19">
            <text:p>0.0173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California, 2012</text:p>
          </table:table-cell>
          <table:table-cell office:value-type="float" office:value="32991158.924999993" table:style-name="ce1">
            <text:p>32991158.93</text:p>
          </table:table-cell>
          <table:table-cell office:value-type="float" office:value="4305619.5500000017" table:style-name="ce1">
            <text:p>4305619.55</text:p>
          </table:table-cell>
          <table:table-cell office:value-type="float" office:value="37285546" table:style-name="ce1">
            <text:p>37285546</text:p>
          </table:table-cell>
          <table:table-cell office:value-type="float" office:value="938" table:style-name="ce1">
            <text:p>938</text:p>
          </table:table-cell>
          <table:table-cell office:value-type="float" office:value="5119" table:style-name="ce1">
            <text:p>5119</text:p>
          </table:table-cell>
          <table:table-cell office:value-type="float" office:value="6057" table:style-name="ce1">
            <text:p>6057</text:p>
          </table:table-cell>
          <table:table-cell office:value-type="percentage" office:value="2.8431859642529977E-5" table:style-name="ce19">
            <text:p>0.0028%</text:p>
          </table:table-cell>
          <table:table-cell office:value-type="percentage" office:value="1.1889113612000386E-3" table:style-name="ce19">
            <text:p>0.1189%</text:p>
          </table:table-cell>
          <table:table-cell office:value-type="percentage" office:value="1.6244900906104472E-4" table:style-name="ce19">
            <text:p>0.0162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alifornia, 2013</text:p>
          </table:table-cell>
          <table:table-cell office:value-type="float" office:value="33162829.120999999" table:style-name="ce1">
            <text:p>33162829.12</text:p>
          </table:table-cell>
          <table:table-cell office:value-type="float" office:value="4436118.4849999994" table:style-name="ce1">
            <text:p>4436118.485</text:p>
          </table:table-cell>
          <table:table-cell office:value-type="float" office:value="37571447" table:style-name="ce1">
            <text:p>37571447</text:p>
          </table:table-cell>
          <table:table-cell office:value-type="float" office:value="1033" table:style-name="ce1">
            <text:p>1033</text:p>
          </table:table-cell>
          <table:table-cell office:value-type="float" office:value="5694" table:style-name="ce1">
            <text:p>5694</text:p>
          </table:table-cell>
          <table:table-cell office:value-type="float" office:value="6727" table:style-name="ce1">
            <text:p>6727</text:p>
          </table:table-cell>
          <table:table-cell office:value-type="percentage" office:value="3.1149332773477518E-5" table:style-name="ce19">
            <text:p>0.0031%</text:p>
          </table:table-cell>
          <table:table-cell office:value-type="percentage" office:value="1.2835545351760371E-3" table:style-name="ce19">
            <text:p>0.1284%</text:p>
          </table:table-cell>
          <table:table-cell office:value-type="percentage" office:value="1.7904553955560987E-4" table:style-name="ce19">
            <text:p>0.0179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California, 2014</text:p>
          </table:table-cell>
          <table:table-cell office:value-type="float" office:value="33410621.633000009" table:style-name="ce1">
            <text:p>33410621.63</text:p>
          </table:table-cell>
          <table:table-cell office:value-type="float" office:value="4609077.2749999994" table:style-name="ce1">
            <text:p>4609077.275</text:p>
          </table:table-cell>
          <table:table-cell office:value-type="float" office:value="38025540" table:style-name="ce1">
            <text:p>38025540</text:p>
          </table:table-cell>
          <table:table-cell office:value-type="float" office:value="1316" table:style-name="ce1">
            <text:p>1316</text:p>
          </table:table-cell>
          <table:table-cell office:value-type="float" office:value="4888" table:style-name="ce1">
            <text:p>4888</text:p>
          </table:table-cell>
          <table:table-cell office:value-type="float" office:value="6204" table:style-name="ce1">
            <text:p>6204</text:p>
          </table:table-cell>
          <table:table-cell office:value-type="percentage" office:value="3.938867149661692E-5" table:style-name="ce19">
            <text:p>0.0039%</text:p>
          </table:table-cell>
          <table:table-cell office:value-type="percentage" office:value="1.06051595761106E-3" table:style-name="ce19">
            <text:p>0.1061%</text:p>
          </table:table-cell>
          <table:table-cell office:value-type="percentage" office:value="1.6315350156763061E-4" table:style-name="ce19">
            <text:p>0.0163%</text:p>
          </table:table-cell>
          <table:table-cell table:number-columns-repeated="2" table:style-name="ce1"/>
          <table:table-cell table:style-name="ce21"/>
          <table:table-cell table:number-columns-repeated="16369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California, 2015</text:p>
          </table:table-cell>
          <table:table-cell office:value-type="float" office:value="33584840.548" table:style-name="ce1">
            <text:p>33584840.55</text:p>
          </table:table-cell>
          <table:table-cell office:value-type="float" office:value="4782780.3569999998" table:style-name="ce1">
            <text:p>4782780.357</text:p>
          </table:table-cell>
          <table:table-cell office:value-type="float" office:value="38394172" table:style-name="ce1">
            <text:p>38394172</text:p>
          </table:table-cell>
          <table:table-cell office:value-type="float" office:value="1012" table:style-name="ce1">
            <text:p>1012</text:p>
          </table:table-cell>
          <table:table-cell office:value-type="float" office:value="5423" table:style-name="ce1">
            <text:p>5423</text:p>
          </table:table-cell>
          <table:table-cell office:value-type="float" office:value="6435" table:style-name="ce1">
            <text:p>6435</text:p>
          </table:table-cell>
          <table:table-cell office:value-type="percentage" office:value="3.0132642689002293E-5" table:style-name="ce19">
            <text:p>0.0030%</text:p>
          </table:table-cell>
          <table:table-cell office:value-type="percentage" office:value="1.1338593025839007E-3" table:style-name="ce19">
            <text:p>0.1134%</text:p>
          </table:table-cell>
          <table:table-cell office:value-type="percentage" office:value="1.676035623323248E-4" table:style-name="ce19">
            <text:p>0.0168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California, 2016</text:p>
          </table:table-cell>
          <table:table-cell office:value-type="float" office:value="33617094.655000009" table:style-name="ce1">
            <text:p>33617094.66</text:p>
          </table:table-cell>
          <table:table-cell office:value-type="float" office:value="4959017.1350000007" table:style-name="ce1">
            <text:p>4959017.135</text:p>
          </table:table-cell>
          <table:table-cell office:value-type="float" office:value="38572021" table:style-name="ce1">
            <text:p>38572021</text:p>
          </table:table-cell>
          <table:table-cell office:value-type="float" office:value="1046" table:style-name="ce1">
            <text:p>1046</text:p>
          </table:table-cell>
          <table:table-cell office:value-type="float" office:value="5085" table:style-name="ce1">
            <text:p>5085</text:p>
          </table:table-cell>
          <table:table-cell office:value-type="float" office:value="6131" table:style-name="ce1">
            <text:p>6131</text:p>
          </table:table-cell>
          <table:table-cell office:value-type="percentage" office:value="3.111512195609754E-5" table:style-name="ce19">
            <text:p>0.0031%</text:p>
          </table:table-cell>
          <table:table-cell office:value-type="percentage" office:value="1.0254048053415326E-3" table:style-name="ce19">
            <text:p>0.1025%</text:p>
          </table:table-cell>
          <table:table-cell office:value-type="percentage" office:value="1.5894941050664677E-4" table:style-name="ce19">
            <text:p>0.0159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Californi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California, 2017</text:p>
          </table:table-cell>
          <table:table-cell office:value-type="float" office:value="33442716" table:style-name="ce1">
            <text:p>33442716</text:p>
          </table:table-cell>
          <table:table-cell office:value-type="float" office:value="5078704" table:style-name="ce1">
            <text:p>5078704</text:p>
          </table:table-cell>
          <table:table-cell office:value-type="float" office:value="38521420" table:style-name="ce1">
            <text:p>38521420</text:p>
          </table:table-cell>
          <table:table-cell office:value-type="float" office:value="1085" table:style-name="ce1">
            <text:p>1085</text:p>
          </table:table-cell>
          <table:table-cell office:value-type="float" office:value="5510" table:style-name="ce1">
            <text:p>5510</text:p>
          </table:table-cell>
          <table:table-cell office:value-type="float" office:value="6595" table:style-name="ce1">
            <text:p>6595</text:p>
          </table:table-cell>
          <table:table-cell office:value-type="percentage" office:value="3.2443537181609295E-5" table:style-name="ce19">
            <text:p>0.0032%</text:p>
          </table:table-cell>
          <table:table-cell office:value-type="percentage" office:value="1.0849224526572132E-3" table:style-name="ce19">
            <text:p>0.1085%</text:p>
          </table:table-cell>
          <table:table-cell office:value-type="percentage" office:value="1.7120344992474317E-4" table:style-name="ce19">
            <text:p>0.0171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Colorado, 2009</text:p>
          </table:table-cell>
          <table:table-cell office:value-type="float" office:value="4342260.5749999993" table:style-name="ce1">
            <text:p>4342260.575</text:p>
          </table:table-cell>
          <table:table-cell office:value-type="float" office:value="496615.05099999998" table:style-name="ce1">
            <text:p>496615.051</text:p>
          </table:table-cell>
          <table:table-cell office:value-type="float" office:value="4843211" table:style-name="ce1">
            <text:p>4843211</text:p>
          </table:table-cell>
          <table:table-cell office:value-type="float" office:value="515" table:style-name="ce1">
            <text:p>515</text:p>
          </table:table-cell>
          <table:table-cell office:value-type="float" office:value="475" table:style-name="ce1">
            <text:p>475</text:p>
          </table:table-cell>
          <table:table-cell office:value-type="float" office:value="990" table:style-name="ce1">
            <text:p>990</text:p>
          </table:table-cell>
          <table:table-cell office:value-type="percentage" office:value="1.1860181836277757E-4" table:style-name="ce19">
            <text:p>0.0119%</text:p>
          </table:table-cell>
          <table:table-cell office:value-type="percentage" office:value="9.5647523981305996E-4" table:style-name="ce19">
            <text:p>0.0956%</text:p>
          </table:table-cell>
          <table:table-cell office:value-type="percentage" office:value="2.0440984297401043E-4" table:style-name="ce19">
            <text:p>0.0204%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Colorado, 2010</text:p>
          </table:table-cell>
          <table:table-cell office:value-type="float" office:value="4335896.9750000006" table:style-name="ce1">
            <text:p>4335896.975</text:p>
          </table:table-cell>
          <table:table-cell office:value-type="float" office:value="509508.34799999988" table:style-name="ce1">
            <text:p>509508.348</text:p>
          </table:table-cell>
          <table:table-cell office:value-type="float" office:value="4846647" table:style-name="ce1">
            <text:p>4846647</text:p>
          </table:table-cell>
          <table:table-cell office:value-type="float" office:value="512" table:style-name="ce1">
            <text:p>512</text:p>
          </table:table-cell>
          <table:table-cell office:value-type="float" office:value="449" table:style-name="ce1">
            <text:p>449</text:p>
          </table:table-cell>
          <table:table-cell office:value-type="float" office:value="961" table:style-name="ce1">
            <text:p>961</text:p>
          </table:table-cell>
          <table:table-cell office:value-type="percentage" office:value="1.1808398653199087E-4" table:style-name="ce19">
            <text:p>0.0118%</text:p>
          </table:table-cell>
          <table:table-cell office:value-type="percentage" office:value="8.8124169459143011E-4" table:style-name="ce19">
            <text:p>0.0881%</text:p>
          </table:table-cell>
          <table:table-cell office:value-type="percentage" office:value="1.9828140980764639E-4" table:style-name="ce19">
            <text:p>0.0198%</text:p>
          </table:table-cell>
          <table:table-cell table:style-name="ce1"/>
          <table:table-cell table:number-columns-repeated="16371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Colorado, 2011</text:p>
          </table:table-cell>
          <table:table-cell office:value-type="float" office:value="4409041.4570000013" table:style-name="ce1">
            <text:p>4409041.457</text:p>
          </table:table-cell>
          <table:table-cell office:value-type="float" office:value="530042.08699999994" table:style-name="ce1">
            <text:p>530042.087</text:p>
          </table:table-cell>
          <table:table-cell office:value-type="float" office:value="4941571" table:style-name="ce1">
            <text:p>4941571</text:p>
          </table:table-cell>
          <table:table-cell office:value-type="float" office:value="455" table:style-name="ce1">
            <text:p>455</text:p>
          </table:table-cell>
          <table:table-cell office:value-type="float" office:value="471" table:style-name="ce1">
            <text:p>471</text:p>
          </table:table-cell>
          <table:table-cell office:value-type="float" office:value="926" table:style-name="ce1">
            <text:p>926</text:p>
          </table:table-cell>
          <table:table-cell office:value-type="percentage" office:value="1.0319703374020687E-4" table:style-name="ce19">
            <text:p>0.0103%</text:p>
          </table:table-cell>
          <table:table-cell office:value-type="percentage" office:value="8.8860868137061741E-4" table:style-name="ce19">
            <text:p>0.0889%</text:p>
          </table:table-cell>
          <table:table-cell office:value-type="percentage" office:value="1.8738979972158652E-4" table:style-name="ce19">
            <text:p>0.01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Colorado, 2012</text:p>
          </table:table-cell>
          <table:table-cell office:value-type="float" office:value="4374601.2890000017" table:style-name="ce1">
            <text:p>4374601.289</text:p>
          </table:table-cell>
          <table:table-cell office:value-type="float" office:value="544964.19100000022" table:style-name="ce1">
            <text:p>544964.191</text:p>
          </table:table-cell>
          <table:table-cell office:value-type="float" office:value="4918239" table:style-name="ce1">
            <text:p>4918239</text:p>
          </table:table-cell>
          <table:table-cell office:value-type="float" office:value="518" table:style-name="ce1">
            <text:p>518</text:p>
          </table:table-cell>
          <table:table-cell office:value-type="float" office:value="449" table:style-name="ce1">
            <text:p>449</text:p>
          </table:table-cell>
          <table:table-cell office:value-type="float" office:value="967" table:style-name="ce1">
            <text:p>967</text:p>
          </table:table-cell>
          <table:table-cell office:value-type="percentage" office:value="1.184107912422827E-4" table:style-name="ce19">
            <text:p>0.0118%</text:p>
          </table:table-cell>
          <table:table-cell office:value-type="percentage" office:value="8.2390734550116492E-4" table:style-name="ce19">
            <text:p>0.0824%</text:p>
          </table:table-cell>
          <table:table-cell office:value-type="percentage" office:value="1.9661508926264055E-4" table:style-name="ce19">
            <text:p>0.019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olorado, 2013</text:p>
          </table:table-cell>
          <table:table-cell office:value-type="float" office:value="4488604.1869999981" table:style-name="ce1">
            <text:p>4488604.187</text:p>
          </table:table-cell>
          <table:table-cell office:value-type="float" office:value="576951.60800000001" table:style-name="ce1">
            <text:p>576951.608</text:p>
          </table:table-cell>
          <table:table-cell office:value-type="float" office:value="5066830" table:style-name="ce1">
            <text:p>5066830</text:p>
          </table:table-cell>
          <table:table-cell office:value-type="float" office:value="522" table:style-name="ce1">
            <text:p>522</text:p>
          </table:table-cell>
          <table:table-cell office:value-type="float" office:value="458" table:style-name="ce1">
            <text:p>458</text:p>
          </table:table-cell>
          <table:table-cell office:value-type="float" office:value="980" table:style-name="ce1">
            <text:p>980</text:p>
          </table:table-cell>
          <table:table-cell office:value-type="percentage" office:value="1.1629450453925717E-4" table:style-name="ce19">
            <text:p>0.0116%</text:p>
          </table:table-cell>
          <table:table-cell office:value-type="percentage" office:value="7.9382740883183393E-4" table:style-name="ce19">
            <text:p>0.0794%</text:p>
          </table:table-cell>
          <table:table-cell office:value-type="percentage" office:value="1.9341481754864482E-4" table:style-name="ce19">
            <text:p>0.019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Colorado, 2014</text:p>
          </table:table-cell>
          <table:table-cell office:value-type="float" office:value="4447638.9490000019" table:style-name="ce1">
            <text:p>4447638.949</text:p>
          </table:table-cell>
          <table:table-cell office:value-type="float" office:value="591037.31800000009" table:style-name="ce1">
            <text:p>591037.318</text:p>
          </table:table-cell>
          <table:table-cell office:value-type="float" office:value="5040592" table:style-name="ce1">
            <text:p>5040592</text:p>
          </table:table-cell>
          <table:table-cell office:value-type="float" office:value="529" table:style-name="ce1">
            <text:p>529</text:p>
          </table:table-cell>
          <table:table-cell office:value-type="float" office:value="498" table:style-name="ce1">
            <text:p>498</text:p>
          </table:table-cell>
          <table:table-cell office:value-type="float" office:value="1027" table:style-name="ce1">
            <text:p>1027</text:p>
          </table:table-cell>
          <table:table-cell office:value-type="percentage" office:value="1.1893951061808631E-4" table:style-name="ce19">
            <text:p>0.0119%</text:p>
          </table:table-cell>
          <table:table-cell office:value-type="percentage" office:value="8.4258638978190531E-4" table:style-name="ce19">
            <text:p>0.0843%</text:p>
          </table:table-cell>
          <table:table-cell office:value-type="percentage" office:value="2.0374590921066414E-4" table:style-name="ce19">
            <text:p>0.020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Colorado, 2015</text:p>
          </table:table-cell>
          <table:table-cell office:value-type="float" office:value="4537589.825000002" table:style-name="ce1">
            <text:p>4537589.825</text:p>
          </table:table-cell>
          <table:table-cell office:value-type="float" office:value="624871.98100000026" table:style-name="ce1">
            <text:p>624871.981</text:p>
          </table:table-cell>
          <table:table-cell office:value-type="float" office:value="5162330" table:style-name="ce1">
            <text:p>5162330</text:p>
          </table:table-cell>
          <table:table-cell office:value-type="float" office:value="475" table:style-name="ce1">
            <text:p>475</text:p>
          </table:table-cell>
          <table:table-cell office:value-type="float" office:value="538" table:style-name="ce1">
            <text:p>538</text:p>
          </table:table-cell>
          <table:table-cell office:value-type="float" office:value="1013" table:style-name="ce1">
            <text:p>1013</text:p>
          </table:table-cell>
          <table:table-cell office:value-type="percentage" office:value="1.0468112330977376E-4" table:style-name="ce19">
            <text:p>0.0105%</text:p>
          </table:table-cell>
          <table:table-cell office:value-type="percentage" office:value="8.609763541310068E-4" table:style-name="ce19">
            <text:p>0.0861%</text:p>
          </table:table-cell>
          <table:table-cell office:value-type="percentage" office:value="1.9622922207607806E-4" table:style-name="ce19">
            <text:p>0.019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Colorado, 2016</text:p>
          </table:table-cell>
          <table:table-cell office:value-type="float" office:value="4569125.7140000006" table:style-name="ce1">
            <text:p>4569125.714</text:p>
          </table:table-cell>
          <table:table-cell office:value-type="float" office:value="657373.84999999974" table:style-name="ce1">
            <text:p>657373.85</text:p>
          </table:table-cell>
          <table:table-cell office:value-type="float" office:value="5226520" table:style-name="ce1">
            <text:p>5226520</text:p>
          </table:table-cell>
          <table:table-cell office:value-type="float" office:value="524" table:style-name="ce1">
            <text:p>524</text:p>
          </table:table-cell>
          <table:table-cell office:value-type="float" office:value="433" table:style-name="ce1">
            <text:p>433</text:p>
          </table:table-cell>
          <table:table-cell office:value-type="float" office:value="957" table:style-name="ce1">
            <text:p>957</text:p>
          </table:table-cell>
          <table:table-cell office:value-type="percentage" office:value="1.1468277145328725E-4" table:style-name="ce19">
            <text:p>0.0115%</text:p>
          </table:table-cell>
          <table:table-cell office:value-type="percentage" office:value="6.5868150976799609E-4" table:style-name="ce19">
            <text:p>0.0659%</text:p>
          </table:table-cell>
          <table:table-cell office:value-type="percentage" office:value="1.83104627935988E-4" table:style-name="ce19">
            <text:p>0.01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lorado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Colorado, 2017</text:p>
          </table:table-cell>
          <table:table-cell office:value-type="float" office:value="4564872" table:style-name="ce1">
            <text:p>4564872</text:p>
          </table:table-cell>
          <table:table-cell office:value-type="float" office:value="708245" table:style-name="ce1">
            <text:p>708245</text:p>
          </table:table-cell>
          <table:table-cell office:value-type="float" office:value="5273117" table:style-name="ce1">
            <text:p>5273117</text:p>
          </table:table-cell>
          <table:table-cell office:value-type="float" office:value="535" table:style-name="ce1">
            <text:p>535</text:p>
          </table:table-cell>
          <table:table-cell office:value-type="float" office:value="450" table:style-name="ce1">
            <text:p>450</text:p>
          </table:table-cell>
          <table:table-cell office:value-type="float" office:value="985" table:style-name="ce1">
            <text:p>985</text:p>
          </table:table-cell>
          <table:table-cell office:value-type="percentage" office:value="1.1719934315792425E-4" table:style-name="ce19">
            <text:p>0.0117%</text:p>
          </table:table-cell>
          <table:table-cell office:value-type="percentage" office:value="6.3537335244159864E-4" table:style-name="ce19">
            <text:p>0.0635%</text:p>
          </table:table-cell>
          <table:table-cell office:value-type="percentage" office:value="1.8679653798692501E-4" table:style-name="ce19">
            <text:p>0.01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Connecticut, 2009</text:p>
          </table:table-cell>
          <table:table-cell office:value-type="float" office:value="3018554.7050000001" table:style-name="ce1">
            <text:p>3018554.705</text:p>
          </table:table-cell>
          <table:table-cell office:value-type="float" office:value="476175.16600000003" table:style-name="ce1">
            <text:p>476175.166</text:p>
          </table:table-cell>
          <table:table-cell office:value-type="float" office:value="3494487" table:style-name="ce1">
            <text:p>3494487</text:p>
          </table:table-cell>
          <table:table-cell office:value-type="float" office:value="457" table:style-name="ce1">
            <text:p>457</text:p>
          </table:table-cell>
          <table:table-cell office:value-type="float" office:value="616" table:style-name="ce1">
            <text:p>616</text:p>
          </table:table-cell>
          <table:table-cell office:value-type="float" office:value="1073" table:style-name="ce1">
            <text:p>1073</text:p>
          </table:table-cell>
          <table:table-cell office:value-type="percentage" office:value="1.5139695803525284E-4" table:style-name="ce19">
            <text:p>0.0151%</text:p>
          </table:table-cell>
          <table:table-cell office:value-type="percentage" office:value="1.2936415923882935E-3" table:style-name="ce19">
            <text:p>0.1294%</text:p>
          </table:table-cell>
          <table:table-cell office:value-type="percentage" office:value="3.0705508419404625E-4" table:style-name="ce19">
            <text:p>0.030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Connecticut, 2010</text:p>
          </table:table-cell>
          <table:table-cell office:value-type="float" office:value="3055024.8390000002" table:style-name="ce1">
            <text:p>3055024.839</text:p>
          </table:table-cell>
          <table:table-cell office:value-type="float" office:value="491649.24900000001" table:style-name="ce1">
            <text:p>491649.249</text:p>
          </table:table-cell>
          <table:table-cell office:value-type="float" office:value="3545837" table:style-name="ce1">
            <text:p>3545837</text:p>
          </table:table-cell>
          <table:table-cell office:value-type="float" office:value="523" table:style-name="ce1">
            <text:p>523</text:p>
          </table:table-cell>
          <table:table-cell office:value-type="float" office:value="532" table:style-name="ce1">
            <text:p>532</text:p>
          </table:table-cell>
          <table:table-cell office:value-type="float" office:value="1055" table:style-name="ce1">
            <text:p>1055</text:p>
          </table:table-cell>
          <table:table-cell office:value-type="percentage" office:value="1.7119337077835129E-4" table:style-name="ce19">
            <text:p>0.0171%</text:p>
          </table:table-cell>
          <table:table-cell office:value-type="percentage" office:value="1.0820722315391963E-3" table:style-name="ce19">
            <text:p>0.1082%</text:p>
          </table:table-cell>
          <table:table-cell office:value-type="percentage" office:value="2.9753200725244841E-4" table:style-name="ce19">
            <text:p>0.029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Connecticut, 2011</text:p>
          </table:table-cell>
          <table:table-cell office:value-type="float" office:value="3055379.196" table:style-name="ce1">
            <text:p>3055379.196</text:p>
          </table:table-cell>
          <table:table-cell office:value-type="float" office:value="499633.78200000001" table:style-name="ce1">
            <text:p>499633.782</text:p>
          </table:table-cell>
          <table:table-cell office:value-type="float" office:value="3558172" table:style-name="ce1">
            <text:p>3558172</text:p>
          </table:table-cell>
          <table:table-cell office:value-type="float" office:value="466" table:style-name="ce1">
            <text:p>466</text:p>
          </table:table-cell>
          <table:table-cell office:value-type="float" office:value="625" table:style-name="ce1">
            <text:p>625</text:p>
          </table:table-cell>
          <table:table-cell office:value-type="float" office:value="1091" table:style-name="ce1">
            <text:p>1091</text:p>
          </table:table-cell>
          <table:table-cell office:value-type="percentage" office:value="1.5251789388697533E-4" table:style-name="ce19">
            <text:p>0.0153%</text:p>
          </table:table-cell>
          <table:table-cell office:value-type="percentage" office:value="1.2509162160696332E-3" table:style-name="ce19">
            <text:p>0.1251%</text:p>
          </table:table-cell>
          <table:table-cell office:value-type="percentage" office:value="3.0661811739286353E-4" table:style-name="ce19">
            <text:p>0.030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Connecticut, 2012</text:p>
          </table:table-cell>
          <table:table-cell office:value-type="float" office:value="3056953.7099999995" table:style-name="ce1">
            <text:p>3056953.71</text:p>
          </table:table-cell>
          <table:table-cell office:value-type="float" office:value="510276.24400000006" table:style-name="ce1">
            <text:p>510276.244</text:p>
          </table:table-cell>
          <table:table-cell office:value-type="float" office:value="3572213" table:style-name="ce1">
            <text:p>3572213</text:p>
          </table:table-cell>
          <table:table-cell office:value-type="float" office:value="528" table:style-name="ce1">
            <text:p>528</text:p>
          </table:table-cell>
          <table:table-cell office:value-type="float" office:value="482" table:style-name="ce1">
            <text:p>482</text:p>
          </table:table-cell>
          <table:table-cell office:value-type="float" office:value="1010" table:style-name="ce1">
            <text:p>1010</text:p>
          </table:table-cell>
          <table:table-cell office:value-type="percentage" office:value="1.7272096671689546E-4" table:style-name="ce19">
            <text:p>0.0173%</text:p>
          </table:table-cell>
          <table:table-cell office:value-type="percentage" office:value="9.4458639936214619E-4" table:style-name="ce19">
            <text:p>0.0945%</text:p>
          </table:table-cell>
          <table:table-cell office:value-type="percentage" office:value="2.8273789944776532E-4" table:style-name="ce19">
            <text:p>0.02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Connecticut, 2013</text:p>
          </table:table-cell>
          <table:table-cell office:value-type="float" office:value="3060943.5239999997" table:style-name="ce1">
            <text:p>3060943.524</text:p>
          </table:table-cell>
          <table:table-cell office:value-type="float" office:value="519807.23899999994" table:style-name="ce1">
            <text:p>519807.239</text:p>
          </table:table-cell>
          <table:table-cell office:value-type="float" office:value="3583561" table:style-name="ce1">
            <text:p>3583561</text:p>
          </table:table-cell>
          <table:table-cell office:value-type="float" office:value="485" table:style-name="ce1">
            <text:p>485</text:p>
          </table:table-cell>
          <table:table-cell office:value-type="float" office:value="544" table:style-name="ce1">
            <text:p>544</text:p>
          </table:table-cell>
          <table:table-cell office:value-type="float" office:value="1029" table:style-name="ce1">
            <text:p>1029</text:p>
          </table:table-cell>
          <table:table-cell office:value-type="percentage" office:value="1.5844787602164204E-4" table:style-name="ce19">
            <text:p>0.0158%</text:p>
          </table:table-cell>
          <table:table-cell office:value-type="percentage" office:value="1.0465417931588292E-3" table:style-name="ce19">
            <text:p>0.1047%</text:p>
          </table:table-cell>
          <table:table-cell office:value-type="percentage" office:value="2.8714454700226952E-4" table:style-name="ce19">
            <text:p>0.02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Connecticut, 2014</text:p>
          </table:table-cell>
          <table:table-cell office:value-type="float" office:value="3064320.0740000005" table:style-name="ce1">
            <text:p>3064320.074</text:p>
          </table:table-cell>
          <table:table-cell office:value-type="float" office:value="531465.2840000001" table:style-name="ce1">
            <text:p>531465.284</text:p>
          </table:table-cell>
          <table:table-cell office:value-type="float" office:value="3592053" table:style-name="ce1">
            <text:p>3592053</text:p>
          </table:table-cell>
          <table:table-cell office:value-type="float" office:value="483" table:style-name="ce1">
            <text:p>483</text:p>
          </table:table-cell>
          <table:table-cell office:value-type="float" office:value="587" table:style-name="ce1">
            <text:p>587</text:p>
          </table:table-cell>
          <table:table-cell office:value-type="float" office:value="1070" table:style-name="ce1">
            <text:p>1070</text:p>
          </table:table-cell>
          <table:table-cell office:value-type="percentage" office:value="1.5762061022872115E-4" table:style-name="ce19">
            <text:p>0.0158%</text:p>
          </table:table-cell>
          <table:table-cell office:value-type="percentage" office:value="1.1044935909680224E-3" table:style-name="ce19">
            <text:p>0.1104%</text:p>
          </table:table-cell>
          <table:table-cell office:value-type="percentage" office:value="2.9787979186275925E-4" table:style-name="ce19">
            <text:p>0.029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Connecticut, 2015</text:p>
          </table:table-cell>
          <table:table-cell office:value-type="float" office:value="3052999.2420000006" table:style-name="ce1">
            <text:p>3052999.242</text:p>
          </table:table-cell>
          <table:table-cell office:value-type="float" office:value="542415.62000000011" table:style-name="ce1">
            <text:p>542415.62</text:p>
          </table:table-cell>
          <table:table-cell office:value-type="float" office:value="3593222" table:style-name="ce1">
            <text:p>3593222</text:p>
          </table:table-cell>
          <table:table-cell office:value-type="float" office:value="494" table:style-name="ce1">
            <text:p>494</text:p>
          </table:table-cell>
          <table:table-cell office:value-type="float" office:value="620" table:style-name="ce1">
            <text:p>620</text:p>
          </table:table-cell>
          <table:table-cell office:value-type="float" office:value="1114" table:style-name="ce1">
            <text:p>1114</text:p>
          </table:table-cell>
          <table:table-cell office:value-type="percentage" office:value="1.6180809782199084E-4" table:style-name="ce19">
            <text:p>0.0162%</text:p>
          </table:table-cell>
          <table:table-cell office:value-type="percentage" office:value="1.1430349295619472E-3" table:style-name="ce19">
            <text:p>0.1143%</text:p>
          </table:table-cell>
          <table:table-cell office:value-type="percentage" office:value="3.1002815857188897E-4" table:style-name="ce19">
            <text:p>0.031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Connecticut, 2016</text:p>
          </table:table-cell>
          <table:table-cell office:value-type="float" office:value="3037097.79" table:style-name="ce1">
            <text:p>3037097.79</text:p>
          </table:table-cell>
          <table:table-cell office:value-type="float" office:value="553638.56299999997" table:style-name="ce1">
            <text:p>553638.563</text:p>
          </table:table-cell>
          <table:table-cell office:value-type="float" office:value="3588570" table:style-name="ce1">
            <text:p>3588570</text:p>
          </table:table-cell>
          <table:table-cell office:value-type="float" office:value="469" table:style-name="ce1">
            <text:p>469</text:p>
          </table:table-cell>
          <table:table-cell office:value-type="float" office:value="471" table:style-name="ce1">
            <text:p>471</text:p>
          </table:table-cell>
          <table:table-cell office:value-type="float" office:value="940" table:style-name="ce1">
            <text:p>940</text:p>
          </table:table-cell>
          <table:table-cell office:value-type="percentage" office:value="1.5442374017202786E-4" table:style-name="ce19">
            <text:p>0.0154%</text:p>
          </table:table-cell>
          <table:table-cell office:value-type="percentage" office:value="8.5073553664288381E-4" table:style-name="ce19">
            <text:p>0.0851%</text:p>
          </table:table-cell>
          <table:table-cell office:value-type="percentage" office:value="2.6194277943581985E-4" table:style-name="ce19">
            <text:p>0.026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onnecticut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Connecticut, 2017</text:p>
          </table:table-cell>
          <table:table-cell office:value-type="float" office:value="3018721" table:style-name="ce1">
            <text:p>3018721</text:p>
          </table:table-cell>
          <table:table-cell office:value-type="float" office:value="575757" table:style-name="ce1">
            <text:p>575757</text:p>
          </table:table-cell>
          <table:table-cell office:value-type="float" office:value="3594478" table:style-name="ce1">
            <text:p>3594478</text:p>
          </table:table-cell>
          <table:table-cell office:value-type="float" office:value="479" table:style-name="ce1">
            <text:p>479</text:p>
          </table:table-cell>
          <table:table-cell office:value-type="float" office:value="616" table:style-name="ce1">
            <text:p>616</text:p>
          </table:table-cell>
          <table:table-cell office:value-type="float" office:value="1095" table:style-name="ce1">
            <text:p>1095</text:p>
          </table:table-cell>
          <table:table-cell office:value-type="percentage" office:value="1.5867647258557515E-4" table:style-name="ce19">
            <text:p>0.0159%</text:p>
          </table:table-cell>
          <table:table-cell office:value-type="percentage" office:value="1.0698958067379119E-3" table:style-name="ce19">
            <text:p>0.1070%</text:p>
          </table:table-cell>
          <table:table-cell office:value-type="percentage" office:value="3.0463394128438123E-4" table:style-name="ce19">
            <text:p>0.030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Delaware, 2009</text:p>
          </table:table-cell>
          <table:table-cell office:value-type="float" office:value="745245.96200000006" table:style-name="ce1">
            <text:p>745245.962</text:p>
          </table:table-cell>
          <table:table-cell office:value-type="float" office:value="119147.20600000001" table:style-name="ce1">
            <text:p>119147.206</text:p>
          </table:table-cell>
          <table:table-cell office:value-type="float" office:value="863832" table:style-name="ce1">
            <text:p>863832</text:p>
          </table:table-cell>
          <table:table-cell office:value-type="float" office:value="461" table:style-name="ce1">
            <text:p>461</text:p>
          </table:table-cell>
          <table:table-cell office:value-type="float" office:value="186" table:style-name="ce1">
            <text:p>186</text:p>
          </table:table-cell>
          <table:table-cell office:value-type="float" office:value="647" table:style-name="ce1">
            <text:p>647</text:p>
          </table:table-cell>
          <table:table-cell office:value-type="percentage" office:value="6.1858771936559647E-4" table:style-name="ce19">
            <text:p>0.0619%</text:p>
          </table:table-cell>
          <table:table-cell office:value-type="percentage" office:value="1.5610940973303225E-3" table:style-name="ce19">
            <text:p>0.1561%</text:p>
          </table:table-cell>
          <table:table-cell office:value-type="percentage" office:value="7.4898822919271344E-4" table:style-name="ce19">
            <text:p>0.074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Delaware, 2010</text:p>
          </table:table-cell>
          <table:table-cell office:value-type="float" office:value="758912.554" table:style-name="ce1">
            <text:p>758912.554</text:p>
          </table:table-cell>
          <table:table-cell office:value-type="float" office:value="122781.06600000001" table:style-name="ce1">
            <text:p>122781.066</text:p>
          </table:table-cell>
          <table:table-cell office:value-type="float" office:value="881278" table:style-name="ce1">
            <text:p>881278</text:p>
          </table:table-cell>
          <table:table-cell office:value-type="float" office:value="454" table:style-name="ce1">
            <text:p>454</text:p>
          </table:table-cell>
          <table:table-cell office:value-type="float" office:value="175" table:style-name="ce1">
            <text:p>175</text:p>
          </table:table-cell>
          <table:table-cell office:value-type="float" office:value="629" table:style-name="ce1">
            <text:p>629</text:p>
          </table:table-cell>
          <table:table-cell office:value-type="percentage" office:value="5.9822439042166642E-4" table:style-name="ce19">
            <text:p>0.0598%</text:p>
          </table:table-cell>
          <table:table-cell office:value-type="percentage" office:value="1.4253011942411381E-3" table:style-name="ce19">
            <text:p>0.1425%</text:p>
          </table:table-cell>
          <table:table-cell office:value-type="percentage" office:value="7.1373618767290225E-4" table:style-name="ce19">
            <text:p>0.071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Delaware, 2011</text:p>
          </table:table-cell>
          <table:table-cell office:value-type="float" office:value="763429.57799999998" table:style-name="ce1">
            <text:p>763429.578</text:p>
          </table:table-cell>
          <table:table-cell office:value-type="float" office:value="126582.41399999999" table:style-name="ce1">
            <text:p>126582.414</text:p>
          </table:table-cell>
          <table:table-cell office:value-type="float" office:value="890856" table:style-name="ce1">
            <text:p>890856</text:p>
          </table:table-cell>
          <table:table-cell office:value-type="float" office:value="493" table:style-name="ce1">
            <text:p>493</text:p>
          </table:table-cell>
          <table:table-cell office:value-type="float" office:value="191" table:style-name="ce1">
            <text:p>191</text:p>
          </table:table-cell>
          <table:table-cell office:value-type="float" office:value="684" table:style-name="ce1">
            <text:p>684</text:p>
          </table:table-cell>
          <table:table-cell office:value-type="percentage" office:value="6.4577010664368048E-4" table:style-name="ce19">
            <text:p>0.0646%</text:p>
          </table:table-cell>
          <table:table-cell office:value-type="percentage" office:value="1.5088983845733897E-3" table:style-name="ce19">
            <text:p>0.1509%</text:p>
          </table:table-cell>
          <table:table-cell office:value-type="percentage" office:value="7.6780085670411381E-4" table:style-name="ce19">
            <text:p>0.07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Delaware, 2012</text:p>
          </table:table-cell>
          <table:table-cell office:value-type="float" office:value="768807.01" table:style-name="ce1">
            <text:p>768807.01</text:p>
          </table:table-cell>
          <table:table-cell office:value-type="float" office:value="130733.01499999998" table:style-name="ce1">
            <text:p>130733.015</text:p>
          </table:table-cell>
          <table:table-cell office:value-type="float" office:value="900131" table:style-name="ce1">
            <text:p>900131</text:p>
          </table:table-cell>
          <table:table-cell office:value-type="float" office:value="468" table:style-name="ce1">
            <text:p>468</text:p>
          </table:table-cell>
          <table:table-cell office:value-type="float" office:value="176" table:style-name="ce1">
            <text:p>176</text:p>
          </table:table-cell>
          <table:table-cell office:value-type="float" office:value="644" table:style-name="ce1">
            <text:p>644</text:p>
          </table:table-cell>
          <table:table-cell office:value-type="percentage" office:value="6.0873534438766368E-4" table:style-name="ce19">
            <text:p>0.0609%</text:p>
          </table:table-cell>
          <table:table-cell office:value-type="percentage" office:value="1.3462551903970089E-3" table:style-name="ce19">
            <text:p>0.1346%</text:p>
          </table:table-cell>
          <table:table-cell office:value-type="percentage" office:value="7.1545141762698983E-4" table:style-name="ce19">
            <text:p>0.071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Delaware, 2013</text:p>
          </table:table-cell>
          <table:table-cell office:value-type="float" office:value="773012.60800000001" table:style-name="ce1">
            <text:p>773012.608</text:p>
          </table:table-cell>
          <table:table-cell office:value-type="float" office:value="135397.79" table:style-name="ce1">
            <text:p>135397.79</text:p>
          </table:table-cell>
          <table:table-cell office:value-type="float" office:value="908446" table:style-name="ce1">
            <text:p>908446</text:p>
          </table:table-cell>
          <table:table-cell office:value-type="float" office:value="485" table:style-name="ce1">
            <text:p>485</text:p>
          </table:table-cell>
          <table:table-cell office:value-type="float" office:value="181" table:style-name="ce1">
            <text:p>181</text:p>
          </table:table-cell>
          <table:table-cell office:value-type="float" office:value="666" table:style-name="ce1">
            <text:p>666</text:p>
          </table:table-cell>
          <table:table-cell office:value-type="percentage" office:value="6.2741538104382375E-4" table:style-name="ce19">
            <text:p>0.0627%</text:p>
          </table:table-cell>
          <table:table-cell office:value-type="percentage" office:value="1.3368017306634029E-3" table:style-name="ce19">
            <text:p>0.1337%</text:p>
          </table:table-cell>
          <table:table-cell office:value-type="percentage" office:value="7.3312007538147567E-4" table:style-name="ce19">
            <text:p>0.073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Delaware, 2014</text:p>
          </table:table-cell>
          <table:table-cell office:value-type="float" office:value="776040.39500000002" table:style-name="ce1">
            <text:p>776040.395</text:p>
          </table:table-cell>
          <table:table-cell office:value-type="float" office:value="141084.96999999997" table:style-name="ce1">
            <text:p>141084.97</text:p>
          </table:table-cell>
          <table:table-cell office:value-type="float" office:value="917060" table:style-name="ce1">
            <text:p>917060</text:p>
          </table:table-cell>
          <table:table-cell office:value-type="float" office:value="514" table:style-name="ce1">
            <text:p>514</text:p>
          </table:table-cell>
          <table:table-cell office:value-type="float" office:value="193" table:style-name="ce1">
            <text:p>193</text:p>
          </table:table-cell>
          <table:table-cell office:value-type="float" office:value="707" table:style-name="ce1">
            <text:p>707</text:p>
          </table:table-cell>
          <table:table-cell office:value-type="percentage" office:value="6.623366558128717E-4" table:style-name="ce19">
            <text:p>0.0662%</text:p>
          </table:table-cell>
          <table:table-cell office:value-type="percentage" office:value="1.3679699545600076E-3" table:style-name="ce19">
            <text:p>0.1368%</text:p>
          </table:table-cell>
          <table:table-cell office:value-type="percentage" office:value="7.709419231020871E-4" table:style-name="ce19">
            <text:p>0.07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Delaware, 2015</text:p>
          </table:table-cell>
          <table:table-cell office:value-type="float" office:value="778731.78099999996" table:style-name="ce1">
            <text:p>778731.781</text:p>
          </table:table-cell>
          <table:table-cell office:value-type="float" office:value="147549.38700000002" table:style-name="ce1">
            <text:p>147549.387</text:p>
          </table:table-cell>
          <table:table-cell office:value-type="float" office:value="926454" table:style-name="ce1">
            <text:p>926454</text:p>
          </table:table-cell>
          <table:table-cell office:value-type="float" office:value="461" table:style-name="ce1">
            <text:p>461</text:p>
          </table:table-cell>
          <table:table-cell office:value-type="float" office:value="211" table:style-name="ce1">
            <text:p>211</text:p>
          </table:table-cell>
          <table:table-cell office:value-type="float" office:value="672" table:style-name="ce1">
            <text:p>672</text:p>
          </table:table-cell>
          <table:table-cell office:value-type="percentage" office:value="5.9198816748946836E-4" table:style-name="ce19">
            <text:p>0.0592%</text:p>
          </table:table-cell>
          <table:table-cell office:value-type="percentage" office:value="1.4300296618650133E-3" table:style-name="ce19">
            <text:p>0.1430%</text:p>
          </table:table-cell>
          <table:table-cell office:value-type="percentage" office:value="7.2534632048650016E-4" table:style-name="ce19">
            <text:p>0.072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Delaware, 2016</text:p>
          </table:table-cell>
          <table:table-cell office:value-type="float" office:value="781548.20699999994" table:style-name="ce1">
            <text:p>781548.207</text:p>
          </table:table-cell>
          <table:table-cell office:value-type="float" office:value="153659.03999999998" table:style-name="ce1">
            <text:p>153659.04</text:p>
          </table:table-cell>
          <table:table-cell office:value-type="float" office:value="934695" table:style-name="ce1">
            <text:p>934695</text:p>
          </table:table-cell>
          <table:table-cell office:value-type="float" office:value="454" table:style-name="ce1">
            <text:p>454</text:p>
          </table:table-cell>
          <table:table-cell office:value-type="float" office:value="162" table:style-name="ce1">
            <text:p>162</text:p>
          </table:table-cell>
          <table:table-cell office:value-type="float" office:value="616" table:style-name="ce1">
            <text:p>616</text:p>
          </table:table-cell>
          <table:table-cell office:value-type="percentage" office:value="5.8089826824975373E-4" table:style-name="ce19">
            <text:p>0.0581%</text:p>
          </table:table-cell>
          <table:table-cell office:value-type="percentage" office:value="1.0542822602562141E-3" table:style-name="ce19">
            <text:p>0.1054%</text:p>
          </table:table-cell>
          <table:table-cell office:value-type="percentage" office:value="6.5903850988825231E-4" table:style-name="ce19">
            <text:p>0.065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elaware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Delaware, 2017</text:p>
          </table:table-cell>
          <table:table-cell office:value-type="float" office:value="783167" table:style-name="ce1">
            <text:p>783167</text:p>
          </table:table-cell>
          <table:table-cell office:value-type="float" office:value="160565" table:style-name="ce1">
            <text:p>160565</text:p>
          </table:table-cell>
          <table:table-cell office:value-type="float" office:value="943732" table:style-name="ce1">
            <text:p>943732</text:p>
          </table:table-cell>
          <table:table-cell office:value-type="float" office:value="503" table:style-name="ce1">
            <text:p>503</text:p>
          </table:table-cell>
          <table:table-cell office:value-type="float" office:value="155" table:style-name="ce1">
            <text:p>155</text:p>
          </table:table-cell>
          <table:table-cell office:value-type="float" office:value="658" table:style-name="ce1">
            <text:p>658</text:p>
          </table:table-cell>
          <table:table-cell office:value-type="percentage" office:value="6.4226403819364196E-4" table:style-name="ce19">
            <text:p>0.0642%</text:p>
          </table:table-cell>
          <table:table-cell office:value-type="percentage" office:value="9.6534113910254414E-4" table:style-name="ce19">
            <text:p>0.0965%</text:p>
          </table:table-cell>
          <table:table-cell office:value-type="percentage" office:value="6.9723184124306477E-4" table:style-name="ce19">
            <text:p>0.069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District of Columbia, 2009</text:p>
          </table:table-cell>
          <table:table-cell office:value-type="float" office:value="519586.33899999998" table:style-name="ce1">
            <text:p>519586.339</text:p>
          </table:table-cell>
          <table:table-cell office:value-type="float" office:value="70023.527000000002" table:style-name="ce1">
            <text:p>70023.527</text:p>
          </table:table-cell>
          <table:table-cell office:value-type="float" office:value="588433" table:style-name="ce1">
            <text:p>588433</text:p>
          </table:table-cell>
          <table:table-cell office:value-type="float" office:value="506" table:style-name="ce1">
            <text:p>506</text:p>
          </table:table-cell>
          <table:table-cell office:value-type="float" office:value="198" table:style-name="ce1">
            <text:p>198</text:p>
          </table:table-cell>
          <table:table-cell office:value-type="float" office:value="704" table:style-name="ce1">
            <text:p>704</text:p>
          </table:table-cell>
          <table:table-cell office:value-type="percentage" office:value="9.7385162391654036E-4" table:style-name="ce19">
            <text:p>0.0974%</text:p>
          </table:table-cell>
          <table:table-cell office:value-type="percentage" office:value="2.8276210651314378E-3" table:style-name="ce19">
            <text:p>0.2828%</text:p>
          </table:table-cell>
          <table:table-cell office:value-type="percentage" office:value="1.1963978906689462E-3" table:style-name="ce19">
            <text:p>0.119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District of Columbia, 2010</text:p>
          </table:table-cell>
          <table:table-cell office:value-type="float" office:value="518362.80000000005" table:style-name="ce1">
            <text:p>518362.8</text:p>
          </table:table-cell>
          <table:table-cell office:value-type="float" office:value="67206" table:style-name="ce1">
            <text:p>67206</text:p>
          </table:table-cell>
          <table:table-cell office:value-type="float" office:value="584400" table:style-name="ce1">
            <text:p>584400</text:p>
          </table:table-cell>
          <table:table-cell office:value-type="float" office:value="468" table:style-name="ce1">
            <text:p>468</text:p>
          </table:table-cell>
          <table:table-cell office:value-type="float" office:value="180" table:style-name="ce1">
            <text:p>180</text:p>
          </table:table-cell>
          <table:table-cell office:value-type="float" office:value="648" table:style-name="ce1">
            <text:p>648</text:p>
          </table:table-cell>
          <table:table-cell office:value-type="percentage" office:value="9.0284256509147638E-4" table:style-name="ce19">
            <text:p>0.0903%</text:p>
          </table:table-cell>
          <table:table-cell office:value-type="percentage" office:value="2.6783322917596645E-3" table:style-name="ce19">
            <text:p>0.2678%</text:p>
          </table:table-cell>
          <table:table-cell office:value-type="percentage" office:value="1.1088295687885011E-3" table:style-name="ce19">
            <text:p>0.11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District of Columbia, 2011</text:p>
          </table:table-cell>
          <table:table-cell office:value-type="float" office:value="526838.08499999996" table:style-name="ce1">
            <text:p>526838.085</text:p>
          </table:table-cell>
          <table:table-cell office:value-type="float" office:value="67116.915000000008" table:style-name="ce1">
            <text:p>67116.915</text:p>
          </table:table-cell>
          <table:table-cell office:value-type="float" office:value="593955" table:style-name="ce1">
            <text:p>593955</text:p>
          </table:table-cell>
          <table:table-cell office:value-type="float" office:value="480" table:style-name="ce1">
            <text:p>480</text:p>
          </table:table-cell>
          <table:table-cell office:value-type="float" office:value="169" table:style-name="ce1">
            <text:p>169</text:p>
          </table:table-cell>
          <table:table-cell office:value-type="float" office:value="649" table:style-name="ce1">
            <text:p>649</text:p>
          </table:table-cell>
          <table:table-cell office:value-type="percentage" office:value="9.1109586354221148E-4" table:style-name="ce19">
            <text:p>0.0911%</text:p>
          </table:table-cell>
          <table:table-cell office:value-type="percentage" office:value="2.5179941598924799E-3" table:style-name="ce19">
            <text:p>0.2518%</text:p>
          </table:table-cell>
          <table:table-cell office:value-type="percentage" office:value="1.0926753710297917E-3" table:style-name="ce19">
            <text:p>0.109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District of Columbia, 2012</text:p>
          </table:table-cell>
          <table:table-cell office:value-type="float" office:value="535490.95600000001" table:style-name="ce1">
            <text:p>535490.956</text:p>
          </table:table-cell>
          <table:table-cell office:value-type="float" office:value="69662.285000000003" table:style-name="ce1">
            <text:p>69662.285</text:p>
          </table:table-cell>
          <table:table-cell office:value-type="float" office:value="605759" table:style-name="ce1">
            <text:p>605759</text:p>
          </table:table-cell>
          <table:table-cell office:value-type="float" office:value="436" table:style-name="ce1">
            <text:p>436</text:p>
          </table:table-cell>
          <table:table-cell office:value-type="float" office:value="213" table:style-name="ce1">
            <text:p>213</text:p>
          </table:table-cell>
          <table:table-cell office:value-type="float" office:value="649" table:style-name="ce1">
            <text:p>649</text:p>
          </table:table-cell>
          <table:table-cell office:value-type="percentage" office:value="8.1420609464037338E-4" table:style-name="ce19">
            <text:p>0.0814%</text:p>
          </table:table-cell>
          <table:table-cell office:value-type="percentage" office:value="3.0576085754293013E-3" table:style-name="ce19">
            <text:p>0.3058%</text:p>
          </table:table-cell>
          <table:table-cell office:value-type="percentage" office:value="1.0713831738364597E-3" table:style-name="ce19">
            <text:p>0.10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District of Columbia, 2013</text:p>
          </table:table-cell>
          <table:table-cell office:value-type="float" office:value="547523.96400000004" table:style-name="ce1">
            <text:p>547523.964</text:p>
          </table:table-cell>
          <table:table-cell office:value-type="float" office:value="69988.922999999995" table:style-name="ce1">
            <text:p>69988.923</text:p>
          </table:table-cell>
          <table:table-cell office:value-type="float" office:value="619371" table:style-name="ce1">
            <text:p>619371</text:p>
          </table:table-cell>
          <table:table-cell office:value-type="float" office:value="472" table:style-name="ce1">
            <text:p>472</text:p>
          </table:table-cell>
          <table:table-cell office:value-type="float" office:value="184" table:style-name="ce1">
            <text:p>184</text:p>
          </table:table-cell>
          <table:table-cell office:value-type="float" office:value="656" table:style-name="ce1">
            <text:p>656</text:p>
          </table:table-cell>
          <table:table-cell office:value-type="percentage" office:value="8.6206272425365469E-4" table:style-name="ce19">
            <text:p>0.0862%</text:p>
          </table:table-cell>
          <table:table-cell office:value-type="percentage" office:value="2.6289874470564437E-3" table:style-name="ce19">
            <text:p>0.2629%</text:p>
          </table:table-cell>
          <table:table-cell office:value-type="percentage" office:value="1.0591390297576089E-3" table:style-name="ce19">
            <text:p>0.105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District of Columbia, 2014</text:p>
          </table:table-cell>
          <table:table-cell office:value-type="float" office:value="562123.83199999994" table:style-name="ce1">
            <text:p>562123.832</text:p>
          </table:table-cell>
          <table:table-cell office:value-type="float" office:value="71612.168000000005" table:style-name="ce1">
            <text:p>71612.168</text:p>
          </table:table-cell>
          <table:table-cell office:value-type="float" office:value="633736" table:style-name="ce1">
            <text:p>633736</text:p>
          </table:table-cell>
          <table:table-cell office:value-type="float" office:value="500" table:style-name="ce1">
            <text:p>500</text:p>
          </table:table-cell>
          <table:table-cell office:value-type="float" office:value="175" table:style-name="ce1">
            <text:p>175</text:p>
          </table:table-cell>
          <table:table-cell office:value-type="float" office:value="675" table:style-name="ce1">
            <text:p>675</text:p>
          </table:table-cell>
          <table:table-cell office:value-type="percentage" office:value="8.8948372500242978E-4" table:style-name="ce19">
            <text:p>0.0889%</text:p>
          </table:table-cell>
          <table:table-cell office:value-type="percentage" office:value="2.4437187825398611E-3" table:style-name="ce19">
            <text:p>0.2444%</text:p>
          </table:table-cell>
          <table:table-cell office:value-type="percentage" office:value="1.0651122865041594E-3" table:style-name="ce19">
            <text:p>0.10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District of Columbia, 2015</text:p>
          </table:table-cell>
          <table:table-cell office:value-type="float" office:value="573670.82399999991" table:style-name="ce1">
            <text:p>573670.824</text:p>
          </table:table-cell>
          <table:table-cell office:value-type="float" office:value="73813.175999999992" table:style-name="ce1">
            <text:p>73813.176</text:p>
          </table:table-cell>
          <table:table-cell office:value-type="float" office:value="647484" table:style-name="ce1">
            <text:p>647484</text:p>
          </table:table-cell>
          <table:table-cell office:value-type="float" office:value="463" table:style-name="ce1">
            <text:p>463</text:p>
          </table:table-cell>
          <table:table-cell office:value-type="float" office:value="166" table:style-name="ce1">
            <text:p>166</text:p>
          </table:table-cell>
          <table:table-cell office:value-type="float" office:value="629" table:style-name="ce1">
            <text:p>629</text:p>
          </table:table-cell>
          <table:table-cell office:value-type="percentage" office:value="8.0708305291119365E-4" table:style-name="ce19">
            <text:p>0.0807%</text:p>
          </table:table-cell>
          <table:table-cell office:value-type="percentage" office:value="2.248920978552664E-3" table:style-name="ce19">
            <text:p>0.2249%</text:p>
          </table:table-cell>
          <table:table-cell office:value-type="percentage" office:value="9.7145257643432121E-4" table:style-name="ce19">
            <text:p>0.09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District of Columbia, 2016</text:p>
          </table:table-cell>
          <table:table-cell office:value-type="float" office:value="585199.99200000009" table:style-name="ce1">
            <text:p>585199.992</text:p>
          </table:table-cell>
          <table:table-cell office:value-type="float" office:value="75127.025999999998" table:style-name="ce1">
            <text:p>75127.026</text:p>
          </table:table-cell>
          <table:table-cell office:value-type="float" office:value="659009" table:style-name="ce1">
            <text:p>659009</text:p>
          </table:table-cell>
          <table:table-cell office:value-type="float" office:value="471" table:style-name="ce1">
            <text:p>471</text:p>
          </table:table-cell>
          <table:table-cell office:value-type="float" office:value="203" table:style-name="ce1">
            <text:p>203</text:p>
          </table:table-cell>
          <table:table-cell office:value-type="float" office:value="674" table:style-name="ce1">
            <text:p>674</text:p>
          </table:table-cell>
          <table:table-cell office:value-type="percentage" office:value="8.0485305269792265E-4" table:style-name="ce19">
            <text:p>0.0805%</text:p>
          </table:table-cell>
          <table:table-cell office:value-type="percentage" office:value="2.7020901905527315E-3" table:style-name="ce19">
            <text:p>0.2702%</text:p>
          </table:table-cell>
          <table:table-cell office:value-type="percentage" office:value="1.0227477925187668E-3" table:style-name="ce19">
            <text:p>0.102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strict of Columbi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District of Columbia, 2017</text:p>
          </table:table-cell>
          <table:table-cell office:value-type="float" office:value="592622" table:style-name="ce1">
            <text:p>592622</text:p>
          </table:table-cell>
          <table:table-cell office:value-type="float" office:value="79769" table:style-name="ce1">
            <text:p>79769</text:p>
          </table:table-cell>
          <table:table-cell office:value-type="float" office:value="672391" table:style-name="ce1">
            <text:p>672391</text:p>
          </table:table-cell>
          <table:table-cell office:value-type="float" office:value="485" table:style-name="ce1">
            <text:p>485</text:p>
          </table:table-cell>
          <table:table-cell office:value-type="float" office:value="169" table:style-name="ce1">
            <text:p>169</text:p>
          </table:table-cell>
          <table:table-cell office:value-type="float" office:value="654" table:style-name="ce1">
            <text:p>654</text:p>
          </table:table-cell>
          <table:table-cell office:value-type="percentage" office:value="8.1839688705447988E-4" table:style-name="ce19">
            <text:p>0.0818%</text:p>
          </table:table-cell>
          <table:table-cell office:value-type="percentage" office:value="2.1186175080545075E-3" table:style-name="ce19">
            <text:p>0.2119%</text:p>
          </table:table-cell>
          <table:table-cell office:value-type="percentage" office:value="9.7264835490064566E-4" table:style-name="ce19">
            <text:p>0.097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Florida, 2009</text:p>
          </table:table-cell>
          <table:table-cell office:value-type="float" office:value="15154751.511000002" table:style-name="ce1">
            <text:p>15154751.51</text:p>
          </table:table-cell>
          <table:table-cell office:value-type="float" office:value="3071464.9319999991" table:style-name="ce1">
            <text:p>3071464.932</text:p>
          </table:table-cell>
          <table:table-cell office:value-type="float" office:value="18222420" table:style-name="ce1">
            <text:p>18222420</text:p>
          </table:table-cell>
          <table:table-cell office:value-type="float" office:value="775" table:style-name="ce1">
            <text:p>775</text:p>
          </table:table-cell>
          <table:table-cell office:value-type="float" office:value="1861" table:style-name="ce1">
            <text:p>1861</text:p>
          </table:table-cell>
          <table:table-cell office:value-type="float" office:value="2636" table:style-name="ce1">
            <text:p>2636</text:p>
          </table:table-cell>
          <table:table-cell office:value-type="percentage" office:value="5.1139076707227436E-5" table:style-name="ce19">
            <text:p>0.0051%</text:p>
          </table:table-cell>
          <table:table-cell office:value-type="percentage" office:value="6.0589980390503794E-4" table:style-name="ce19">
            <text:p>0.0606%</text:p>
          </table:table-cell>
          <table:table-cell office:value-type="percentage" office:value="1.4465696652804622E-4" table:style-name="ce19">
            <text:p>0.014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Florida, 2010</text:p>
          </table:table-cell>
          <table:table-cell office:value-type="float" office:value="15362475.890000002" table:style-name="ce1">
            <text:p>15362475.89</text:p>
          </table:table-cell>
          <table:table-cell office:value-type="float" office:value="3132222.9640000006" table:style-name="ce1">
            <text:p>3132222.964</text:p>
          </table:table-cell>
          <table:table-cell office:value-type="float" office:value="18500150" table:style-name="ce1">
            <text:p>18500150</text:p>
          </table:table-cell>
          <table:table-cell office:value-type="float" office:value="574" table:style-name="ce1">
            <text:p>574</text:p>
          </table:table-cell>
          <table:table-cell office:value-type="float" office:value="1904" table:style-name="ce1">
            <text:p>1904</text:p>
          </table:table-cell>
          <table:table-cell office:value-type="float" office:value="2478" table:style-name="ce1">
            <text:p>2478</text:p>
          </table:table-cell>
          <table:table-cell office:value-type="percentage" office:value="3.7363768972528551E-5" table:style-name="ce19">
            <text:p>0.0037%</text:p>
          </table:table-cell>
          <table:table-cell office:value-type="percentage" office:value="6.0787498906798756E-4" table:style-name="ce19">
            <text:p>0.0608%</text:p>
          </table:table-cell>
          <table:table-cell office:value-type="percentage" office:value="1.3394485990654131E-4" table:style-name="ce19">
            <text:p>0.013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Florida, 2011</text:p>
          </table:table-cell>
          <table:table-cell office:value-type="float" office:value="15398701.668" table:style-name="ce1">
            <text:p>15398701.67</text:p>
          </table:table-cell>
          <table:table-cell office:value-type="float" office:value="3193384.6749999993" table:style-name="ce1">
            <text:p>3193384.675</text:p>
          </table:table-cell>
          <table:table-cell office:value-type="float" office:value="18587927" table:style-name="ce1">
            <text:p>18587927</text:p>
          </table:table-cell>
          <table:table-cell office:value-type="float" office:value="663" table:style-name="ce1">
            <text:p>663</text:p>
          </table:table-cell>
          <table:table-cell office:value-type="float" office:value="2034" table:style-name="ce1">
            <text:p>2034</text:p>
          </table:table-cell>
          <table:table-cell office:value-type="float" office:value="2697" table:style-name="ce1">
            <text:p>2697</text:p>
          </table:table-cell>
          <table:table-cell office:value-type="percentage" office:value="4.3055577950300736E-5" table:style-name="ce19">
            <text:p>0.0043%</text:p>
          </table:table-cell>
          <table:table-cell office:value-type="percentage" office:value="6.3694174269812969E-4" table:style-name="ce19">
            <text:p>0.0637%</text:p>
          </table:table-cell>
          <table:table-cell office:value-type="percentage" office:value="1.4509417860313309E-4" table:style-name="ce19">
            <text:p>0.014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Florida, 2012</text:p>
          </table:table-cell>
          <table:table-cell office:value-type="float" office:value="15356273.137000002" table:style-name="ce1">
            <text:p>15356273.14</text:p>
          </table:table-cell>
          <table:table-cell office:value-type="float" office:value="3259859.5860000001" table:style-name="ce1">
            <text:p>3259859.586</text:p>
          </table:table-cell>
          <table:table-cell office:value-type="float" office:value="18613958" table:style-name="ce1">
            <text:p>18613958</text:p>
          </table:table-cell>
          <table:table-cell office:value-type="float" office:value="652" table:style-name="ce1">
            <text:p>652</text:p>
          </table:table-cell>
          <table:table-cell office:value-type="float" office:value="1985" table:style-name="ce1">
            <text:p>1985</text:p>
          </table:table-cell>
          <table:table-cell office:value-type="float" office:value="2637" table:style-name="ce1">
            <text:p>2637</text:p>
          </table:table-cell>
          <table:table-cell office:value-type="percentage" office:value="4.2458218487208712E-5" table:style-name="ce19">
            <text:p>0.0042%</text:p>
          </table:table-cell>
          <table:table-cell office:value-type="percentage" office:value="6.0892193287247925E-4" table:style-name="ce19">
            <text:p>0.0609%</text:p>
          </table:table-cell>
          <table:table-cell office:value-type="percentage" office:value="1.4166788170468634E-4" table:style-name="ce19">
            <text:p>0.014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Florida, 2013</text:p>
          </table:table-cell>
          <table:table-cell office:value-type="float" office:value="15401622.259999998" table:style-name="ce1">
            <text:p>15401622.26</text:p>
          </table:table-cell>
          <table:table-cell office:value-type="float" office:value="3313645.4389999998" table:style-name="ce1">
            <text:p>3313645.439</text:p>
          </table:table-cell>
          <table:table-cell office:value-type="float" office:value="18717080" table:style-name="ce1">
            <text:p>18717080</text:p>
          </table:table-cell>
          <table:table-cell office:value-type="float" office:value="805" table:style-name="ce1">
            <text:p>805</text:p>
          </table:table-cell>
          <table:table-cell office:value-type="float" office:value="2136" table:style-name="ce1">
            <text:p>2136</text:p>
          </table:table-cell>
          <table:table-cell office:value-type="float" office:value="2941" table:style-name="ce1">
            <text:p>2941</text:p>
          </table:table-cell>
          <table:table-cell office:value-type="percentage" office:value="5.2267221362173579E-5" table:style-name="ce19">
            <text:p>0.0052%</text:p>
          </table:table-cell>
          <table:table-cell office:value-type="percentage" office:value="6.4460728805209992E-4" table:style-name="ce19">
            <text:p>0.0645%</text:p>
          </table:table-cell>
          <table:table-cell office:value-type="percentage" office:value="1.5712921032554224E-4" table:style-name="ce19">
            <text:p>0.015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Florida, 2014</text:p>
          </table:table-cell>
          <table:table-cell office:value-type="float" office:value="15674816.595999997" table:style-name="ce1">
            <text:p>15674816.6</text:p>
          </table:table-cell>
          <table:table-cell office:value-type="float" office:value="3464609.365999999" table:style-name="ce1">
            <text:p>3464609.366</text:p>
          </table:table-cell>
          <table:table-cell office:value-type="float" office:value="19138571" table:style-name="ce1">
            <text:p>19138571</text:p>
          </table:table-cell>
          <table:table-cell office:value-type="float" office:value="841" table:style-name="ce1">
            <text:p>841</text:p>
          </table:table-cell>
          <table:table-cell office:value-type="float" office:value="2143" table:style-name="ce1">
            <text:p>2143</text:p>
          </table:table-cell>
          <table:table-cell office:value-type="float" office:value="2984" table:style-name="ce1">
            <text:p>2984</text:p>
          </table:table-cell>
          <table:table-cell office:value-type="percentage" office:value="5.3652940361331684E-5" table:style-name="ce19">
            <text:p>0.0054%</text:p>
          </table:table-cell>
          <table:table-cell office:value-type="percentage" office:value="6.1854015088406956E-4" table:style-name="ce19">
            <text:p>0.0619%</text:p>
          </table:table-cell>
          <table:table-cell office:value-type="percentage" office:value="1.5591550696235368E-4" table:style-name="ce19">
            <text:p>0.015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Florida, 2015</text:p>
          </table:table-cell>
          <table:table-cell office:value-type="float" office:value="15671162.012000002" table:style-name="ce1">
            <text:p>15671162.01</text:p>
          </table:table-cell>
          <table:table-cell office:value-type="float" office:value="3597552.9380000015" table:style-name="ce1">
            <text:p>3597552.938</text:p>
          </table:table-cell>
          <table:table-cell office:value-type="float" office:value="19266113" table:style-name="ce1">
            <text:p>19266113</text:p>
          </table:table-cell>
          <table:table-cell office:value-type="float" office:value="692" table:style-name="ce1">
            <text:p>692</text:p>
          </table:table-cell>
          <table:table-cell office:value-type="float" office:value="2271" table:style-name="ce1">
            <text:p>2271</text:p>
          </table:table-cell>
          <table:table-cell office:value-type="float" office:value="2963" table:style-name="ce1">
            <text:p>2963</text:p>
          </table:table-cell>
          <table:table-cell office:value-type="percentage" office:value="4.4157542336050727E-5" table:style-name="ce19">
            <text:p>0.0044%</text:p>
          </table:table-cell>
          <table:table-cell office:value-type="percentage" office:value="6.3126242730496805E-4" table:style-name="ce19">
            <text:p>0.0631%</text:p>
          </table:table-cell>
          <table:table-cell office:value-type="percentage" office:value="1.5379334689877506E-4" table:style-name="ce19">
            <text:p>0.01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Florida, 2016</text:p>
          </table:table-cell>
          <table:table-cell office:value-type="float" office:value="16075005.925000003" table:style-name="ce1">
            <text:p>16075005.93</text:p>
          </table:table-cell>
          <table:table-cell office:value-type="float" office:value="3784942.3089999994" table:style-name="ce1">
            <text:p>3784942.309</text:p>
          </table:table-cell>
          <table:table-cell office:value-type="float" office:value="19861484" table:style-name="ce1">
            <text:p>19861484</text:p>
          </table:table-cell>
          <table:table-cell office:value-type="float" office:value="800" table:style-name="ce1">
            <text:p>800</text:p>
          </table:table-cell>
          <table:table-cell office:value-type="float" office:value="2260" table:style-name="ce1">
            <text:p>2260</text:p>
          </table:table-cell>
          <table:table-cell office:value-type="float" office:value="3060" table:style-name="ce1">
            <text:p>3060</text:p>
          </table:table-cell>
          <table:table-cell office:value-type="percentage" office:value="4.9766700163751254E-5" table:style-name="ce19">
            <text:p>0.0050%</text:p>
          </table:table-cell>
          <table:table-cell office:value-type="percentage" office:value="5.9710289232839148E-4" table:style-name="ce19">
            <text:p>0.0597%</text:p>
          </table:table-cell>
          <table:table-cell office:value-type="percentage" office:value="1.5406703748823601E-4" table:style-name="ce19">
            <text:p>0.01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lorid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Florida, 2017</text:p>
          </table:table-cell>
          <table:table-cell office:value-type="float" office:value="16267535" table:style-name="ce1">
            <text:p>16267535</text:p>
          </table:table-cell>
          <table:table-cell office:value-type="float" office:value="3909738" table:style-name="ce1">
            <text:p>3909738</text:p>
          </table:table-cell>
          <table:table-cell office:value-type="float" office:value="20177273" table:style-name="ce1">
            <text:p>20177273</text:p>
          </table:table-cell>
          <table:table-cell office:value-type="float" office:value="718" table:style-name="ce1">
            <text:p>718</text:p>
          </table:table-cell>
          <table:table-cell office:value-type="float" office:value="2554" table:style-name="ce1">
            <text:p>2554</text:p>
          </table:table-cell>
          <table:table-cell office:value-type="float" office:value="3272" table:style-name="ce1">
            <text:p>3272</text:p>
          </table:table-cell>
          <table:table-cell office:value-type="percentage" office:value="4.4136988179217076E-5" table:style-name="ce19">
            <text:p>0.0044%</text:p>
          </table:table-cell>
          <table:table-cell office:value-type="percentage" office:value="6.5324070308547528E-4" table:style-name="ce19">
            <text:p>0.0653%</text:p>
          </table:table-cell>
          <table:table-cell office:value-type="percentage" office:value="1.6216264705344474E-4" table:style-name="ce19">
            <text:p>0.016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Georgia, 2009</text:p>
          </table:table-cell>
          <table:table-cell office:value-type="float" office:value="8549363.2080000024" table:style-name="ce1">
            <text:p>8549363.208</text:p>
          </table:table-cell>
          <table:table-cell office:value-type="float" office:value="946398.88800000015" table:style-name="ce1">
            <text:p>946398.888</text:p>
          </table:table-cell>
          <table:table-cell office:value-type="float" office:value="9497667" table:style-name="ce1">
            <text:p>9497667</text:p>
          </table:table-cell>
          <table:table-cell office:value-type="float" office:value="595" table:style-name="ce1">
            <text:p>595</text:p>
          </table:table-cell>
          <table:table-cell office:value-type="float" office:value="1163" table:style-name="ce1">
            <text:p>1163</text:p>
          </table:table-cell>
          <table:table-cell office:value-type="float" office:value="1758" table:style-name="ce1">
            <text:p>1758</text:p>
          </table:table-cell>
          <table:table-cell office:value-type="percentage" office:value="6.9595826674346138E-5" table:style-name="ce19">
            <text:p>0.0070%</text:p>
          </table:table-cell>
          <table:table-cell office:value-type="percentage" office:value="1.2288687304543831E-3" table:style-name="ce19">
            <text:p>0.1229%</text:p>
          </table:table-cell>
          <table:table-cell office:value-type="percentage" office:value="1.8509808777250245E-4" table:style-name="ce19">
            <text:p>0.018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Georgia, 2010</text:p>
          </table:table-cell>
          <table:table-cell office:value-type="float" office:value="8449250.1660000011" table:style-name="ce1">
            <text:p>8449250.166</text:p>
          </table:table-cell>
          <table:table-cell office:value-type="float" office:value="962370.51299999957" table:style-name="ce1">
            <text:p>962370.513</text:p>
          </table:table-cell>
          <table:table-cell office:value-type="float" office:value="9411980" table:style-name="ce1">
            <text:p>9411980</text:p>
          </table:table-cell>
          <table:table-cell office:value-type="float" office:value="535" table:style-name="ce1">
            <text:p>535</text:p>
          </table:table-cell>
          <table:table-cell office:value-type="float" office:value="1172" table:style-name="ce1">
            <text:p>1172</text:p>
          </table:table-cell>
          <table:table-cell office:value-type="float" office:value="1707" table:style-name="ce1">
            <text:p>1707</text:p>
          </table:table-cell>
          <table:table-cell office:value-type="percentage" office:value="6.3319228273397995E-5" table:style-name="ce19">
            <text:p>0.0063%</text:p>
          </table:table-cell>
          <table:table-cell office:value-type="percentage" office:value="1.2178261741899407E-3" table:style-name="ce19">
            <text:p>0.1218%</text:p>
          </table:table-cell>
          <table:table-cell office:value-type="percentage" office:value="1.8136460128474562E-4" table:style-name="ce19">
            <text:p>0.018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Georgia, 2011</text:p>
          </table:table-cell>
          <table:table-cell office:value-type="float" office:value="8470442.4209999982" table:style-name="ce1">
            <text:p>8470442.421</text:p>
          </table:table-cell>
          <table:table-cell office:value-type="float" office:value="986010.10000000033" table:style-name="ce1">
            <text:p>986010.1</text:p>
          </table:table-cell>
          <table:table-cell office:value-type="float" office:value="9455367" table:style-name="ce1">
            <text:p>9455367</text:p>
          </table:table-cell>
          <table:table-cell office:value-type="float" office:value="585" table:style-name="ce1">
            <text:p>585</text:p>
          </table:table-cell>
          <table:table-cell office:value-type="float" office:value="1173" table:style-name="ce1">
            <text:p>1173</text:p>
          </table:table-cell>
          <table:table-cell office:value-type="float" office:value="1758" table:style-name="ce1">
            <text:p>1758</text:p>
          </table:table-cell>
          <table:table-cell office:value-type="percentage" office:value="6.9063688875289751E-5" table:style-name="ce19">
            <text:p>0.0069%</text:p>
          </table:table-cell>
          <table:table-cell office:value-type="percentage" office:value="1.1896429864156561E-3" table:style-name="ce19">
            <text:p>0.1190%</text:p>
          </table:table-cell>
          <table:table-cell office:value-type="percentage" office:value="1.8592615178236868E-4" table:style-name="ce19">
            <text:p>0.018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Georgia, 2012</text:p>
          </table:table-cell>
          <table:table-cell office:value-type="float" office:value="8449073.0590000022" table:style-name="ce1">
            <text:p>8449073.059</text:p>
          </table:table-cell>
          <table:table-cell office:value-type="float" office:value="1008057.1840000001" table:style-name="ce1">
            <text:p>1008057.184</text:p>
          </table:table-cell>
          <table:table-cell office:value-type="float" office:value="9452262" table:style-name="ce1">
            <text:p>9452262</text:p>
          </table:table-cell>
          <table:table-cell office:value-type="float" office:value="551" table:style-name="ce1">
            <text:p>551</text:p>
          </table:table-cell>
          <table:table-cell office:value-type="float" office:value="1122" table:style-name="ce1">
            <text:p>1122</text:p>
          </table:table-cell>
          <table:table-cell office:value-type="float" office:value="1673" table:style-name="ce1">
            <text:p>1673</text:p>
          </table:table-cell>
          <table:table-cell office:value-type="percentage" office:value="6.5214254410200835E-5" table:style-name="ce19">
            <text:p>0.0065%</text:p>
          </table:table-cell>
          <table:table-cell office:value-type="percentage" office:value="1.1130320956077825E-3" table:style-name="ce19">
            <text:p>0.1113%</text:p>
          </table:table-cell>
          <table:table-cell office:value-type="percentage" office:value="1.7699467069363925E-4" table:style-name="ce19">
            <text:p>0.017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Georgia, 2013</text:p>
          </table:table-cell>
          <table:table-cell office:value-type="float" office:value="8527149.3439999986" table:style-name="ce1">
            <text:p>8527149.344</text:p>
          </table:table-cell>
          <table:table-cell office:value-type="float" office:value="1063965.2520000001" table:style-name="ce1">
            <text:p>1063965.252</text:p>
          </table:table-cell>
          <table:table-cell office:value-type="float" office:value="9590792" table:style-name="ce1">
            <text:p>9590792</text:p>
          </table:table-cell>
          <table:table-cell office:value-type="float" office:value="597" table:style-name="ce1">
            <text:p>597</text:p>
          </table:table-cell>
          <table:table-cell office:value-type="float" office:value="1156" table:style-name="ce1">
            <text:p>1156</text:p>
          </table:table-cell>
          <table:table-cell office:value-type="float" office:value="1753" table:style-name="ce1">
            <text:p>1753</text:p>
          </table:table-cell>
          <table:table-cell office:value-type="percentage" office:value="7.0011673997485472E-5" table:style-name="ce19">
            <text:p>0.0070%</text:p>
          </table:table-cell>
          <table:table-cell office:value-type="percentage" office:value="1.0865016482699942E-3" table:style-name="ce19">
            <text:p>0.1087%</text:p>
          </table:table-cell>
          <table:table-cell office:value-type="percentage" office:value="1.8277948265377875E-4" table:style-name="ce19">
            <text:p>0.01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Georgia, 2014</text:p>
          </table:table-cell>
          <table:table-cell office:value-type="float" office:value="8409035.8969999999" table:style-name="ce1">
            <text:p>8409035.897</text:p>
          </table:table-cell>
          <table:table-cell office:value-type="float" office:value="1066700.2510000004" table:style-name="ce1">
            <text:p>1066700.251</text:p>
          </table:table-cell>
          <table:table-cell office:value-type="float" office:value="9478952" table:style-name="ce1">
            <text:p>9478952</text:p>
          </table:table-cell>
          <table:table-cell office:value-type="float" office:value="621" table:style-name="ce1">
            <text:p>621</text:p>
          </table:table-cell>
          <table:table-cell office:value-type="float" office:value="1133" table:style-name="ce1">
            <text:p>1133</text:p>
          </table:table-cell>
          <table:table-cell office:value-type="float" office:value="1754" table:style-name="ce1">
            <text:p>1754</text:p>
          </table:table-cell>
          <table:table-cell office:value-type="percentage" office:value="7.3849131768071935E-5" table:style-name="ce19">
            <text:p>0.0074%</text:p>
          </table:table-cell>
          <table:table-cell office:value-type="percentage" office:value="1.0621540577475683E-3" table:style-name="ce19">
            <text:p>0.1062%</text:p>
          </table:table-cell>
          <table:table-cell office:value-type="percentage" office:value="1.8504155311684244E-4" table:style-name="ce19">
            <text:p>0.018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Georgia, 2015</text:p>
          </table:table-cell>
          <table:table-cell office:value-type="float" office:value="8501038.2550000027" table:style-name="ce1">
            <text:p>8501038.255</text:p>
          </table:table-cell>
          <table:table-cell office:value-type="float" office:value="1131307.0189999996" table:style-name="ce1">
            <text:p>1131307.019</text:p>
          </table:table-cell>
          <table:table-cell office:value-type="float" office:value="9631395" table:style-name="ce1">
            <text:p>9631395</text:p>
          </table:table-cell>
          <table:table-cell office:value-type="float" office:value="608" table:style-name="ce1">
            <text:p>608</text:p>
          </table:table-cell>
          <table:table-cell office:value-type="float" office:value="1159" table:style-name="ce1">
            <text:p>1159</text:p>
          </table:table-cell>
          <table:table-cell office:value-type="float" office:value="1767" table:style-name="ce1">
            <text:p>1767</text:p>
          </table:table-cell>
          <table:table-cell office:value-type="percentage" office:value="7.1520675682455197E-5" table:style-name="ce19">
            <text:p>0.0072%</text:p>
          </table:table-cell>
          <table:table-cell office:value-type="percentage" office:value="1.0244787493888963E-3" table:style-name="ce19">
            <text:p>0.1024%</text:p>
          </table:table-cell>
          <table:table-cell office:value-type="percentage" office:value="1.8346252022682073E-4" table:style-name="ce19">
            <text:p>0.01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Georgia, 2016</text:p>
          </table:table-cell>
          <table:table-cell office:value-type="float" office:value="8414507.3219999969" table:style-name="ce1">
            <text:p>8414507.322</text:p>
          </table:table-cell>
          <table:table-cell office:value-type="float" office:value="1158465.1590000007" table:style-name="ce1">
            <text:p>1158465.159</text:p>
          </table:table-cell>
          <table:table-cell office:value-type="float" office:value="9574997" table:style-name="ce1">
            <text:p>9574997</text:p>
          </table:table-cell>
          <table:table-cell office:value-type="float" office:value="598" table:style-name="ce1">
            <text:p>598</text:p>
          </table:table-cell>
          <table:table-cell office:value-type="float" office:value="1068" table:style-name="ce1">
            <text:p>1068</text:p>
          </table:table-cell>
          <table:table-cell office:value-type="float" office:value="1666" table:style-name="ce1">
            <text:p>1666</text:p>
          </table:table-cell>
          <table:table-cell office:value-type="percentage" office:value="7.1067737790958958E-5" table:style-name="ce19">
            <text:p>0.0071%</text:p>
          </table:table-cell>
          <table:table-cell office:value-type="percentage" office:value="9.2190946935504631E-4" table:style-name="ce19">
            <text:p>0.0922%</text:p>
          </table:table-cell>
          <table:table-cell office:value-type="percentage" office:value="1.7399483258323737E-4" table:style-name="ce19">
            <text:p>0.017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orgi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Georgia, 2017</text:p>
          </table:table-cell>
          <table:table-cell office:value-type="float" office:value="8376989" table:style-name="ce1">
            <text:p>8376989</text:p>
          </table:table-cell>
          <table:table-cell office:value-type="float" office:value="1205631" table:style-name="ce1">
            <text:p>1205631</text:p>
          </table:table-cell>
          <table:table-cell office:value-type="float" office:value="9582620" table:style-name="ce1">
            <text:p>9582620</text:p>
          </table:table-cell>
          <table:table-cell office:value-type="float" office:value="569" table:style-name="ce1">
            <text:p>569</text:p>
          </table:table-cell>
          <table:table-cell office:value-type="float" office:value="1117" table:style-name="ce1">
            <text:p>1117</text:p>
          </table:table-cell>
          <table:table-cell office:value-type="float" office:value="1686" table:style-name="ce1">
            <text:p>1686</text:p>
          </table:table-cell>
          <table:table-cell office:value-type="percentage" office:value="6.7924167024691098E-5" table:style-name="ce19">
            <text:p>0.0068%</text:p>
          </table:table-cell>
          <table:table-cell office:value-type="percentage" office:value="9.2648579872282649E-4" table:style-name="ce19">
            <text:p>0.0926%</text:p>
          </table:table-cell>
          <table:table-cell office:value-type="percentage" office:value="1.7594353110109761E-4" table:style-name="ce19">
            <text:p>0.017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Hawaii, 2009</text:p>
          </table:table-cell>
          <table:table-cell office:value-type="float" office:value="1101746.827" table:style-name="ce1">
            <text:p>1101746.827</text:p>
          </table:table-cell>
          <table:table-cell office:value-type="float" office:value="180646.56999999998" table:style-name="ce1">
            <text:p>180646.57</text:p>
          </table:table-cell>
          <table:table-cell office:value-type="float" office:value="1280241" table:style-name="ce1">
            <text:p>1280241</text:p>
          </table:table-cell>
          <table:table-cell office:value-type="float" office:value="449" table:style-name="ce1">
            <text:p>449</text:p>
          </table:table-cell>
          <table:table-cell office:value-type="float" office:value="236" table:style-name="ce1">
            <text:p>236</text:p>
          </table:table-cell>
          <table:table-cell office:value-type="float" office:value="685" table:style-name="ce1">
            <text:p>685</text:p>
          </table:table-cell>
          <table:table-cell office:value-type="percentage" office:value="4.0753464316534854E-4" table:style-name="ce19">
            <text:p>0.0408%</text:p>
          </table:table-cell>
          <table:table-cell office:value-type="percentage" office:value="1.3064183836980687E-3" table:style-name="ce19">
            <text:p>0.1306%</text:p>
          </table:table-cell>
          <table:table-cell office:value-type="percentage" office:value="5.3505550907993109E-4" table:style-name="ce19">
            <text:p>0.053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Hawaii, 2010</text:p>
          </table:table-cell>
          <table:table-cell office:value-type="float" office:value="1147748.098" table:style-name="ce1">
            <text:p>1147748.098</text:p>
          </table:table-cell>
          <table:table-cell office:value-type="float" office:value="185908.43600000002" table:style-name="ce1">
            <text:p>185908.436</text:p>
          </table:table-cell>
          <table:table-cell office:value-type="float" office:value="1333591" table:style-name="ce1">
            <text:p>1333591</text:p>
          </table:table-cell>
          <table:table-cell office:value-type="float" office:value="508" table:style-name="ce1">
            <text:p>508</text:p>
          </table:table-cell>
          <table:table-cell office:value-type="float" office:value="266" table:style-name="ce1">
            <text:p>266</text:p>
          </table:table-cell>
          <table:table-cell office:value-type="float" office:value="774" table:style-name="ce1">
            <text:p>774</text:p>
          </table:table-cell>
          <table:table-cell office:value-type="percentage" office:value="4.4260583039537306E-4" table:style-name="ce19">
            <text:p>0.0443%</text:p>
          </table:table-cell>
          <table:table-cell office:value-type="percentage" office:value="1.4308118863417256E-3" table:style-name="ce19">
            <text:p>0.1431%</text:p>
          </table:table-cell>
          <table:table-cell office:value-type="percentage" office:value="5.803878400499103E-4" table:style-name="ce19">
            <text:p>0.058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Hawaii, 2011</text:p>
          </table:table-cell>
          <table:table-cell office:value-type="float" office:value="1156737.6889999998" table:style-name="ce1">
            <text:p>1156737.689</text:p>
          </table:table-cell>
          <table:table-cell office:value-type="float" office:value="191821.68999999997" table:style-name="ce1">
            <text:p>191821.69</text:p>
          </table:table-cell>
          <table:table-cell office:value-type="float" office:value="1346554" table:style-name="ce1">
            <text:p>1346554</text:p>
          </table:table-cell>
          <table:table-cell office:value-type="float" office:value="444" table:style-name="ce1">
            <text:p>444</text:p>
          </table:table-cell>
          <table:table-cell office:value-type="float" office:value="330" table:style-name="ce1">
            <text:p>330</text:p>
          </table:table-cell>
          <table:table-cell office:value-type="float" office:value="774" table:style-name="ce1">
            <text:p>774</text:p>
          </table:table-cell>
          <table:table-cell office:value-type="percentage" office:value="3.8383810281468239E-4" table:style-name="ce19">
            <text:p>0.0384%</text:p>
          </table:table-cell>
          <table:table-cell office:value-type="percentage" office:value="1.7203476833094319E-3" table:style-name="ce19">
            <text:p>0.1720%</text:p>
          </table:table-cell>
          <table:table-cell office:value-type="percentage" office:value="5.7480056499776471E-4" table:style-name="ce19">
            <text:p>0.057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Hawaii, 2012</text:p>
          </table:table-cell>
          <table:table-cell office:value-type="float" office:value="1164954.3370000001" table:style-name="ce1">
            <text:p>1164954.337</text:p>
          </table:table-cell>
          <table:table-cell office:value-type="float" office:value="197109.54499999998" table:style-name="ce1">
            <text:p>197109.545</text:p>
          </table:table-cell>
          <table:table-cell office:value-type="float" office:value="1362730" table:style-name="ce1">
            <text:p>1362730</text:p>
          </table:table-cell>
          <table:table-cell office:value-type="float" office:value="479" table:style-name="ce1">
            <text:p>479</text:p>
          </table:table-cell>
          <table:table-cell office:value-type="float" office:value="392" table:style-name="ce1">
            <text:p>392</text:p>
          </table:table-cell>
          <table:table-cell office:value-type="float" office:value="871" table:style-name="ce1">
            <text:p>871</text:p>
          </table:table-cell>
          <table:table-cell office:value-type="percentage" office:value="4.1117491457521395E-4" table:style-name="ce19">
            <text:p>0.0411%</text:p>
          </table:table-cell>
          <table:table-cell office:value-type="percentage" office:value="1.9887418440339864E-3" table:style-name="ce19">
            <text:p>0.1989%</text:p>
          </table:table-cell>
          <table:table-cell office:value-type="percentage" office:value="6.3915816045731727E-4" table:style-name="ce19">
            <text:p>0.063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Hawaii, 2013</text:p>
          </table:table-cell>
          <table:table-cell office:value-type="float" office:value="1169849.7549999999" table:style-name="ce1">
            <text:p>1169849.755</text:p>
          </table:table-cell>
          <table:table-cell office:value-type="float" office:value="202208.25299999997" table:style-name="ce1">
            <text:p>202208.253</text:p>
          </table:table-cell>
          <table:table-cell office:value-type="float" office:value="1376298" table:style-name="ce1">
            <text:p>1376298</text:p>
          </table:table-cell>
          <table:table-cell office:value-type="float" office:value="461" table:style-name="ce1">
            <text:p>461</text:p>
          </table:table-cell>
          <table:table-cell office:value-type="float" office:value="422" table:style-name="ce1">
            <text:p>422</text:p>
          </table:table-cell>
          <table:table-cell office:value-type="float" office:value="883" table:style-name="ce1">
            <text:p>883</text:p>
          </table:table-cell>
          <table:table-cell office:value-type="percentage" office:value="3.9406769803529174E-4" table:style-name="ce19">
            <text:p>0.0394%</text:p>
          </table:table-cell>
          <table:table-cell office:value-type="percentage" office:value="2.086957350845616E-3" table:style-name="ce19">
            <text:p>0.2087%</text:p>
          </table:table-cell>
          <table:table-cell office:value-type="percentage" office:value="6.4157617027707666E-4" table:style-name="ce19">
            <text:p>0.064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Hawaii, 2014</text:p>
          </table:table-cell>
          <table:table-cell office:value-type="float" office:value="1178545.9849999999" table:style-name="ce1">
            <text:p>1178545.985</text:p>
          </table:table-cell>
          <table:table-cell office:value-type="float" office:value="212874.065" table:style-name="ce1">
            <text:p>212874.065</text:p>
          </table:table-cell>
          <table:table-cell office:value-type="float" office:value="1391072" table:style-name="ce1">
            <text:p>1391072</text:p>
          </table:table-cell>
          <table:table-cell office:value-type="float" office:value="429" table:style-name="ce1">
            <text:p>429</text:p>
          </table:table-cell>
          <table:table-cell office:value-type="float" office:value="357" table:style-name="ce1">
            <text:p>357</text:p>
          </table:table-cell>
          <table:table-cell office:value-type="float" office:value="786" table:style-name="ce1">
            <text:p>786</text:p>
          </table:table-cell>
          <table:table-cell office:value-type="percentage" office:value="3.6400785837813535E-4" table:style-name="ce19">
            <text:p>0.0364%</text:p>
          </table:table-cell>
          <table:table-cell office:value-type="percentage" office:value="1.6770478827470129E-3" table:style-name="ce19">
            <text:p>0.1677%</text:p>
          </table:table-cell>
          <table:table-cell office:value-type="percentage" office:value="5.6503186032067355E-4" table:style-name="ce19">
            <text:p>0.05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Hawaii, 2015</text:p>
          </table:table-cell>
          <table:table-cell office:value-type="float" office:value="1185327.6229999999" table:style-name="ce1">
            <text:p>1185327.623</text:p>
          </table:table-cell>
          <table:table-cell office:value-type="float" office:value="219910.65199999997" table:style-name="ce1">
            <text:p>219910.652</text:p>
          </table:table-cell>
          <table:table-cell office:value-type="float" office:value="1406214" table:style-name="ce1">
            <text:p>1406214</text:p>
          </table:table-cell>
          <table:table-cell office:value-type="float" office:value="510" table:style-name="ce1">
            <text:p>510</text:p>
          </table:table-cell>
          <table:table-cell office:value-type="float" office:value="488" table:style-name="ce1">
            <text:p>488</text:p>
          </table:table-cell>
          <table:table-cell office:value-type="float" office:value="998" table:style-name="ce1">
            <text:p>998</text:p>
          </table:table-cell>
          <table:table-cell office:value-type="percentage" office:value="4.3026079043802056E-4" table:style-name="ce19">
            <text:p>0.0430%</text:p>
          </table:table-cell>
          <table:table-cell office:value-type="percentage" office:value="2.2190830483281914E-3" table:style-name="ce19">
            <text:p>0.2219%</text:p>
          </table:table-cell>
          <table:table-cell office:value-type="percentage" office:value="7.0970705738955802E-4" table:style-name="ce19">
            <text:p>0.071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Hawaii, 2016</text:p>
          </table:table-cell>
          <table:table-cell office:value-type="float" office:value="1185619.6740000001" table:style-name="ce1">
            <text:p>1185619.674</text:p>
          </table:table-cell>
          <table:table-cell office:value-type="float" office:value="228155.08800000002" table:style-name="ce1">
            <text:p>228155.088</text:p>
          </table:table-cell>
          <table:table-cell office:value-type="float" office:value="1413673" table:style-name="ce1">
            <text:p>1413673</text:p>
          </table:table-cell>
          <table:table-cell office:value-type="float" office:value="500" table:style-name="ce1">
            <text:p>500</text:p>
          </table:table-cell>
          <table:table-cell office:value-type="float" office:value="444" table:style-name="ce1">
            <text:p>444</text:p>
          </table:table-cell>
          <table:table-cell office:value-type="float" office:value="944" table:style-name="ce1">
            <text:p>944</text:p>
          </table:table-cell>
          <table:table-cell office:value-type="percentage" office:value="4.2172039732869679E-4" table:style-name="ce19">
            <text:p>0.0422%</text:p>
          </table:table-cell>
          <table:table-cell office:value-type="percentage" office:value="1.9460447009623557E-3" table:style-name="ce19">
            <text:p>0.1946%</text:p>
          </table:table-cell>
          <table:table-cell office:value-type="percentage" office:value="6.677640444430926E-4" table:style-name="ce19">
            <text:p>0.06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awaii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Hawaii, 2017</text:p>
          </table:table-cell>
          <table:table-cell office:value-type="float" office:value="1183532" table:style-name="ce1">
            <text:p>1183532</text:p>
          </table:table-cell>
          <table:table-cell office:value-type="float" office:value="238126" table:style-name="ce1">
            <text:p>238126</text:p>
          </table:table-cell>
          <table:table-cell office:value-type="float" office:value="1421658" table:style-name="ce1">
            <text:p>1421658</text:p>
          </table:table-cell>
          <table:table-cell office:value-type="float" office:value="434" table:style-name="ce1">
            <text:p>434</text:p>
          </table:table-cell>
          <table:table-cell office:value-type="float" office:value="568" table:style-name="ce1">
            <text:p>568</text:p>
          </table:table-cell>
          <table:table-cell office:value-type="float" office:value="1002" table:style-name="ce1">
            <text:p>1002</text:p>
          </table:table-cell>
          <table:table-cell office:value-type="percentage" office:value="3.6669899926660202E-4" table:style-name="ce19">
            <text:p>0.0367%</text:p>
          </table:table-cell>
          <table:table-cell office:value-type="percentage" office:value="2.3852918202968178E-3" table:style-name="ce19">
            <text:p>0.2385%</text:p>
          </table:table-cell>
          <table:table-cell office:value-type="percentage" office:value="7.0481086168403375E-4" table:style-name="ce19">
            <text:p>0.070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Idaho, 2009</text:p>
          </table:table-cell>
          <table:table-cell office:value-type="float" office:value="1314449.1709999999" table:style-name="ce1">
            <text:p>1314449.171</text:p>
          </table:table-cell>
          <table:table-cell office:value-type="float" office:value="174379.39300000004" table:style-name="ce1">
            <text:p>174379.393</text:p>
          </table:table-cell>
          <table:table-cell office:value-type="float" office:value="1488444" table:style-name="ce1">
            <text:p>1488444</text:p>
          </table:table-cell>
          <table:table-cell office:value-type="float" office:value="468" table:style-name="ce1">
            <text:p>468</text:p>
          </table:table-cell>
          <table:table-cell office:value-type="float" office:value="180" table:style-name="ce1">
            <text:p>180</text:p>
          </table:table-cell>
          <table:table-cell office:value-type="float" office:value="648" table:style-name="ce1">
            <text:p>648</text:p>
          </table:table-cell>
          <table:table-cell office:value-type="percentage" office:value="3.5604267576505632E-4" table:style-name="ce19">
            <text:p>0.0356%</text:p>
          </table:table-cell>
          <table:table-cell office:value-type="percentage" office:value="1.0322320596677381E-3" table:style-name="ce19">
            <text:p>0.1032%</text:p>
          </table:table-cell>
          <table:table-cell office:value-type="percentage" office:value="4.3535396696147116E-4" table:style-name="ce19">
            <text:p>0.043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Idaho, 2010</text:p>
          </table:table-cell>
          <table:table-cell office:value-type="float" office:value="1322254.8209999998" table:style-name="ce1">
            <text:p>1322254.821</text:p>
          </table:table-cell>
          <table:table-cell office:value-type="float" office:value="177896.86999999997" table:style-name="ce1">
            <text:p>177896.87</text:p>
          </table:table-cell>
          <table:table-cell office:value-type="float" office:value="1500717" table:style-name="ce1">
            <text:p>1500717</text:p>
          </table:table-cell>
          <table:table-cell office:value-type="float" office:value="462" table:style-name="ce1">
            <text:p>462</text:p>
          </table:table-cell>
          <table:table-cell office:value-type="float" office:value="219" table:style-name="ce1">
            <text:p>219</text:p>
          </table:table-cell>
          <table:table-cell office:value-type="float" office:value="681" table:style-name="ce1">
            <text:p>681</text:p>
          </table:table-cell>
          <table:table-cell office:value-type="percentage" office:value="3.4940315033269982E-4" table:style-name="ce19">
            <text:p>0.0349%</text:p>
          </table:table-cell>
          <table:table-cell office:value-type="percentage" office:value="1.2310503270799539E-3" table:style-name="ce19">
            <text:p>0.1231%</text:p>
          </table:table-cell>
          <table:table-cell office:value-type="percentage" office:value="4.5378309168217593E-4" table:style-name="ce19">
            <text:p>0.04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Idaho, 2011</text:p>
          </table:table-cell>
          <table:table-cell office:value-type="float" office:value="1342513.2049999998" table:style-name="ce1">
            <text:p>1342513.205</text:p>
          </table:table-cell>
          <table:table-cell office:value-type="float" office:value="186788.20300000007" table:style-name="ce1">
            <text:p>186788.203</text:p>
          </table:table-cell>
          <table:table-cell office:value-type="float" office:value="1529400" table:style-name="ce1">
            <text:p>1529400</text:p>
          </table:table-cell>
          <table:table-cell office:value-type="float" office:value="464" table:style-name="ce1">
            <text:p>464</text:p>
          </table:table-cell>
          <table:table-cell office:value-type="float" office:value="209" table:style-name="ce1">
            <text:p>209</text:p>
          </table:table-cell>
          <table:table-cell office:value-type="float" office:value="673" table:style-name="ce1">
            <text:p>673</text:p>
          </table:table-cell>
          <table:table-cell office:value-type="percentage" office:value="3.4562043656024974E-4" table:style-name="ce19">
            <text:p>0.0346%</text:p>
          </table:table-cell>
          <table:table-cell office:value-type="percentage" office:value="1.1189143459986064E-3" table:style-name="ce19">
            <text:p>0.1119%</text:p>
          </table:table-cell>
          <table:table-cell office:value-type="percentage" office:value="4.400418464757421E-4" table:style-name="ce19">
            <text:p>0.04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Idaho, 2012</text:p>
          </table:table-cell>
          <table:table-cell office:value-type="float" office:value="1346330.588" table:style-name="ce1">
            <text:p>1346330.588</text:p>
          </table:table-cell>
          <table:table-cell office:value-type="float" office:value="191302.495" table:style-name="ce1">
            <text:p>191302.495</text:p>
          </table:table-cell>
          <table:table-cell office:value-type="float" office:value="1536407" table:style-name="ce1">
            <text:p>1536407</text:p>
          </table:table-cell>
          <table:table-cell office:value-type="float" office:value="509" table:style-name="ce1">
            <text:p>509</text:p>
          </table:table-cell>
          <table:table-cell office:value-type="float" office:value="224" table:style-name="ce1">
            <text:p>224</text:p>
          </table:table-cell>
          <table:table-cell office:value-type="float" office:value="733" table:style-name="ce1">
            <text:p>733</text:p>
          </table:table-cell>
          <table:table-cell office:value-type="percentage" office:value="3.7806464811597967E-4" table:style-name="ce19">
            <text:p>0.0378%</text:p>
          </table:table-cell>
          <table:table-cell office:value-type="percentage" office:value="1.1709204315395888E-3" table:style-name="ce19">
            <text:p>0.1171%</text:p>
          </table:table-cell>
          <table:table-cell office:value-type="percentage" office:value="4.7708712600241993E-4" table:style-name="ce19">
            <text:p>0.047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Idaho, 2013</text:p>
          </table:table-cell>
          <table:table-cell office:value-type="float" office:value="1358169.7220000003" table:style-name="ce1">
            <text:p>1358169.722</text:p>
          </table:table-cell>
          <table:table-cell office:value-type="float" office:value="195739.24599999998" table:style-name="ce1">
            <text:p>195739.246</text:p>
          </table:table-cell>
          <table:table-cell office:value-type="float" office:value="1553580" table:style-name="ce1">
            <text:p>1553580</text:p>
          </table:table-cell>
          <table:table-cell office:value-type="float" office:value="461" table:style-name="ce1">
            <text:p>461</text:p>
          </table:table-cell>
          <table:table-cell office:value-type="float" office:value="232" table:style-name="ce1">
            <text:p>232</text:p>
          </table:table-cell>
          <table:table-cell office:value-type="float" office:value="693" table:style-name="ce1">
            <text:p>693</text:p>
          </table:table-cell>
          <table:table-cell office:value-type="percentage" office:value="3.394273871170866E-4" table:style-name="ce19">
            <text:p>0.0339%</text:p>
          </table:table-cell>
          <table:table-cell office:value-type="percentage" office:value="1.1852502997789212E-3" table:style-name="ce19">
            <text:p>0.1185%</text:p>
          </table:table-cell>
          <table:table-cell office:value-type="percentage" office:value="4.4606650446066503E-4" table:style-name="ce19">
            <text:p>0.044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Idaho, 2014</text:p>
          </table:table-cell>
          <table:table-cell office:value-type="float" office:value="1257628.9709999997" table:style-name="ce1">
            <text:p>1257628.971</text:p>
          </table:table-cell>
          <table:table-cell office:value-type="float" office:value="189451.18099999998" table:style-name="ce1">
            <text:p>189451.181</text:p>
          </table:table-cell>
          <table:table-cell office:value-type="float" office:value="1447565" table:style-name="ce1">
            <text:p>1447565</text:p>
          </table:table-cell>
          <table:table-cell office:value-type="float" office:value="494" table:style-name="ce1">
            <text:p>494</text:p>
          </table:table-cell>
          <table:table-cell office:value-type="float" office:value="189" table:style-name="ce1">
            <text:p>189</text:p>
          </table:table-cell>
          <table:table-cell office:value-type="float" office:value="683" table:style-name="ce1">
            <text:p>683</text:p>
          </table:table-cell>
          <table:table-cell office:value-type="percentage" office:value="3.9280265594326876E-4" table:style-name="ce19">
            <text:p>0.0393%</text:p>
          </table:table-cell>
          <table:table-cell office:value-type="percentage" office:value="9.9761848409907791E-4" table:style-name="ce19">
            <text:p>0.0998%</text:p>
          </table:table-cell>
          <table:table-cell office:value-type="percentage" office:value="4.7182682642921044E-4" table:style-name="ce19">
            <text:p>0.047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Idaho, 2015</text:p>
          </table:table-cell>
          <table:table-cell office:value-type="float" office:value="1288076.4020000005" table:style-name="ce1">
            <text:p>1288076.402</text:p>
          </table:table-cell>
          <table:table-cell office:value-type="float" office:value="195342.87899999996" table:style-name="ce1">
            <text:p>195342.879</text:p>
          </table:table-cell>
          <table:table-cell office:value-type="float" office:value="1484099" table:style-name="ce1">
            <text:p>1484099</text:p>
          </table:table-cell>
          <table:table-cell office:value-type="float" office:value="488" table:style-name="ce1">
            <text:p>488</text:p>
          </table:table-cell>
          <table:table-cell office:value-type="float" office:value="242" table:style-name="ce1">
            <text:p>242</text:p>
          </table:table-cell>
          <table:table-cell office:value-type="float" office:value="730" table:style-name="ce1">
            <text:p>730</text:p>
          </table:table-cell>
          <table:table-cell office:value-type="percentage" office:value="3.7885951426660776E-4" table:style-name="ce19">
            <text:p>0.0379%</text:p>
          </table:table-cell>
          <table:table-cell office:value-type="percentage" office:value="1.238847309094897E-3" table:style-name="ce19">
            <text:p>0.1239%</text:p>
          </table:table-cell>
          <table:table-cell office:value-type="percentage" office:value="4.9188093247148608E-4" table:style-name="ce19">
            <text:p>0.049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Idaho, 2016</text:p>
          </table:table-cell>
          <table:table-cell office:value-type="float" office:value="1288068.3060000001" table:style-name="ce1">
            <text:p>1288068.306</text:p>
          </table:table-cell>
          <table:table-cell office:value-type="float" office:value="209266.17399999994" table:style-name="ce1">
            <text:p>209266.174</text:p>
          </table:table-cell>
          <table:table-cell office:value-type="float" office:value="1498415" table:style-name="ce1">
            <text:p>1498415</text:p>
          </table:table-cell>
          <table:table-cell office:value-type="float" office:value="516" table:style-name="ce1">
            <text:p>516</text:p>
          </table:table-cell>
          <table:table-cell office:value-type="float" office:value="215" table:style-name="ce1">
            <text:p>215</text:p>
          </table:table-cell>
          <table:table-cell office:value-type="float" office:value="731" table:style-name="ce1">
            <text:p>731</text:p>
          </table:table-cell>
          <table:table-cell office:value-type="percentage" office:value="4.005998731561057E-4" table:style-name="ce19">
            <text:p>0.0401%</text:p>
          </table:table-cell>
          <table:table-cell office:value-type="percentage" office:value="1.0273996790326949E-3" table:style-name="ce19">
            <text:p>0.1027%</text:p>
          </table:table-cell>
          <table:table-cell office:value-type="percentage" office:value="4.8784882692711964E-4" table:style-name="ce19">
            <text:p>0.048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daho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Idaho, 2017</text:p>
          </table:table-cell>
          <table:table-cell office:value-type="float" office:value="1263702" table:style-name="ce1">
            <text:p>1263702</text:p>
          </table:table-cell>
          <table:table-cell office:value-type="float" office:value="213704" table:style-name="ce1">
            <text:p>213704</text:p>
          </table:table-cell>
          <table:table-cell office:value-type="float" office:value="1477406" table:style-name="ce1">
            <text:p>1477406</text:p>
          </table:table-cell>
          <table:table-cell office:value-type="float" office:value="481" table:style-name="ce1">
            <text:p>481</text:p>
          </table:table-cell>
          <table:table-cell office:value-type="float" office:value="264" table:style-name="ce1">
            <text:p>264</text:p>
          </table:table-cell>
          <table:table-cell office:value-type="float" office:value="745" table:style-name="ce1">
            <text:p>745</text:p>
          </table:table-cell>
          <table:table-cell office:value-type="percentage" office:value="3.8062771128003278E-4" table:style-name="ce19">
            <text:p>0.0381%</text:p>
          </table:table-cell>
          <table:table-cell office:value-type="percentage" office:value="1.2353535731666229E-3" table:style-name="ce19">
            <text:p>0.1235%</text:p>
          </table:table-cell>
          <table:table-cell office:value-type="percentage" office:value="5.042622000993633E-4" table:style-name="ce19">
            <text:p>0.050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Illinois, 2009</text:p>
          </table:table-cell>
          <table:table-cell office:value-type="float" office:value="11233074.324000003" table:style-name="ce1">
            <text:p>11233074.32</text:p>
          </table:table-cell>
          <table:table-cell office:value-type="float" office:value="1551158.4959999993" table:style-name="ce1">
            <text:p>1551158.496</text:p>
          </table:table-cell>
          <table:table-cell office:value-type="float" office:value="12785043" table:style-name="ce1">
            <text:p>12785043</text:p>
          </table:table-cell>
          <table:table-cell office:value-type="float" office:value="636" table:style-name="ce1">
            <text:p>636</text:p>
          </table:table-cell>
          <table:table-cell office:value-type="float" office:value="2006" table:style-name="ce1">
            <text:p>2006</text:p>
          </table:table-cell>
          <table:table-cell office:value-type="float" office:value="2642" table:style-name="ce1">
            <text:p>2642</text:p>
          </table:table-cell>
          <table:table-cell office:value-type="percentage" office:value="5.6618516147547912E-5" table:style-name="ce19">
            <text:p>0.0057%</text:p>
          </table:table-cell>
          <table:table-cell office:value-type="percentage" office:value="1.2932269688577336E-3" table:style-name="ce19">
            <text:p>0.1293%</text:p>
          </table:table-cell>
          <table:table-cell office:value-type="percentage" office:value="2.0664772109096544E-4" table:style-name="ce19">
            <text:p>0.020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Illinois, 2010</text:p>
          </table:table-cell>
          <table:table-cell office:value-type="float" office:value="11146725.976000002" table:style-name="ce1">
            <text:p>11146725.98</text:p>
          </table:table-cell>
          <table:table-cell office:value-type="float" office:value="1556220.4290000007" table:style-name="ce1">
            <text:p>1556220.429</text:p>
          </table:table-cell>
          <table:table-cell office:value-type="float" office:value="12699765" table:style-name="ce1">
            <text:p>12699765</text:p>
          </table:table-cell>
          <table:table-cell office:value-type="float" office:value="572" table:style-name="ce1">
            <text:p>572</text:p>
          </table:table-cell>
          <table:table-cell office:value-type="float" office:value="1912" table:style-name="ce1">
            <text:p>1912</text:p>
          </table:table-cell>
          <table:table-cell office:value-type="float" office:value="2484" table:style-name="ce1">
            <text:p>2484</text:p>
          </table:table-cell>
          <table:table-cell office:value-type="percentage" office:value="5.1315516433396887E-5" table:style-name="ce19">
            <text:p>0.0051%</text:p>
          </table:table-cell>
          <table:table-cell office:value-type="percentage" office:value="1.2286177230230919E-3" table:style-name="ce19">
            <text:p>0.1229%</text:p>
          </table:table-cell>
          <table:table-cell office:value-type="percentage" office:value="1.9559417044331135E-4" table:style-name="ce19">
            <text:p>0.019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Illinois, 2011</text:p>
          </table:table-cell>
          <table:table-cell office:value-type="float" office:value="11030582.356000001" table:style-name="ce1">
            <text:p>11030582.36</text:p>
          </table:table-cell>
          <table:table-cell office:value-type="float" office:value="1559619.9860000005" table:style-name="ce1">
            <text:p>1559619.986</text:p>
          </table:table-cell>
          <table:table-cell office:value-type="float" office:value="12597962" table:style-name="ce1">
            <text:p>12597962</text:p>
          </table:table-cell>
          <table:table-cell office:value-type="float" office:value="633" table:style-name="ce1">
            <text:p>633</text:p>
          </table:table-cell>
          <table:table-cell office:value-type="float" office:value="2049" table:style-name="ce1">
            <text:p>2049</text:p>
          </table:table-cell>
          <table:table-cell office:value-type="float" office:value="2682" table:style-name="ce1">
            <text:p>2682</text:p>
          </table:table-cell>
          <table:table-cell office:value-type="percentage" office:value="5.7385909426231201E-5" table:style-name="ce19">
            <text:p>0.0057%</text:p>
          </table:table-cell>
          <table:table-cell office:value-type="percentage" office:value="1.3137815739686215E-3" table:style-name="ce19">
            <text:p>0.1314%</text:p>
          </table:table-cell>
          <table:table-cell office:value-type="percentage" office:value="2.1289157722495115E-4" table:style-name="ce19">
            <text:p>0.021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Illinois, 2012</text:p>
          </table:table-cell>
          <table:table-cell office:value-type="float" office:value="11097142.779000001" table:style-name="ce1">
            <text:p>11097142.78</text:p>
          </table:table-cell>
          <table:table-cell office:value-type="float" office:value="1601625.2590000005" table:style-name="ce1">
            <text:p>1601625.259</text:p>
          </table:table-cell>
          <table:table-cell office:value-type="float" office:value="12694550" table:style-name="ce1">
            <text:p>12694550</text:p>
          </table:table-cell>
          <table:table-cell office:value-type="float" office:value="683" table:style-name="ce1">
            <text:p>683</text:p>
          </table:table-cell>
          <table:table-cell office:value-type="float" office:value="1983" table:style-name="ce1">
            <text:p>1983</text:p>
          </table:table-cell>
          <table:table-cell office:value-type="float" office:value="2666" table:style-name="ce1">
            <text:p>2666</text:p>
          </table:table-cell>
          <table:table-cell office:value-type="percentage" office:value="6.1547374274799343E-5" table:style-name="ce19">
            <text:p>0.0062%</text:p>
          </table:table-cell>
          <table:table-cell office:value-type="percentage" office:value="1.2381173366597107E-3" table:style-name="ce19">
            <text:p>0.1238%</text:p>
          </table:table-cell>
          <table:table-cell office:value-type="percentage" office:value="2.1001138283751689E-4" table:style-name="ce19">
            <text:p>0.021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Illinois, 2013</text:p>
          </table:table-cell>
          <table:table-cell office:value-type="float" office:value="10967942.179000003" table:style-name="ce1">
            <text:p>10967942.18</text:p>
          </table:table-cell>
          <table:table-cell office:value-type="float" office:value="1605856.5230000003" table:style-name="ce1">
            <text:p>1605856.523</text:p>
          </table:table-cell>
          <table:table-cell office:value-type="float" office:value="12580101" table:style-name="ce1">
            <text:p>12580101</text:p>
          </table:table-cell>
          <table:table-cell office:value-type="float" office:value="614" table:style-name="ce1">
            <text:p>614</text:p>
          </table:table-cell>
          <table:table-cell office:value-type="float" office:value="2122" table:style-name="ce1">
            <text:p>2122</text:p>
          </table:table-cell>
          <table:table-cell office:value-type="float" office:value="2736" table:style-name="ce1">
            <text:p>2736</text:p>
          </table:table-cell>
          <table:table-cell office:value-type="percentage" office:value="5.5981330862192886E-5" table:style-name="ce19">
            <text:p>0.0056%</text:p>
          </table:table-cell>
          <table:table-cell office:value-type="percentage" office:value="1.3214131957665558E-3" table:style-name="ce19">
            <text:p>0.1321%</text:p>
          </table:table-cell>
          <table:table-cell office:value-type="percentage" office:value="2.1748633019718998E-4" table:style-name="ce19">
            <text:p>0.021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Illinois, 2014</text:p>
          </table:table-cell>
          <table:table-cell office:value-type="float" office:value="10921971.860000001" table:style-name="ce1">
            <text:p>10921971.86</text:p>
          </table:table-cell>
          <table:table-cell office:value-type="float" office:value="1630702.0300000005" table:style-name="ce1">
            <text:p>1630702.03</text:p>
          </table:table-cell>
          <table:table-cell office:value-type="float" office:value="12558195" table:style-name="ce1">
            <text:p>12558195</text:p>
          </table:table-cell>
          <table:table-cell office:value-type="float" office:value="673" table:style-name="ce1">
            <text:p>673</text:p>
          </table:table-cell>
          <table:table-cell office:value-type="float" office:value="2125" table:style-name="ce1">
            <text:p>2125</text:p>
          </table:table-cell>
          <table:table-cell office:value-type="float" office:value="2798" table:style-name="ce1">
            <text:p>2798</text:p>
          </table:table-cell>
          <table:table-cell office:value-type="percentage" office:value="6.1618909902593354E-5" table:style-name="ce19">
            <text:p>0.0062%</text:p>
          </table:table-cell>
          <table:table-cell office:value-type="percentage" office:value="1.3031197367185466E-3" table:style-name="ce19">
            <text:p>0.1303%</text:p>
          </table:table-cell>
          <table:table-cell office:value-type="percentage" office:value="2.2280271965835854E-4" table:style-name="ce19">
            <text:p>0.022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Illinois, 2015</text:p>
          </table:table-cell>
          <table:table-cell office:value-type="float" office:value="10843197.758000001" table:style-name="ce1">
            <text:p>10843197.76</text:p>
          </table:table-cell>
          <table:table-cell office:value-type="float" office:value="1667285.6800000006" table:style-name="ce1">
            <text:p>1667285.68</text:p>
          </table:table-cell>
          <table:table-cell office:value-type="float" office:value="12514525" table:style-name="ce1">
            <text:p>12514525</text:p>
          </table:table-cell>
          <table:table-cell office:value-type="float" office:value="621" table:style-name="ce1">
            <text:p>621</text:p>
          </table:table-cell>
          <table:table-cell office:value-type="float" office:value="1997" table:style-name="ce1">
            <text:p>1997</text:p>
          </table:table-cell>
          <table:table-cell office:value-type="float" office:value="2618" table:style-name="ce1">
            <text:p>2618</text:p>
          </table:table-cell>
          <table:table-cell office:value-type="percentage" office:value="5.7270928176315191E-5" table:style-name="ce19">
            <text:p>0.0057%</text:p>
          </table:table-cell>
          <table:table-cell office:value-type="percentage" office:value="1.1977551441574184E-3" table:style-name="ce19">
            <text:p>0.1198%</text:p>
          </table:table-cell>
          <table:table-cell office:value-type="percentage" office:value="2.0919691318687685E-4" table:style-name="ce19">
            <text:p>0.02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Illinois, 2016</text:p>
          </table:table-cell>
          <table:table-cell office:value-type="float" office:value="10868056.309999999" table:style-name="ce1">
            <text:p>10868056.31</text:p>
          </table:table-cell>
          <table:table-cell office:value-type="float" office:value="1741843.0749999995" table:style-name="ce1">
            <text:p>1741843.075</text:p>
          </table:table-cell>
          <table:table-cell office:value-type="float" office:value="12613152" table:style-name="ce1">
            <text:p>12613152</text:p>
          </table:table-cell>
          <table:table-cell office:value-type="float" office:value="681" table:style-name="ce1">
            <text:p>681</text:p>
          </table:table-cell>
          <table:table-cell office:value-type="float" office:value="1799" table:style-name="ce1">
            <text:p>1799</text:p>
          </table:table-cell>
          <table:table-cell office:value-type="float" office:value="2480" table:style-name="ce1">
            <text:p>2480</text:p>
          </table:table-cell>
          <table:table-cell office:value-type="percentage" office:value="6.2660698525585762E-5" table:style-name="ce19">
            <text:p>0.0063%</text:p>
          </table:table-cell>
          <table:table-cell office:value-type="percentage" office:value="1.0328140495664345E-3" table:style-name="ce19">
            <text:p>0.1033%</text:p>
          </table:table-cell>
          <table:table-cell office:value-type="percentage" office:value="1.9662016282686516E-4" table:style-name="ce19">
            <text:p>0.019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llinois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Illinois, 2017</text:p>
          </table:table-cell>
          <table:table-cell office:value-type="float" office:value="10717398" table:style-name="ce1">
            <text:p>10717398</text:p>
          </table:table-cell>
          <table:table-cell office:value-type="float" office:value="1773763" table:style-name="ce1">
            <text:p>1773763</text:p>
          </table:table-cell>
          <table:table-cell office:value-type="float" office:value="12491161" table:style-name="ce1">
            <text:p>12491161</text:p>
          </table:table-cell>
          <table:table-cell office:value-type="float" office:value="613" table:style-name="ce1">
            <text:p>613</text:p>
          </table:table-cell>
          <table:table-cell office:value-type="float" office:value="2026" table:style-name="ce1">
            <text:p>2026</text:p>
          </table:table-cell>
          <table:table-cell office:value-type="float" office:value="2639" table:style-name="ce1">
            <text:p>2639</text:p>
          </table:table-cell>
          <table:table-cell office:value-type="percentage" office:value="5.7196718830447463E-5" table:style-name="ce19">
            <text:p>0.0057%</text:p>
          </table:table-cell>
          <table:table-cell office:value-type="percentage" office:value="1.1422044545973729E-3" table:style-name="ce19">
            <text:p>0.1142%</text:p>
          </table:table-cell>
          <table:table-cell office:value-type="percentage" office:value="2.1126939281304597E-4" table:style-name="ce19">
            <text:p>0.021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Indiana, 2009</text:p>
          </table:table-cell>
          <table:table-cell office:value-type="float" office:value="5540636.1899999995" table:style-name="ce1">
            <text:p>5540636.19</text:p>
          </table:table-cell>
          <table:table-cell office:value-type="float" office:value="798519.55799999996" table:style-name="ce1">
            <text:p>798519.558</text:p>
          </table:table-cell>
          <table:table-cell office:value-type="float" office:value="6342469" table:style-name="ce1">
            <text:p>6342469</text:p>
          </table:table-cell>
          <table:table-cell office:value-type="float" office:value="480" table:style-name="ce1">
            <text:p>480</text:p>
          </table:table-cell>
          <table:table-cell office:value-type="float" office:value="946" table:style-name="ce1">
            <text:p>946</text:p>
          </table:table-cell>
          <table:table-cell office:value-type="float" office:value="1426" table:style-name="ce1">
            <text:p>1426</text:p>
          </table:table-cell>
          <table:table-cell office:value-type="percentage" office:value="8.6632650753414663E-5" table:style-name="ce19">
            <text:p>0.0087%</text:p>
          </table:table-cell>
          <table:table-cell office:value-type="percentage" office:value="1.1846923353629368E-3" table:style-name="ce19">
            <text:p>0.1185%</text:p>
          </table:table-cell>
          <table:table-cell office:value-type="percentage" office:value="2.248335782169373E-4" table:style-name="ce19">
            <text:p>0.022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Indiana, 2010</text:p>
          </table:table-cell>
          <table:table-cell office:value-type="float" office:value="5601419.9880000008" table:style-name="ce1">
            <text:p>5601419.988</text:p>
          </table:table-cell>
          <table:table-cell office:value-type="float" office:value="816965.27400000056" table:style-name="ce1">
            <text:p>816965.274</text:p>
          </table:table-cell>
          <table:table-cell office:value-type="float" office:value="6417398" table:style-name="ce1">
            <text:p>6417398</text:p>
          </table:table-cell>
          <table:table-cell office:value-type="float" office:value="510" table:style-name="ce1">
            <text:p>510</text:p>
          </table:table-cell>
          <table:table-cell office:value-type="float" office:value="976" table:style-name="ce1">
            <text:p>976</text:p>
          </table:table-cell>
          <table:table-cell office:value-type="float" office:value="1486" table:style-name="ce1">
            <text:p>1486</text:p>
          </table:table-cell>
          <table:table-cell office:value-type="percentage" office:value="9.1048341508506776E-5" table:style-name="ce19">
            <text:p>0.0091%</text:p>
          </table:table-cell>
          <table:table-cell office:value-type="percentage" office:value="1.194665221474272E-3" table:style-name="ce19">
            <text:p>0.1195%</text:p>
          </table:table-cell>
          <table:table-cell office:value-type="percentage" office:value="2.3155802398417552E-4" table:style-name="ce19">
            <text:p>0.023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Indiana, 2011</text:p>
          </table:table-cell>
          <table:table-cell office:value-type="float" office:value="5341913.8579999991" table:style-name="ce1">
            <text:p>5341913.858</text:p>
          </table:table-cell>
          <table:table-cell office:value-type="float" office:value="782863.51899999985" table:style-name="ce1">
            <text:p>782863.519</text:p>
          </table:table-cell>
          <table:table-cell office:value-type="float" office:value="6122854" table:style-name="ce1">
            <text:p>6122854</text:p>
          </table:table-cell>
          <table:table-cell office:value-type="float" office:value="496" table:style-name="ce1">
            <text:p>496</text:p>
          </table:table-cell>
          <table:table-cell office:value-type="float" office:value="827" table:style-name="ce1">
            <text:p>827</text:p>
          </table:table-cell>
          <table:table-cell office:value-type="float" office:value="1323" table:style-name="ce1">
            <text:p>1323</text:p>
          </table:table-cell>
          <table:table-cell office:value-type="percentage" office:value="9.2850617435021941E-5" table:style-name="ce19">
            <text:p>0.0093%</text:p>
          </table:table-cell>
          <table:table-cell office:value-type="percentage" office:value="1.0563782574213936E-3" table:style-name="ce19">
            <text:p>0.1056%</text:p>
          </table:table-cell>
          <table:table-cell office:value-type="percentage" office:value="2.1607570587180424E-4" table:style-name="ce19">
            <text:p>0.021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Indiana, 2012</text:p>
          </table:table-cell>
          <table:table-cell office:value-type="float" office:value="5388492.2179999985" table:style-name="ce1">
            <text:p>5388492.218</text:p>
          </table:table-cell>
          <table:table-cell office:value-type="float" office:value="806244.01600000006" table:style-name="ce1">
            <text:p>806244.016</text:p>
          </table:table-cell>
          <table:table-cell office:value-type="float" office:value="6196359" table:style-name="ce1">
            <text:p>6196359</text:p>
          </table:table-cell>
          <table:table-cell office:value-type="float" office:value="496" table:style-name="ce1">
            <text:p>496</text:p>
          </table:table-cell>
          <table:table-cell office:value-type="float" office:value="801" table:style-name="ce1">
            <text:p>801</text:p>
          </table:table-cell>
          <table:table-cell office:value-type="float" office:value="1297" table:style-name="ce1">
            <text:p>1297</text:p>
          </table:table-cell>
          <table:table-cell office:value-type="percentage" office:value="9.2048012678414183E-5" table:style-name="ce19">
            <text:p>0.0092%</text:p>
          </table:table-cell>
          <table:table-cell office:value-type="percentage" office:value="9.9349574583385176E-4" table:style-name="ce19">
            <text:p>0.0993%</text:p>
          </table:table-cell>
          <table:table-cell office:value-type="percentage" office:value="2.0931647117282908E-4" table:style-name="ce19">
            <text:p>0.02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Indiana, 2013</text:p>
          </table:table-cell>
          <table:table-cell office:value-type="float" office:value="5466138.9090000009" table:style-name="ce1">
            <text:p>5466138.909</text:p>
          </table:table-cell>
          <table:table-cell office:value-type="float" office:value="831703.03299999982" table:style-name="ce1">
            <text:p>831703.033</text:p>
          </table:table-cell>
          <table:table-cell office:value-type="float" office:value="6295415" table:style-name="ce1">
            <text:p>6295415</text:p>
          </table:table-cell>
          <table:table-cell office:value-type="float" office:value="439" table:style-name="ce1">
            <text:p>439</text:p>
          </table:table-cell>
          <table:table-cell office:value-type="float" office:value="916" table:style-name="ce1">
            <text:p>916</text:p>
          </table:table-cell>
          <table:table-cell office:value-type="float" office:value="1355" table:style-name="ce1">
            <text:p>1355</text:p>
          </table:table-cell>
          <table:table-cell office:value-type="percentage" office:value="8.0312631513477687E-5" table:style-name="ce19">
            <text:p>0.0080%</text:p>
          </table:table-cell>
          <table:table-cell office:value-type="percentage" office:value="1.1013546466169977E-3" table:style-name="ce19">
            <text:p>0.1101%</text:p>
          </table:table-cell>
          <table:table-cell office:value-type="percentage" office:value="2.1523600906373926E-4" table:style-name="ce19">
            <text:p>0.021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Indiana, 2014</text:p>
          </table:table-cell>
          <table:table-cell office:value-type="float" office:value="5383265.824" table:style-name="ce1">
            <text:p>5383265.824</text:p>
          </table:table-cell>
          <table:table-cell office:value-type="float" office:value="844157.80000000028" table:style-name="ce1">
            <text:p>844157.8</text:p>
          </table:table-cell>
          <table:table-cell office:value-type="float" office:value="6228350" table:style-name="ce1">
            <text:p>6228350</text:p>
          </table:table-cell>
          <table:table-cell office:value-type="float" office:value="507" table:style-name="ce1">
            <text:p>507</text:p>
          </table:table-cell>
          <table:table-cell office:value-type="float" office:value="832" table:style-name="ce1">
            <text:p>832</text:p>
          </table:table-cell>
          <table:table-cell office:value-type="float" office:value="1339" table:style-name="ce1">
            <text:p>1339</text:p>
          </table:table-cell>
          <table:table-cell office:value-type="percentage" office:value="9.4180747630864155E-5" table:style-name="ce19">
            <text:p>0.0094%</text:p>
          </table:table-cell>
          <table:table-cell office:value-type="percentage" office:value="9.8559771644590581E-4" table:style-name="ce19">
            <text:p>0.0986%</text:p>
          </table:table-cell>
          <table:table-cell office:value-type="percentage" office:value="2.1498470702513507E-4" table:style-name="ce19">
            <text:p>0.021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Indiana, 2015</text:p>
          </table:table-cell>
          <table:table-cell office:value-type="float" office:value="5252536.0829999987" table:style-name="ce1">
            <text:p>5252536.083</text:p>
          </table:table-cell>
          <table:table-cell office:value-type="float" office:value="834075.39500000002" table:style-name="ce1">
            <text:p>834075.395</text:p>
          </table:table-cell>
          <table:table-cell office:value-type="float" office:value="6085821" table:style-name="ce1">
            <text:p>6085821</text:p>
          </table:table-cell>
          <table:table-cell office:value-type="float" office:value="473" table:style-name="ce1">
            <text:p>473</text:p>
          </table:table-cell>
          <table:table-cell office:value-type="float" office:value="874" table:style-name="ce1">
            <text:p>874</text:p>
          </table:table-cell>
          <table:table-cell office:value-type="float" office:value="1347" table:style-name="ce1">
            <text:p>1347</text:p>
          </table:table-cell>
          <table:table-cell office:value-type="percentage" office:value="9.0051737394223653E-5" table:style-name="ce19">
            <text:p>0.0090%</text:p>
          </table:table-cell>
          <table:table-cell office:value-type="percentage" office:value="1.0478669017685146E-3" table:style-name="ce19">
            <text:p>0.1048%</text:p>
          </table:table-cell>
          <table:table-cell office:value-type="percentage" office:value="2.2133414702798522E-4" table:style-name="ce19">
            <text:p>0.022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Indiana, 2016</text:p>
          </table:table-cell>
          <table:table-cell office:value-type="float" office:value="5324101.5090000005" table:style-name="ce1">
            <text:p>5324101.509</text:p>
          </table:table-cell>
          <table:table-cell office:value-type="float" office:value="883020.91400000022" table:style-name="ce1">
            <text:p>883020.914</text:p>
          </table:table-cell>
          <table:table-cell office:value-type="float" office:value="6207101" table:style-name="ce1">
            <text:p>6207101</text:p>
          </table:table-cell>
          <table:table-cell office:value-type="float" office:value="566" table:style-name="ce1">
            <text:p>566</text:p>
          </table:table-cell>
          <table:table-cell office:value-type="float" office:value="768" table:style-name="ce1">
            <text:p>768</text:p>
          </table:table-cell>
          <table:table-cell office:value-type="float" office:value="1334" table:style-name="ce1">
            <text:p>1334</text:p>
          </table:table-cell>
          <table:table-cell office:value-type="percentage" office:value="1.0630901740757925E-4" table:style-name="ce19">
            <text:p>0.0106%</text:p>
          </table:table-cell>
          <table:table-cell office:value-type="percentage" office:value="8.6974157443342253E-4" table:style-name="ce19">
            <text:p>0.0870%</text:p>
          </table:table-cell>
          <table:table-cell office:value-type="percentage" office:value="2.1491514315620126E-4" table:style-name="ce19">
            <text:p>0.021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ndian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Indiana, 2017</text:p>
          </table:table-cell>
          <table:table-cell office:value-type="float" office:value="5484127" table:style-name="ce1">
            <text:p>5484127</text:p>
          </table:table-cell>
          <table:table-cell office:value-type="float" office:value="940248" table:style-name="ce1">
            <text:p>940248</text:p>
          </table:table-cell>
          <table:table-cell office:value-type="float" office:value="6424375" table:style-name="ce1">
            <text:p>6424375</text:p>
          </table:table-cell>
          <table:table-cell office:value-type="float" office:value="523" table:style-name="ce1">
            <text:p>523</text:p>
          </table:table-cell>
          <table:table-cell office:value-type="float" office:value="901" table:style-name="ce1">
            <text:p>901</text:p>
          </table:table-cell>
          <table:table-cell office:value-type="float" office:value="1424" table:style-name="ce1">
            <text:p>1424</text:p>
          </table:table-cell>
          <table:table-cell office:value-type="percentage" office:value="9.5366135758708726E-5" table:style-name="ce19">
            <text:p>0.0095%</text:p>
          </table:table-cell>
          <table:table-cell office:value-type="percentage" office:value="9.5825782134075269E-4" table:style-name="ce19">
            <text:p>0.0958%</text:p>
          </table:table-cell>
          <table:table-cell office:value-type="percentage" office:value="2.2165580309368616E-4" table:style-name="ce19">
            <text:p>0.02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Iowa, 2009</text:p>
          </table:table-cell>
          <table:table-cell office:value-type="float" office:value="2507248.5310000004" table:style-name="ce1">
            <text:p>2507248.531</text:p>
          </table:table-cell>
          <table:table-cell office:value-type="float" office:value="431457.27400000009" table:style-name="ce1">
            <text:p>431457.274</text:p>
          </table:table-cell>
          <table:table-cell office:value-type="float" office:value="2939403" table:style-name="ce1">
            <text:p>2939403</text:p>
          </table:table-cell>
          <table:table-cell office:value-type="float" office:value="509" table:style-name="ce1">
            <text:p>509</text:p>
          </table:table-cell>
          <table:table-cell office:value-type="float" office:value="576" table:style-name="ce1">
            <text:p>576</text:p>
          </table:table-cell>
          <table:table-cell office:value-type="float" office:value="1085" table:style-name="ce1">
            <text:p>1085</text:p>
          </table:table-cell>
          <table:table-cell office:value-type="percentage" office:value="2.0301138626930955E-4" table:style-name="ce19">
            <text:p>0.0203%</text:p>
          </table:table-cell>
          <table:table-cell office:value-type="percentage" office:value="1.3350105206477521E-3" table:style-name="ce19">
            <text:p>0.1335%</text:p>
          </table:table-cell>
          <table:table-cell office:value-type="percentage" office:value="3.6912257352938674E-4" table:style-name="ce19">
            <text:p>0.036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Iowa, 2010</text:p>
          </table:table-cell>
          <table:table-cell office:value-type="float" office:value="2473183.470999999" table:style-name="ce1">
            <text:p>2473183.471</text:p>
          </table:table-cell>
          <table:table-cell office:value-type="float" office:value="426239.08000000007" table:style-name="ce1">
            <text:p>426239.08</text:p>
          </table:table-cell>
          <table:table-cell office:value-type="float" office:value="2899335" table:style-name="ce1">
            <text:p>2899335</text:p>
          </table:table-cell>
          <table:table-cell office:value-type="float" office:value="448" table:style-name="ce1">
            <text:p>448</text:p>
          </table:table-cell>
          <table:table-cell office:value-type="float" office:value="498" table:style-name="ce1">
            <text:p>498</text:p>
          </table:table-cell>
          <table:table-cell office:value-type="float" office:value="946" table:style-name="ce1">
            <text:p>946</text:p>
          </table:table-cell>
          <table:table-cell office:value-type="percentage" office:value="1.8114305115376545E-4" table:style-name="ce19">
            <text:p>0.0181%</text:p>
          </table:table-cell>
          <table:table-cell office:value-type="percentage" office:value="1.168358377650402E-3" table:style-name="ce19">
            <text:p>0.1168%</text:p>
          </table:table-cell>
          <table:table-cell office:value-type="percentage" office:value="3.2628171632460547E-4" table:style-name="ce19">
            <text:p>0.032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Iowa, 2011</text:p>
          </table:table-cell>
          <table:table-cell office:value-type="float" office:value="2421811.0809999998" table:style-name="ce1">
            <text:p>2421811.081</text:p>
          </table:table-cell>
          <table:table-cell office:value-type="float" office:value="417420.43500000006" table:style-name="ce1">
            <text:p>417420.435</text:p>
          </table:table-cell>
          <table:table-cell office:value-type="float" office:value="2839877" table:style-name="ce1">
            <text:p>2839877</text:p>
          </table:table-cell>
          <table:table-cell office:value-type="float" office:value="460" table:style-name="ce1">
            <text:p>460</text:p>
          </table:table-cell>
          <table:table-cell office:value-type="float" office:value="559" table:style-name="ce1">
            <text:p>559</text:p>
          </table:table-cell>
          <table:table-cell office:value-type="float" office:value="1019" table:style-name="ce1">
            <text:p>1019</text:p>
          </table:table-cell>
          <table:table-cell office:value-type="percentage" office:value="1.8994049684918426E-4" table:style-name="ce19">
            <text:p>0.0190%</text:p>
          </table:table-cell>
          <table:table-cell office:value-type="percentage" office:value="1.3391773692152851E-3" table:style-name="ce19">
            <text:p>0.1339%</text:p>
          </table:table-cell>
          <table:table-cell office:value-type="percentage" office:value="3.5881835727392421E-4" table:style-name="ce19">
            <text:p>0.035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Iowa, 2012</text:p>
          </table:table-cell>
          <table:table-cell office:value-type="float" office:value="2521062.6969999997" table:style-name="ce1">
            <text:p>2521062.697</text:p>
          </table:table-cell>
          <table:table-cell office:value-type="float" office:value="438910.20599999995" table:style-name="ce1">
            <text:p>438910.206</text:p>
          </table:table-cell>
          <table:table-cell office:value-type="float" office:value="2961052" table:style-name="ce1">
            <text:p>2961052</text:p>
          </table:table-cell>
          <table:table-cell office:value-type="float" office:value="488" table:style-name="ce1">
            <text:p>488</text:p>
          </table:table-cell>
          <table:table-cell office:value-type="float" office:value="596" table:style-name="ce1">
            <text:p>596</text:p>
          </table:table-cell>
          <table:table-cell office:value-type="float" office:value="1084" table:style-name="ce1">
            <text:p>1084</text:p>
          </table:table-cell>
          <table:table-cell office:value-type="percentage" office:value="1.9356916453553796E-4" table:style-name="ce19">
            <text:p>0.0194%</text:p>
          </table:table-cell>
          <table:table-cell office:value-type="percentage" office:value="1.3579087290578977E-3" table:style-name="ce19">
            <text:p>0.1358%</text:p>
          </table:table-cell>
          <table:table-cell office:value-type="percentage" office:value="3.6608610723486113E-4" table:style-name="ce19">
            <text:p>0.036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Iowa, 2013</text:p>
          </table:table-cell>
          <table:table-cell office:value-type="float" office:value="2444125.426" table:style-name="ce1">
            <text:p>2444125.426</text:p>
          </table:table-cell>
          <table:table-cell office:value-type="float" office:value="424006.62299999996" table:style-name="ce1">
            <text:p>424006.623</text:p>
          </table:table-cell>
          <table:table-cell office:value-type="float" office:value="2869003" table:style-name="ce1">
            <text:p>2869003</text:p>
          </table:table-cell>
          <table:table-cell office:value-type="float" office:value="459" table:style-name="ce1">
            <text:p>459</text:p>
          </table:table-cell>
          <table:table-cell office:value-type="float" office:value="691" table:style-name="ce1">
            <text:p>691</text:p>
          </table:table-cell>
          <table:table-cell office:value-type="float" office:value="1150" table:style-name="ce1">
            <text:p>1150</text:p>
          </table:table-cell>
          <table:table-cell office:value-type="percentage" office:value="1.8779723622907067E-4" table:style-name="ce19">
            <text:p>0.0188%</text:p>
          </table:table-cell>
          <table:table-cell office:value-type="percentage" office:value="1.6296915248892234E-3" table:style-name="ce19">
            <text:p>0.1630%</text:p>
          </table:table-cell>
          <table:table-cell office:value-type="percentage" office:value="4.0083610926862047E-4" table:style-name="ce19">
            <text:p>0.040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Iowa, 2014</text:p>
          </table:table-cell>
          <table:table-cell office:value-type="float" office:value="2315151.9500000002" table:style-name="ce1">
            <text:p>2315151.95</text:p>
          </table:table-cell>
          <table:table-cell office:value-type="float" office:value="400292.60699999984" table:style-name="ce1">
            <text:p>400292.607</text:p>
          </table:table-cell>
          <table:table-cell office:value-type="float" office:value="2715855" table:style-name="ce1">
            <text:p>2715855</text:p>
          </table:table-cell>
          <table:table-cell office:value-type="float" office:value="447" table:style-name="ce1">
            <text:p>447</text:p>
          </table:table-cell>
          <table:table-cell office:value-type="float" office:value="512" table:style-name="ce1">
            <text:p>512</text:p>
          </table:table-cell>
          <table:table-cell office:value-type="float" office:value="959" table:style-name="ce1">
            <text:p>959</text:p>
          </table:table-cell>
          <table:table-cell office:value-type="percentage" office:value="1.930758799654597E-4" table:style-name="ce19">
            <text:p>0.0193%</text:p>
          </table:table-cell>
          <table:table-cell office:value-type="percentage" office:value="1.2790643420501648E-3" table:style-name="ce19">
            <text:p>0.1279%</text:p>
          </table:table-cell>
          <table:table-cell office:value-type="percentage" office:value="3.5311163519407331E-4" table:style-name="ce19">
            <text:p>0.035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Iowa, 2015</text:p>
          </table:table-cell>
          <table:table-cell office:value-type="float" office:value="2422981.2779999999" table:style-name="ce1">
            <text:p>2422981.278</text:p>
          </table:table-cell>
          <table:table-cell office:value-type="float" office:value="435418.72399999993" table:style-name="ce1">
            <text:p>435418.724</text:p>
          </table:table-cell>
          <table:table-cell office:value-type="float" office:value="2858834" table:style-name="ce1">
            <text:p>2858834</text:p>
          </table:table-cell>
          <table:table-cell office:value-type="float" office:value="443" table:style-name="ce1">
            <text:p>443</text:p>
          </table:table-cell>
          <table:table-cell office:value-type="float" office:value="519" table:style-name="ce1">
            <text:p>519</text:p>
          </table:table-cell>
          <table:table-cell office:value-type="float" office:value="962" table:style-name="ce1">
            <text:p>962</text:p>
          </table:table-cell>
          <table:table-cell office:value-type="percentage" office:value="1.8283261369880053E-4" table:style-name="ce19">
            <text:p>0.0183%</text:p>
          </table:table-cell>
          <table:table-cell office:value-type="percentage" office:value="1.1919560905240265E-3" table:style-name="ce19">
            <text:p>0.1192%</text:p>
          </table:table-cell>
          <table:table-cell office:value-type="percentage" office:value="3.3650082516158684E-4" table:style-name="ce19">
            <text:p>0.033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Iowa, 2016</text:p>
          </table:table-cell>
          <table:table-cell office:value-type="float" office:value="2311921.3599999994" table:style-name="ce1">
            <text:p>2311921.36</text:p>
          </table:table-cell>
          <table:table-cell office:value-type="float" office:value="416589.34300000011" table:style-name="ce1">
            <text:p>416589.343</text:p>
          </table:table-cell>
          <table:table-cell office:value-type="float" office:value="2728192" table:style-name="ce1">
            <text:p>2728192</text:p>
          </table:table-cell>
          <table:table-cell office:value-type="float" office:value="519" table:style-name="ce1">
            <text:p>519</text:p>
          </table:table-cell>
          <table:table-cell office:value-type="float" office:value="446" table:style-name="ce1">
            <text:p>446</text:p>
          </table:table-cell>
          <table:table-cell office:value-type="float" office:value="965" table:style-name="ce1">
            <text:p>965</text:p>
          </table:table-cell>
          <table:table-cell office:value-type="percentage" office:value="2.244886045777959E-4" table:style-name="ce19">
            <text:p>0.0224%</text:p>
          </table:table-cell>
          <table:table-cell office:value-type="percentage" office:value="1.0705986782767985E-3" table:style-name="ce19">
            <text:p>0.1071%</text:p>
          </table:table-cell>
          <table:table-cell office:value-type="percentage" office:value="3.5371410809796378E-4" table:style-name="ce19">
            <text:p>0.03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Iow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Iowa, 2017</text:p>
          </table:table-cell>
          <table:table-cell office:value-type="float" office:value="2247914" table:style-name="ce1">
            <text:p>2247914</text:p>
          </table:table-cell>
          <table:table-cell office:value-type="float" office:value="412990" table:style-name="ce1">
            <text:p>412990</text:p>
          </table:table-cell>
          <table:table-cell office:value-type="float" office:value="2660904" table:style-name="ce1">
            <text:p>2660904</text:p>
          </table:table-cell>
          <table:table-cell office:value-type="float" office:value="482" table:style-name="ce1">
            <text:p>482</text:p>
          </table:table-cell>
          <table:table-cell office:value-type="float" office:value="501" table:style-name="ce1">
            <text:p>501</text:p>
          </table:table-cell>
          <table:table-cell office:value-type="float" office:value="983" table:style-name="ce1">
            <text:p>983</text:p>
          </table:table-cell>
          <table:table-cell office:value-type="percentage" office:value="2.1442101432706055E-4" table:style-name="ce19">
            <text:p>0.0214%</text:p>
          </table:table-cell>
          <table:table-cell office:value-type="percentage" office:value="1.2131044335213928E-3" table:style-name="ce19">
            <text:p>0.1213%</text:p>
          </table:table-cell>
          <table:table-cell office:value-type="percentage" office:value="3.6942332380273773E-4" table:style-name="ce19">
            <text:p>0.036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Kansas, 2009</text:p>
          </table:table-cell>
          <table:table-cell office:value-type="float" office:value="2407803.8119999995" table:style-name="ce1">
            <text:p>2407803.812</text:p>
          </table:table-cell>
          <table:table-cell office:value-type="float" office:value="357172.13800000009" table:style-name="ce1">
            <text:p>357172.138</text:p>
          </table:table-cell>
          <table:table-cell office:value-type="float" office:value="2765788" table:style-name="ce1">
            <text:p>2765788</text:p>
          </table:table-cell>
          <table:table-cell office:value-type="float" office:value="509" table:style-name="ce1">
            <text:p>509</text:p>
          </table:table-cell>
          <table:table-cell office:value-type="float" office:value="517" table:style-name="ce1">
            <text:p>517</text:p>
          </table:table-cell>
          <table:table-cell office:value-type="float" office:value="1026" table:style-name="ce1">
            <text:p>1026</text:p>
          </table:table-cell>
          <table:table-cell office:value-type="percentage" office:value="2.1139596069382754E-4" table:style-name="ce19">
            <text:p>0.0211%</text:p>
          </table:table-cell>
          <table:table-cell office:value-type="percentage" office:value="1.4474813262169959E-3" table:style-name="ce19">
            <text:p>0.1447%</text:p>
          </table:table-cell>
          <table:table-cell office:value-type="percentage" office:value="3.7096118719149841E-4" table:style-name="ce19">
            <text:p>0.03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Kansas, 2010</text:p>
          </table:table-cell>
          <table:table-cell office:value-type="float" office:value="2372934.7880000006" table:style-name="ce1">
            <text:p>2372934.788</text:p>
          </table:table-cell>
          <table:table-cell office:value-type="float" office:value="355943.44200000004" table:style-name="ce1">
            <text:p>355943.442</text:p>
          </table:table-cell>
          <table:table-cell office:value-type="float" office:value="2728651" table:style-name="ce1">
            <text:p>2728651</text:p>
          </table:table-cell>
          <table:table-cell office:value-type="float" office:value="474" table:style-name="ce1">
            <text:p>474</text:p>
          </table:table-cell>
          <table:table-cell office:value-type="float" office:value="478" table:style-name="ce1">
            <text:p>478</text:p>
          </table:table-cell>
          <table:table-cell office:value-type="float" office:value="952" table:style-name="ce1">
            <text:p>952</text:p>
          </table:table-cell>
          <table:table-cell office:value-type="percentage" office:value="1.9975264486703622E-4" table:style-name="ce19">
            <text:p>0.0200%</text:p>
          </table:table-cell>
          <table:table-cell office:value-type="percentage" office:value="1.3429099783779693E-3" table:style-name="ce19">
            <text:p>0.1343%</text:p>
          </table:table-cell>
          <table:table-cell office:value-type="percentage" office:value="3.488903491139028E-4" table:style-name="ce19">
            <text:p>0.034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Kansas, 2011</text:p>
          </table:table-cell>
          <table:table-cell office:value-type="float" office:value="2377584.8149999999" table:style-name="ce1">
            <text:p>2377584.815</text:p>
          </table:table-cell>
          <table:table-cell office:value-type="float" office:value="355419.89800000022" table:style-name="ce1">
            <text:p>355419.898</text:p>
          </table:table-cell>
          <table:table-cell office:value-type="float" office:value="2733429" table:style-name="ce1">
            <text:p>2733429</text:p>
          </table:table-cell>
          <table:table-cell office:value-type="float" office:value="519" table:style-name="ce1">
            <text:p>519</text:p>
          </table:table-cell>
          <table:table-cell office:value-type="float" office:value="569" table:style-name="ce1">
            <text:p>569</text:p>
          </table:table-cell>
          <table:table-cell office:value-type="float" office:value="1088" table:style-name="ce1">
            <text:p>1088</text:p>
          </table:table-cell>
          <table:table-cell office:value-type="percentage" office:value="2.1828874272987819E-4" table:style-name="ce19">
            <text:p>0.0218%</text:p>
          </table:table-cell>
          <table:table-cell office:value-type="percentage" office:value="1.6009233112772984E-3" table:style-name="ce19">
            <text:p>0.1601%</text:p>
          </table:table-cell>
          <table:table-cell office:value-type="percentage" office:value="3.9803484926808052E-4" table:style-name="ce19">
            <text:p>0.039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Kansas, 2012</text:p>
          </table:table-cell>
          <table:table-cell office:value-type="float" office:value="2419309.7770000007" table:style-name="ce1">
            <text:p>2419309.777</text:p>
          </table:table-cell>
          <table:table-cell office:value-type="float" office:value="364201.97500000009" table:style-name="ce1">
            <text:p>364201.975</text:p>
          </table:table-cell>
          <table:table-cell office:value-type="float" office:value="2782137" table:style-name="ce1">
            <text:p>2782137</text:p>
          </table:table-cell>
          <table:table-cell office:value-type="float" office:value="448" table:style-name="ce1">
            <text:p>448</text:p>
          </table:table-cell>
          <table:table-cell office:value-type="float" office:value="576" table:style-name="ce1">
            <text:p>576</text:p>
          </table:table-cell>
          <table:table-cell office:value-type="float" office:value="1024" table:style-name="ce1">
            <text:p>1024</text:p>
          </table:table-cell>
          <table:table-cell office:value-type="percentage" office:value="1.8517678234472736E-4" table:style-name="ce19">
            <text:p>0.0185%</text:p>
          </table:table-cell>
          <table:table-cell office:value-type="percentage" office:value="1.58154002322475E-3" table:style-name="ce19">
            <text:p>0.1582%</text:p>
          </table:table-cell>
          <table:table-cell office:value-type="percentage" office:value="3.6806239232647421E-4" table:style-name="ce19">
            <text:p>0.03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Kansas, 2013</text:p>
          </table:table-cell>
          <table:table-cell office:value-type="float" office:value="2318866.6939999987" table:style-name="ce1">
            <text:p>2318866.694</text:p>
          </table:table-cell>
          <table:table-cell office:value-type="float" office:value="352205.13799999992" table:style-name="ce1">
            <text:p>352205.138</text:p>
          </table:table-cell>
          <table:table-cell office:value-type="float" office:value="2671957" table:style-name="ce1">
            <text:p>2671957</text:p>
          </table:table-cell>
          <table:table-cell office:value-type="float" office:value="483" table:style-name="ce1">
            <text:p>483</text:p>
          </table:table-cell>
          <table:table-cell office:value-type="float" office:value="606" table:style-name="ce1">
            <text:p>606</text:p>
          </table:table-cell>
          <table:table-cell office:value-type="float" office:value="1089" table:style-name="ce1">
            <text:p>1089</text:p>
          </table:table-cell>
          <table:table-cell office:value-type="percentage" office:value="2.0829140426646719E-4" table:style-name="ce19">
            <text:p>0.0208%</text:p>
          </table:table-cell>
          <table:table-cell office:value-type="percentage" office:value="1.7205881874443301E-3" table:style-name="ce19">
            <text:p>0.1721%</text:p>
          </table:table-cell>
          <table:table-cell office:value-type="percentage" office:value="4.0756643913056985E-4" table:style-name="ce19">
            <text:p>0.040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Kansas, 2014</text:p>
          </table:table-cell>
          <table:table-cell office:value-type="float" office:value="2354476.6740000001" table:style-name="ce1">
            <text:p>2354476.674</text:p>
          </table:table-cell>
          <table:table-cell office:value-type="float" office:value="368061.12200000003" table:style-name="ce1">
            <text:p>368061.122</text:p>
          </table:table-cell>
          <table:table-cell office:value-type="float" office:value="2722708" table:style-name="ce1">
            <text:p>2722708</text:p>
          </table:table-cell>
          <table:table-cell office:value-type="float" office:value="536" table:style-name="ce1">
            <text:p>536</text:p>
          </table:table-cell>
          <table:table-cell office:value-type="float" office:value="521" table:style-name="ce1">
            <text:p>521</text:p>
          </table:table-cell>
          <table:table-cell office:value-type="float" office:value="1057" table:style-name="ce1">
            <text:p>1057</text:p>
          </table:table-cell>
          <table:table-cell office:value-type="percentage" office:value="2.2765143775639715E-4" table:style-name="ce19">
            <text:p>0.0228%</text:p>
          </table:table-cell>
          <table:table-cell office:value-type="percentage" office:value="1.4155257615065357E-3" table:style-name="ce19">
            <text:p>0.1416%</text:p>
          </table:table-cell>
          <table:table-cell office:value-type="percentage" office:value="3.8821643745858903E-4" table:style-name="ce19">
            <text:p>0.038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Kansas, 2015</text:p>
          </table:table-cell>
          <table:table-cell office:value-type="float" office:value="2382229.5699999984" table:style-name="ce1">
            <text:p>2382229.57</text:p>
          </table:table-cell>
          <table:table-cell office:value-type="float" office:value="385218.79200000002" table:style-name="ce1">
            <text:p>385218.792</text:p>
          </table:table-cell>
          <table:table-cell office:value-type="float" office:value="2767279" table:style-name="ce1">
            <text:p>2767279</text:p>
          </table:table-cell>
          <table:table-cell office:value-type="float" office:value="449" table:style-name="ce1">
            <text:p>449</text:p>
          </table:table-cell>
          <table:table-cell office:value-type="float" office:value="584" table:style-name="ce1">
            <text:p>584</text:p>
          </table:table-cell>
          <table:table-cell office:value-type="float" office:value="1033" table:style-name="ce1">
            <text:p>1033</text:p>
          </table:table-cell>
          <table:table-cell office:value-type="percentage" office:value="1.8847889626355378E-4" table:style-name="ce19">
            <text:p>0.0188%</text:p>
          </table:table-cell>
          <table:table-cell office:value-type="percentage" office:value="1.5160215756037155E-3" table:style-name="ce19">
            <text:p>0.1516%</text:p>
          </table:table-cell>
          <table:table-cell office:value-type="percentage" office:value="3.7329087526049957E-4" table:style-name="ce19">
            <text:p>0.037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Kansas, 2016</text:p>
          </table:table-cell>
          <table:table-cell office:value-type="float" office:value="2358520.7729999991" table:style-name="ce1">
            <text:p>2358520.773</text:p>
          </table:table-cell>
          <table:table-cell office:value-type="float" office:value="384869.66599999991" table:style-name="ce1">
            <text:p>384869.666</text:p>
          </table:table-cell>
          <table:table-cell office:value-type="float" office:value="2741649" table:style-name="ce1">
            <text:p>2741649</text:p>
          </table:table-cell>
          <table:table-cell office:value-type="float" office:value="470" table:style-name="ce1">
            <text:p>470</text:p>
          </table:table-cell>
          <table:table-cell office:value-type="float" office:value="462" table:style-name="ce1">
            <text:p>462</text:p>
          </table:table-cell>
          <table:table-cell office:value-type="float" office:value="932" table:style-name="ce1">
            <text:p>932</text:p>
          </table:table-cell>
          <table:table-cell office:value-type="percentage" office:value="1.992774477038707E-4" table:style-name="ce19">
            <text:p>0.0199%</text:p>
          </table:table-cell>
          <table:table-cell office:value-type="percentage" office:value="1.2004063734136951E-3" table:style-name="ce19">
            <text:p>0.1200%</text:p>
          </table:table-cell>
          <table:table-cell office:value-type="percentage" office:value="3.3994140023029933E-4" table:style-name="ce19">
            <text:p>0.03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nsas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Kansas, 2017</text:p>
          </table:table-cell>
          <table:table-cell office:value-type="float" office:value="2321144" table:style-name="ce1">
            <text:p>2321144</text:p>
          </table:table-cell>
          <table:table-cell office:value-type="float" office:value="393739" table:style-name="ce1">
            <text:p>393739</text:p>
          </table:table-cell>
          <table:table-cell office:value-type="float" office:value="2714883" table:style-name="ce1">
            <text:p>2714883</text:p>
          </table:table-cell>
          <table:table-cell office:value-type="float" office:value="451" table:style-name="ce1">
            <text:p>451</text:p>
          </table:table-cell>
          <table:table-cell office:value-type="float" office:value="476" table:style-name="ce1">
            <text:p>476</text:p>
          </table:table-cell>
          <table:table-cell office:value-type="float" office:value="927" table:style-name="ce1">
            <text:p>927</text:p>
          </table:table-cell>
          <table:table-cell office:value-type="percentage" office:value="1.9430074135857146E-4" table:style-name="ce19">
            <text:p>0.0194%</text:p>
          </table:table-cell>
          <table:table-cell office:value-type="percentage" office:value="1.2089226619664294E-3" table:style-name="ce19">
            <text:p>0.1209%</text:p>
          </table:table-cell>
          <table:table-cell office:value-type="percentage" office:value="3.4145117855907605E-4" table:style-name="ce19">
            <text:p>0.034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Kentucky, 2009</text:p>
          </table:table-cell>
          <table:table-cell office:value-type="float" office:value="3691486.1360000004" table:style-name="ce1">
            <text:p>3691486.136</text:p>
          </table:table-cell>
          <table:table-cell office:value-type="float" office:value="546937.87700000009" table:style-name="ce1">
            <text:p>546937.877</text:p>
          </table:table-cell>
          <table:table-cell office:value-type="float" office:value="4238868" table:style-name="ce1">
            <text:p>4238868</text:p>
          </table:table-cell>
          <table:table-cell office:value-type="float" office:value="520" table:style-name="ce1">
            <text:p>520</text:p>
          </table:table-cell>
          <table:table-cell office:value-type="float" office:value="803" table:style-name="ce1">
            <text:p>803</text:p>
          </table:table-cell>
          <table:table-cell office:value-type="float" office:value="1323" table:style-name="ce1">
            <text:p>1323</text:p>
          </table:table-cell>
          <table:table-cell office:value-type="percentage" office:value="1.408646764046793E-4" table:style-name="ce19">
            <text:p>0.0141%</text:p>
          </table:table-cell>
          <table:table-cell office:value-type="percentage" office:value="1.4681740537051886E-3" table:style-name="ce19">
            <text:p>0.1468%</text:p>
          </table:table-cell>
          <table:table-cell office:value-type="percentage" office:value="3.1211162980305119E-4" table:style-name="ce19">
            <text:p>0.031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Kentucky, 2010</text:p>
          </table:table-cell>
          <table:table-cell office:value-type="float" office:value="3508058.372" table:style-name="ce1">
            <text:p>3508058.372</text:p>
          </table:table-cell>
          <table:table-cell office:value-type="float" office:value="524273.9160000002" table:style-name="ce1">
            <text:p>524273.916</text:p>
          </table:table-cell>
          <table:table-cell office:value-type="float" office:value="4032123" table:style-name="ce1">
            <text:p>4032123</text:p>
          </table:table-cell>
          <table:table-cell office:value-type="float" office:value="478" table:style-name="ce1">
            <text:p>478</text:p>
          </table:table-cell>
          <table:table-cell office:value-type="float" office:value="783" table:style-name="ce1">
            <text:p>783</text:p>
          </table:table-cell>
          <table:table-cell office:value-type="float" office:value="1261" table:style-name="ce1">
            <text:p>1261</text:p>
          </table:table-cell>
          <table:table-cell office:value-type="percentage" office:value="1.3625770991019303E-4" table:style-name="ce19">
            <text:p>0.0136%</text:p>
          </table:table-cell>
          <table:table-cell office:value-type="percentage" office:value="1.4934940993707566E-3" table:style-name="ce19">
            <text:p>0.1493%</text:p>
          </table:table-cell>
          <table:table-cell office:value-type="percentage" office:value="3.1273847548797496E-4" table:style-name="ce19">
            <text:p>0.031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Kentucky, 2011</text:p>
          </table:table-cell>
          <table:table-cell office:value-type="float" office:value="3539480.1210000021" table:style-name="ce1">
            <text:p>3539480.121</text:p>
          </table:table-cell>
          <table:table-cell office:value-type="float" office:value="541225.69299999985" table:style-name="ce1">
            <text:p>541225.693</text:p>
          </table:table-cell>
          <table:table-cell office:value-type="float" office:value="4079507" table:style-name="ce1">
            <text:p>4079507</text:p>
          </table:table-cell>
          <table:table-cell office:value-type="float" office:value="552" table:style-name="ce1">
            <text:p>552</text:p>
          </table:table-cell>
          <table:table-cell office:value-type="float" office:value="762" table:style-name="ce1">
            <text:p>762</text:p>
          </table:table-cell>
          <table:table-cell office:value-type="float" office:value="1314" table:style-name="ce1">
            <text:p>1314</text:p>
          </table:table-cell>
          <table:table-cell office:value-type="percentage" office:value="1.5595510671890554E-4" table:style-name="ce19">
            <text:p>0.0156%</text:p>
          </table:table-cell>
          <table:table-cell office:value-type="percentage" office:value="1.4079154220788261E-3" table:style-name="ce19">
            <text:p>0.1408%</text:p>
          </table:table-cell>
          <table:table-cell office:value-type="percentage" office:value="3.2209774367343899E-4" table:style-name="ce19">
            <text:p>0.03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Kentucky, 2012</text:p>
          </table:table-cell>
          <table:table-cell office:value-type="float" office:value="3627137.3550000004" table:style-name="ce1">
            <text:p>3627137.355</text:p>
          </table:table-cell>
          <table:table-cell office:value-type="float" office:value="561653.07000000007" table:style-name="ce1">
            <text:p>561653.07</text:p>
          </table:table-cell>
          <table:table-cell office:value-type="float" office:value="4189112" table:style-name="ce1">
            <text:p>4189112</text:p>
          </table:table-cell>
          <table:table-cell office:value-type="float" office:value="476" table:style-name="ce1">
            <text:p>476</text:p>
          </table:table-cell>
          <table:table-cell office:value-type="float" office:value="716" table:style-name="ce1">
            <text:p>716</text:p>
          </table:table-cell>
          <table:table-cell office:value-type="float" office:value="1192" table:style-name="ce1">
            <text:p>1192</text:p>
          </table:table-cell>
          <table:table-cell office:value-type="percentage" office:value="1.3123296787860407E-4" table:style-name="ce19">
            <text:p>0.0131%</text:p>
          </table:table-cell>
          <table:table-cell office:value-type="percentage" office:value="1.2748083082675928E-3" table:style-name="ce19">
            <text:p>0.1275%</text:p>
          </table:table-cell>
          <table:table-cell office:value-type="percentage" office:value="2.8454717849510825E-4" table:style-name="ce19">
            <text:p>0.028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Kentucky, 2013</text:p>
          </table:table-cell>
          <table:table-cell office:value-type="float" office:value="3537210.4849999994" table:style-name="ce1">
            <text:p>3537210.485</text:p>
          </table:table-cell>
          <table:table-cell office:value-type="float" office:value="559609.09300000034" table:style-name="ce1">
            <text:p>559609.093</text:p>
          </table:table-cell>
          <table:table-cell office:value-type="float" office:value="4094900" table:style-name="ce1">
            <text:p>4094900</text:p>
          </table:table-cell>
          <table:table-cell office:value-type="float" office:value="510" table:style-name="ce1">
            <text:p>510</text:p>
          </table:table-cell>
          <table:table-cell office:value-type="float" office:value="752" table:style-name="ce1">
            <text:p>752</text:p>
          </table:table-cell>
          <table:table-cell office:value-type="float" office:value="1262" table:style-name="ce1">
            <text:p>1262</text:p>
          </table:table-cell>
          <table:table-cell office:value-type="percentage" office:value="1.441814113586741E-4" table:style-name="ce19">
            <text:p>0.0144%</text:p>
          </table:table-cell>
          <table:table-cell office:value-type="percentage" office:value="1.3437951766805897E-3" table:style-name="ce19">
            <text:p>0.1344%</text:p>
          </table:table-cell>
          <table:table-cell office:value-type="percentage" office:value="3.0818823414491194E-4" table:style-name="ce19">
            <text:p>0.030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Kentucky, 2014</text:p>
          </table:table-cell>
          <table:table-cell office:value-type="float" office:value="3469482.5209999988" table:style-name="ce1">
            <text:p>3469482.521</text:p>
          </table:table-cell>
          <table:table-cell office:value-type="float" office:value="561445.84999999986" table:style-name="ce1">
            <text:p>561445.85</text:p>
          </table:table-cell>
          <table:table-cell office:value-type="float" office:value="4030950" table:style-name="ce1">
            <text:p>4030950</text:p>
          </table:table-cell>
          <table:table-cell office:value-type="float" office:value="594" table:style-name="ce1">
            <text:p>594</text:p>
          </table:table-cell>
          <table:table-cell office:value-type="float" office:value="793" table:style-name="ce1">
            <text:p>793</text:p>
          </table:table-cell>
          <table:table-cell office:value-type="float" office:value="1387" table:style-name="ce1">
            <text:p>1387</text:p>
          </table:table-cell>
          <table:table-cell office:value-type="percentage" office:value="1.7120708820541719E-4" table:style-name="ce19">
            <text:p>0.0171%</text:p>
          </table:table-cell>
          <table:table-cell office:value-type="percentage" office:value="1.4124247244858969E-3" table:style-name="ce19">
            <text:p>0.1412%</text:p>
          </table:table-cell>
          <table:table-cell office:value-type="percentage" office:value="3.4408762202458475E-4" table:style-name="ce19">
            <text:p>0.034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Kentucky, 2015</text:p>
          </table:table-cell>
          <table:table-cell office:value-type="float" office:value="3544386.1629999992" table:style-name="ce1">
            <text:p>3544386.163</text:p>
          </table:table-cell>
          <table:table-cell office:value-type="float" office:value="596258.80400000024" table:style-name="ce1">
            <text:p>596258.804</text:p>
          </table:table-cell>
          <table:table-cell office:value-type="float" office:value="4141008" table:style-name="ce1">
            <text:p>4141008</text:p>
          </table:table-cell>
          <table:table-cell office:value-type="float" office:value="552" table:style-name="ce1">
            <text:p>552</text:p>
          </table:table-cell>
          <table:table-cell office:value-type="float" office:value="803" table:style-name="ce1">
            <text:p>803</text:p>
          </table:table-cell>
          <table:table-cell office:value-type="float" office:value="1355" table:style-name="ce1">
            <text:p>1355</text:p>
          </table:table-cell>
          <table:table-cell office:value-type="percentage" office:value="1.5573923794262373E-4" table:style-name="ce19">
            <text:p>0.0156%</text:p>
          </table:table-cell>
          <table:table-cell office:value-type="percentage" office:value="1.3467306387982486E-3" table:style-name="ce19">
            <text:p>0.1347%</text:p>
          </table:table-cell>
          <table:table-cell office:value-type="percentage" office:value="3.2721501624725187E-4" table:style-name="ce19">
            <text:p>0.032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Kentucky, 2016</text:p>
          </table:table-cell>
          <table:table-cell office:value-type="float" office:value="3453613.3500000006" table:style-name="ce1">
            <text:p>3453613.35</text:p>
          </table:table-cell>
          <table:table-cell office:value-type="float" office:value="602014.45500000031" table:style-name="ce1">
            <text:p>602014.455</text:p>
          </table:table-cell>
          <table:table-cell office:value-type="float" office:value="4055532" table:style-name="ce1">
            <text:p>4055532</text:p>
          </table:table-cell>
          <table:table-cell office:value-type="float" office:value="496" table:style-name="ce1">
            <text:p>496</text:p>
          </table:table-cell>
          <table:table-cell office:value-type="float" office:value="701" table:style-name="ce1">
            <text:p>701</text:p>
          </table:table-cell>
          <table:table-cell office:value-type="float" office:value="1197" table:style-name="ce1">
            <text:p>1197</text:p>
          </table:table-cell>
          <table:table-cell office:value-type="percentage" office:value="1.4361769825797086E-4" table:style-name="ce19">
            <text:p>0.0144%</text:p>
          </table:table-cell>
          <table:table-cell office:value-type="percentage" office:value="1.1644238675298912E-3" table:style-name="ce19">
            <text:p>0.1164%</text:p>
          </table:table-cell>
          <table:table-cell office:value-type="percentage" office:value="2.9515239924133256E-4" table:style-name="ce19">
            <text:p>0.029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entucky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Kentucky, 2017</text:p>
          </table:table-cell>
          <table:table-cell office:value-type="float" office:value="3297832" table:style-name="ce1">
            <text:p>3297832</text:p>
          </table:table-cell>
          <table:table-cell office:value-type="float" office:value="589340" table:style-name="ce1">
            <text:p>589340</text:p>
          </table:table-cell>
          <table:table-cell office:value-type="float" office:value="3887172" table:style-name="ce1">
            <text:p>3887172</text:p>
          </table:table-cell>
          <table:table-cell office:value-type="float" office:value="512" table:style-name="ce1">
            <text:p>512</text:p>
          </table:table-cell>
          <table:table-cell office:value-type="float" office:value="746" table:style-name="ce1">
            <text:p>746</text:p>
          </table:table-cell>
          <table:table-cell office:value-type="float" office:value="1258" table:style-name="ce1">
            <text:p>1258</text:p>
          </table:table-cell>
          <table:table-cell office:value-type="percentage" office:value="1.5525351200425006E-4" table:style-name="ce19">
            <text:p>0.0155%</text:p>
          </table:table-cell>
          <table:table-cell office:value-type="percentage" office:value="1.2658227848101266E-3" table:style-name="ce19">
            <text:p>0.1266%</text:p>
          </table:table-cell>
          <table:table-cell office:value-type="percentage" office:value="3.236285916856779E-4" table:style-name="ce19">
            <text:p>0.032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Louisiana, 2009</text:p>
          </table:table-cell>
          <table:table-cell office:value-type="float" office:value="3877910.9380000001" table:style-name="ce1">
            <text:p>3877910.938</text:p>
          </table:table-cell>
          <table:table-cell office:value-type="float" office:value="534792.0059999997" table:style-name="ce1">
            <text:p>534792.006</text:p>
          </table:table-cell>
          <table:table-cell office:value-type="float" office:value="4411546" table:style-name="ce1">
            <text:p>4411546</text:p>
          </table:table-cell>
          <table:table-cell office:value-type="float" office:value="481" table:style-name="ce1">
            <text:p>481</text:p>
          </table:table-cell>
          <table:table-cell office:value-type="float" office:value="688" table:style-name="ce1">
            <text:p>688</text:p>
          </table:table-cell>
          <table:table-cell office:value-type="float" office:value="1169" table:style-name="ce1">
            <text:p>1169</text:p>
          </table:table-cell>
          <table:table-cell office:value-type="percentage" office:value="1.2403585530720612E-4" table:style-name="ce19">
            <text:p>0.0124%</text:p>
          </table:table-cell>
          <table:table-cell office:value-type="percentage" office:value="1.2864814587374375E-3" table:style-name="ce19">
            <text:p>0.1286%</text:p>
          </table:table-cell>
          <table:table-cell office:value-type="percentage" office:value="2.6498646959591943E-4" table:style-name="ce19">
            <text:p>0.02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Louisiana, 2010</text:p>
          </table:table-cell>
          <table:table-cell office:value-type="float" office:value="3887509.966" table:style-name="ce1">
            <text:p>3887509.966</text:p>
          </table:table-cell>
          <table:table-cell office:value-type="float" office:value="535176.98699999985" table:style-name="ce1">
            <text:p>535176.987</text:p>
          </table:table-cell>
          <table:table-cell office:value-type="float" office:value="4421938" table:style-name="ce1">
            <text:p>4421938</text:p>
          </table:table-cell>
          <table:table-cell office:value-type="float" office:value="537" table:style-name="ce1">
            <text:p>537</text:p>
          </table:table-cell>
          <table:table-cell office:value-type="float" office:value="719" table:style-name="ce1">
            <text:p>719</text:p>
          </table:table-cell>
          <table:table-cell office:value-type="float" office:value="1256" table:style-name="ce1">
            <text:p>1256</text:p>
          </table:table-cell>
          <table:table-cell office:value-type="percentage" office:value="1.3813469410923178E-4" table:style-name="ce19">
            <text:p>0.0138%</text:p>
          </table:table-cell>
          <table:table-cell office:value-type="percentage" office:value="1.3434807875997109E-3" table:style-name="ce19">
            <text:p>0.1343%</text:p>
          </table:table-cell>
          <table:table-cell office:value-type="percentage" office:value="2.8403835603303348E-4" table:style-name="ce19">
            <text:p>0.028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Louisiana, 2011</text:p>
          </table:table-cell>
          <table:table-cell office:value-type="float" office:value="3919123.1570000001" table:style-name="ce1">
            <text:p>3919123.157</text:p>
          </table:table-cell>
          <table:table-cell office:value-type="float" office:value="546632.58600000024" table:style-name="ce1">
            <text:p>546632.586</text:p>
          </table:table-cell>
          <table:table-cell office:value-type="float" office:value="4465332" table:style-name="ce1">
            <text:p>4465332</text:p>
          </table:table-cell>
          <table:table-cell office:value-type="float" office:value="532" table:style-name="ce1">
            <text:p>532</text:p>
          </table:table-cell>
          <table:table-cell office:value-type="float" office:value="672" table:style-name="ce1">
            <text:p>672</text:p>
          </table:table-cell>
          <table:table-cell office:value-type="float" office:value="1204" table:style-name="ce1">
            <text:p>1204</text:p>
          </table:table-cell>
          <table:table-cell office:value-type="percentage" office:value="1.3574464968006618E-4" table:style-name="ce19">
            <text:p>0.0136%</text:p>
          </table:table-cell>
          <table:table-cell office:value-type="percentage" office:value="1.2293449333443136E-3" table:style-name="ce19">
            <text:p>0.1229%</text:p>
          </table:table-cell>
          <table:table-cell office:value-type="percentage" office:value="2.6963280669835971E-4" table:style-name="ce19">
            <text:p>0.027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Louisiana, 2012</text:p>
          </table:table-cell>
          <table:table-cell office:value-type="float" office:value="3845475.8480000007" table:style-name="ce1">
            <text:p>3845475.848</text:p>
          </table:table-cell>
          <table:table-cell office:value-type="float" office:value="540326.71999999986" table:style-name="ce1">
            <text:p>540326.72</text:p>
          </table:table-cell>
          <table:table-cell office:value-type="float" office:value="4385910" table:style-name="ce1">
            <text:p>4385910</text:p>
          </table:table-cell>
          <table:table-cell office:value-type="float" office:value="532" table:style-name="ce1">
            <text:p>532</text:p>
          </table:table-cell>
          <table:table-cell office:value-type="float" office:value="633" table:style-name="ce1">
            <text:p>633</text:p>
          </table:table-cell>
          <table:table-cell office:value-type="float" office:value="1165" table:style-name="ce1">
            <text:p>1165</text:p>
          </table:table-cell>
          <table:table-cell office:value-type="percentage" office:value="1.3834438728218477E-4" table:style-name="ce19">
            <text:p>0.0138%</text:p>
          </table:table-cell>
          <table:table-cell office:value-type="percentage" office:value="1.17151341321784E-3" table:style-name="ce19">
            <text:p>0.1172%</text:p>
          </table:table-cell>
          <table:table-cell office:value-type="percentage" office:value="2.6562332560403656E-4" table:style-name="ce19">
            <text:p>0.026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Louisiana, 2013</text:p>
          </table:table-cell>
          <table:table-cell office:value-type="float" office:value="3780552.3980000005" table:style-name="ce1">
            <text:p>3780552.398</text:p>
          </table:table-cell>
          <table:table-cell office:value-type="float" office:value="547080.58799999999" table:style-name="ce1">
            <text:p>547080.588</text:p>
          </table:table-cell>
          <table:table-cell office:value-type="float" office:value="4326373" table:style-name="ce1">
            <text:p>4326373</text:p>
          </table:table-cell>
          <table:table-cell office:value-type="float" office:value="538" table:style-name="ce1">
            <text:p>538</text:p>
          </table:table-cell>
          <table:table-cell office:value-type="float" office:value="657" table:style-name="ce1">
            <text:p>657</text:p>
          </table:table-cell>
          <table:table-cell office:value-type="float" office:value="1195" table:style-name="ce1">
            <text:p>1195</text:p>
          </table:table-cell>
          <table:table-cell office:value-type="percentage" office:value="1.4230724596876753E-4" table:style-name="ce19">
            <text:p>0.0142%</text:p>
          </table:table-cell>
          <table:table-cell office:value-type="percentage" office:value="1.2009199639158097E-3" table:style-name="ce19">
            <text:p>0.1201%</text:p>
          </table:table-cell>
          <table:table-cell office:value-type="percentage" office:value="2.7621289241588741E-4" table:style-name="ce19">
            <text:p>0.027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Louisiana, 2014</text:p>
          </table:table-cell>
          <table:table-cell office:value-type="float" office:value="3881918.1460000006" table:style-name="ce1">
            <text:p>3881918.146</text:p>
          </table:table-cell>
          <table:table-cell office:value-type="float" office:value="580674.83199999982" table:style-name="ce1">
            <text:p>580674.832</text:p>
          </table:table-cell>
          <table:table-cell office:value-type="float" office:value="4461998" table:style-name="ce1">
            <text:p>4461998</text:p>
          </table:table-cell>
          <table:table-cell office:value-type="float" office:value="523" table:style-name="ce1">
            <text:p>523</text:p>
          </table:table-cell>
          <table:table-cell office:value-type="float" office:value="617" table:style-name="ce1">
            <text:p>617</text:p>
          </table:table-cell>
          <table:table-cell office:value-type="float" office:value="1140" table:style-name="ce1">
            <text:p>1140</text:p>
          </table:table-cell>
          <table:table-cell office:value-type="percentage" office:value="1.3472720967568799E-4" table:style-name="ce19">
            <text:p>0.0135%</text:p>
          </table:table-cell>
          <table:table-cell office:value-type="percentage" office:value="1.0625568149301159E-3" table:style-name="ce19">
            <text:p>0.1063%</text:p>
          </table:table-cell>
          <table:table-cell office:value-type="percentage" office:value="2.5549092581395153E-4" table:style-name="ce19">
            <text:p>0.025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Louisiana, 2015</text:p>
          </table:table-cell>
          <table:table-cell office:value-type="float" office:value="3802699.6059999997" table:style-name="ce1">
            <text:p>3802699.606</text:p>
          </table:table-cell>
          <table:table-cell office:value-type="float" office:value="583976.43000000005" table:style-name="ce1">
            <text:p>583976.43</text:p>
          </table:table-cell>
          <table:table-cell office:value-type="float" office:value="4389027" table:style-name="ce1">
            <text:p>4389027</text:p>
          </table:table-cell>
          <table:table-cell office:value-type="float" office:value="525" table:style-name="ce1">
            <text:p>525</text:p>
          </table:table-cell>
          <table:table-cell office:value-type="float" office:value="587" table:style-name="ce1">
            <text:p>587</text:p>
          </table:table-cell>
          <table:table-cell office:value-type="float" office:value="1112" table:style-name="ce1">
            <text:p>1112</text:p>
          </table:table-cell>
          <table:table-cell office:value-type="percentage" office:value="1.3805981392052139E-4" table:style-name="ce19">
            <text:p>0.0138%</text:p>
          </table:table-cell>
          <table:table-cell office:value-type="percentage" office:value="1.0051775548543971E-3" table:style-name="ce19">
            <text:p>0.1005%</text:p>
          </table:table-cell>
          <table:table-cell office:value-type="percentage" office:value="2.5335911581314037E-4" table:style-name="ce19">
            <text:p>0.025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Louisiana, 2016</text:p>
          </table:table-cell>
          <table:table-cell office:value-type="float" office:value="3827638.625" table:style-name="ce1">
            <text:p>3827638.625</text:p>
          </table:table-cell>
          <table:table-cell office:value-type="float" office:value="652120.7350000001" table:style-name="ce1">
            <text:p>652120.735</text:p>
          </table:table-cell>
          <table:table-cell office:value-type="float" office:value="4481311" table:style-name="ce1">
            <text:p>4481311</text:p>
          </table:table-cell>
          <table:table-cell office:value-type="float" office:value="515" table:style-name="ce1">
            <text:p>515</text:p>
          </table:table-cell>
          <table:table-cell office:value-type="float" office:value="540" table:style-name="ce1">
            <text:p>540</text:p>
          </table:table-cell>
          <table:table-cell office:value-type="float" office:value="1055" table:style-name="ce1">
            <text:p>1055</text:p>
          </table:table-cell>
          <table:table-cell office:value-type="percentage" office:value="1.345477069429458E-4" table:style-name="ce19">
            <text:p>0.0135%</text:p>
          </table:table-cell>
          <table:table-cell office:value-type="percentage" office:value="8.280675203495867E-4" table:style-name="ce19">
            <text:p>0.0828%</text:p>
          </table:table-cell>
          <table:table-cell office:value-type="percentage" office:value="2.3542217891148372E-4" table:style-name="ce19">
            <text:p>0.023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ouisian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Louisiana, 2017</text:p>
          </table:table-cell>
          <table:table-cell office:value-type="float" office:value="3730089" table:style-name="ce1">
            <text:p>3730089</text:p>
          </table:table-cell>
          <table:table-cell office:value-type="float" office:value="602907" table:style-name="ce1">
            <text:p>602907</text:p>
          </table:table-cell>
          <table:table-cell office:value-type="float" office:value="4332996" table:style-name="ce1">
            <text:p>4332996</text:p>
          </table:table-cell>
          <table:table-cell office:value-type="float" office:value="506" table:style-name="ce1">
            <text:p>506</text:p>
          </table:table-cell>
          <table:table-cell office:value-type="float" office:value="605" table:style-name="ce1">
            <text:p>605</text:p>
          </table:table-cell>
          <table:table-cell office:value-type="float" office:value="1111" table:style-name="ce1">
            <text:p>1111</text:p>
          </table:table-cell>
          <table:table-cell office:value-type="percentage" office:value="1.3565359968622734E-4" table:style-name="ce19">
            <text:p>0.0136%</text:p>
          </table:table-cell>
          <table:table-cell office:value-type="percentage" office:value="1.0034715138487363E-3" table:style-name="ce19">
            <text:p>0.1003%</text:p>
          </table:table-cell>
          <table:table-cell office:value-type="percentage" office:value="2.5640457549464619E-4" table:style-name="ce19">
            <text:p>0.025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aine, 2009</text:p>
          </table:table-cell>
          <table:table-cell office:value-type="float" office:value="1119330.628" table:style-name="ce1">
            <text:p>1119330.628</text:p>
          </table:table-cell>
          <table:table-cell office:value-type="float" office:value="197784.86700000003" table:style-name="ce1">
            <text:p>197784.867</text:p>
          </table:table-cell>
          <table:table-cell office:value-type="float" office:value="1316380" table:style-name="ce1">
            <text:p>1316380</text:p>
          </table:table-cell>
          <table:table-cell office:value-type="float" office:value="499" table:style-name="ce1">
            <text:p>499</text:p>
          </table:table-cell>
          <table:table-cell office:value-type="float" office:value="210" table:style-name="ce1">
            <text:p>210</text:p>
          </table:table-cell>
          <table:table-cell office:value-type="float" office:value="709" table:style-name="ce1">
            <text:p>709</text:p>
          </table:table-cell>
          <table:table-cell office:value-type="percentage" office:value="4.4580214953253292E-4" table:style-name="ce19">
            <text:p>0.0446%</text:p>
          </table:table-cell>
          <table:table-cell office:value-type="percentage" office:value="1.0617596946888761E-3" table:style-name="ce19">
            <text:p>0.1062%</text:p>
          </table:table-cell>
          <table:table-cell office:value-type="percentage" office:value="5.3859827709324055E-4" table:style-name="ce19">
            <text:p>0.053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aine, 2010</text:p>
          </table:table-cell>
          <table:table-cell office:value-type="float" office:value="1124619.4279999998" table:style-name="ce1">
            <text:p>1124619.428</text:p>
          </table:table-cell>
          <table:table-cell office:value-type="float" office:value="203415.77200000003" table:style-name="ce1">
            <text:p>203415.772</text:p>
          </table:table-cell>
          <table:table-cell office:value-type="float" office:value="1327665" table:style-name="ce1">
            <text:p>1327665</text:p>
          </table:table-cell>
          <table:table-cell office:value-type="float" office:value="480" table:style-name="ce1">
            <text:p>480</text:p>
          </table:table-cell>
          <table:table-cell office:value-type="float" office:value="256" table:style-name="ce1">
            <text:p>256</text:p>
          </table:table-cell>
          <table:table-cell office:value-type="float" office:value="736" table:style-name="ce1">
            <text:p>736</text:p>
          </table:table-cell>
          <table:table-cell office:value-type="percentage" office:value="4.2681105096470026E-4" table:style-name="ce19">
            <text:p>0.0427%</text:p>
          </table:table-cell>
          <table:table-cell office:value-type="percentage" office:value="1.2585061496608039E-3" table:style-name="ce19">
            <text:p>0.1259%</text:p>
          </table:table-cell>
          <table:table-cell office:value-type="percentage" office:value="5.5435670895896184E-4" table:style-name="ce19">
            <text:p>0.05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aine, 2011</text:p>
          </table:table-cell>
          <table:table-cell office:value-type="float" office:value="1123918.1439999999" table:style-name="ce1">
            <text:p>1123918.144</text:p>
          </table:table-cell>
          <table:table-cell office:value-type="float" office:value="205112.73" table:style-name="ce1">
            <text:p>205112.73</text:p>
          </table:table-cell>
          <table:table-cell office:value-type="float" office:value="1328640" table:style-name="ce1">
            <text:p>1328640</text:p>
          </table:table-cell>
          <table:table-cell office:value-type="float" office:value="488" table:style-name="ce1">
            <text:p>488</text:p>
          </table:table-cell>
          <table:table-cell office:value-type="float" office:value="284" table:style-name="ce1">
            <text:p>284</text:p>
          </table:table-cell>
          <table:table-cell office:value-type="float" office:value="772" table:style-name="ce1">
            <text:p>772</text:p>
          </table:table-cell>
          <table:table-cell office:value-type="percentage" office:value="4.341953216123185E-4" table:style-name="ce19">
            <text:p>0.0434%</text:p>
          </table:table-cell>
          <table:table-cell office:value-type="percentage" office:value="1.3846044562909382E-3" table:style-name="ce19">
            <text:p>0.1385%</text:p>
          </table:table-cell>
          <table:table-cell office:value-type="percentage" office:value="5.8104527938342967E-4" table:style-name="ce19">
            <text:p>0.058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aine, 2012</text:p>
          </table:table-cell>
          <table:table-cell office:value-type="float" office:value="1102380.656" table:style-name="ce1">
            <text:p>1102380.656</text:p>
          </table:table-cell>
          <table:table-cell office:value-type="float" office:value="209726.86400000003" table:style-name="ce1">
            <text:p>209726.864</text:p>
          </table:table-cell>
          <table:table-cell office:value-type="float" office:value="1311652" table:style-name="ce1">
            <text:p>1311652</text:p>
          </table:table-cell>
          <table:table-cell office:value-type="float" office:value="508" table:style-name="ce1">
            <text:p>508</text:p>
          </table:table-cell>
          <table:table-cell office:value-type="float" office:value="208" table:style-name="ce1">
            <text:p>208</text:p>
          </table:table-cell>
          <table:table-cell office:value-type="float" office:value="716" table:style-name="ce1">
            <text:p>716</text:p>
          </table:table-cell>
          <table:table-cell office:value-type="percentage" office:value="4.6082085823537895E-4" table:style-name="ce19">
            <text:p>0.0461%</text:p>
          </table:table-cell>
          <table:table-cell office:value-type="percentage" office:value="9.9176612873017522E-4" table:style-name="ce19">
            <text:p>0.0992%</text:p>
          </table:table-cell>
          <table:table-cell office:value-type="percentage" office:value="5.4587649772958068E-4" table:style-name="ce19">
            <text:p>0.054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aine, 2013</text:p>
          </table:table-cell>
          <table:table-cell office:value-type="float" office:value="1109160.1320000002" table:style-name="ce1">
            <text:p>1109160.132</text:p>
          </table:table-cell>
          <table:table-cell office:value-type="float" office:value="220400.67300000001" table:style-name="ce1">
            <text:p>220400.673</text:p>
          </table:table-cell>
          <table:table-cell office:value-type="float" office:value="1328320" table:style-name="ce1">
            <text:p>1328320</text:p>
          </table:table-cell>
          <table:table-cell office:value-type="float" office:value="482" table:style-name="ce1">
            <text:p>482</text:p>
          </table:table-cell>
          <table:table-cell office:value-type="float" office:value="233" table:style-name="ce1">
            <text:p>233</text:p>
          </table:table-cell>
          <table:table-cell office:value-type="float" office:value="715" table:style-name="ce1">
            <text:p>715</text:p>
          </table:table-cell>
          <table:table-cell office:value-type="percentage" office:value="4.3456304107403665E-4" table:style-name="ce19">
            <text:p>0.0435%</text:p>
          </table:table-cell>
          <table:table-cell office:value-type="percentage" office:value="1.0571655559327624E-3" table:style-name="ce19">
            <text:p>0.1057%</text:p>
          </table:table-cell>
          <table:table-cell office:value-type="percentage" office:value="5.3827390990122861E-4" table:style-name="ce19">
            <text:p>0.053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aine, 2014</text:p>
          </table:table-cell>
          <table:table-cell office:value-type="float" office:value="1102122.1330000001" table:style-name="ce1">
            <text:p>1102122.133</text:p>
          </table:table-cell>
          <table:table-cell office:value-type="float" office:value="226674.22600000002" table:style-name="ce1">
            <text:p>226674.226</text:p>
          </table:table-cell>
          <table:table-cell office:value-type="float" office:value="1328535" table:style-name="ce1">
            <text:p>1328535</text:p>
          </table:table-cell>
          <table:table-cell office:value-type="float" office:value="488" table:style-name="ce1">
            <text:p>488</text:p>
          </table:table-cell>
          <table:table-cell office:value-type="float" office:value="225" table:style-name="ce1">
            <text:p>225</text:p>
          </table:table-cell>
          <table:table-cell office:value-type="float" office:value="713" table:style-name="ce1">
            <text:p>713</text:p>
          </table:table-cell>
          <table:table-cell office:value-type="percentage" office:value="4.4278214309302865E-4" table:style-name="ce19">
            <text:p>0.0443%</text:p>
          </table:table-cell>
          <table:table-cell office:value-type="percentage" office:value="9.9261395514812513E-4" table:style-name="ce19">
            <text:p>0.0993%</text:p>
          </table:table-cell>
          <table:table-cell office:value-type="percentage" office:value="5.3668138212391845E-4" table:style-name="ce19">
            <text:p>0.053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aine, 2015</text:p>
          </table:table-cell>
          <table:table-cell office:value-type="float" office:value="1067820.7759999998" table:style-name="ce1">
            <text:p>1067820.776</text:p>
          </table:table-cell>
          <table:table-cell office:value-type="float" office:value="226323.83199999999" table:style-name="ce1">
            <text:p>226323.832</text:p>
          </table:table-cell>
          <table:table-cell office:value-type="float" office:value="1293764" table:style-name="ce1">
            <text:p>1293764</text:p>
          </table:table-cell>
          <table:table-cell office:value-type="float" office:value="481" table:style-name="ce1">
            <text:p>481</text:p>
          </table:table-cell>
          <table:table-cell office:value-type="float" office:value="315" table:style-name="ce1">
            <text:p>315</text:p>
          </table:table-cell>
          <table:table-cell office:value-type="float" office:value="796" table:style-name="ce1">
            <text:p>796</text:p>
          </table:table-cell>
          <table:table-cell office:value-type="percentage" office:value="4.5045012310193156E-4" table:style-name="ce19">
            <text:p>0.0450%</text:p>
          </table:table-cell>
          <table:table-cell office:value-type="percentage" office:value="1.3918110046846502E-3" table:style-name="ce19">
            <text:p>0.1392%</text:p>
          </table:table-cell>
          <table:table-cell office:value-type="percentage" office:value="6.1525904260746167E-4" table:style-name="ce19">
            <text:p>0.061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aine, 2016</text:p>
          </table:table-cell>
          <table:table-cell office:value-type="float" office:value="1033501.1360000001" table:style-name="ce1">
            <text:p>1033501.136</text:p>
          </table:table-cell>
          <table:table-cell office:value-type="float" office:value="228693.141" table:style-name="ce1">
            <text:p>228693.141</text:p>
          </table:table-cell>
          <table:table-cell office:value-type="float" office:value="1262864" table:style-name="ce1">
            <text:p>1262864</text:p>
          </table:table-cell>
          <table:table-cell office:value-type="float" office:value="473" table:style-name="ce1">
            <text:p>473</text:p>
          </table:table-cell>
          <table:table-cell office:value-type="float" office:value="208" table:style-name="ce1">
            <text:p>208</text:p>
          </table:table-cell>
          <table:table-cell office:value-type="float" office:value="681" table:style-name="ce1">
            <text:p>681</text:p>
          </table:table-cell>
          <table:table-cell office:value-type="percentage" office:value="4.5766761498750784E-4" table:style-name="ce19">
            <text:p>0.0458%</text:p>
          </table:table-cell>
          <table:table-cell office:value-type="percentage" office:value="9.095156902847384E-4" table:style-name="ce19">
            <text:p>0.0910%</text:p>
          </table:table-cell>
          <table:table-cell office:value-type="percentage" office:value="5.3925046560833153E-4" table:style-name="ce19">
            <text:p>0.053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ine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aine, 2017</text:p>
          </table:table-cell>
          <table:table-cell office:value-type="float" office:value="1011731" table:style-name="ce1">
            <text:p>1011731</text:p>
          </table:table-cell>
          <table:table-cell office:value-type="float" office:value="231559" table:style-name="ce1">
            <text:p>231559</text:p>
          </table:table-cell>
          <table:table-cell office:value-type="float" office:value="1243290" table:style-name="ce1">
            <text:p>1243290</text:p>
          </table:table-cell>
          <table:table-cell office:value-type="float" office:value="453" table:style-name="ce1">
            <text:p>453</text:p>
          </table:table-cell>
          <table:table-cell office:value-type="float" office:value="244" table:style-name="ce1">
            <text:p>244</text:p>
          </table:table-cell>
          <table:table-cell office:value-type="float" office:value="697" table:style-name="ce1">
            <text:p>697</text:p>
          </table:table-cell>
          <table:table-cell office:value-type="percentage" office:value="4.4774747437807086E-4" table:style-name="ce19">
            <text:p>0.0448%</text:p>
          </table:table-cell>
          <table:table-cell office:value-type="percentage" office:value="1.0537271278594224E-3" table:style-name="ce19">
            <text:p>0.1054%</text:p>
          </table:table-cell>
          <table:table-cell office:value-type="percentage" office:value="5.6060935099614729E-4" table:style-name="ce19">
            <text:p>0.056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aryland, 2009</text:p>
          </table:table-cell>
          <table:table-cell office:value-type="float" office:value="4973429.1560000004" table:style-name="ce1">
            <text:p>4973429.156</text:p>
          </table:table-cell>
          <table:table-cell office:value-type="float" office:value="663114.52300000004" table:style-name="ce1">
            <text:p>663114.523</text:p>
          </table:table-cell>
          <table:table-cell office:value-type="float" office:value="5637418" table:style-name="ce1">
            <text:p>5637418</text:p>
          </table:table-cell>
          <table:table-cell office:value-type="float" office:value="460" table:style-name="ce1">
            <text:p>460</text:p>
          </table:table-cell>
          <table:table-cell office:value-type="float" office:value="759" table:style-name="ce1">
            <text:p>759</text:p>
          </table:table-cell>
          <table:table-cell office:value-type="float" office:value="1219" table:style-name="ce1">
            <text:p>1219</text:p>
          </table:table-cell>
          <table:table-cell office:value-type="percentage" office:value="9.2491515526073361E-5" table:style-name="ce19">
            <text:p>0.0092%</text:p>
          </table:table-cell>
          <table:table-cell office:value-type="percentage" office:value="1.1445986683660673E-3" table:style-name="ce19">
            <text:p>0.1145%</text:p>
          </table:table-cell>
          <table:table-cell office:value-type="percentage" office:value="2.1623374388771597E-4" table:style-name="ce19">
            <text:p>0.021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aryland, 2010</text:p>
          </table:table-cell>
          <table:table-cell office:value-type="float" office:value="5019785.0659999978" table:style-name="ce1">
            <text:p>5019785.066</text:p>
          </table:table-cell>
          <table:table-cell office:value-type="float" office:value="676447.65799999994" table:style-name="ce1">
            <text:p>676447.658</text:p>
          </table:table-cell>
          <table:table-cell office:value-type="float" office:value="5696345" table:style-name="ce1">
            <text:p>5696345</text:p>
          </table:table-cell>
          <table:table-cell office:value-type="float" office:value="487" table:style-name="ce1">
            <text:p>487</text:p>
          </table:table-cell>
          <table:table-cell office:value-type="float" office:value="776" table:style-name="ce1">
            <text:p>776</text:p>
          </table:table-cell>
          <table:table-cell office:value-type="float" office:value="1263" table:style-name="ce1">
            <text:p>1263</text:p>
          </table:table-cell>
          <table:table-cell office:value-type="percentage" office:value="9.7016105987992953E-5" table:style-name="ce19">
            <text:p>0.0097%</text:p>
          </table:table-cell>
          <table:table-cell office:value-type="percentage" office:value="1.147169320231426E-3" table:style-name="ce19">
            <text:p>0.1147%</text:p>
          </table:table-cell>
          <table:table-cell office:value-type="percentage" office:value="2.2172112117506927E-4" table:style-name="ce19">
            <text:p>0.02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aryland, 2011</text:p>
          </table:table-cell>
          <table:table-cell office:value-type="float" office:value="5011558.1660000002" table:style-name="ce1">
            <text:p>5011558.166</text:p>
          </table:table-cell>
          <table:table-cell office:value-type="float" office:value="691979.24200000009" table:style-name="ce1">
            <text:p>691979.242</text:p>
          </table:table-cell>
          <table:table-cell office:value-type="float" office:value="5704065" table:style-name="ce1">
            <text:p>5704065</text:p>
          </table:table-cell>
          <table:table-cell office:value-type="float" office:value="512" table:style-name="ce1">
            <text:p>512</text:p>
          </table:table-cell>
          <table:table-cell office:value-type="float" office:value="860" table:style-name="ce1">
            <text:p>860</text:p>
          </table:table-cell>
          <table:table-cell office:value-type="float" office:value="1372" table:style-name="ce1">
            <text:p>1372</text:p>
          </table:table-cell>
          <table:table-cell office:value-type="percentage" office:value="1.0216383468789614E-4" table:style-name="ce19">
            <text:p>0.0102%</text:p>
          </table:table-cell>
          <table:table-cell office:value-type="percentage" office:value="1.2428118472374637E-3" table:style-name="ce19">
            <text:p>0.1243%</text:p>
          </table:table-cell>
          <table:table-cell office:value-type="percentage" office:value="2.405302183618174E-4" table:style-name="ce19">
            <text:p>0.024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aryland, 2012</text:p>
          </table:table-cell>
          <table:table-cell office:value-type="float" office:value="5067083.7610000009" table:style-name="ce1">
            <text:p>5067083.761</text:p>
          </table:table-cell>
          <table:table-cell office:value-type="float" office:value="716292.64899999998" table:style-name="ce1">
            <text:p>716292.649</text:p>
          </table:table-cell>
          <table:table-cell office:value-type="float" office:value="5785496" table:style-name="ce1">
            <text:p>5785496</text:p>
          </table:table-cell>
          <table:table-cell office:value-type="float" office:value="495" table:style-name="ce1">
            <text:p>495</text:p>
          </table:table-cell>
          <table:table-cell office:value-type="float" office:value="809" table:style-name="ce1">
            <text:p>809</text:p>
          </table:table-cell>
          <table:table-cell office:value-type="float" office:value="1304" table:style-name="ce1">
            <text:p>1304</text:p>
          </table:table-cell>
          <table:table-cell office:value-type="percentage" office:value="9.7689326513582359E-5" table:style-name="ce19">
            <text:p>0.0098%</text:p>
          </table:table-cell>
          <table:table-cell office:value-type="percentage" office:value="1.1294266402558041E-3" table:style-name="ce19">
            <text:p>0.1129%</text:p>
          </table:table-cell>
          <table:table-cell office:value-type="percentage" office:value="2.2539121969836293E-4" table:style-name="ce19">
            <text:p>0.022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aryland, 2013</text:p>
          </table:table-cell>
          <table:table-cell office:value-type="float" office:value="5070569.9690000014" table:style-name="ce1">
            <text:p>5070569.969</text:p>
          </table:table-cell>
          <table:table-cell office:value-type="float" office:value="734077.25" table:style-name="ce1">
            <text:p>734077.25</text:p>
          </table:table-cell>
          <table:table-cell office:value-type="float" office:value="5801682" table:style-name="ce1">
            <text:p>5801682</text:p>
          </table:table-cell>
          <table:table-cell office:value-type="float" office:value="510" table:style-name="ce1">
            <text:p>510</text:p>
          </table:table-cell>
          <table:table-cell office:value-type="float" office:value="928" table:style-name="ce1">
            <text:p>928</text:p>
          </table:table-cell>
          <table:table-cell office:value-type="float" office:value="1438" table:style-name="ce1">
            <text:p>1438</text:p>
          </table:table-cell>
          <table:table-cell office:value-type="percentage" office:value="1.0058040873471672E-4" table:style-name="ce19">
            <text:p>0.0101%</text:p>
          </table:table-cell>
          <table:table-cell office:value-type="percentage" office:value="1.2641721290232056E-3" table:style-name="ce19">
            <text:p>0.1264%</text:p>
          </table:table-cell>
          <table:table-cell office:value-type="percentage" office:value="2.478591553277136E-4" table:style-name="ce19">
            <text:p>0.024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aryland, 2014</text:p>
          </table:table-cell>
          <table:table-cell office:value-type="float" office:value="5120576.7970000003" table:style-name="ce1">
            <text:p>5120576.797</text:p>
          </table:table-cell>
          <table:table-cell office:value-type="float" office:value="763840.40600000008" table:style-name="ce1">
            <text:p>763840.406</text:p>
          </table:table-cell>
          <table:table-cell office:value-type="float" office:value="5887776" table:style-name="ce1">
            <text:p>5887776</text:p>
          </table:table-cell>
          <table:table-cell office:value-type="float" office:value="497" table:style-name="ce1">
            <text:p>497</text:p>
          </table:table-cell>
          <table:table-cell office:value-type="float" office:value="813" table:style-name="ce1">
            <text:p>813</text:p>
          </table:table-cell>
          <table:table-cell office:value-type="float" office:value="1310" table:style-name="ce1">
            <text:p>1310</text:p>
          </table:table-cell>
          <table:table-cell office:value-type="percentage" office:value="9.7059378211294104E-5" table:style-name="ce19">
            <text:p>0.0097%</text:p>
          </table:table-cell>
          <table:table-cell office:value-type="percentage" office:value="1.0643584623356518E-3" table:style-name="ce19">
            <text:p>0.1064%</text:p>
          </table:table-cell>
          <table:table-cell office:value-type="percentage" office:value="2.2249487752251445E-4" table:style-name="ce19">
            <text:p>0.02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aryland, 2015</text:p>
          </table:table-cell>
          <table:table-cell office:value-type="float" office:value="5147282.4460000005" table:style-name="ce1">
            <text:p>5147282.446</text:p>
          </table:table-cell>
          <table:table-cell office:value-type="float" office:value="786230.71900000004" table:style-name="ce1">
            <text:p>786230.719</text:p>
          </table:table-cell>
          <table:table-cell office:value-type="float" office:value="5930195" table:style-name="ce1">
            <text:p>5930195</text:p>
          </table:table-cell>
          <table:table-cell office:value-type="float" office:value="502" table:style-name="ce1">
            <text:p>502</text:p>
          </table:table-cell>
          <table:table-cell office:value-type="float" office:value="997" table:style-name="ce1">
            <text:p>997</text:p>
          </table:table-cell>
          <table:table-cell office:value-type="float" office:value="1499" table:style-name="ce1">
            <text:p>1499</text:p>
          </table:table-cell>
          <table:table-cell office:value-type="percentage" office:value="9.7527191341541546E-5" table:style-name="ce19">
            <text:p>0.0098%</text:p>
          </table:table-cell>
          <table:table-cell office:value-type="percentage" office:value="1.2680756117848912E-3" table:style-name="ce19">
            <text:p>0.1268%</text:p>
          </table:table-cell>
          <table:table-cell office:value-type="percentage" office:value="2.5277414992255738E-4" table:style-name="ce19">
            <text:p>0.025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aryland, 2016</text:p>
          </table:table-cell>
          <table:table-cell office:value-type="float" office:value="5074976.1529999999" table:style-name="ce1">
            <text:p>5074976.153</text:p>
          </table:table-cell>
          <table:table-cell office:value-type="float" office:value="804822.50200000009" table:style-name="ce1">
            <text:p>804822.502</text:p>
          </table:table-cell>
          <table:table-cell office:value-type="float" office:value="5878915" table:style-name="ce1">
            <text:p>5878915</text:p>
          </table:table-cell>
          <table:table-cell office:value-type="float" office:value="540" table:style-name="ce1">
            <text:p>540</text:p>
          </table:table-cell>
          <table:table-cell office:value-type="float" office:value="848" table:style-name="ce1">
            <text:p>848</text:p>
          </table:table-cell>
          <table:table-cell office:value-type="float" office:value="1388" table:style-name="ce1">
            <text:p>1388</text:p>
          </table:table-cell>
          <table:table-cell office:value-type="percentage" office:value="1.0640444087225645E-4" table:style-name="ce19">
            <text:p>0.0106%</text:p>
          </table:table-cell>
          <table:table-cell office:value-type="percentage" office:value="1.0536484726665855E-3" table:style-name="ce19">
            <text:p>0.1054%</text:p>
          </table:table-cell>
          <table:table-cell office:value-type="percentage" office:value="2.3609798746877613E-4" table:style-name="ce19">
            <text:p>0.023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yland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aryland, 2017</text:p>
          </table:table-cell>
          <table:table-cell office:value-type="float" office:value="5084733" table:style-name="ce1">
            <text:p>5084733</text:p>
          </table:table-cell>
          <table:table-cell office:value-type="float" office:value="836474" table:style-name="ce1">
            <text:p>836474</text:p>
          </table:table-cell>
          <table:table-cell office:value-type="float" office:value="5921207" table:style-name="ce1">
            <text:p>5921207</text:p>
          </table:table-cell>
          <table:table-cell office:value-type="float" office:value="458" table:style-name="ce1">
            <text:p>458</text:p>
          </table:table-cell>
          <table:table-cell office:value-type="float" office:value="833" table:style-name="ce1">
            <text:p>833</text:p>
          </table:table-cell>
          <table:table-cell office:value-type="float" office:value="1291" table:style-name="ce1">
            <text:p>1291</text:p>
          </table:table-cell>
          <table:table-cell office:value-type="percentage" office:value="9.0073559417967478E-5" table:style-name="ce19">
            <text:p>0.0090%</text:p>
          </table:table-cell>
          <table:table-cell office:value-type="percentage" office:value="9.9584685238274001E-4" table:style-name="ce19">
            <text:p>0.0996%</text:p>
          </table:table-cell>
          <table:table-cell office:value-type="percentage" office:value="2.1802987127455601E-4" table:style-name="ce19">
            <text:p>0.021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assachusetts, 2009</text:p>
          </table:table-cell>
          <table:table-cell office:value-type="float" office:value="5640486.4029999999" table:style-name="ce1">
            <text:p>5640486.403</text:p>
          </table:table-cell>
          <table:table-cell office:value-type="float" office:value="868998.38300000003" table:style-name="ce1">
            <text:p>868998.383</text:p>
          </table:table-cell>
          <table:table-cell office:value-type="float" office:value="6511176" table:style-name="ce1">
            <text:p>6511176</text:p>
          </table:table-cell>
          <table:table-cell office:value-type="float" office:value="478" table:style-name="ce1">
            <text:p>478</text:p>
          </table:table-cell>
          <table:table-cell office:value-type="float" office:value="1180" table:style-name="ce1">
            <text:p>1180</text:p>
          </table:table-cell>
          <table:table-cell office:value-type="float" office:value="1658" table:style-name="ce1">
            <text:p>1658</text:p>
          </table:table-cell>
          <table:table-cell office:value-type="percentage" office:value="8.4744464545782186E-5" table:style-name="ce19">
            <text:p>0.0085%</text:p>
          </table:table-cell>
          <table:table-cell office:value-type="percentage" office:value="1.3578851504030935E-3" table:style-name="ce19">
            <text:p>0.1358%</text:p>
          </table:table-cell>
          <table:table-cell office:value-type="percentage" office:value="2.5463910052500501E-4" table:style-name="ce19">
            <text:p>0.025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assachusetts, 2010</text:p>
          </table:table-cell>
          <table:table-cell office:value-type="float" office:value="5596882.6770000001" table:style-name="ce1">
            <text:p>5596882.677</text:p>
          </table:table-cell>
          <table:table-cell office:value-type="float" office:value="874616.72600000014" table:style-name="ce1">
            <text:p>874616.726</text:p>
          </table:table-cell>
          <table:table-cell office:value-type="float" office:value="6476616" table:style-name="ce1">
            <text:p>6476616</text:p>
          </table:table-cell>
          <table:table-cell office:value-type="float" office:value="480" table:style-name="ce1">
            <text:p>480</text:p>
          </table:table-cell>
          <table:table-cell office:value-type="float" office:value="1146" table:style-name="ce1">
            <text:p>1146</text:p>
          </table:table-cell>
          <table:table-cell office:value-type="float" office:value="1626" table:style-name="ce1">
            <text:p>1626</text:p>
          </table:table-cell>
          <table:table-cell office:value-type="percentage" office:value="8.5762026417406711E-5" table:style-name="ce19">
            <text:p>0.0086%</text:p>
          </table:table-cell>
          <table:table-cell office:value-type="percentage" office:value="1.3102882278974389E-3" table:style-name="ce19">
            <text:p>0.1310%</text:p>
          </table:table-cell>
          <table:table-cell office:value-type="percentage" office:value="2.5105703348785849E-4" table:style-name="ce19">
            <text:p>0.025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assachusetts, 2011</text:p>
          </table:table-cell>
          <table:table-cell office:value-type="float" office:value="5618110.2639999995" table:style-name="ce1">
            <text:p>5618110.264</text:p>
          </table:table-cell>
          <table:table-cell office:value-type="float" office:value="894689.74700000009" table:style-name="ce1">
            <text:p>894689.747</text:p>
          </table:table-cell>
          <table:table-cell office:value-type="float" office:value="6511549" table:style-name="ce1">
            <text:p>6511549</text:p>
          </table:table-cell>
          <table:table-cell office:value-type="float" office:value="463" table:style-name="ce1">
            <text:p>463</text:p>
          </table:table-cell>
          <table:table-cell office:value-type="float" office:value="1264" table:style-name="ce1">
            <text:p>1264</text:p>
          </table:table-cell>
          <table:table-cell office:value-type="float" office:value="1727" table:style-name="ce1">
            <text:p>1727</text:p>
          </table:table-cell>
          <table:table-cell office:value-type="percentage" office:value="8.2412052851086595E-5" table:style-name="ce19">
            <text:p>0.0082%</text:p>
          </table:table-cell>
          <table:table-cell office:value-type="percentage" office:value="1.4127802450383954E-3" table:style-name="ce19">
            <text:p>0.1413%</text:p>
          </table:table-cell>
          <table:table-cell office:value-type="percentage" office:value="2.6522107105390744E-4" table:style-name="ce19">
            <text:p>0.02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assachusetts, 2012</text:p>
          </table:table-cell>
          <table:table-cell office:value-type="float" office:value="5637799.4390000002" table:style-name="ce1">
            <text:p>5637799.439</text:p>
          </table:table-cell>
          <table:table-cell office:value-type="float" office:value="909459.38199999998" table:style-name="ce1">
            <text:p>909459.382</text:p>
          </table:table-cell>
          <table:table-cell office:value-type="float" office:value="6544014" table:style-name="ce1">
            <text:p>6544014</text:p>
          </table:table-cell>
          <table:table-cell office:value-type="float" office:value="457" table:style-name="ce1">
            <text:p>457</text:p>
          </table:table-cell>
          <table:table-cell office:value-type="float" office:value="1215" table:style-name="ce1">
            <text:p>1215</text:p>
          </table:table-cell>
          <table:table-cell office:value-type="float" office:value="1672" table:style-name="ce1">
            <text:p>1672</text:p>
          </table:table-cell>
          <table:table-cell office:value-type="percentage" office:value="8.1059996004586489E-5" table:style-name="ce19">
            <text:p>0.0081%</text:p>
          </table:table-cell>
          <table:table-cell office:value-type="percentage" office:value="1.3359585090299284E-3" table:style-name="ce19">
            <text:p>0.1336%</text:p>
          </table:table-cell>
          <table:table-cell office:value-type="percentage" office:value="2.5550067588486211E-4" table:style-name="ce19">
            <text:p>0.025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assachusetts, 2013</text:p>
          </table:table-cell>
          <table:table-cell office:value-type="float" office:value="5674941.5350000001" table:style-name="ce1">
            <text:p>5674941.535</text:p>
          </table:table-cell>
          <table:table-cell office:value-type="float" office:value="935524.70600000001" table:style-name="ce1">
            <text:p>935524.706</text:p>
          </table:table-cell>
          <table:table-cell office:value-type="float" office:value="6605058" table:style-name="ce1">
            <text:p>6605058</text:p>
          </table:table-cell>
          <table:table-cell office:value-type="float" office:value="499" table:style-name="ce1">
            <text:p>499</text:p>
          </table:table-cell>
          <table:table-cell office:value-type="float" office:value="1397" table:style-name="ce1">
            <text:p>1397</text:p>
          </table:table-cell>
          <table:table-cell office:value-type="float" office:value="1896" table:style-name="ce1">
            <text:p>1896</text:p>
          </table:table-cell>
          <table:table-cell office:value-type="percentage" office:value="8.7930421295520883E-5" table:style-name="ce19">
            <text:p>0.0088%</text:p>
          </table:table-cell>
          <table:table-cell office:value-type="percentage" office:value="1.4932796440760166E-3" table:style-name="ce19">
            <text:p>0.1493%</text:p>
          </table:table-cell>
          <table:table-cell office:value-type="percentage" office:value="2.8705274049069669E-4" table:style-name="ce19">
            <text:p>0.02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assachusetts, 2014</text:p>
          </table:table-cell>
          <table:table-cell office:value-type="float" office:value="5697933.0559999999" table:style-name="ce1">
            <text:p>5697933.056</text:p>
          </table:table-cell>
          <table:table-cell office:value-type="float" office:value="960533.90699999989" table:style-name="ce1">
            <text:p>960533.907</text:p>
          </table:table-cell>
          <table:table-cell office:value-type="float" office:value="6657291" table:style-name="ce1">
            <text:p>6657291</text:p>
          </table:table-cell>
          <table:table-cell office:value-type="float" office:value="517" table:style-name="ce1">
            <text:p>517</text:p>
          </table:table-cell>
          <table:table-cell office:value-type="float" office:value="1189" table:style-name="ce1">
            <text:p>1189</text:p>
          </table:table-cell>
          <table:table-cell office:value-type="float" office:value="1706" table:style-name="ce1">
            <text:p>1706</text:p>
          </table:table-cell>
          <table:table-cell office:value-type="percentage" office:value="9.0734656746377891E-5" table:style-name="ce19">
            <text:p>0.0091%</text:p>
          </table:table-cell>
          <table:table-cell office:value-type="percentage" office:value="1.2378532307241084E-3" table:style-name="ce19">
            <text:p>0.1238%</text:p>
          </table:table-cell>
          <table:table-cell office:value-type="percentage" office:value="2.5626039180201077E-4" table:style-name="ce19">
            <text:p>0.025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assachusetts, 2015</text:p>
          </table:table-cell>
          <table:table-cell office:value-type="float" office:value="5703846.1950000003" table:style-name="ce1">
            <text:p>5703846.195</text:p>
          </table:table-cell>
          <table:table-cell office:value-type="float" office:value="980267.26599999995" table:style-name="ce1">
            <text:p>980267.266</text:p>
          </table:table-cell>
          <table:table-cell office:value-type="float" office:value="6688538" table:style-name="ce1">
            <text:p>6688538</text:p>
          </table:table-cell>
          <table:table-cell office:value-type="float" office:value="499" table:style-name="ce1">
            <text:p>499</text:p>
          </table:table-cell>
          <table:table-cell office:value-type="float" office:value="1374" table:style-name="ce1">
            <text:p>1374</text:p>
          </table:table-cell>
          <table:table-cell office:value-type="float" office:value="1873" table:style-name="ce1">
            <text:p>1873</text:p>
          </table:table-cell>
          <table:table-cell office:value-type="percentage" office:value="8.7484827420035297E-5" table:style-name="ce19">
            <text:p>0.0087%</text:p>
          </table:table-cell>
          <table:table-cell office:value-type="percentage" office:value="1.4016585554331874E-3" table:style-name="ce19">
            <text:p>0.1402%</text:p>
          </table:table-cell>
          <table:table-cell office:value-type="percentage" office:value="2.8003130130979296E-4" table:style-name="ce19">
            <text:p>0.028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assachusetts, 2016</text:p>
          </table:table-cell>
          <table:table-cell office:value-type="float" office:value="5727121.6680000005" table:style-name="ce1">
            <text:p>5727121.668</text:p>
          </table:table-cell>
          <table:table-cell office:value-type="float" office:value="1016590.8530000001" table:style-name="ce1">
            <text:p>1016590.853</text:p>
          </table:table-cell>
          <table:table-cell office:value-type="float" office:value="6741921" table:style-name="ce1">
            <text:p>6741921</text:p>
          </table:table-cell>
          <table:table-cell office:value-type="float" office:value="483" table:style-name="ce1">
            <text:p>483</text:p>
          </table:table-cell>
          <table:table-cell office:value-type="float" office:value="1122" table:style-name="ce1">
            <text:p>1122</text:p>
          </table:table-cell>
          <table:table-cell office:value-type="float" office:value="1605" table:style-name="ce1">
            <text:p>1605</text:p>
          </table:table-cell>
          <table:table-cell office:value-type="percentage" office:value="8.4335557719811995E-5" table:style-name="ce19">
            <text:p>0.0084%</text:p>
          </table:table-cell>
          <table:table-cell office:value-type="percentage" office:value="1.1036888603600291E-3" table:style-name="ce19">
            <text:p>0.1104%</text:p>
          </table:table-cell>
          <table:table-cell office:value-type="percentage" office:value="2.3806271239309982E-4" table:style-name="ce19">
            <text:p>0.023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ssachusetts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assachusetts, 2017</text:p>
          </table:table-cell>
          <table:table-cell office:value-type="float" office:value="5725952" table:style-name="ce1">
            <text:p>5725952</text:p>
          </table:table-cell>
          <table:table-cell office:value-type="float" office:value="1046092" table:style-name="ce1">
            <text:p>1046092</text:p>
          </table:table-cell>
          <table:table-cell office:value-type="float" office:value="6772044" table:style-name="ce1">
            <text:p>6772044</text:p>
          </table:table-cell>
          <table:table-cell office:value-type="float" office:value="549" table:style-name="ce1">
            <text:p>549</text:p>
          </table:table-cell>
          <table:table-cell office:value-type="float" office:value="1299" table:style-name="ce1">
            <text:p>1299</text:p>
          </table:table-cell>
          <table:table-cell office:value-type="float" office:value="1848" table:style-name="ce1">
            <text:p>1848</text:p>
          </table:table-cell>
          <table:table-cell office:value-type="percentage" office:value="9.5879252917244149E-5" table:style-name="ce19">
            <text:p>0.0096%</text:p>
          </table:table-cell>
          <table:table-cell office:value-type="percentage" office:value="1.2417645866711533E-3" table:style-name="ce19">
            <text:p>0.1242%</text:p>
          </table:table-cell>
          <table:table-cell office:value-type="percentage" office:value="2.7288659081364504E-4" table:style-name="ce19">
            <text:p>0.027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ichigan, 2009</text:p>
          </table:table-cell>
          <table:table-cell office:value-type="float" office:value="8721894.3529999983" table:style-name="ce1">
            <text:p>8721894.353</text:p>
          </table:table-cell>
          <table:table-cell office:value-type="float" office:value="1283330.4539999999" table:style-name="ce1">
            <text:p>1283330.454</text:p>
          </table:table-cell>
          <table:table-cell office:value-type="float" office:value="10008213" table:style-name="ce1">
            <text:p>10008213</text:p>
          </table:table-cell>
          <table:table-cell office:value-type="float" office:value="574" table:style-name="ce1">
            <text:p>574</text:p>
          </table:table-cell>
          <table:table-cell office:value-type="float" office:value="1293" table:style-name="ce1">
            <text:p>1293</text:p>
          </table:table-cell>
          <table:table-cell office:value-type="float" office:value="1867" table:style-name="ce1">
            <text:p>1867</text:p>
          </table:table-cell>
          <table:table-cell office:value-type="percentage" office:value="6.5811391054348866E-5" table:style-name="ce19">
            <text:p>0.0066%</text:p>
          </table:table-cell>
          <table:table-cell office:value-type="percentage" office:value="1.007534728074021E-3" table:style-name="ce19">
            <text:p>0.1008%</text:p>
          </table:table-cell>
          <table:table-cell office:value-type="percentage" office:value="1.8654678912209403E-4" table:style-name="ce19">
            <text:p>0.01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ichigan, 2010</text:p>
          </table:table-cell>
          <table:table-cell office:value-type="float" office:value="8625271.3870000001" table:style-name="ce1">
            <text:p>8625271.387</text:p>
          </table:table-cell>
          <table:table-cell office:value-type="float" office:value="1313897.5009999999" table:style-name="ce1">
            <text:p>1313897.501</text:p>
          </table:table-cell>
          <table:table-cell office:value-type="float" office:value="9937232" table:style-name="ce1">
            <text:p>9937232</text:p>
          </table:table-cell>
          <table:table-cell office:value-type="float" office:value="531" table:style-name="ce1">
            <text:p>531</text:p>
          </table:table-cell>
          <table:table-cell office:value-type="float" office:value="1278" table:style-name="ce1">
            <text:p>1278</text:p>
          </table:table-cell>
          <table:table-cell office:value-type="float" office:value="1809" table:style-name="ce1">
            <text:p>1809</text:p>
          </table:table-cell>
          <table:table-cell office:value-type="percentage" office:value="6.1563280292875491E-5" table:style-name="ce19">
            <text:p>0.0062%</text:p>
          </table:table-cell>
          <table:table-cell office:value-type="percentage" office:value="9.726786138396043E-4" table:style-name="ce19">
            <text:p>0.0973%</text:p>
          </table:table-cell>
          <table:table-cell office:value-type="percentage" office:value="1.8204264527586756E-4" table:style-name="ce19">
            <text:p>0.018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ichigan, 2011</text:p>
          </table:table-cell>
          <table:table-cell office:value-type="float" office:value="8535682.0439999998" table:style-name="ce1">
            <text:p>8535682.044</text:p>
          </table:table-cell>
          <table:table-cell office:value-type="float" office:value="1327198.3289999997" table:style-name="ce1">
            <text:p>1327198.329</text:p>
          </table:table-cell>
          <table:table-cell office:value-type="float" office:value="9857189" table:style-name="ce1">
            <text:p>9857189</text:p>
          </table:table-cell>
          <table:table-cell office:value-type="float" office:value="573" table:style-name="ce1">
            <text:p>573</text:p>
          </table:table-cell>
          <table:table-cell office:value-type="float" office:value="1469" table:style-name="ce1">
            <text:p>1469</text:p>
          </table:table-cell>
          <table:table-cell office:value-type="float" office:value="2042" table:style-name="ce1">
            <text:p>2042</text:p>
          </table:table-cell>
          <table:table-cell office:value-type="percentage" office:value="6.7129960681089313E-5" table:style-name="ce19">
            <text:p>0.0067%</text:p>
          </table:table-cell>
          <table:table-cell office:value-type="percentage" office:value="1.1068428643267228E-3" table:style-name="ce19">
            <text:p>0.1107%</text:p>
          </table:table-cell>
          <table:table-cell office:value-type="percentage" office:value="2.071584505481228E-4" table:style-name="ce19">
            <text:p>0.020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ichigan, 2012</text:p>
          </table:table-cell>
          <table:table-cell office:value-type="float" office:value="8431328.0209999997" table:style-name="ce1">
            <text:p>8431328.021</text:p>
          </table:table-cell>
          <table:table-cell office:value-type="float" office:value="1348383.52" table:style-name="ce1">
            <text:p>1348383.52</text:p>
          </table:table-cell>
          <table:table-cell office:value-type="float" office:value="9778449" table:style-name="ce1">
            <text:p>9778449</text:p>
          </table:table-cell>
          <table:table-cell office:value-type="float" office:value="508" table:style-name="ce1">
            <text:p>508</text:p>
          </table:table-cell>
          <table:table-cell office:value-type="float" office:value="1331" table:style-name="ce1">
            <text:p>1331</text:p>
          </table:table-cell>
          <table:table-cell office:value-type="float" office:value="1839" table:style-name="ce1">
            <text:p>1839</text:p>
          </table:table-cell>
          <table:table-cell office:value-type="percentage" office:value="6.0251480992640651E-5" table:style-name="ce19">
            <text:p>0.0060%</text:p>
          </table:table-cell>
          <table:table-cell office:value-type="percentage" office:value="9.8710788159143319E-4" table:style-name="ce19">
            <text:p>0.0987%</text:p>
          </table:table-cell>
          <table:table-cell office:value-type="percentage" office:value="1.8806663510746949E-4" table:style-name="ce19">
            <text:p>0.018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ichigan, 2013</text:p>
          </table:table-cell>
          <table:table-cell office:value-type="float" office:value="8348557.8549999995" table:style-name="ce1">
            <text:p>8348557.855</text:p>
          </table:table-cell>
          <table:table-cell office:value-type="float" office:value="1362462.2759999998" table:style-name="ce1">
            <text:p>1362462.276</text:p>
          </table:table-cell>
          <table:table-cell office:value-type="float" office:value="9711943" table:style-name="ce1">
            <text:p>9711943</text:p>
          </table:table-cell>
          <table:table-cell office:value-type="float" office:value="603" table:style-name="ce1">
            <text:p>603</text:p>
          </table:table-cell>
          <table:table-cell office:value-type="float" office:value="1586" table:style-name="ce1">
            <text:p>1586</text:p>
          </table:table-cell>
          <table:table-cell office:value-type="float" office:value="2189" table:style-name="ce1">
            <text:p>2189</text:p>
          </table:table-cell>
          <table:table-cell office:value-type="percentage" office:value="7.2228043510396214E-5" table:style-name="ce19">
            <text:p>0.0072%</text:p>
          </table:table-cell>
          <table:table-cell office:value-type="percentage" office:value="1.1640689272192372E-3" table:style-name="ce19">
            <text:p>0.1164%</text:p>
          </table:table-cell>
          <table:table-cell office:value-type="percentage" office:value="2.2539259136920386E-4" table:style-name="ce19">
            <text:p>0.022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ichigan, 2014</text:p>
          </table:table-cell>
          <table:table-cell office:value-type="float" office:value="8342341.8889999976" table:style-name="ce1">
            <text:p>8342341.889</text:p>
          </table:table-cell>
          <table:table-cell office:value-type="float" office:value="1411023.4650000001" table:style-name="ce1">
            <text:p>1411023.465</text:p>
          </table:table-cell>
          <table:table-cell office:value-type="float" office:value="9750020" table:style-name="ce1">
            <text:p>9750020</text:p>
          </table:table-cell>
          <table:table-cell office:value-type="float" office:value="627" table:style-name="ce1">
            <text:p>627</text:p>
          </table:table-cell>
          <table:table-cell office:value-type="float" office:value="1553" table:style-name="ce1">
            <text:p>1553</text:p>
          </table:table-cell>
          <table:table-cell office:value-type="float" office:value="2180" table:style-name="ce1">
            <text:p>2180</text:p>
          </table:table-cell>
          <table:table-cell office:value-type="percentage" office:value="7.5158751384517866E-5" table:style-name="ce19">
            <text:p>0.0075%</text:p>
          </table:table-cell>
          <table:table-cell office:value-type="percentage" office:value="1.1006195421420578E-3" table:style-name="ce19">
            <text:p>0.1101%</text:p>
          </table:table-cell>
          <table:table-cell office:value-type="percentage" office:value="2.2358928494505651E-4" table:style-name="ce19">
            <text:p>0.022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ichigan, 2015</text:p>
          </table:table-cell>
          <table:table-cell office:value-type="float" office:value="8216115.3320000013" table:style-name="ce1">
            <text:p>8216115.332</text:p>
          </table:table-cell>
          <table:table-cell office:value-type="float" office:value="1424742.8689999999" table:style-name="ce1">
            <text:p>1424742.869</text:p>
          </table:table-cell>
          <table:table-cell office:value-type="float" office:value="9637574" table:style-name="ce1">
            <text:p>9637574</text:p>
          </table:table-cell>
          <table:table-cell office:value-type="float" office:value="588" table:style-name="ce1">
            <text:p>588</text:p>
          </table:table-cell>
          <table:table-cell office:value-type="float" office:value="1607" table:style-name="ce1">
            <text:p>1607</text:p>
          </table:table-cell>
          <table:table-cell office:value-type="float" office:value="2195" table:style-name="ce1">
            <text:p>2195</text:p>
          </table:table-cell>
          <table:table-cell office:value-type="percentage" office:value="7.1566668217261565E-5" table:style-name="ce19">
            <text:p>0.0072%</text:p>
          </table:table-cell>
          <table:table-cell office:value-type="percentage" office:value="1.1279228238060407E-3" table:style-name="ce19">
            <text:p>0.1128%</text:p>
          </table:table-cell>
          <table:table-cell office:value-type="percentage" office:value="2.2775441205431991E-4" table:style-name="ce19">
            <text:p>0.022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ichigan, 2016</text:p>
          </table:table-cell>
          <table:table-cell office:value-type="float" office:value="8169819.7270000018" table:style-name="ce1">
            <text:p>8169819.727</text:p>
          </table:table-cell>
          <table:table-cell office:value-type="float" office:value="1455310.7459999998" table:style-name="ce1">
            <text:p>1455310.746</text:p>
          </table:table-cell>
          <table:table-cell office:value-type="float" office:value="9624709" table:style-name="ce1">
            <text:p>9624709</text:p>
          </table:table-cell>
          <table:table-cell office:value-type="float" office:value="594" table:style-name="ce1">
            <text:p>594</text:p>
          </table:table-cell>
          <table:table-cell office:value-type="float" office:value="1354" table:style-name="ce1">
            <text:p>1354</text:p>
          </table:table-cell>
          <table:table-cell office:value-type="float" office:value="1948" table:style-name="ce1">
            <text:p>1948</text:p>
          </table:table-cell>
          <table:table-cell office:value-type="percentage" office:value="7.2706622648835328E-5" table:style-name="ce19">
            <text:p>0.0073%</text:p>
          </table:table-cell>
          <table:table-cell office:value-type="percentage" office:value="9.3038548895590998E-4" table:style-name="ce19">
            <text:p>0.0930%</text:p>
          </table:table-cell>
          <table:table-cell office:value-type="percentage" office:value="2.0239572957478507E-4" table:style-name="ce19">
            <text:p>0.020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igan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ichigan, 2017</text:p>
          </table:table-cell>
          <table:table-cell office:value-type="float" office:value="8052940" table:style-name="ce1">
            <text:p>8052940</text:p>
          </table:table-cell>
          <table:table-cell office:value-type="float" office:value="1498088" table:style-name="ce1">
            <text:p>1498088</text:p>
          </table:table-cell>
          <table:table-cell office:value-type="float" office:value="9551028" table:style-name="ce1">
            <text:p>9551028</text:p>
          </table:table-cell>
          <table:table-cell office:value-type="float" office:value="625" table:style-name="ce1">
            <text:p>625</text:p>
          </table:table-cell>
          <table:table-cell office:value-type="float" office:value="1495" table:style-name="ce1">
            <text:p>1495</text:p>
          </table:table-cell>
          <table:table-cell office:value-type="float" office:value="2120" table:style-name="ce1">
            <text:p>2120</text:p>
          </table:table-cell>
          <table:table-cell office:value-type="percentage" office:value="7.7611406517371292E-5" table:style-name="ce19">
            <text:p>0.0078%</text:p>
          </table:table-cell>
          <table:table-cell office:value-type="percentage" office:value="9.9793870587041623E-4" table:style-name="ce19">
            <text:p>0.0998%</text:p>
          </table:table-cell>
          <table:table-cell office:value-type="percentage" office:value="2.2196563553158886E-4" table:style-name="ce19">
            <text:p>0.02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innesota, 2009</text:p>
          </table:table-cell>
          <table:table-cell office:value-type="float" office:value="4531297.5350000001" table:style-name="ce1">
            <text:p>4531297.535</text:p>
          </table:table-cell>
          <table:table-cell office:value-type="float" office:value="639914.58000000007" table:style-name="ce1">
            <text:p>639914.58</text:p>
          </table:table-cell>
          <table:table-cell office:value-type="float" office:value="5168946" table:style-name="ce1">
            <text:p>5168946</text:p>
          </table:table-cell>
          <table:table-cell office:value-type="float" office:value="531" table:style-name="ce1">
            <text:p>531</text:p>
          </table:table-cell>
          <table:table-cell office:value-type="float" office:value="527" table:style-name="ce1">
            <text:p>527</text:p>
          </table:table-cell>
          <table:table-cell office:value-type="float" office:value="1058" table:style-name="ce1">
            <text:p>1058</text:p>
          </table:table-cell>
          <table:table-cell office:value-type="percentage" office:value="1.1718497756956495E-4" table:style-name="ce19">
            <text:p>0.0117%</text:p>
          </table:table-cell>
          <table:table-cell office:value-type="percentage" office:value="8.2354741784442529E-4" table:style-name="ce19">
            <text:p>0.0824%</text:p>
          </table:table-cell>
          <table:table-cell office:value-type="percentage" office:value="2.0468389493718837E-4" table:style-name="ce19">
            <text:p>0.020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innesota, 2010</text:p>
          </table:table-cell>
          <table:table-cell office:value-type="float" office:value="4575469.3540000003" table:style-name="ce1">
            <text:p>4575469.354</text:p>
          </table:table-cell>
          <table:table-cell office:value-type="float" office:value="653204.97400000005" table:style-name="ce1">
            <text:p>653204.974</text:p>
          </table:table-cell>
          <table:table-cell office:value-type="float" office:value="5228413" table:style-name="ce1">
            <text:p>5228413</text:p>
          </table:table-cell>
          <table:table-cell office:value-type="float" office:value="508" table:style-name="ce1">
            <text:p>508</text:p>
          </table:table-cell>
          <table:table-cell office:value-type="float" office:value="530" table:style-name="ce1">
            <text:p>530</text:p>
          </table:table-cell>
          <table:table-cell office:value-type="float" office:value="1038" table:style-name="ce1">
            <text:p>1038</text:p>
          </table:table-cell>
          <table:table-cell office:value-type="percentage" office:value="1.1102686100517591E-4" table:style-name="ce19">
            <text:p>0.0111%</text:p>
          </table:table-cell>
          <table:table-cell office:value-type="percentage" office:value="8.1138390106625237E-4" table:style-name="ce19">
            <text:p>0.0811%</text:p>
          </table:table-cell>
          <table:table-cell office:value-type="percentage" office:value="1.985306057497753E-4" table:style-name="ce19">
            <text:p>0.019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innesota, 2011</text:p>
          </table:table-cell>
          <table:table-cell office:value-type="float" office:value="4422373.1720000003" table:style-name="ce1">
            <text:p>4422373.172</text:p>
          </table:table-cell>
          <table:table-cell office:value-type="float" office:value="629019.29099999997" table:style-name="ce1">
            <text:p>629019.291</text:p>
          </table:table-cell>
          <table:table-cell office:value-type="float" office:value="5049930" table:style-name="ce1">
            <text:p>5049930</text:p>
          </table:table-cell>
          <table:table-cell office:value-type="float" office:value="481" table:style-name="ce1">
            <text:p>481</text:p>
          </table:table-cell>
          <table:table-cell office:value-type="float" office:value="590" table:style-name="ce1">
            <text:p>590</text:p>
          </table:table-cell>
          <table:table-cell office:value-type="float" office:value="1071" table:style-name="ce1">
            <text:p>1071</text:p>
          </table:table-cell>
          <table:table-cell office:value-type="percentage" office:value="1.0876513159165845E-4" table:style-name="ce19">
            <text:p>0.0109%</text:p>
          </table:table-cell>
          <table:table-cell office:value-type="percentage" office:value="9.3796805351077867E-4" table:style-name="ce19">
            <text:p>0.0938%</text:p>
          </table:table-cell>
          <table:table-cell office:value-type="percentage" office:value="2.1208214767333408E-4" table:style-name="ce19">
            <text:p>0.021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innesota, 2012</text:p>
          </table:table-cell>
          <table:table-cell office:value-type="float" office:value="4397739.4609999992" table:style-name="ce1">
            <text:p>4397739.461</text:p>
          </table:table-cell>
          <table:table-cell office:value-type="float" office:value="633021.2760000003" table:style-name="ce1">
            <text:p>633021.276</text:p>
          </table:table-cell>
          <table:table-cell office:value-type="float" office:value="5032187" table:style-name="ce1">
            <text:p>5032187</text:p>
          </table:table-cell>
          <table:table-cell office:value-type="float" office:value="503" table:style-name="ce1">
            <text:p>503</text:p>
          </table:table-cell>
          <table:table-cell office:value-type="float" office:value="571" table:style-name="ce1">
            <text:p>571</text:p>
          </table:table-cell>
          <table:table-cell office:value-type="float" office:value="1074" table:style-name="ce1">
            <text:p>1074</text:p>
          </table:table-cell>
          <table:table-cell office:value-type="percentage" office:value="1.1437694398695077E-4" table:style-name="ce19">
            <text:p>0.0114%</text:p>
          </table:table-cell>
          <table:table-cell office:value-type="percentage" office:value="9.0202339423422432E-4" table:style-name="ce19">
            <text:p>0.0902%</text:p>
          </table:table-cell>
          <table:table-cell office:value-type="percentage" office:value="2.1342609088255266E-4" table:style-name="ce19">
            <text:p>0.021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innesota, 2013</text:p>
          </table:table-cell>
          <table:table-cell office:value-type="float" office:value="4468478.0239999974" table:style-name="ce1">
            <text:p>4468478.024</text:p>
          </table:table-cell>
          <table:table-cell office:value-type="float" office:value="724180.80300000019" table:style-name="ce1">
            <text:p>724180.803</text:p>
          </table:table-cell>
          <table:table-cell office:value-type="float" office:value="5190792" table:style-name="ce1">
            <text:p>5190792</text:p>
          </table:table-cell>
          <table:table-cell office:value-type="float" office:value="431" table:style-name="ce1">
            <text:p>431</text:p>
          </table:table-cell>
          <table:table-cell office:value-type="float" office:value="636" table:style-name="ce1">
            <text:p>636</text:p>
          </table:table-cell>
          <table:table-cell office:value-type="float" office:value="1067" table:style-name="ce1">
            <text:p>1067</text:p>
          </table:table-cell>
          <table:table-cell office:value-type="percentage" office:value="9.6453422772836318E-5" table:style-name="ce19">
            <text:p>0.0096%</text:p>
          </table:table-cell>
          <table:table-cell office:value-type="percentage" office:value="8.7823371921113994E-4" table:style-name="ce19">
            <text:p>0.0878%</text:p>
          </table:table-cell>
          <table:table-cell office:value-type="percentage" office:value="2.0555630046436074E-4" table:style-name="ce19">
            <text:p>0.020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innesota, 2014</text:p>
          </table:table-cell>
          <table:table-cell office:value-type="float" office:value="4481090.7209999999" table:style-name="ce1">
            <text:p>4481090.721</text:p>
          </table:table-cell>
          <table:table-cell office:value-type="float" office:value="686069.95200000005" table:style-name="ce1">
            <text:p>686069.952</text:p>
          </table:table-cell>
          <table:table-cell office:value-type="float" office:value="5166404" table:style-name="ce1">
            <text:p>5166404</text:p>
          </table:table-cell>
          <table:table-cell office:value-type="float" office:value="493" table:style-name="ce1">
            <text:p>493</text:p>
          </table:table-cell>
          <table:table-cell office:value-type="float" office:value="503" table:style-name="ce1">
            <text:p>503</text:p>
          </table:table-cell>
          <table:table-cell office:value-type="float" office:value="996" table:style-name="ce1">
            <text:p>996</text:p>
          </table:table-cell>
          <table:table-cell office:value-type="percentage" office:value="1.1001785741351431E-4" table:style-name="ce19">
            <text:p>0.0110%</text:p>
          </table:table-cell>
          <table:table-cell office:value-type="percentage" office:value="7.3316139051663343E-4" table:style-name="ce19">
            <text:p>0.0733%</text:p>
          </table:table-cell>
          <table:table-cell office:value-type="percentage" office:value="1.9278399443791079E-4" table:style-name="ce19">
            <text:p>0.019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innesota, 2015</text:p>
          </table:table-cell>
          <table:table-cell office:value-type="float" office:value="4446516.42" table:style-name="ce1">
            <text:p>4446516.42</text:p>
          </table:table-cell>
          <table:table-cell office:value-type="float" office:value="704357.04099999997" table:style-name="ce1">
            <text:p>704357.041</text:p>
          </table:table-cell>
          <table:table-cell office:value-type="float" office:value="5152678" table:style-name="ce1">
            <text:p>5152678</text:p>
          </table:table-cell>
          <table:table-cell office:value-type="float" office:value="459" table:style-name="ce1">
            <text:p>459</text:p>
          </table:table-cell>
          <table:table-cell office:value-type="float" office:value="638" table:style-name="ce1">
            <text:p>638</text:p>
          </table:table-cell>
          <table:table-cell office:value-type="float" office:value="1097" table:style-name="ce1">
            <text:p>1097</text:p>
          </table:table-cell>
          <table:table-cell office:value-type="percentage" office:value="1.0322687619806429E-4" table:style-name="ce19">
            <text:p>0.0103%</text:p>
          </table:table-cell>
          <table:table-cell office:value-type="percentage" office:value="9.0579061876659803E-4" table:style-name="ce19">
            <text:p>0.0906%</text:p>
          </table:table-cell>
          <table:table-cell office:value-type="percentage" office:value="2.1289900125721033E-4" table:style-name="ce19">
            <text:p>0.021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innesota, 2016</text:p>
          </table:table-cell>
          <table:table-cell office:value-type="float" office:value="4461170.943" table:style-name="ce1">
            <text:p>4461170.943</text:p>
          </table:table-cell>
          <table:table-cell office:value-type="float" office:value="733677.36399999971" table:style-name="ce1">
            <text:p>733677.364</text:p>
          </table:table-cell>
          <table:table-cell office:value-type="float" office:value="5195638" table:style-name="ce1">
            <text:p>5195638</text:p>
          </table:table-cell>
          <table:table-cell office:value-type="float" office:value="506" table:style-name="ce1">
            <text:p>506</text:p>
          </table:table-cell>
          <table:table-cell office:value-type="float" office:value="429" table:style-name="ce1">
            <text:p>429</text:p>
          </table:table-cell>
          <table:table-cell office:value-type="float" office:value="935" table:style-name="ce1">
            <text:p>935</text:p>
          </table:table-cell>
          <table:table-cell office:value-type="percentage" office:value="1.1342313631670222E-4" table:style-name="ce19">
            <text:p>0.0113%</text:p>
          </table:table-cell>
          <table:table-cell office:value-type="percentage" office:value="5.8472568604419988E-4" table:style-name="ce19">
            <text:p>0.0585%</text:p>
          </table:table-cell>
          <table:table-cell office:value-type="percentage" office:value="1.7995864992903662E-4" table:style-name="ce19">
            <text:p>0.018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nnesot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innesota, 2017</text:p>
          </table:table-cell>
          <table:table-cell office:value-type="float" office:value="4225209" table:style-name="ce1">
            <text:p>4225209</text:p>
          </table:table-cell>
          <table:table-cell office:value-type="float" office:value="702765" table:style-name="ce1">
            <text:p>702765</text:p>
          </table:table-cell>
          <table:table-cell office:value-type="float" office:value="4927974" table:style-name="ce1">
            <text:p>4927974</text:p>
          </table:table-cell>
          <table:table-cell office:value-type="float" office:value="434" table:style-name="ce1">
            <text:p>434</text:p>
          </table:table-cell>
          <table:table-cell office:value-type="float" office:value="567" table:style-name="ce1">
            <text:p>567</text:p>
          </table:table-cell>
          <table:table-cell office:value-type="float" office:value="1001" table:style-name="ce1">
            <text:p>1001</text:p>
          </table:table-cell>
          <table:table-cell office:value-type="percentage" office:value="1.0271681235176769E-4" table:style-name="ce19">
            <text:p>0.0103%</text:p>
          </table:table-cell>
          <table:table-cell office:value-type="percentage" office:value="8.0681308830121018E-4" table:style-name="ce19">
            <text:p>0.0807%</text:p>
          </table:table-cell>
          <table:table-cell office:value-type="percentage" office:value="2.0312607168787821E-4" table:style-name="ce19">
            <text:p>0.020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ississippi, 2009</text:p>
          </table:table-cell>
          <table:table-cell office:value-type="float" office:value="2558343.4940000004" table:style-name="ce1">
            <text:p>2558343.494</text:p>
          </table:table-cell>
          <table:table-cell office:value-type="float" office:value="365180.54400000005" table:style-name="ce1">
            <text:p>365180.544</text:p>
          </table:table-cell>
          <table:table-cell office:value-type="float" office:value="2922240" table:style-name="ce1">
            <text:p>2922240</text:p>
          </table:table-cell>
          <table:table-cell office:value-type="float" office:value="451" table:style-name="ce1">
            <text:p>451</text:p>
          </table:table-cell>
          <table:table-cell office:value-type="float" office:value="466" table:style-name="ce1">
            <text:p>466</text:p>
          </table:table-cell>
          <table:table-cell office:value-type="float" office:value="917" table:style-name="ce1">
            <text:p>917</text:p>
          </table:table-cell>
          <table:table-cell office:value-type="percentage" office:value="1.7628594481457067E-4" table:style-name="ce19">
            <text:p>0.0176%</text:p>
          </table:table-cell>
          <table:table-cell office:value-type="percentage" office:value="1.2760811266002165E-3" table:style-name="ce19">
            <text:p>0.1276%</text:p>
          </table:table-cell>
          <table:table-cell office:value-type="percentage" office:value="3.138003723171266E-4" table:style-name="ce19">
            <text:p>0.031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ississippi, 2010</text:p>
          </table:table-cell>
          <table:table-cell office:value-type="float" office:value="2469415.1430000002" table:style-name="ce1">
            <text:p>2469415.143</text:p>
          </table:table-cell>
          <table:table-cell office:value-type="float" office:value="350795.66600000003" table:style-name="ce1">
            <text:p>350795.666</text:p>
          </table:table-cell>
          <table:table-cell office:value-type="float" office:value="2821136" table:style-name="ce1">
            <text:p>2821136</text:p>
          </table:table-cell>
          <table:table-cell office:value-type="float" office:value="490" table:style-name="ce1">
            <text:p>490</text:p>
          </table:table-cell>
          <table:table-cell office:value-type="float" office:value="440" table:style-name="ce1">
            <text:p>440</text:p>
          </table:table-cell>
          <table:table-cell office:value-type="float" office:value="930" table:style-name="ce1">
            <text:p>930</text:p>
          </table:table-cell>
          <table:table-cell office:value-type="percentage" office:value="1.9842755131270368E-4" table:style-name="ce19">
            <text:p>0.0198%</text:p>
          </table:table-cell>
          <table:table-cell office:value-type="percentage" office:value="1.2542914369985403E-3" table:style-name="ce19">
            <text:p>0.1254%</text:p>
          </table:table-cell>
          <table:table-cell office:value-type="percentage" office:value="3.2965443707782963E-4" table:style-name="ce19">
            <text:p>0.033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ississippi, 2011</text:p>
          </table:table-cell>
          <table:table-cell office:value-type="float" office:value="2404939.9880000008" table:style-name="ce1">
            <text:p>2404939.988</text:p>
          </table:table-cell>
          <table:table-cell office:value-type="float" office:value="347002.89100000035" table:style-name="ce1">
            <text:p>347002.891</text:p>
          </table:table-cell>
          <table:table-cell office:value-type="float" office:value="2752624" table:style-name="ce1">
            <text:p>2752624</text:p>
          </table:table-cell>
          <table:table-cell office:value-type="float" office:value="526" table:style-name="ce1">
            <text:p>526</text:p>
          </table:table-cell>
          <table:table-cell office:value-type="float" office:value="475" table:style-name="ce1">
            <text:p>475</text:p>
          </table:table-cell>
          <table:table-cell office:value-type="float" office:value="1001" table:style-name="ce1">
            <text:p>1001</text:p>
          </table:table-cell>
          <table:table-cell office:value-type="percentage" office:value="2.1871647634643589E-4" table:style-name="ce19">
            <text:p>0.0219%</text:p>
          </table:table-cell>
          <table:table-cell office:value-type="percentage" office:value="1.3688646761159102E-3" table:style-name="ce19">
            <text:p>0.1369%</text:p>
          </table:table-cell>
          <table:table-cell office:value-type="percentage" office:value="3.6365300891077026E-4" table:style-name="ce19">
            <text:p>0.036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ississippi, 2012</text:p>
          </table:table-cell>
          <table:table-cell office:value-type="float" office:value="2429112.7739999988" table:style-name="ce1">
            <text:p>2429112.774</text:p>
          </table:table-cell>
          <table:table-cell office:value-type="float" office:value="358986.98299999989" table:style-name="ce1">
            <text:p>358986.983</text:p>
          </table:table-cell>
          <table:table-cell office:value-type="float" office:value="2787849" table:style-name="ce1">
            <text:p>2787849</text:p>
          </table:table-cell>
          <table:table-cell office:value-type="float" office:value="459" table:style-name="ce1">
            <text:p>459</text:p>
          </table:table-cell>
          <table:table-cell office:value-type="float" office:value="444" table:style-name="ce1">
            <text:p>444</text:p>
          </table:table-cell>
          <table:table-cell office:value-type="float" office:value="903" table:style-name="ce1">
            <text:p>903</text:p>
          </table:table-cell>
          <table:table-cell office:value-type="percentage" office:value="1.8895787997696325E-4" table:style-name="ce19">
            <text:p>0.0189%</text:p>
          </table:table-cell>
          <table:table-cell office:value-type="percentage" office:value="1.2368136479199306E-3" table:style-name="ce19">
            <text:p>0.1237%</text:p>
          </table:table-cell>
          <table:table-cell office:value-type="percentage" office:value="3.2390563477433676E-4" table:style-name="ce19">
            <text:p>0.032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ississippi, 2013</text:p>
          </table:table-cell>
          <table:table-cell office:value-type="float" office:value="2439437.4309999999" table:style-name="ce1">
            <text:p>2439437.431</text:p>
          </table:table-cell>
          <table:table-cell office:value-type="float" office:value="368194.85700000002" table:style-name="ce1">
            <text:p>368194.857</text:p>
          </table:table-cell>
          <table:table-cell office:value-type="float" office:value="2808240" table:style-name="ce1">
            <text:p>2808240</text:p>
          </table:table-cell>
          <table:table-cell office:value-type="float" office:value="563" table:style-name="ce1">
            <text:p>563</text:p>
          </table:table-cell>
          <table:table-cell office:value-type="float" office:value="597" table:style-name="ce1">
            <text:p>597</text:p>
          </table:table-cell>
          <table:table-cell office:value-type="float" office:value="1160" table:style-name="ce1">
            <text:p>1160</text:p>
          </table:table-cell>
          <table:table-cell office:value-type="percentage" office:value="2.3079091631762372E-4" table:style-name="ce19">
            <text:p>0.0231%</text:p>
          </table:table-cell>
          <table:table-cell office:value-type="percentage" office:value="1.6214240602497063E-3" table:style-name="ce19">
            <text:p>0.1621%</text:p>
          </table:table-cell>
          <table:table-cell office:value-type="percentage" office:value="4.1307010796797996E-4" table:style-name="ce19">
            <text:p>0.041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ississippi, 2014</text:p>
          </table:table-cell>
          <table:table-cell office:value-type="float" office:value="2315482.574" table:style-name="ce1">
            <text:p>2315482.574</text:p>
          </table:table-cell>
          <table:table-cell office:value-type="float" office:value="369023.79900000012" table:style-name="ce1">
            <text:p>369023.799</text:p>
          </table:table-cell>
          <table:table-cell office:value-type="float" office:value="2684587" table:style-name="ce1">
            <text:p>2684587</text:p>
          </table:table-cell>
          <table:table-cell office:value-type="float" office:value="502" table:style-name="ce1">
            <text:p>502</text:p>
          </table:table-cell>
          <table:table-cell office:value-type="float" office:value="550" table:style-name="ce1">
            <text:p>550</text:p>
          </table:table-cell>
          <table:table-cell office:value-type="float" office:value="1052" table:style-name="ce1">
            <text:p>1052</text:p>
          </table:table-cell>
          <table:table-cell office:value-type="percentage" office:value="2.168014588564984E-4" table:style-name="ce19">
            <text:p>0.0217%</text:p>
          </table:table-cell>
          <table:table-cell office:value-type="percentage" office:value="1.4904187791964058E-3" table:style-name="ce19">
            <text:p>0.1490%</text:p>
          </table:table-cell>
          <table:table-cell office:value-type="percentage" office:value="3.9186660741484633E-4" table:style-name="ce19">
            <text:p>0.039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ississippi, 2015</text:p>
          </table:table-cell>
          <table:table-cell office:value-type="float" office:value="2369483.0510000009" table:style-name="ce1">
            <text:p>2369483.051</text:p>
          </table:table-cell>
          <table:table-cell office:value-type="float" office:value="378589.55400000012" table:style-name="ce1">
            <text:p>378589.554</text:p>
          </table:table-cell>
          <table:table-cell office:value-type="float" office:value="2747550" table:style-name="ce1">
            <text:p>2747550</text:p>
          </table:table-cell>
          <table:table-cell office:value-type="float" office:value="489" table:style-name="ce1">
            <text:p>489</text:p>
          </table:table-cell>
          <table:table-cell office:value-type="float" office:value="648" table:style-name="ce1">
            <text:p>648</text:p>
          </table:table-cell>
          <table:table-cell office:value-type="float" office:value="1137" table:style-name="ce1">
            <text:p>1137</text:p>
          </table:table-cell>
          <table:table-cell office:value-type="percentage" office:value="2.0637412864954897E-4" table:style-name="ce19">
            <text:p>0.0206%</text:p>
          </table:table-cell>
          <table:table-cell office:value-type="percentage" office:value="1.7116161636092045E-3" table:style-name="ce19">
            <text:p>0.1712%</text:p>
          </table:table-cell>
          <table:table-cell office:value-type="percentage" office:value="4.1382322432712779E-4" table:style-name="ce19">
            <text:p>0.041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ississippi, 2016</text:p>
          </table:table-cell>
          <table:table-cell office:value-type="float" office:value="2347497.9789999998" table:style-name="ce1">
            <text:p>2347497.979</text:p>
          </table:table-cell>
          <table:table-cell office:value-type="float" office:value="387205.27600000013" table:style-name="ce1">
            <text:p>387205.276</text:p>
          </table:table-cell>
          <table:table-cell office:value-type="float" office:value="2734849" table:style-name="ce1">
            <text:p>2734849</text:p>
          </table:table-cell>
          <table:table-cell office:value-type="float" office:value="502" table:style-name="ce1">
            <text:p>502</text:p>
          </table:table-cell>
          <table:table-cell office:value-type="float" office:value="616" table:style-name="ce1">
            <text:p>616</text:p>
          </table:table-cell>
          <table:table-cell office:value-type="float" office:value="1118" table:style-name="ce1">
            <text:p>1118</text:p>
          </table:table-cell>
          <table:table-cell office:value-type="percentage" office:value="2.1384469954425467E-4" table:style-name="ce19">
            <text:p>0.0214%</text:p>
          </table:table-cell>
          <table:table-cell office:value-type="percentage" office:value="1.5908874134246038E-3" table:style-name="ce19">
            <text:p>0.1591%</text:p>
          </table:table-cell>
          <table:table-cell office:value-type="percentage" office:value="4.0879770693007185E-4" table:style-name="ce19">
            <text:p>0.04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issippi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ississippi, 2017</text:p>
          </table:table-cell>
          <table:table-cell office:value-type="float" office:value="2019617" table:style-name="ce1">
            <text:p>2019617</text:p>
          </table:table-cell>
          <table:table-cell office:value-type="float" office:value="347215" table:style-name="ce1">
            <text:p>347215</text:p>
          </table:table-cell>
          <table:table-cell office:value-type="float" office:value="2366832" table:style-name="ce1">
            <text:p>2366832</text:p>
          </table:table-cell>
          <table:table-cell office:value-type="float" office:value="454" table:style-name="ce1">
            <text:p>454</text:p>
          </table:table-cell>
          <table:table-cell office:value-type="float" office:value="587" table:style-name="ce1">
            <text:p>587</text:p>
          </table:table-cell>
          <table:table-cell office:value-type="float" office:value="1041" table:style-name="ce1">
            <text:p>1041</text:p>
          </table:table-cell>
          <table:table-cell office:value-type="percentage" office:value="2.2479509728824822E-4" table:style-name="ce19">
            <text:p>0.0225%</text:p>
          </table:table-cell>
          <table:table-cell office:value-type="percentage" office:value="1.6905951643794192E-3" table:style-name="ce19">
            <text:p>0.1691%</text:p>
          </table:table-cell>
          <table:table-cell office:value-type="percentage" office:value="4.3982842888722138E-4" table:style-name="ce19">
            <text:p>0.04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issouri, 2009</text:p>
          </table:table-cell>
          <table:table-cell office:value-type="float" office:value="5006230.7609999999" table:style-name="ce1">
            <text:p>5006230.761</text:p>
          </table:table-cell>
          <table:table-cell office:value-type="float" office:value="777185.89800000004" table:style-name="ce1">
            <text:p>777185.898</text:p>
          </table:table-cell>
          <table:table-cell office:value-type="float" office:value="5784755" table:style-name="ce1">
            <text:p>5784755</text:p>
          </table:table-cell>
          <table:table-cell office:value-type="float" office:value="508" table:style-name="ce1">
            <text:p>508</text:p>
          </table:table-cell>
          <table:table-cell office:value-type="float" office:value="1118" table:style-name="ce1">
            <text:p>1118</text:p>
          </table:table-cell>
          <table:table-cell office:value-type="float" office:value="1626" table:style-name="ce1">
            <text:p>1626</text:p>
          </table:table-cell>
          <table:table-cell office:value-type="percentage" office:value="1.0147354851427713E-4" table:style-name="ce19">
            <text:p>0.0101%</text:p>
          </table:table-cell>
          <table:table-cell office:value-type="percentage" office:value="1.4385232707863672E-3" table:style-name="ce19">
            <text:p>0.1439%</text:p>
          </table:table-cell>
          <table:table-cell office:value-type="percentage" office:value="2.8108364139881465E-4" table:style-name="ce19">
            <text:p>0.028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issouri, 2010</text:p>
          </table:table-cell>
          <table:table-cell office:value-type="float" office:value="4948277.8610000014" table:style-name="ce1">
            <text:p>4948277.861</text:p>
          </table:table-cell>
          <table:table-cell office:value-type="float" office:value="786591.89399999997" table:style-name="ce1">
            <text:p>786591.894</text:p>
          </table:table-cell>
          <table:table-cell office:value-type="float" office:value="5733300" table:style-name="ce1">
            <text:p>5733300</text:p>
          </table:table-cell>
          <table:table-cell office:value-type="float" office:value="507" table:style-name="ce1">
            <text:p>507</text:p>
          </table:table-cell>
          <table:table-cell office:value-type="float" office:value="1010" table:style-name="ce1">
            <text:p>1010</text:p>
          </table:table-cell>
          <table:table-cell office:value-type="float" office:value="1517" table:style-name="ce1">
            <text:p>1517</text:p>
          </table:table-cell>
          <table:table-cell office:value-type="percentage" office:value="1.0245988892336373E-4" table:style-name="ce19">
            <text:p>0.0102%</text:p>
          </table:table-cell>
          <table:table-cell office:value-type="percentage" office:value="1.2840203512191292E-3" table:style-name="ce19">
            <text:p>0.1284%</text:p>
          </table:table-cell>
          <table:table-cell office:value-type="percentage" office:value="2.6459456159628835E-4" table:style-name="ce19">
            <text:p>0.02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issouri, 2011</text:p>
          </table:table-cell>
          <table:table-cell office:value-type="float" office:value="4962202.3370000012" table:style-name="ce1">
            <text:p>4962202.337</text:p>
          </table:table-cell>
          <table:table-cell office:value-type="float" office:value="787256.85999999975" table:style-name="ce1">
            <text:p>787256.86</text:p>
          </table:table-cell>
          <table:table-cell office:value-type="float" office:value="5750826" table:style-name="ce1">
            <text:p>5750826</text:p>
          </table:table-cell>
          <table:table-cell office:value-type="float" office:value="522" table:style-name="ce1">
            <text:p>522</text:p>
          </table:table-cell>
          <table:table-cell office:value-type="float" office:value="1013" table:style-name="ce1">
            <text:p>1013</text:p>
          </table:table-cell>
          <table:table-cell office:value-type="float" office:value="1535" table:style-name="ce1">
            <text:p>1535</text:p>
          </table:table-cell>
          <table:table-cell office:value-type="percentage" office:value="1.0519522674595038E-4" table:style-name="ce19">
            <text:p>0.0105%</text:p>
          </table:table-cell>
          <table:table-cell office:value-type="percentage" office:value="1.286746488306244E-3" table:style-name="ce19">
            <text:p>0.1287%</text:p>
          </table:table-cell>
          <table:table-cell office:value-type="percentage" office:value="2.6691817836255172E-4" table:style-name="ce19">
            <text:p>0.026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issouri, 2012</text:p>
          </table:table-cell>
          <table:table-cell office:value-type="float" office:value="4966841.9189999979" table:style-name="ce1">
            <text:p>4966841.919</text:p>
          </table:table-cell>
          <table:table-cell office:value-type="float" office:value="804906.40199999989" table:style-name="ce1">
            <text:p>804906.402</text:p>
          </table:table-cell>
          <table:table-cell office:value-type="float" office:value="5772855" table:style-name="ce1">
            <text:p>5772855</text:p>
          </table:table-cell>
          <table:table-cell office:value-type="float" office:value="552" table:style-name="ce1">
            <text:p>552</text:p>
          </table:table-cell>
          <table:table-cell office:value-type="float" office:value="1027" table:style-name="ce1">
            <text:p>1027</text:p>
          </table:table-cell>
          <table:table-cell office:value-type="float" office:value="1579" table:style-name="ce1">
            <text:p>1579</text:p>
          </table:table-cell>
          <table:table-cell office:value-type="percentage" office:value="1.1113701804931559E-4" table:style-name="ce19">
            <text:p>0.0111%</text:p>
          </table:table-cell>
          <table:table-cell office:value-type="percentage" office:value="1.2759247503164972E-3" table:style-name="ce19">
            <text:p>0.1276%</text:p>
          </table:table-cell>
          <table:table-cell office:value-type="percentage" office:value="2.7352150712255894E-4" table:style-name="ce19">
            <text:p>0.027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issouri, 2013</text:p>
          </table:table-cell>
          <table:table-cell office:value-type="float" office:value="4776528.5520000011" table:style-name="ce1">
            <text:p>4776528.552</text:p>
          </table:table-cell>
          <table:table-cell office:value-type="float" office:value="783191.95" table:style-name="ce1">
            <text:p>783191.95</text:p>
          </table:table-cell>
          <table:table-cell office:value-type="float" office:value="5560104" table:style-name="ce1">
            <text:p>5560104</text:p>
          </table:table-cell>
          <table:table-cell office:value-type="float" office:value="462" table:style-name="ce1">
            <text:p>462</text:p>
          </table:table-cell>
          <table:table-cell office:value-type="float" office:value="1139" table:style-name="ce1">
            <text:p>1139</text:p>
          </table:table-cell>
          <table:table-cell office:value-type="float" office:value="1601" table:style-name="ce1">
            <text:p>1601</text:p>
          </table:table-cell>
          <table:table-cell office:value-type="percentage" office:value="9.6722964171658515E-5" table:style-name="ce19">
            <text:p>0.0097%</text:p>
          </table:table-cell>
          <table:table-cell office:value-type="percentage" office:value="1.4543050397798395E-3" table:style-name="ce19">
            <text:p>0.1454%</text:p>
          </table:table-cell>
          <table:table-cell office:value-type="percentage" office:value="2.8794425428013579E-4" table:style-name="ce19">
            <text:p>0.028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issouri, 2014</text:p>
          </table:table-cell>
          <table:table-cell office:value-type="float" office:value="4937790.8740000008" table:style-name="ce1">
            <text:p>4937790.874</text:p>
          </table:table-cell>
          <table:table-cell office:value-type="float" office:value="834746.84700000018" table:style-name="ce1">
            <text:p>834746.847</text:p>
          </table:table-cell>
          <table:table-cell office:value-type="float" office:value="5773588" table:style-name="ce1">
            <text:p>5773588</text:p>
          </table:table-cell>
          <table:table-cell office:value-type="float" office:value="548" table:style-name="ce1">
            <text:p>548</text:p>
          </table:table-cell>
          <table:table-cell office:value-type="float" office:value="1093" table:style-name="ce1">
            <text:p>1093</text:p>
          </table:table-cell>
          <table:table-cell office:value-type="float" office:value="1641" table:style-name="ce1">
            <text:p>1641</text:p>
          </table:table-cell>
          <table:table-cell office:value-type="percentage" office:value="1.1098080376094922E-4" table:style-name="ce19">
            <text:p>0.0111%</text:p>
          </table:table-cell>
          <table:table-cell office:value-type="percentage" office:value="1.3093790098496769E-3" table:style-name="ce19">
            <text:p>0.1309%</text:p>
          </table:table-cell>
          <table:table-cell office:value-type="percentage" office:value="2.8422533786615881E-4" table:style-name="ce19">
            <text:p>0.028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issouri, 2015</text:p>
          </table:table-cell>
          <table:table-cell office:value-type="float" office:value="4767425.3579999991" table:style-name="ce1">
            <text:p>4767425.358</text:p>
          </table:table-cell>
          <table:table-cell office:value-type="float" office:value="817059.43" table:style-name="ce1">
            <text:p>817059.43</text:p>
          </table:table-cell>
          <table:table-cell office:value-type="float" office:value="5583743" table:style-name="ce1">
            <text:p>5583743</text:p>
          </table:table-cell>
          <table:table-cell office:value-type="float" office:value="525" table:style-name="ce1">
            <text:p>525</text:p>
          </table:table-cell>
          <table:table-cell office:value-type="float" office:value="1152" table:style-name="ce1">
            <text:p>1152</text:p>
          </table:table-cell>
          <table:table-cell office:value-type="float" office:value="1677" table:style-name="ce1">
            <text:p>1677</text:p>
          </table:table-cell>
          <table:table-cell office:value-type="percentage" office:value="1.1012233240716007E-4" table:style-name="ce19">
            <text:p>0.0110%</text:p>
          </table:table-cell>
          <table:table-cell office:value-type="percentage" office:value="1.4099341586449837E-3" table:style-name="ce19">
            <text:p>0.1410%</text:p>
          </table:table-cell>
          <table:table-cell office:value-type="percentage" office:value="3.0033617234890647E-4" table:style-name="ce19">
            <text:p>0.03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issouri, 2016</text:p>
          </table:table-cell>
          <table:table-cell office:value-type="float" office:value="4899941.8020000001" table:style-name="ce1">
            <text:p>4899941.802</text:p>
          </table:table-cell>
          <table:table-cell office:value-type="float" office:value="877110.41500000004" table:style-name="ce1">
            <text:p>877110.415</text:p>
          </table:table-cell>
          <table:table-cell office:value-type="float" office:value="5777156" table:style-name="ce1">
            <text:p>5777156</text:p>
          </table:table-cell>
          <table:table-cell office:value-type="float" office:value="515" table:style-name="ce1">
            <text:p>515</text:p>
          </table:table-cell>
          <table:table-cell office:value-type="float" office:value="956" table:style-name="ce1">
            <text:p>956</text:p>
          </table:table-cell>
          <table:table-cell office:value-type="float" office:value="1471" table:style-name="ce1">
            <text:p>1471</text:p>
          </table:table-cell>
          <table:table-cell office:value-type="percentage" office:value="1.0510328914310643E-4" table:style-name="ce19">
            <text:p>0.0105%</text:p>
          </table:table-cell>
          <table:table-cell office:value-type="percentage" office:value="1.0899425929174493E-3" table:style-name="ce19">
            <text:p>0.1090%</text:p>
          </table:table-cell>
          <table:table-cell office:value-type="percentage" office:value="2.5462355525798509E-4" table:style-name="ce19">
            <text:p>0.025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ssouri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issouri, 2017</text:p>
          </table:table-cell>
          <table:table-cell office:value-type="float" office:value="4715641" table:style-name="ce1">
            <text:p>4715641</text:p>
          </table:table-cell>
          <table:table-cell office:value-type="float" office:value="852935" table:style-name="ce1">
            <text:p>852935</text:p>
          </table:table-cell>
          <table:table-cell office:value-type="float" office:value="5568576" table:style-name="ce1">
            <text:p>5568576</text:p>
          </table:table-cell>
          <table:table-cell office:value-type="float" office:value="483" table:style-name="ce1">
            <text:p>483</text:p>
          </table:table-cell>
          <table:table-cell office:value-type="float" office:value="1119" table:style-name="ce1">
            <text:p>1119</text:p>
          </table:table-cell>
          <table:table-cell office:value-type="float" office:value="1602" table:style-name="ce1">
            <text:p>1602</text:p>
          </table:table-cell>
          <table:table-cell office:value-type="percentage" office:value="1.0242509979025121E-4" table:style-name="ce19">
            <text:p>0.0102%</text:p>
          </table:table-cell>
          <table:table-cell office:value-type="percentage" office:value="1.3119405347418033E-3" table:style-name="ce19">
            <text:p>0.1312%</text:p>
          </table:table-cell>
          <table:table-cell office:value-type="percentage" office:value="2.8768575664586422E-4" table:style-name="ce19">
            <text:p>0.028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Montana, 2009</text:p>
          </table:table-cell>
          <table:table-cell office:value-type="float" office:value="806748.11400000018" table:style-name="ce1">
            <text:p>806748.114</text:p>
          </table:table-cell>
          <table:table-cell office:value-type="float" office:value="131683.64099999997" table:style-name="ce1">
            <text:p>131683.641</text:p>
          </table:table-cell>
          <table:table-cell office:value-type="float" office:value="937916" table:style-name="ce1">
            <text:p>937916</text:p>
          </table:table-cell>
          <table:table-cell office:value-type="float" office:value="538" table:style-name="ce1">
            <text:p>538</text:p>
          </table:table-cell>
          <table:table-cell office:value-type="float" office:value="179" table:style-name="ce1">
            <text:p>179</text:p>
          </table:table-cell>
          <table:table-cell office:value-type="float" office:value="717" table:style-name="ce1">
            <text:p>717</text:p>
          </table:table-cell>
          <table:table-cell office:value-type="percentage" office:value="6.6687481589823691E-4" table:style-name="ce19">
            <text:p>0.0667%</text:p>
          </table:table-cell>
          <table:table-cell office:value-type="percentage" office:value="1.3593184289307436E-3" table:style-name="ce19">
            <text:p>0.1359%</text:p>
          </table:table-cell>
          <table:table-cell office:value-type="percentage" office:value="7.6446078326843764E-4" table:style-name="ce19">
            <text:p>0.076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Montana, 2010</text:p>
          </table:table-cell>
          <table:table-cell office:value-type="float" office:value="804009.78000000014" table:style-name="ce1">
            <text:p>804009.78</text:p>
          </table:table-cell>
          <table:table-cell office:value-type="float" office:value="134086.67199999996" table:style-name="ce1">
            <text:p>134086.672</text:p>
          </table:table-cell>
          <table:table-cell office:value-type="float" office:value="937821" table:style-name="ce1">
            <text:p>937821</text:p>
          </table:table-cell>
          <table:table-cell office:value-type="float" office:value="469" table:style-name="ce1">
            <text:p>469</text:p>
          </table:table-cell>
          <table:table-cell office:value-type="float" office:value="182" table:style-name="ce1">
            <text:p>182</text:p>
          </table:table-cell>
          <table:table-cell office:value-type="float" office:value="651" table:style-name="ce1">
            <text:p>651</text:p>
          </table:table-cell>
          <table:table-cell office:value-type="percentage" office:value="5.8332623764850212E-4" table:style-name="ce19">
            <text:p>0.0583%</text:p>
          </table:table-cell>
          <table:table-cell office:value-type="percentage" office:value="1.3573310254131749E-3" table:style-name="ce19">
            <text:p>0.1357%</text:p>
          </table:table-cell>
          <table:table-cell office:value-type="percentage" office:value="6.941623188220353E-4" table:style-name="ce19">
            <text:p>0.069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Montana, 2011</text:p>
          </table:table-cell>
          <table:table-cell office:value-type="float" office:value="785728.6390000002" table:style-name="ce1">
            <text:p>785728.639</text:p>
          </table:table-cell>
          <table:table-cell office:value-type="float" office:value="135259.59100000001" table:style-name="ce1">
            <text:p>135259.591</text:p>
          </table:table-cell>
          <table:table-cell office:value-type="float" office:value="921330" table:style-name="ce1">
            <text:p>921330</text:p>
          </table:table-cell>
          <table:table-cell office:value-type="float" office:value="507" table:style-name="ce1">
            <text:p>507</text:p>
          </table:table-cell>
          <table:table-cell office:value-type="float" office:value="210" table:style-name="ce1">
            <text:p>210</text:p>
          </table:table-cell>
          <table:table-cell office:value-type="float" office:value="717" table:style-name="ce1">
            <text:p>717</text:p>
          </table:table-cell>
          <table:table-cell office:value-type="percentage" office:value="6.452609397631997E-4" table:style-name="ce19">
            <text:p>0.0645%</text:p>
          </table:table-cell>
          <table:table-cell office:value-type="percentage" office:value="1.5525701242139641E-3" table:style-name="ce19">
            <text:p>0.1553%</text:p>
          </table:table-cell>
          <table:table-cell office:value-type="percentage" office:value="7.7822278662368531E-4" table:style-name="ce19">
            <text:p>0.077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Montana, 2012</text:p>
          </table:table-cell>
          <table:table-cell office:value-type="float" office:value="779322.73700000031" table:style-name="ce1">
            <text:p>779322.737</text:p>
          </table:table-cell>
          <table:table-cell office:value-type="float" office:value="137110.864" table:style-name="ce1">
            <text:p>137110.864</text:p>
          </table:table-cell>
          <table:table-cell office:value-type="float" office:value="916291" table:style-name="ce1">
            <text:p>916291</text:p>
          </table:table-cell>
          <table:table-cell office:value-type="float" office:value="480" table:style-name="ce1">
            <text:p>480</text:p>
          </table:table-cell>
          <table:table-cell office:value-type="float" office:value="200" table:style-name="ce1">
            <text:p>200</text:p>
          </table:table-cell>
          <table:table-cell office:value-type="float" office:value="680" table:style-name="ce1">
            <text:p>680</text:p>
          </table:table-cell>
          <table:table-cell office:value-type="percentage" office:value="6.1591940952186004E-4" table:style-name="ce19">
            <text:p>0.0616%</text:p>
          </table:table-cell>
          <table:table-cell office:value-type="percentage" office:value="1.4586736175770871E-3" table:style-name="ce19">
            <text:p>0.1459%</text:p>
          </table:table-cell>
          <table:table-cell office:value-type="percentage" office:value="7.4212231703683657E-4" table:style-name="ce19">
            <text:p>0.074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Montana, 2013</text:p>
          </table:table-cell>
          <table:table-cell office:value-type="float" office:value="757396.076" table:style-name="ce1">
            <text:p>757396.076</text:p>
          </table:table-cell>
          <table:table-cell office:value-type="float" office:value="135565.01100000003" table:style-name="ce1">
            <text:p>135565.011</text:p>
          </table:table-cell>
          <table:table-cell office:value-type="float" office:value="892590" table:style-name="ce1">
            <text:p>892590</text:p>
          </table:table-cell>
          <table:table-cell office:value-type="float" office:value="500" table:style-name="ce1">
            <text:p>500</text:p>
          </table:table-cell>
          <table:table-cell office:value-type="float" office:value="204" table:style-name="ce1">
            <text:p>204</text:p>
          </table:table-cell>
          <table:table-cell office:value-type="float" office:value="704" table:style-name="ce1">
            <text:p>704</text:p>
          </table:table-cell>
          <table:table-cell office:value-type="percentage" office:value="6.6015657572538041E-4" table:style-name="ce19">
            <text:p>0.0660%</text:p>
          </table:table-cell>
          <table:table-cell office:value-type="percentage" office:value="1.5048130671416384E-3" table:style-name="ce19">
            <text:p>0.1505%</text:p>
          </table:table-cell>
          <table:table-cell office:value-type="percentage" office:value="7.8871598382235968E-4" table:style-name="ce19">
            <text:p>0.078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Montana, 2014</text:p>
          </table:table-cell>
          <table:table-cell office:value-type="float" office:value="749988.41500000039" table:style-name="ce1">
            <text:p>749988.415</text:p>
          </table:table-cell>
          <table:table-cell office:value-type="float" office:value="136192.69900000002" table:style-name="ce1">
            <text:p>136192.699</text:p>
          </table:table-cell>
          <table:table-cell office:value-type="float" office:value="886141" table:style-name="ce1">
            <text:p>886141</text:p>
          </table:table-cell>
          <table:table-cell office:value-type="float" office:value="482" table:style-name="ce1">
            <text:p>482</text:p>
          </table:table-cell>
          <table:table-cell office:value-type="float" office:value="210" table:style-name="ce1">
            <text:p>210</text:p>
          </table:table-cell>
          <table:table-cell office:value-type="float" office:value="692" table:style-name="ce1">
            <text:p>692</text:p>
          </table:table-cell>
          <table:table-cell office:value-type="percentage" office:value="6.4267659387778648E-4" table:style-name="ce19">
            <text:p>0.0643%</text:p>
          </table:table-cell>
          <table:table-cell office:value-type="percentage" office:value="1.5419328755647906E-3" table:style-name="ce19">
            <text:p>0.1542%</text:p>
          </table:table-cell>
          <table:table-cell office:value-type="percentage" office:value="7.8091409832069616E-4" table:style-name="ce19">
            <text:p>0.078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Montana, 2015</text:p>
          </table:table-cell>
          <table:table-cell office:value-type="float" office:value="797319.63699999987" table:style-name="ce1">
            <text:p>797319.637</text:p>
          </table:table-cell>
          <table:table-cell office:value-type="float" office:value="153462.34000000003" table:style-name="ce1">
            <text:p>153462.34</text:p>
          </table:table-cell>
          <table:table-cell office:value-type="float" office:value="950613" table:style-name="ce1">
            <text:p>950613</text:p>
          </table:table-cell>
          <table:table-cell office:value-type="float" office:value="505" table:style-name="ce1">
            <text:p>505</text:p>
          </table:table-cell>
          <table:table-cell office:value-type="float" office:value="232" table:style-name="ce1">
            <text:p>232</text:p>
          </table:table-cell>
          <table:table-cell office:value-type="float" office:value="737" table:style-name="ce1">
            <text:p>737</text:p>
          </table:table-cell>
          <table:table-cell office:value-type="percentage" office:value="6.3337208387355957E-4" table:style-name="ce19">
            <text:p>0.0633%</text:p>
          </table:table-cell>
          <table:table-cell office:value-type="percentage" office:value="1.5117715525515898E-3" table:style-name="ce19">
            <text:p>0.1512%</text:p>
          </table:table-cell>
          <table:table-cell office:value-type="percentage" office:value="7.7528920812149635E-4" table:style-name="ce19">
            <text:p>0.077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Montana, 2016</text:p>
          </table:table-cell>
          <table:table-cell office:value-type="float" office:value="790314.5190000002" table:style-name="ce1">
            <text:p>790314.519</text:p>
          </table:table-cell>
          <table:table-cell office:value-type="float" office:value="155915.87800000003" table:style-name="ce1">
            <text:p>155915.878</text:p>
          </table:table-cell>
          <table:table-cell office:value-type="float" office:value="946419" table:style-name="ce1">
            <text:p>946419</text:p>
          </table:table-cell>
          <table:table-cell office:value-type="float" office:value="469" table:style-name="ce1">
            <text:p>469</text:p>
          </table:table-cell>
          <table:table-cell office:value-type="float" office:value="183" table:style-name="ce1">
            <text:p>183</text:p>
          </table:table-cell>
          <table:table-cell office:value-type="float" office:value="652" table:style-name="ce1">
            <text:p>652</text:p>
          </table:table-cell>
          <table:table-cell office:value-type="percentage" office:value="5.9343462472818357E-4" table:style-name="ce19">
            <text:p>0.0593%</text:p>
          </table:table-cell>
          <table:table-cell office:value-type="percentage" office:value="1.1737098385835982E-3" table:style-name="ce19">
            <text:p>0.1174%</text:p>
          </table:table-cell>
          <table:table-cell office:value-type="percentage" office:value="6.8891262749374215E-4" table:style-name="ce19">
            <text:p>0.068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ontan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Montana, 2017</text:p>
          </table:table-cell>
          <table:table-cell office:value-type="float" office:value="671167" table:style-name="ce1">
            <text:p>671167</text:p>
          </table:table-cell>
          <table:table-cell office:value-type="float" office:value="134545" table:style-name="ce1">
            <text:p>134545</text:p>
          </table:table-cell>
          <table:table-cell office:value-type="float" office:value="805712" table:style-name="ce1">
            <text:p>805712</text:p>
          </table:table-cell>
          <table:table-cell office:value-type="float" office:value="483" table:style-name="ce1">
            <text:p>483</text:p>
          </table:table-cell>
          <table:table-cell office:value-type="float" office:value="228" table:style-name="ce1">
            <text:p>228</text:p>
          </table:table-cell>
          <table:table-cell office:value-type="float" office:value="711" table:style-name="ce1">
            <text:p>711</text:p>
          </table:table-cell>
          <table:table-cell office:value-type="percentage" office:value="7.1964205629895393E-4" table:style-name="ce19">
            <text:p>0.0720%</text:p>
          </table:table-cell>
          <table:table-cell office:value-type="percentage" office:value="1.6946003195956742E-3" table:style-name="ce19">
            <text:p>0.1695%</text:p>
          </table:table-cell>
          <table:table-cell office:value-type="percentage" office:value="8.8244931191294165E-4" table:style-name="ce19">
            <text:p>0.088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ebraska, 2009</text:p>
          </table:table-cell>
          <table:table-cell office:value-type="float" office:value="1505739.6449999998" table:style-name="ce1">
            <text:p>1505739.645</text:p>
          </table:table-cell>
          <table:table-cell office:value-type="float" office:value="231425.41899999994" table:style-name="ce1">
            <text:p>231425.419</text:p>
          </table:table-cell>
          <table:table-cell office:value-type="float" office:value="1736643" table:style-name="ce1">
            <text:p>1736643</text:p>
          </table:table-cell>
          <table:table-cell office:value-type="float" office:value="447" table:style-name="ce1">
            <text:p>447</text:p>
          </table:table-cell>
          <table:table-cell office:value-type="float" office:value="279" table:style-name="ce1">
            <text:p>279</text:p>
          </table:table-cell>
          <table:table-cell office:value-type="float" office:value="726" table:style-name="ce1">
            <text:p>726</text:p>
          </table:table-cell>
          <table:table-cell office:value-type="percentage" office:value="2.9686407041504183E-4" table:style-name="ce19">
            <text:p>0.0297%</text:p>
          </table:table-cell>
          <table:table-cell office:value-type="percentage" office:value="1.2055719773807565E-3" table:style-name="ce19">
            <text:p>0.1206%</text:p>
          </table:table-cell>
          <table:table-cell office:value-type="percentage" office:value="4.1804792349377505E-4" table:style-name="ce19">
            <text:p>0.041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ebraska, 2010</text:p>
          </table:table-cell>
          <table:table-cell office:value-type="float" office:value="1504933.4380000001" table:style-name="ce1">
            <text:p>1504933.438</text:p>
          </table:table-cell>
          <table:table-cell office:value-type="float" office:value="231307.87799999997" table:style-name="ce1">
            <text:p>231307.878</text:p>
          </table:table-cell>
          <table:table-cell office:value-type="float" office:value="1736701" table:style-name="ce1">
            <text:p>1736701</text:p>
          </table:table-cell>
          <table:table-cell office:value-type="float" office:value="490" table:style-name="ce1">
            <text:p>490</text:p>
          </table:table-cell>
          <table:table-cell office:value-type="float" office:value="275" table:style-name="ce1">
            <text:p>275</text:p>
          </table:table-cell>
          <table:table-cell office:value-type="float" office:value="765" table:style-name="ce1">
            <text:p>765</text:p>
          </table:table-cell>
          <table:table-cell office:value-type="percentage" office:value="3.2559579555305223E-4" table:style-name="ce19">
            <text:p>0.0326%</text:p>
          </table:table-cell>
          <table:table-cell office:value-type="percentage" office:value="1.1888916295362843E-3" table:style-name="ce19">
            <text:p>0.1189%</text:p>
          </table:table-cell>
          <table:table-cell office:value-type="percentage" office:value="4.40490331956969E-4" table:style-name="ce19">
            <text:p>0.04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ebraska, 2011</text:p>
          </table:table-cell>
          <table:table-cell office:value-type="float" office:value="1509882.1860000005" table:style-name="ce1">
            <text:p>1509882.186</text:p>
          </table:table-cell>
          <table:table-cell office:value-type="float" office:value="230538.68000000011" table:style-name="ce1">
            <text:p>230538.68</text:p>
          </table:table-cell>
          <table:table-cell office:value-type="float" office:value="1738683" table:style-name="ce1">
            <text:p>1738683</text:p>
          </table:table-cell>
          <table:table-cell office:value-type="float" office:value="486" table:style-name="ce1">
            <text:p>486</text:p>
          </table:table-cell>
          <table:table-cell office:value-type="float" office:value="309" table:style-name="ce1">
            <text:p>309</text:p>
          </table:table-cell>
          <table:table-cell office:value-type="float" office:value="795" table:style-name="ce1">
            <text:p>795</text:p>
          </table:table-cell>
          <table:table-cell office:value-type="percentage" office:value="3.218794184780188E-4" table:style-name="ce19">
            <text:p>0.0322%</text:p>
          </table:table-cell>
          <table:table-cell office:value-type="percentage" office:value="1.3403390702158955E-3" table:style-name="ce19">
            <text:p>0.1340%</text:p>
          </table:table-cell>
          <table:table-cell office:value-type="percentage" office:value="4.5724263709945979E-4" table:style-name="ce19">
            <text:p>0.045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ebraska, 2012</text:p>
          </table:table-cell>
          <table:table-cell office:value-type="float" office:value="1479336.2180000008" table:style-name="ce1">
            <text:p>1479336.218</text:p>
          </table:table-cell>
          <table:table-cell office:value-type="float" office:value="225516.60699999984" table:style-name="ce1">
            <text:p>225516.607</text:p>
          </table:table-cell>
          <table:table-cell office:value-type="float" office:value="1704870" table:style-name="ce1">
            <text:p>1704870</text:p>
          </table:table-cell>
          <table:table-cell office:value-type="float" office:value="520" table:style-name="ce1">
            <text:p>520</text:p>
          </table:table-cell>
          <table:table-cell office:value-type="float" office:value="310" table:style-name="ce1">
            <text:p>310</text:p>
          </table:table-cell>
          <table:table-cell office:value-type="float" office:value="830" table:style-name="ce1">
            <text:p>830</text:p>
          </table:table-cell>
          <table:table-cell office:value-type="percentage" office:value="3.5150900361448443E-4" table:style-name="ce19">
            <text:p>0.0352%</text:p>
          </table:table-cell>
          <table:table-cell office:value-type="percentage" office:value="1.3746216038094269E-3" table:style-name="ce19">
            <text:p>0.1375%</text:p>
          </table:table-cell>
          <table:table-cell office:value-type="percentage" office:value="4.8684063887569138E-4" table:style-name="ce19">
            <text:p>0.04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ebraska, 2013</text:p>
          </table:table-cell>
          <table:table-cell office:value-type="float" office:value="1496781.7530000007" table:style-name="ce1">
            <text:p>1496781.753</text:p>
          </table:table-cell>
          <table:table-cell office:value-type="float" office:value="228392.93999999997" table:style-name="ce1">
            <text:p>228392.94</text:p>
          </table:table-cell>
          <table:table-cell office:value-type="float" office:value="1725065" table:style-name="ce1">
            <text:p>1725065</text:p>
          </table:table-cell>
          <table:table-cell office:value-type="float" office:value="439" table:style-name="ce1">
            <text:p>439</text:p>
          </table:table-cell>
          <table:table-cell office:value-type="float" office:value="332" table:style-name="ce1">
            <text:p>332</text:p>
          </table:table-cell>
          <table:table-cell office:value-type="float" office:value="771" table:style-name="ce1">
            <text:p>771</text:p>
          </table:table-cell>
          <table:table-cell office:value-type="percentage" office:value="2.9329593250326043E-4" table:style-name="ce19">
            <text:p>0.0293%</text:p>
          </table:table-cell>
          <table:table-cell office:value-type="percentage" office:value="1.4536351254990634E-3" table:style-name="ce19">
            <text:p>0.1454%</text:p>
          </table:table-cell>
          <table:table-cell office:value-type="percentage" office:value="4.4693968053377699E-4" table:style-name="ce19">
            <text:p>0.044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ebraska, 2014</text:p>
          </table:table-cell>
          <table:table-cell office:value-type="float" office:value="1443253.834" table:style-name="ce1">
            <text:p>1443253.834</text:p>
          </table:table-cell>
          <table:table-cell office:value-type="float" office:value="227180.55" table:style-name="ce1">
            <text:p>227180.55</text:p>
          </table:table-cell>
          <table:table-cell office:value-type="float" office:value="1668040" table:style-name="ce1">
            <text:p>1668040</text:p>
          </table:table-cell>
          <table:table-cell office:value-type="float" office:value="500" table:style-name="ce1">
            <text:p>500</text:p>
          </table:table-cell>
          <table:table-cell office:value-type="float" office:value="313" table:style-name="ce1">
            <text:p>313</text:p>
          </table:table-cell>
          <table:table-cell office:value-type="float" office:value="813" table:style-name="ce1">
            <text:p>813</text:p>
          </table:table-cell>
          <table:table-cell office:value-type="percentage" office:value="3.4643940533609556E-4" table:style-name="ce19">
            <text:p>0.0346%</text:p>
          </table:table-cell>
          <table:table-cell office:value-type="percentage" office:value="1.3777587914106204E-3" table:style-name="ce19">
            <text:p>0.1378%</text:p>
          </table:table-cell>
          <table:table-cell office:value-type="percentage" office:value="4.8739838373180501E-4" table:style-name="ce19">
            <text:p>0.048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ebraska, 2015</text:p>
          </table:table-cell>
          <table:table-cell office:value-type="float" office:value="1423933.0900000003" table:style-name="ce1">
            <text:p>1423933.09</text:p>
          </table:table-cell>
          <table:table-cell office:value-type="float" office:value="224954.77699999997" table:style-name="ce1">
            <text:p>224954.777</text:p>
          </table:table-cell>
          <table:table-cell office:value-type="float" office:value="1649860" table:style-name="ce1">
            <text:p>1649860</text:p>
          </table:table-cell>
          <table:table-cell office:value-type="float" office:value="450" table:style-name="ce1">
            <text:p>450</text:p>
          </table:table-cell>
          <table:table-cell office:value-type="float" office:value="328" table:style-name="ce1">
            <text:p>328</text:p>
          </table:table-cell>
          <table:table-cell office:value-type="float" office:value="778" table:style-name="ce1">
            <text:p>778</text:p>
          </table:table-cell>
          <table:table-cell office:value-type="percentage" office:value="3.1602608518634811E-4" table:style-name="ce19">
            <text:p>0.0316%</text:p>
          </table:table-cell>
          <table:table-cell office:value-type="percentage" office:value="1.4580708370553965E-3" table:style-name="ce19">
            <text:p>0.1458%</text:p>
          </table:table-cell>
          <table:table-cell office:value-type="percentage" office:value="4.7155516225619141E-4" table:style-name="ce19">
            <text:p>0.047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ebraska, 2016</text:p>
          </table:table-cell>
          <table:table-cell office:value-type="float" office:value="1541769.4039999994" table:style-name="ce1">
            <text:p>1541769.404</text:p>
          </table:table-cell>
          <table:table-cell office:value-type="float" office:value="253300.77499999979" table:style-name="ce1">
            <text:p>253300.775</text:p>
          </table:table-cell>
          <table:table-cell office:value-type="float" office:value="1795077" table:style-name="ce1">
            <text:p>1795077</text:p>
          </table:table-cell>
          <table:table-cell office:value-type="float" office:value="498" table:style-name="ce1">
            <text:p>498</text:p>
          </table:table-cell>
          <table:table-cell office:value-type="float" office:value="311" table:style-name="ce1">
            <text:p>311</text:p>
          </table:table-cell>
          <table:table-cell office:value-type="float" office:value="809" table:style-name="ce1">
            <text:p>809</text:p>
          </table:table-cell>
          <table:table-cell office:value-type="percentage" office:value="3.2300550180070907E-4" table:style-name="ce19">
            <text:p>0.0323%</text:p>
          </table:table-cell>
          <table:table-cell office:value-type="percentage" office:value="1.2277893741146281E-3" table:style-name="ce19">
            <text:p>0.1228%</text:p>
          </table:table-cell>
          <table:table-cell office:value-type="percentage" office:value="4.5067704616570767E-4" table:style-name="ce19">
            <text:p>0.045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brask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ebraska, 2017</text:p>
          </table:table-cell>
          <table:table-cell office:value-type="float" office:value="1464708" table:style-name="ce1">
            <text:p>1464708</text:p>
          </table:table-cell>
          <table:table-cell office:value-type="float" office:value="240694" table:style-name="ce1">
            <text:p>240694</text:p>
          </table:table-cell>
          <table:table-cell office:value-type="float" office:value="1705402" table:style-name="ce1">
            <text:p>1705402</text:p>
          </table:table-cell>
          <table:table-cell office:value-type="float" office:value="453" table:style-name="ce1">
            <text:p>453</text:p>
          </table:table-cell>
          <table:table-cell office:value-type="float" office:value="348" table:style-name="ce1">
            <text:p>348</text:p>
          </table:table-cell>
          <table:table-cell office:value-type="float" office:value="801" table:style-name="ce1">
            <text:p>801</text:p>
          </table:table-cell>
          <table:table-cell office:value-type="percentage" office:value="3.0927666128675478E-4" table:style-name="ce19">
            <text:p>0.0309%</text:p>
          </table:table-cell>
          <table:table-cell office:value-type="percentage" office:value="1.4458191728917214E-3" table:style-name="ce19">
            <text:p>0.1446%</text:p>
          </table:table-cell>
          <table:table-cell office:value-type="percentage" office:value="4.6968398066848753E-4" table:style-name="ce19">
            <text:p>0.047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evada, 2009</text:p>
          </table:table-cell>
          <table:table-cell office:value-type="float" office:value="2250670.7129999995" table:style-name="ce1">
            <text:p>2250670.713</text:p>
          </table:table-cell>
          <table:table-cell office:value-type="float" office:value="287539.783" table:style-name="ce1">
            <text:p>287539.783</text:p>
          </table:table-cell>
          <table:table-cell office:value-type="float" office:value="2534911" table:style-name="ce1">
            <text:p>2534911</text:p>
          </table:table-cell>
          <table:table-cell office:value-type="float" office:value="487" table:style-name="ce1">
            <text:p>487</text:p>
          </table:table-cell>
          <table:table-cell office:value-type="float" office:value="333" table:style-name="ce1">
            <text:p>333</text:p>
          </table:table-cell>
          <table:table-cell office:value-type="float" office:value="820" table:style-name="ce1">
            <text:p>820</text:p>
          </table:table-cell>
          <table:table-cell office:value-type="percentage" office:value="2.1637994273754078E-4" table:style-name="ce19">
            <text:p>0.0216%</text:p>
          </table:table-cell>
          <table:table-cell office:value-type="percentage" office:value="1.1581006166371073E-3" table:style-name="ce19">
            <text:p>0.1158%</text:p>
          </table:table-cell>
          <table:table-cell office:value-type="percentage" office:value="3.234827573828036E-4" table:style-name="ce19">
            <text:p>0.032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evada, 2010</text:p>
          </table:table-cell>
          <table:table-cell office:value-type="float" office:value="2331275.6850000005" table:style-name="ce1">
            <text:p>2331275.685</text:p>
          </table:table-cell>
          <table:table-cell office:value-type="float" office:value="301759.87199999992" table:style-name="ce1">
            <text:p>301759.872</text:p>
          </table:table-cell>
          <table:table-cell office:value-type="float" office:value="2633331" table:style-name="ce1">
            <text:p>2633331</text:p>
          </table:table-cell>
          <table:table-cell office:value-type="float" office:value="490" table:style-name="ce1">
            <text:p>490</text:p>
          </table:table-cell>
          <table:table-cell office:value-type="float" office:value="325" table:style-name="ce1">
            <text:p>325</text:p>
          </table:table-cell>
          <table:table-cell office:value-type="float" office:value="815" table:style-name="ce1">
            <text:p>815</text:p>
          </table:table-cell>
          <table:table-cell office:value-type="percentage" office:value="2.1018535180235447E-4" table:style-name="ce19">
            <text:p>0.0210%</text:p>
          </table:table-cell>
          <table:table-cell office:value-type="percentage" office:value="1.0770153030817832E-3" table:style-name="ce19">
            <text:p>0.1077%</text:p>
          </table:table-cell>
          <table:table-cell office:value-type="percentage" office:value="3.0949394512121722E-4" table:style-name="ce19">
            <text:p>0.03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evada, 2011</text:p>
          </table:table-cell>
          <table:table-cell office:value-type="float" office:value="2354675.5889999997" table:style-name="ce1">
            <text:p>2354675.589</text:p>
          </table:table-cell>
          <table:table-cell office:value-type="float" office:value="314395.99099999998" table:style-name="ce1">
            <text:p>314395.991</text:p>
          </table:table-cell>
          <table:table-cell office:value-type="float" office:value="2667327" table:style-name="ce1">
            <text:p>2667327</text:p>
          </table:table-cell>
          <table:table-cell office:value-type="float" office:value="532" table:style-name="ce1">
            <text:p>532</text:p>
          </table:table-cell>
          <table:table-cell office:value-type="float" office:value="345" table:style-name="ce1">
            <text:p>345</text:p>
          </table:table-cell>
          <table:table-cell office:value-type="float" office:value="877" table:style-name="ce1">
            <text:p>877</text:p>
          </table:table-cell>
          <table:table-cell office:value-type="percentage" office:value="2.2593345872580839E-4" table:style-name="ce19">
            <text:p>0.0226%</text:p>
          </table:table-cell>
          <table:table-cell office:value-type="percentage" office:value="1.097342236784438E-3" table:style-name="ce19">
            <text:p>0.1097%</text:p>
          </table:table-cell>
          <table:table-cell office:value-type="percentage" office:value="3.287935824891361E-4" table:style-name="ce19">
            <text:p>0.032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evada, 2012</text:p>
          </table:table-cell>
          <table:table-cell office:value-type="float" office:value="2345049.1880000001" table:style-name="ce1">
            <text:p>2345049.188</text:p>
          </table:table-cell>
          <table:table-cell office:value-type="float" office:value="326416.68299999996" table:style-name="ce1">
            <text:p>326416.683</text:p>
          </table:table-cell>
          <table:table-cell office:value-type="float" office:value="2669454" table:style-name="ce1">
            <text:p>2669454</text:p>
          </table:table-cell>
          <table:table-cell office:value-type="float" office:value="477" table:style-name="ce1">
            <text:p>477</text:p>
          </table:table-cell>
          <table:table-cell office:value-type="float" office:value="374" table:style-name="ce1">
            <text:p>374</text:p>
          </table:table-cell>
          <table:table-cell office:value-type="float" office:value="851" table:style-name="ce1">
            <text:p>851</text:p>
          </table:table-cell>
          <table:table-cell office:value-type="percentage" office:value="2.034072472513101E-4" table:style-name="ce19">
            <text:p>0.0203%</text:p>
          </table:table-cell>
          <table:table-cell office:value-type="percentage" office:value="1.1457747703416251E-3" table:style-name="ce19">
            <text:p>0.1146%</text:p>
          </table:table-cell>
          <table:table-cell office:value-type="percentage" office:value="3.1879178288893534E-4" table:style-name="ce19">
            <text:p>0.031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evada, 2013</text:p>
          </table:table-cell>
          <table:table-cell office:value-type="float" office:value="2378387.5579999997" table:style-name="ce1">
            <text:p>2378387.558</text:p>
          </table:table-cell>
          <table:table-cell office:value-type="float" office:value="343911.67700000003" table:style-name="ce1">
            <text:p>343911.677</text:p>
          </table:table-cell>
          <table:table-cell office:value-type="float" office:value="2724791" table:style-name="ce1">
            <text:p>2724791</text:p>
          </table:table-cell>
          <table:table-cell office:value-type="float" office:value="548" table:style-name="ce1">
            <text:p>548</text:p>
          </table:table-cell>
          <table:table-cell office:value-type="float" office:value="340" table:style-name="ce1">
            <text:p>340</text:p>
          </table:table-cell>
          <table:table-cell office:value-type="float" office:value="888" table:style-name="ce1">
            <text:p>888</text:p>
          </table:table-cell>
          <table:table-cell office:value-type="percentage" office:value="2.3040820162245404E-4" table:style-name="ce19">
            <text:p>0.0230%</text:p>
          </table:table-cell>
          <table:table-cell office:value-type="percentage" office:value="9.8862592560356702E-4" table:style-name="ce19">
            <text:p>0.0989%</text:p>
          </table:table-cell>
          <table:table-cell office:value-type="percentage" office:value="3.2589655500183317E-4" table:style-name="ce19">
            <text:p>0.032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evada, 2014</text:p>
          </table:table-cell>
          <table:table-cell office:value-type="float" office:value="2357522.7460000003" table:style-name="ce1">
            <text:p>2357522.746</text:p>
          </table:table-cell>
          <table:table-cell office:value-type="float" office:value="352140.33999999997" table:style-name="ce1">
            <text:p>352140.34</text:p>
          </table:table-cell>
          <table:table-cell office:value-type="float" office:value="2710050" table:style-name="ce1">
            <text:p>2710050</text:p>
          </table:table-cell>
          <table:table-cell office:value-type="float" office:value="466" table:style-name="ce1">
            <text:p>466</text:p>
          </table:table-cell>
          <table:table-cell office:value-type="float" office:value="502" table:style-name="ce1">
            <text:p>502</text:p>
          </table:table-cell>
          <table:table-cell office:value-type="float" office:value="968" table:style-name="ce1">
            <text:p>968</text:p>
          </table:table-cell>
          <table:table-cell office:value-type="percentage" office:value="1.9766511300502206E-4" table:style-name="ce19">
            <text:p>0.0198%</text:p>
          </table:table-cell>
          <table:table-cell office:value-type="percentage" office:value="1.425567999394787E-3" table:style-name="ce19">
            <text:p>0.1426%</text:p>
          </table:table-cell>
          <table:table-cell office:value-type="percentage" office:value="3.571889817531042E-4" table:style-name="ce19">
            <text:p>0.035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evada, 2015</text:p>
          </table:table-cell>
          <table:table-cell office:value-type="float" office:value="2405709.2699999996" table:style-name="ce1">
            <text:p>2405709.27</text:p>
          </table:table-cell>
          <table:table-cell office:value-type="float" office:value="376977.897" table:style-name="ce1">
            <text:p>376977.897</text:p>
          </table:table-cell>
          <table:table-cell office:value-type="float" office:value="2786021" table:style-name="ce1">
            <text:p>2786021</text:p>
          </table:table-cell>
          <table:table-cell office:value-type="float" office:value="498" table:style-name="ce1">
            <text:p>498</text:p>
          </table:table-cell>
          <table:table-cell office:value-type="float" office:value="466" table:style-name="ce1">
            <text:p>466</text:p>
          </table:table-cell>
          <table:table-cell office:value-type="float" office:value="964" table:style-name="ce1">
            <text:p>964</text:p>
          </table:table-cell>
          <table:table-cell office:value-type="percentage" office:value="2.0700755748428407E-4" table:style-name="ce19">
            <text:p>0.0207%</text:p>
          </table:table-cell>
          <table:table-cell office:value-type="percentage" office:value="1.2361467441683988E-3" table:style-name="ce19">
            <text:p>0.1236%</text:p>
          </table:table-cell>
          <table:table-cell office:value-type="percentage" office:value="3.4601318511238787E-4" table:style-name="ce19">
            <text:p>0.034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evada, 2016</text:p>
          </table:table-cell>
          <table:table-cell office:value-type="float" office:value="2417053.7100000009" table:style-name="ce1">
            <text:p>2417053.71</text:p>
          </table:table-cell>
          <table:table-cell office:value-type="float" office:value="401912.06399999995" table:style-name="ce1">
            <text:p>401912.064</text:p>
          </table:table-cell>
          <table:table-cell office:value-type="float" office:value="2821018" table:style-name="ce1">
            <text:p>2821018</text:p>
          </table:table-cell>
          <table:table-cell office:value-type="float" office:value="501" table:style-name="ce1">
            <text:p>501</text:p>
          </table:table-cell>
          <table:table-cell office:value-type="float" office:value="386" table:style-name="ce1">
            <text:p>386</text:p>
          </table:table-cell>
          <table:table-cell office:value-type="float" office:value="887" table:style-name="ce1">
            <text:p>887</text:p>
          </table:table-cell>
          <table:table-cell office:value-type="percentage" office:value="2.072771481772326E-4" table:style-name="ce19">
            <text:p>0.0207%</text:p>
          </table:table-cell>
          <table:table-cell office:value-type="percentage" office:value="9.6040909088013855E-4" table:style-name="ce19">
            <text:p>0.0960%</text:p>
          </table:table-cell>
          <table:table-cell office:value-type="percentage" office:value="3.1442550171604719E-4" table:style-name="ce19">
            <text:p>0.031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vad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evada, 2017</text:p>
          </table:table-cell>
          <table:table-cell office:value-type="float" office:value="2411699" table:style-name="ce1">
            <text:p>2411699</text:p>
          </table:table-cell>
          <table:table-cell office:value-type="float" office:value="407062" table:style-name="ce1">
            <text:p>407062</text:p>
          </table:table-cell>
          <table:table-cell office:value-type="float" office:value="2818761" table:style-name="ce1">
            <text:p>2818761</text:p>
          </table:table-cell>
          <table:table-cell office:value-type="float" office:value="497" table:style-name="ce1">
            <text:p>497</text:p>
          </table:table-cell>
          <table:table-cell office:value-type="float" office:value="448" table:style-name="ce1">
            <text:p>448</text:p>
          </table:table-cell>
          <table:table-cell office:value-type="float" office:value="945" table:style-name="ce1">
            <text:p>945</text:p>
          </table:table-cell>
          <table:table-cell office:value-type="percentage" office:value="2.0607878512202393E-4" table:style-name="ce19">
            <text:p>0.0206%</text:p>
          </table:table-cell>
          <table:table-cell office:value-type="percentage" office:value="1.100569446423395E-3" table:style-name="ce19">
            <text:p>0.1101%</text:p>
          </table:table-cell>
          <table:table-cell office:value-type="percentage" office:value="3.3525368060647925E-4" table:style-name="ce19">
            <text:p>0.033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ew Hampshire, 2009</text:p>
          </table:table-cell>
          <table:table-cell office:value-type="float" office:value="1146953.0279999999" table:style-name="ce1">
            <text:p>1146953.028</text:p>
          </table:table-cell>
          <table:table-cell office:value-type="float" office:value="169178.11799999999" table:style-name="ce1">
            <text:p>169178.118</text:p>
          </table:table-cell>
          <table:table-cell office:value-type="float" office:value="1315419" table:style-name="ce1">
            <text:p>1315419</text:p>
          </table:table-cell>
          <table:table-cell office:value-type="float" office:value="523" table:style-name="ce1">
            <text:p>523</text:p>
          </table:table-cell>
          <table:table-cell office:value-type="float" office:value="214" table:style-name="ce1">
            <text:p>214</text:p>
          </table:table-cell>
          <table:table-cell office:value-type="float" office:value="737" table:style-name="ce1">
            <text:p>737</text:p>
          </table:table-cell>
          <table:table-cell office:value-type="percentage" office:value="4.5599077488986763E-4" table:style-name="ce19">
            <text:p>0.0456%</text:p>
          </table:table-cell>
          <table:table-cell office:value-type="percentage" office:value="1.2649390035181737E-3" table:style-name="ce19">
            <text:p>0.1265%</text:p>
          </table:table-cell>
          <table:table-cell office:value-type="percentage" office:value="5.602777518037979E-4" table:style-name="ce19">
            <text:p>0.056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ew Hampshire, 2010</text:p>
          </table:table-cell>
          <table:table-cell office:value-type="float" office:value="1143077.3499999999" table:style-name="ce1">
            <text:p>1143077.35</text:p>
          </table:table-cell>
          <table:table-cell office:value-type="float" office:value="170318.71799999999" table:style-name="ce1">
            <text:p>170318.718</text:p>
          </table:table-cell>
          <table:table-cell office:value-type="float" office:value="1313939" table:style-name="ce1">
            <text:p>1313939</text:p>
          </table:table-cell>
          <table:table-cell office:value-type="float" office:value="490" table:style-name="ce1">
            <text:p>490</text:p>
          </table:table-cell>
          <table:table-cell office:value-type="float" office:value="191" table:style-name="ce1">
            <text:p>191</text:p>
          </table:table-cell>
          <table:table-cell office:value-type="float" office:value="681" table:style-name="ce1">
            <text:p>681</text:p>
          </table:table-cell>
          <table:table-cell office:value-type="percentage" office:value="4.2866740382879607E-4" table:style-name="ce19">
            <text:p>0.0429%</text:p>
          </table:table-cell>
          <table:table-cell office:value-type="percentage" office:value="1.1214269473305922E-3" table:style-name="ce19">
            <text:p>0.1121%</text:p>
          </table:table-cell>
          <table:table-cell office:value-type="percentage" office:value="5.1828890077849888E-4" table:style-name="ce19">
            <text:p>0.051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ew Hampshire, 2011</text:p>
          </table:table-cell>
          <table:table-cell office:value-type="float" office:value="1091366.7320000003" table:style-name="ce1">
            <text:p>1091366.732</text:p>
          </table:table-cell>
          <table:table-cell office:value-type="float" office:value="164747.16699999999" table:style-name="ce1">
            <text:p>164747.167</text:p>
          </table:table-cell>
          <table:table-cell office:value-type="float" office:value="1255618" table:style-name="ce1">
            <text:p>1255618</text:p>
          </table:table-cell>
          <table:table-cell office:value-type="float" office:value="510" table:style-name="ce1">
            <text:p>510</text:p>
          </table:table-cell>
          <table:table-cell office:value-type="float" office:value="279" table:style-name="ce1">
            <text:p>279</text:p>
          </table:table-cell>
          <table:table-cell office:value-type="float" office:value="789" table:style-name="ce1">
            <text:p>789</text:p>
          </table:table-cell>
          <table:table-cell office:value-type="percentage" office:value="4.6730396396213393E-4" table:style-name="ce19">
            <text:p>0.0467%</text:p>
          </table:table-cell>
          <table:table-cell office:value-type="percentage" office:value="1.693504083138498E-3" table:style-name="ce19">
            <text:p>0.1694%</text:p>
          </table:table-cell>
          <table:table-cell office:value-type="percentage" office:value="6.2837582768007468E-4" table:style-name="ce19">
            <text:p>0.062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ew Hampshire, 2012</text:p>
          </table:table-cell>
          <table:table-cell office:value-type="float" office:value="1137306.3239999998" table:style-name="ce1">
            <text:p>1137306.324</text:p>
          </table:table-cell>
          <table:table-cell office:value-type="float" office:value="181157.38499999995" table:style-name="ce1">
            <text:p>181157.385</text:p>
          </table:table-cell>
          <table:table-cell office:value-type="float" office:value="1317474" table:style-name="ce1">
            <text:p>1317474</text:p>
          </table:table-cell>
          <table:table-cell office:value-type="float" office:value="461" table:style-name="ce1">
            <text:p>461</text:p>
          </table:table-cell>
          <table:table-cell office:value-type="float" office:value="227" table:style-name="ce1">
            <text:p>227</text:p>
          </table:table-cell>
          <table:table-cell office:value-type="float" office:value="688" table:style-name="ce1">
            <text:p>688</text:p>
          </table:table-cell>
          <table:table-cell office:value-type="percentage" office:value="4.0534374097088031E-4" table:style-name="ce19">
            <text:p>0.0405%</text:p>
          </table:table-cell>
          <table:table-cell office:value-type="percentage" office:value="1.2530540778119537E-3" table:style-name="ce19">
            <text:p>0.1253%</text:p>
          </table:table-cell>
          <table:table-cell office:value-type="percentage" office:value="5.222114440209067E-4" table:style-name="ce19">
            <text:p>0.05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ew Hampshire, 2013</text:p>
          </table:table-cell>
          <table:table-cell office:value-type="float" office:value="1132052.095" table:style-name="ce1">
            <text:p>1132052.095</text:p>
          </table:table-cell>
          <table:table-cell office:value-type="float" office:value="186859.56199999998" table:style-name="ce1">
            <text:p>186859.562</text:p>
          </table:table-cell>
          <table:table-cell office:value-type="float" office:value="1319171" table:style-name="ce1">
            <text:p>1319171</text:p>
          </table:table-cell>
          <table:table-cell office:value-type="float" office:value="486" table:style-name="ce1">
            <text:p>486</text:p>
          </table:table-cell>
          <table:table-cell office:value-type="float" office:value="237" table:style-name="ce1">
            <text:p>237</text:p>
          </table:table-cell>
          <table:table-cell office:value-type="float" office:value="723" table:style-name="ce1">
            <text:p>723</text:p>
          </table:table-cell>
          <table:table-cell office:value-type="percentage" office:value="4.2930886497763161E-4" table:style-name="ce19">
            <text:p>0.0429%</text:p>
          </table:table-cell>
          <table:table-cell office:value-type="percentage" office:value="1.2683322034116725E-3" table:style-name="ce19">
            <text:p>0.1268%</text:p>
          </table:table-cell>
          <table:table-cell office:value-type="percentage" office:value="5.4807147822382395E-4" table:style-name="ce19">
            <text:p>0.054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ew Hampshire, 2014</text:p>
          </table:table-cell>
          <table:table-cell office:value-type="float" office:value="1091816.0659999999" table:style-name="ce1">
            <text:p>1091816.066</text:p>
          </table:table-cell>
          <table:table-cell office:value-type="float" office:value="186227.503" table:style-name="ce1">
            <text:p>186227.503</text:p>
          </table:table-cell>
          <table:table-cell office:value-type="float" office:value="1277778" table:style-name="ce1">
            <text:p>1277778</text:p>
          </table:table-cell>
          <table:table-cell office:value-type="float" office:value="489" table:style-name="ce1">
            <text:p>489</text:p>
          </table:table-cell>
          <table:table-cell office:value-type="float" office:value="209" table:style-name="ce1">
            <text:p>209</text:p>
          </table:table-cell>
          <table:table-cell office:value-type="float" office:value="698" table:style-name="ce1">
            <text:p>698</text:p>
          </table:table-cell>
          <table:table-cell office:value-type="percentage" office:value="4.4787763729426571E-4" table:style-name="ce19">
            <text:p>0.0448%</text:p>
          </table:table-cell>
          <table:table-cell office:value-type="percentage" office:value="1.1222832107672088E-3" table:style-name="ce19">
            <text:p>0.1122%</text:p>
          </table:table-cell>
          <table:table-cell office:value-type="percentage" office:value="5.462607745633436E-4" table:style-name="ce19">
            <text:p>0.054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ew Hampshire, 2015</text:p>
          </table:table-cell>
          <table:table-cell office:value-type="float" office:value="1060674.743" table:style-name="ce1">
            <text:p>1060674.743</text:p>
          </table:table-cell>
          <table:table-cell office:value-type="float" office:value="184193.99400000001" table:style-name="ce1">
            <text:p>184193.994</text:p>
          </table:table-cell>
          <table:table-cell office:value-type="float" office:value="1244818" table:style-name="ce1">
            <text:p>1244818</text:p>
          </table:table-cell>
          <table:table-cell office:value-type="float" office:value="533" table:style-name="ce1">
            <text:p>533</text:p>
          </table:table-cell>
          <table:table-cell office:value-type="float" office:value="267" table:style-name="ce1">
            <text:p>267</text:p>
          </table:table-cell>
          <table:table-cell office:value-type="float" office:value="800" table:style-name="ce1">
            <text:p>800</text:p>
          </table:table-cell>
          <table:table-cell office:value-type="percentage" office:value="5.0251031573776239E-4" table:style-name="ce19">
            <text:p>0.0503%</text:p>
          </table:table-cell>
          <table:table-cell office:value-type="percentage" office:value="1.4495586647629781E-3" table:style-name="ce19">
            <text:p>0.1450%</text:p>
          </table:table-cell>
          <table:table-cell office:value-type="percentage" office:value="6.4266422882702529E-4" table:style-name="ce19">
            <text:p>0.064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ew Hampshire, 2016</text:p>
          </table:table-cell>
          <table:table-cell office:value-type="float" office:value="1116633.7350000001" table:style-name="ce1">
            <text:p>1116633.735</text:p>
          </table:table-cell>
          <table:table-cell office:value-type="float" office:value="210513.98400000003" table:style-name="ce1">
            <text:p>210513.984</text:p>
          </table:table-cell>
          <table:table-cell office:value-type="float" office:value="1327503" table:style-name="ce1">
            <text:p>1327503</text:p>
          </table:table-cell>
          <table:table-cell office:value-type="float" office:value="439" table:style-name="ce1">
            <text:p>439</text:p>
          </table:table-cell>
          <table:table-cell office:value-type="float" office:value="224" table:style-name="ce1">
            <text:p>224</text:p>
          </table:table-cell>
          <table:table-cell office:value-type="float" office:value="663" table:style-name="ce1">
            <text:p>663</text:p>
          </table:table-cell>
          <table:table-cell office:value-type="percentage" office:value="3.9314592264221709E-4" table:style-name="ce19">
            <text:p>0.0393%</text:p>
          </table:table-cell>
          <table:table-cell office:value-type="percentage" office:value="1.064062328514955E-3" table:style-name="ce19">
            <text:p>0.1064%</text:p>
          </table:table-cell>
          <table:table-cell office:value-type="percentage" office:value="4.994338995844077E-4" table:style-name="ce19">
            <text:p>0.049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Hampshire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ew Hampshire, 2017</text:p>
          </table:table-cell>
          <table:table-cell office:value-type="float" office:value="1115419" table:style-name="ce1">
            <text:p>1115419</text:p>
          </table:table-cell>
          <table:table-cell office:value-type="float" office:value="216890" table:style-name="ce1">
            <text:p>216890</text:p>
          </table:table-cell>
          <table:table-cell office:value-type="float" office:value="1332309" table:style-name="ce1">
            <text:p>1332309</text:p>
          </table:table-cell>
          <table:table-cell office:value-type="float" office:value="469" table:style-name="ce1">
            <text:p>469</text:p>
          </table:table-cell>
          <table:table-cell office:value-type="float" office:value="240" table:style-name="ce1">
            <text:p>240</text:p>
          </table:table-cell>
          <table:table-cell office:value-type="float" office:value="709" table:style-name="ce1">
            <text:p>709</text:p>
          </table:table-cell>
          <table:table-cell office:value-type="percentage" office:value="4.2046979655178908E-4" table:style-name="ce19">
            <text:p>0.0420%</text:p>
          </table:table-cell>
          <table:table-cell office:value-type="percentage" office:value="1.1065517082391996E-3" table:style-name="ce19">
            <text:p>0.1107%</text:p>
          </table:table-cell>
          <table:table-cell office:value-type="percentage" office:value="5.3215883102193261E-4" table:style-name="ce19">
            <text:p>0.053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ew Jersey, 2009</text:p>
          </table:table-cell>
          <table:table-cell office:value-type="float" office:value="7509541.8839999996" table:style-name="ce1">
            <text:p>7509541.884</text:p>
          </table:table-cell>
          <table:table-cell office:value-type="float" office:value="1141421.0090000001" table:style-name="ce1">
            <text:p>1141421.009</text:p>
          </table:table-cell>
          <table:table-cell office:value-type="float" office:value="8650548" table:style-name="ce1">
            <text:p>8650548</text:p>
          </table:table-cell>
          <table:table-cell office:value-type="float" office:value="535" table:style-name="ce1">
            <text:p>535</text:p>
          </table:table-cell>
          <table:table-cell office:value-type="float" office:value="1099" table:style-name="ce1">
            <text:p>1099</text:p>
          </table:table-cell>
          <table:table-cell office:value-type="float" office:value="1634" table:style-name="ce1">
            <text:p>1634</text:p>
          </table:table-cell>
          <table:table-cell office:value-type="percentage" office:value="7.1242694729472538E-5" table:style-name="ce19">
            <text:p>0.0071%</text:p>
          </table:table-cell>
          <table:table-cell office:value-type="percentage" office:value="9.6283491484253894E-4" table:style-name="ce19">
            <text:p>0.0963%</text:p>
          </table:table-cell>
          <table:table-cell office:value-type="percentage" office:value="1.8888976744594677E-4" table:style-name="ce19">
            <text:p>0.018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ew Jersey, 2010</text:p>
          </table:table-cell>
          <table:table-cell office:value-type="float" office:value="7565713.5820000004" table:style-name="ce1">
            <text:p>7565713.582</text:p>
          </table:table-cell>
          <table:table-cell office:value-type="float" office:value="1155586.2859999998" table:style-name="ce1">
            <text:p>1155586.286</text:p>
          </table:table-cell>
          <table:table-cell office:value-type="float" office:value="8721577" table:style-name="ce1">
            <text:p>8721577</text:p>
          </table:table-cell>
          <table:table-cell office:value-type="float" office:value="487" table:style-name="ce1">
            <text:p>487</text:p>
          </table:table-cell>
          <table:table-cell office:value-type="float" office:value="956" table:style-name="ce1">
            <text:p>956</text:p>
          </table:table-cell>
          <table:table-cell office:value-type="float" office:value="1443" table:style-name="ce1">
            <text:p>1443</text:p>
          </table:table-cell>
          <table:table-cell office:value-type="percentage" office:value="6.4369341334655873E-5" table:style-name="ce19">
            <text:p>0.0064%</text:p>
          </table:table-cell>
          <table:table-cell office:value-type="percentage" office:value="8.2728569175837387E-4" table:style-name="ce19">
            <text:p>0.0827%</text:p>
          </table:table-cell>
          <table:table-cell office:value-type="percentage" office:value="1.6545172965852392E-4" table:style-name="ce19">
            <text:p>0.01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ew Jersey, 2011</text:p>
          </table:table-cell>
          <table:table-cell office:value-type="float" office:value="7576792.1579999998" table:style-name="ce1">
            <text:p>7576792.158</text:p>
          </table:table-cell>
          <table:table-cell office:value-type="float" office:value="1173040.6780000003" table:style-name="ce1">
            <text:p>1173040.678</text:p>
          </table:table-cell>
          <table:table-cell office:value-type="float" office:value="8753064" table:style-name="ce1">
            <text:p>8753064</text:p>
          </table:table-cell>
          <table:table-cell office:value-type="float" office:value="509" table:style-name="ce1">
            <text:p>509</text:p>
          </table:table-cell>
          <table:table-cell office:value-type="float" office:value="1024" table:style-name="ce1">
            <text:p>1024</text:p>
          </table:table-cell>
          <table:table-cell office:value-type="float" office:value="1533" table:style-name="ce1">
            <text:p>1533</text:p>
          </table:table-cell>
          <table:table-cell office:value-type="percentage" office:value="6.7178825733337473E-5" table:style-name="ce19">
            <text:p>0.0067%</text:p>
          </table:table-cell>
          <table:table-cell office:value-type="percentage" office:value="8.7294500455507623E-4" table:style-name="ce19">
            <text:p>0.0873%</text:p>
          </table:table-cell>
          <table:table-cell office:value-type="percentage" office:value="1.7513867144122332E-4" table:style-name="ce19">
            <text:p>0.017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ew Jersey, 2012</text:p>
          </table:table-cell>
          <table:table-cell office:value-type="float" office:value="7597577.3549999995" table:style-name="ce1">
            <text:p>7597577.355</text:p>
          </table:table-cell>
          <table:table-cell office:value-type="float" office:value="1198409.213" table:style-name="ce1">
            <text:p>1198409.213</text:p>
          </table:table-cell>
          <table:table-cell office:value-type="float" office:value="8793888" table:style-name="ce1">
            <text:p>8793888</text:p>
          </table:table-cell>
          <table:table-cell office:value-type="float" office:value="502" table:style-name="ce1">
            <text:p>502</text:p>
          </table:table-cell>
          <table:table-cell office:value-type="float" office:value="970" table:style-name="ce1">
            <text:p>970</text:p>
          </table:table-cell>
          <table:table-cell office:value-type="float" office:value="1472" table:style-name="ce1">
            <text:p>1472</text:p>
          </table:table-cell>
          <table:table-cell office:value-type="percentage" office:value="6.6073693829472041E-5" table:style-name="ce19">
            <text:p>0.0066%</text:p>
          </table:table-cell>
          <table:table-cell office:value-type="percentage" office:value="8.0940632755299084E-4" table:style-name="ce19">
            <text:p>0.0809%</text:p>
          </table:table-cell>
          <table:table-cell office:value-type="percentage" office:value="1.6738898653246437E-4" table:style-name="ce19">
            <text:p>0.016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ew Jersey, 2013</text:p>
          </table:table-cell>
          <table:table-cell office:value-type="float" office:value="7610468.3040000005" table:style-name="ce1">
            <text:p>7610468.304</text:p>
          </table:table-cell>
          <table:table-cell office:value-type="float" office:value="1221817.905" table:style-name="ce1">
            <text:p>1221817.905</text:p>
          </table:table-cell>
          <table:table-cell office:value-type="float" office:value="8832406" table:style-name="ce1">
            <text:p>8832406</text:p>
          </table:table-cell>
          <table:table-cell office:value-type="float" office:value="519" table:style-name="ce1">
            <text:p>519</text:p>
          </table:table-cell>
          <table:table-cell office:value-type="float" office:value="1169" table:style-name="ce1">
            <text:p>1169</text:p>
          </table:table-cell>
          <table:table-cell office:value-type="float" office:value="1688" table:style-name="ce1">
            <text:p>1688</text:p>
          </table:table-cell>
          <table:table-cell office:value-type="percentage" office:value="6.8195540572347932E-5" table:style-name="ce19">
            <text:p>0.0068%</text:p>
          </table:table-cell>
          <table:table-cell office:value-type="percentage" office:value="9.5677105010177432E-4" table:style-name="ce19">
            <text:p>0.0957%</text:p>
          </table:table-cell>
          <table:table-cell office:value-type="percentage" office:value="1.9111440302902743E-4" table:style-name="ce19">
            <text:p>0.019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ew Jersey, 2014</text:p>
          </table:table-cell>
          <table:table-cell office:value-type="float" office:value="7630191.6140000001" table:style-name="ce1">
            <text:p>7630191.614</text:p>
          </table:table-cell>
          <table:table-cell office:value-type="float" office:value="1247956.8370000001" table:style-name="ce1">
            <text:p>1247956.837</text:p>
          </table:table-cell>
          <table:table-cell office:value-type="float" office:value="8874374" table:style-name="ce1">
            <text:p>8874374</text:p>
          </table:table-cell>
          <table:table-cell office:value-type="float" office:value="522" table:style-name="ce1">
            <text:p>522</text:p>
          </table:table-cell>
          <table:table-cell office:value-type="float" office:value="1044" table:style-name="ce1">
            <text:p>1044</text:p>
          </table:table-cell>
          <table:table-cell office:value-type="float" office:value="1566" table:style-name="ce1">
            <text:p>1566</text:p>
          </table:table-cell>
          <table:table-cell office:value-type="percentage" office:value="6.8412436594937647E-5" table:style-name="ce19">
            <text:p>0.0068%</text:p>
          </table:table-cell>
          <table:table-cell office:value-type="percentage" office:value="8.3656739483851234E-4" table:style-name="ce19">
            <text:p>0.0837%</text:p>
          </table:table-cell>
          <table:table-cell office:value-type="percentage" office:value="1.7646315109099526E-4" table:style-name="ce19">
            <text:p>0.017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ew Jersey, 2015</text:p>
          </table:table-cell>
          <table:table-cell office:value-type="float" office:value="7624172.5720000006" table:style-name="ce1">
            <text:p>7624172.572</text:p>
          </table:table-cell>
          <table:table-cell office:value-type="float" office:value="1279769.193" table:style-name="ce1">
            <text:p>1279769.193</text:p>
          </table:table-cell>
          <table:table-cell office:value-type="float" office:value="8904413" table:style-name="ce1">
            <text:p>8904413</text:p>
          </table:table-cell>
          <table:table-cell office:value-type="float" office:value="559" table:style-name="ce1">
            <text:p>559</text:p>
          </table:table-cell>
          <table:table-cell office:value-type="float" office:value="1236" table:style-name="ce1">
            <text:p>1236</text:p>
          </table:table-cell>
          <table:table-cell office:value-type="float" office:value="1795" table:style-name="ce1">
            <text:p>1795</text:p>
          </table:table-cell>
          <table:table-cell office:value-type="percentage" office:value="7.33194316787823E-5" table:style-name="ce19">
            <text:p>0.0073%</text:p>
          </table:table-cell>
          <table:table-cell office:value-type="percentage" office:value="9.6579915094111815E-4" table:style-name="ce19">
            <text:p>0.0966%</text:p>
          </table:table-cell>
          <table:table-cell office:value-type="percentage" office:value="2.0158543859095484E-4" table:style-name="ce19">
            <text:p>0.020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ew Jersey, 2016</text:p>
          </table:table-cell>
          <table:table-cell office:value-type="float" office:value="7550311.6540000001" table:style-name="ce1">
            <text:p>7550311.654</text:p>
          </table:table-cell>
          <table:table-cell office:value-type="float" office:value="1301696.4759999998" table:style-name="ce1">
            <text:p>1301696.476</text:p>
          </table:table-cell>
          <table:table-cell office:value-type="float" office:value="8850952" table:style-name="ce1">
            <text:p>8850952</text:p>
          </table:table-cell>
          <table:table-cell office:value-type="float" office:value="546" table:style-name="ce1">
            <text:p>546</text:p>
          </table:table-cell>
          <table:table-cell office:value-type="float" office:value="1032" table:style-name="ce1">
            <text:p>1032</text:p>
          </table:table-cell>
          <table:table-cell office:value-type="float" office:value="1578" table:style-name="ce1">
            <text:p>1578</text:p>
          </table:table-cell>
          <table:table-cell office:value-type="percentage" office:value="7.2314895731587507E-5" table:style-name="ce19">
            <text:p>0.0072%</text:p>
          </table:table-cell>
          <table:table-cell office:value-type="percentage" office:value="7.9281154941069395E-4" table:style-name="ce19">
            <text:p>0.0793%</text:p>
          </table:table-cell>
          <table:table-cell office:value-type="percentage" office:value="1.7828590642000996E-4" table:style-name="ce19">
            <text:p>0.017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Jersey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ew Jersey, 2017</text:p>
          </table:table-cell>
          <table:table-cell office:value-type="float" office:value="7606162" table:style-name="ce1">
            <text:p>7606162</text:p>
          </table:table-cell>
          <table:table-cell office:value-type="float" office:value="1353999" table:style-name="ce1">
            <text:p>1353999</text:p>
          </table:table-cell>
          <table:table-cell office:value-type="float" office:value="8960161" table:style-name="ce1">
            <text:p>8960161</text:p>
          </table:table-cell>
          <table:table-cell office:value-type="float" office:value="558" table:style-name="ce1">
            <text:p>558</text:p>
          </table:table-cell>
          <table:table-cell office:value-type="float" office:value="1145" table:style-name="ce1">
            <text:p>1145</text:p>
          </table:table-cell>
          <table:table-cell office:value-type="float" office:value="1703" table:style-name="ce1">
            <text:p>1703</text:p>
          </table:table-cell>
          <table:table-cell office:value-type="percentage" office:value="7.3361571841357054E-5" table:style-name="ce19">
            <text:p>0.0073%</text:p>
          </table:table-cell>
          <table:table-cell office:value-type="percentage" office:value="8.4564316517220467E-4" table:style-name="ce19">
            <text:p>0.0846%</text:p>
          </table:table-cell>
          <table:table-cell office:value-type="percentage" office:value="1.9006354908131674E-4" table:style-name="ce19">
            <text:p>0.019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ew Mexico, 2009</text:p>
          </table:table-cell>
          <table:table-cell office:value-type="float" office:value="1717252.7139999992" table:style-name="ce1">
            <text:p>1717252.714</text:p>
          </table:table-cell>
          <table:table-cell office:value-type="float" office:value="248670.01200000008" table:style-name="ce1">
            <text:p>248670.012</text:p>
          </table:table-cell>
          <table:table-cell office:value-type="float" office:value="1964860" table:style-name="ce1">
            <text:p>1964860</text:p>
          </table:table-cell>
          <table:table-cell office:value-type="float" office:value="456" table:style-name="ce1">
            <text:p>456</text:p>
          </table:table-cell>
          <table:table-cell office:value-type="float" office:value="236" table:style-name="ce1">
            <text:p>236</text:p>
          </table:table-cell>
          <table:table-cell office:value-type="float" office:value="692" table:style-name="ce1">
            <text:p>692</text:p>
          </table:table-cell>
          <table:table-cell office:value-type="percentage" office:value="2.6554041596931795E-4" table:style-name="ce19">
            <text:p>0.0266%</text:p>
          </table:table-cell>
          <table:table-cell office:value-type="percentage" office:value="9.4904889456473714E-4" table:style-name="ce19">
            <text:p>0.0949%</text:p>
          </table:table-cell>
          <table:table-cell office:value-type="percentage" office:value="3.5218794214346059E-4" table:style-name="ce19">
            <text:p>0.035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ew Mexico, 2010</text:p>
          </table:table-cell>
          <table:table-cell office:value-type="float" office:value="1733021.5529999998" table:style-name="ce1">
            <text:p>1733021.553</text:p>
          </table:table-cell>
          <table:table-cell office:value-type="float" office:value="252441.0260000001" table:style-name="ce1">
            <text:p>252441.026</text:p>
          </table:table-cell>
          <table:table-cell office:value-type="float" office:value="1986370" table:style-name="ce1">
            <text:p>1986370</text:p>
          </table:table-cell>
          <table:table-cell office:value-type="float" office:value="468" table:style-name="ce1">
            <text:p>468</text:p>
          </table:table-cell>
          <table:table-cell office:value-type="float" office:value="258" table:style-name="ce1">
            <text:p>258</text:p>
          </table:table-cell>
          <table:table-cell office:value-type="float" office:value="726" table:style-name="ce1">
            <text:p>726</text:p>
          </table:table-cell>
          <table:table-cell office:value-type="percentage" office:value="2.7004857451995006E-4" table:style-name="ce19">
            <text:p>0.0270%</text:p>
          </table:table-cell>
          <table:table-cell office:value-type="percentage" office:value="1.0220208818197398E-3" table:style-name="ce19">
            <text:p>0.1022%</text:p>
          </table:table-cell>
          <table:table-cell office:value-type="percentage" office:value="3.6549081993787665E-4" table:style-name="ce19">
            <text:p>0.03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ew Mexico, 2011</text:p>
          </table:table-cell>
          <table:table-cell office:value-type="float" office:value="1744465.7040000006" table:style-name="ce1">
            <text:p>1744465.704</text:p>
          </table:table-cell>
          <table:table-cell office:value-type="float" office:value="258420.31" table:style-name="ce1">
            <text:p>258420.31</text:p>
          </table:table-cell>
          <table:table-cell office:value-type="float" office:value="2004554" table:style-name="ce1">
            <text:p>2004554</text:p>
          </table:table-cell>
          <table:table-cell office:value-type="float" office:value="492" table:style-name="ce1">
            <text:p>492</text:p>
          </table:table-cell>
          <table:table-cell office:value-type="float" office:value="256" table:style-name="ce1">
            <text:p>256</text:p>
          </table:table-cell>
          <table:table-cell office:value-type="float" office:value="748" table:style-name="ce1">
            <text:p>748</text:p>
          </table:table-cell>
          <table:table-cell office:value-type="percentage" office:value="2.8203477940085648E-4" table:style-name="ce19">
            <text:p>0.0282%</text:p>
          </table:table-cell>
          <table:table-cell office:value-type="percentage" office:value="9.9063421137448519E-4" table:style-name="ce19">
            <text:p>0.0991%</text:p>
          </table:table-cell>
          <table:table-cell office:value-type="percentage" office:value="3.7315033668337198E-4" table:style-name="ce19">
            <text:p>0.037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ew Mexico, 2012</text:p>
          </table:table-cell>
          <table:table-cell office:value-type="float" office:value="1739639.7130000005" table:style-name="ce1">
            <text:p>1739639.713</text:p>
          </table:table-cell>
          <table:table-cell office:value-type="float" office:value="262105.11199999994" table:style-name="ce1">
            <text:p>262105.112</text:p>
          </table:table-cell>
          <table:table-cell office:value-type="float" office:value="2000640" table:style-name="ce1">
            <text:p>2000640</text:p>
          </table:table-cell>
          <table:table-cell office:value-type="float" office:value="527" table:style-name="ce1">
            <text:p>527</text:p>
          </table:table-cell>
          <table:table-cell office:value-type="float" office:value="265" table:style-name="ce1">
            <text:p>265</text:p>
          </table:table-cell>
          <table:table-cell office:value-type="float" office:value="792" table:style-name="ce1">
            <text:p>792</text:p>
          </table:table-cell>
          <table:table-cell office:value-type="percentage" office:value="3.0293628965919096E-4" table:style-name="ce19">
            <text:p>0.0303%</text:p>
          </table:table-cell>
          <table:table-cell office:value-type="percentage" office:value="1.0110447597832433E-3" table:style-name="ce19">
            <text:p>0.1011%</text:p>
          </table:table-cell>
          <table:table-cell office:value-type="percentage" office:value="3.9587332053742802E-4" table:style-name="ce19">
            <text:p>0.039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ew Mexico, 2013</text:p>
          </table:table-cell>
          <table:table-cell office:value-type="float" office:value="1738833.875" table:style-name="ce1">
            <text:p>1738833.875</text:p>
          </table:table-cell>
          <table:table-cell office:value-type="float" office:value="272530.85399999999" table:style-name="ce1">
            <text:p>272530.854</text:p>
          </table:table-cell>
          <table:table-cell office:value-type="float" office:value="2011476" table:style-name="ce1">
            <text:p>2011476</text:p>
          </table:table-cell>
          <table:table-cell office:value-type="float" office:value="447" table:style-name="ce1">
            <text:p>447</text:p>
          </table:table-cell>
          <table:table-cell office:value-type="float" office:value="302" table:style-name="ce1">
            <text:p>302</text:p>
          </table:table-cell>
          <table:table-cell office:value-type="float" office:value="749" table:style-name="ce1">
            <text:p>749</text:p>
          </table:table-cell>
          <table:table-cell office:value-type="percentage" office:value="2.5706883585989492E-4" table:style-name="ce19">
            <text:p>0.0257%</text:p>
          </table:table-cell>
          <table:table-cell office:value-type="percentage" office:value="1.1081314117923691E-3" table:style-name="ce19">
            <text:p>0.1108%</text:p>
          </table:table-cell>
          <table:table-cell office:value-type="percentage" office:value="3.7236337893168997E-4" table:style-name="ce19">
            <text:p>0.037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ew Mexico, 2014</text:p>
          </table:table-cell>
          <table:table-cell office:value-type="float" office:value="1706169.5030000003" table:style-name="ce1">
            <text:p>1706169.503</text:p>
          </table:table-cell>
          <table:table-cell office:value-type="float" office:value="278905.38299999991" table:style-name="ce1">
            <text:p>278905.383</text:p>
          </table:table-cell>
          <table:table-cell office:value-type="float" office:value="1983368" table:style-name="ce1">
            <text:p>1983368</text:p>
          </table:table-cell>
          <table:table-cell office:value-type="float" office:value="444" table:style-name="ce1">
            <text:p>444</text:p>
          </table:table-cell>
          <table:table-cell office:value-type="float" office:value="231" table:style-name="ce1">
            <text:p>231</text:p>
          </table:table-cell>
          <table:table-cell office:value-type="float" office:value="675" table:style-name="ce1">
            <text:p>675</text:p>
          </table:table-cell>
          <table:table-cell office:value-type="percentage" office:value="2.6023205737724401E-4" table:style-name="ce19">
            <text:p>0.0260%</text:p>
          </table:table-cell>
          <table:table-cell office:value-type="percentage" office:value="8.2823786875422221E-4" table:style-name="ce19">
            <text:p>0.0828%</text:p>
          </table:table-cell>
          <table:table-cell office:value-type="percentage" office:value="3.4033018582532341E-4" table:style-name="ce19">
            <text:p>0.03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ew Mexico, 2015</text:p>
          </table:table-cell>
          <table:table-cell office:value-type="float" office:value="1658031.6449999998" table:style-name="ce1">
            <text:p>1658031.645</text:p>
          </table:table-cell>
          <table:table-cell office:value-type="float" office:value="281054.47100000002" table:style-name="ce1">
            <text:p>281054.471</text:p>
          </table:table-cell>
          <table:table-cell office:value-type="float" office:value="1938740" table:style-name="ce1">
            <text:p>1938740</text:p>
          </table:table-cell>
          <table:table-cell office:value-type="float" office:value="491" table:style-name="ce1">
            <text:p>491</text:p>
          </table:table-cell>
          <table:table-cell office:value-type="float" office:value="258" table:style-name="ce1">
            <text:p>258</text:p>
          </table:table-cell>
          <table:table-cell office:value-type="float" office:value="749" table:style-name="ce1">
            <text:p>749</text:p>
          </table:table-cell>
          <table:table-cell office:value-type="percentage" office:value="2.9613427553127313E-4" table:style-name="ce19">
            <text:p>0.0296%</text:p>
          </table:table-cell>
          <table:table-cell office:value-type="percentage" office:value="9.1797152018976416E-4" table:style-name="ce19">
            <text:p>0.0918%</text:p>
          </table:table-cell>
          <table:table-cell office:value-type="percentage" office:value="3.8633339179054439E-4" table:style-name="ce19">
            <text:p>0.038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ew Mexico, 2016</text:p>
          </table:table-cell>
          <table:table-cell office:value-type="float" office:value="1684914.797" table:style-name="ce1">
            <text:p>1684914.797</text:p>
          </table:table-cell>
          <table:table-cell office:value-type="float" office:value="299286.43400000007" table:style-name="ce1">
            <text:p>299286.434</text:p>
          </table:table-cell>
          <table:table-cell office:value-type="float" office:value="1984131" table:style-name="ce1">
            <text:p>1984131</text:p>
          </table:table-cell>
          <table:table-cell office:value-type="float" office:value="483" table:style-name="ce1">
            <text:p>483</text:p>
          </table:table-cell>
          <table:table-cell office:value-type="float" office:value="244" table:style-name="ce1">
            <text:p>244</text:p>
          </table:table-cell>
          <table:table-cell office:value-type="float" office:value="727" table:style-name="ce1">
            <text:p>727</text:p>
          </table:table-cell>
          <table:table-cell office:value-type="percentage" office:value="2.8666137947152231E-4" table:style-name="ce19">
            <text:p>0.0287%</text:p>
          </table:table-cell>
          <table:table-cell office:value-type="percentage" office:value="8.1527250246163829E-4" table:style-name="ce19">
            <text:p>0.0815%</text:p>
          </table:table-cell>
          <table:table-cell office:value-type="percentage" office:value="3.6640725839170903E-4" table:style-name="ce19">
            <text:p>0.036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Mexico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ew Mexico, 2017</text:p>
          </table:table-cell>
          <table:table-cell office:value-type="float" office:value="1712623" table:style-name="ce1">
            <text:p>1712623</text:p>
          </table:table-cell>
          <table:table-cell office:value-type="float" office:value="310244" table:style-name="ce1">
            <text:p>310244</text:p>
          </table:table-cell>
          <table:table-cell office:value-type="float" office:value="2022867" table:style-name="ce1">
            <text:p>2022867</text:p>
          </table:table-cell>
          <table:table-cell office:value-type="float" office:value="440" table:style-name="ce1">
            <text:p>440</text:p>
          </table:table-cell>
          <table:table-cell office:value-type="float" office:value="268" table:style-name="ce1">
            <text:p>268</text:p>
          </table:table-cell>
          <table:table-cell office:value-type="float" office:value="708" table:style-name="ce1">
            <text:p>708</text:p>
          </table:table-cell>
          <table:table-cell office:value-type="percentage" office:value="2.5691585363503817E-4" table:style-name="ce19">
            <text:p>0.0257%</text:p>
          </table:table-cell>
          <table:table-cell office:value-type="percentage" office:value="8.6383620634081562E-4" table:style-name="ce19">
            <text:p>0.0864%</text:p>
          </table:table-cell>
          <table:table-cell office:value-type="percentage" office:value="3.499982944998361E-4" table:style-name="ce19">
            <text:p>0.035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ew York, 2009</text:p>
          </table:table-cell>
          <table:table-cell office:value-type="float" office:value="16863053.968000002" table:style-name="ce1">
            <text:p>16863053.97</text:p>
          </table:table-cell>
          <table:table-cell office:value-type="float" office:value="2562311.1000000006" table:style-name="ce1">
            <text:p>2562311.1</text:p>
          </table:table-cell>
          <table:table-cell office:value-type="float" office:value="19423896" table:style-name="ce1">
            <text:p>19423896</text:p>
          </table:table-cell>
          <table:table-cell office:value-type="float" office:value="868" table:style-name="ce1">
            <text:p>868</text:p>
          </table:table-cell>
          <table:table-cell office:value-type="float" office:value="3878" table:style-name="ce1">
            <text:p>3878</text:p>
          </table:table-cell>
          <table:table-cell office:value-type="float" office:value="4746" table:style-name="ce1">
            <text:p>4746</text:p>
          </table:table-cell>
          <table:table-cell office:value-type="percentage" office:value="5.1473475780078218E-5" table:style-name="ce19">
            <text:p>0.0051%</text:p>
          </table:table-cell>
          <table:table-cell office:value-type="percentage" office:value="1.513477422784454E-3" table:style-name="ce19">
            <text:p>0.1513%</text:p>
          </table:table-cell>
          <table:table-cell office:value-type="percentage" office:value="2.4433821103655003E-4" table:style-name="ce19">
            <text:p>0.024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ew York, 2010</text:p>
          </table:table-cell>
          <table:table-cell office:value-type="float" office:value="16684315.416999998" table:style-name="ce1">
            <text:p>16684315.42</text:p>
          </table:table-cell>
          <table:table-cell office:value-type="float" office:value="2556539.7110000011" table:style-name="ce1">
            <text:p>2556539.711</text:p>
          </table:table-cell>
          <table:table-cell office:value-type="float" office:value="19229752" table:style-name="ce1">
            <text:p>19229752</text:p>
          </table:table-cell>
          <table:table-cell office:value-type="float" office:value="859" table:style-name="ce1">
            <text:p>859</text:p>
          </table:table-cell>
          <table:table-cell office:value-type="float" office:value="4065" table:style-name="ce1">
            <text:p>4065</text:p>
          </table:table-cell>
          <table:table-cell office:value-type="float" office:value="4924" table:style-name="ce1">
            <text:p>4924</text:p>
          </table:table-cell>
          <table:table-cell office:value-type="percentage" office:value="5.1485480736281633E-5" table:style-name="ce19">
            <text:p>0.0051%</text:p>
          </table:table-cell>
          <table:table-cell office:value-type="percentage" office:value="1.5900398427255247E-3" table:style-name="ce19">
            <text:p>0.1590%</text:p>
          </table:table-cell>
          <table:table-cell office:value-type="percentage" office:value="2.5606154463146485E-4" table:style-name="ce19">
            <text:p>0.025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ew York, 2011</text:p>
          </table:table-cell>
          <table:table-cell office:value-type="float" office:value="16631002.556999998" table:style-name="ce1">
            <text:p>16631002.56</text:p>
          </table:table-cell>
          <table:table-cell office:value-type="float" office:value="2580093.8390000002" table:style-name="ce1">
            <text:p>2580093.839</text:p>
          </table:table-cell>
          <table:table-cell office:value-type="float" office:value="19219373" table:style-name="ce1">
            <text:p>19219373</text:p>
          </table:table-cell>
          <table:table-cell office:value-type="float" office:value="866" table:style-name="ce1">
            <text:p>866</text:p>
          </table:table-cell>
          <table:table-cell office:value-type="float" office:value="4296" table:style-name="ce1">
            <text:p>4296</text:p>
          </table:table-cell>
          <table:table-cell office:value-type="float" office:value="5162" table:style-name="ce1">
            <text:p>5162</text:p>
          </table:table-cell>
          <table:table-cell office:value-type="percentage" office:value="5.2071424860403264E-5" table:style-name="ce19">
            <text:p>0.0052%</text:p>
          </table:table-cell>
          <table:table-cell office:value-type="percentage" office:value="1.6650557181536682E-3" table:style-name="ce19">
            <text:p>0.1665%</text:p>
          </table:table-cell>
          <table:table-cell office:value-type="percentage" office:value="2.6858316345699726E-4" table:style-name="ce19">
            <text:p>0.026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ew York, 2012</text:p>
          </table:table-cell>
          <table:table-cell office:value-type="float" office:value="16550300.020000001" table:style-name="ce1">
            <text:p>16550300.02</text:p>
          </table:table-cell>
          <table:table-cell office:value-type="float" office:value="2598739.38" table:style-name="ce1">
            <text:p>2598739.38</text:p>
          </table:table-cell>
          <table:table-cell office:value-type="float" office:value="19158450" table:style-name="ce1">
            <text:p>19158450</text:p>
          </table:table-cell>
          <table:table-cell office:value-type="float" office:value="793" table:style-name="ce1">
            <text:p>793</text:p>
          </table:table-cell>
          <table:table-cell office:value-type="float" office:value="3869" table:style-name="ce1">
            <text:p>3869</text:p>
          </table:table-cell>
          <table:table-cell office:value-type="float" office:value="4662" table:style-name="ce1">
            <text:p>4662</text:p>
          </table:table-cell>
          <table:table-cell office:value-type="percentage" office:value="4.7914539255585046E-5" table:style-name="ce19">
            <text:p>0.0048%</text:p>
          </table:table-cell>
          <table:table-cell office:value-type="percentage" office:value="1.488798772888107E-3" table:style-name="ce19">
            <text:p>0.1489%</text:p>
          </table:table-cell>
          <table:table-cell office:value-type="percentage" office:value="2.4333910102330826E-4" table:style-name="ce19">
            <text:p>0.024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ew York, 2013</text:p>
          </table:table-cell>
          <table:table-cell office:value-type="float" office:value="16743536.903999997" table:style-name="ce1">
            <text:p>16743536.9</text:p>
          </table:table-cell>
          <table:table-cell office:value-type="float" office:value="2688178.497" table:style-name="ce1">
            <text:p>2688178.497</text:p>
          </table:table-cell>
          <table:table-cell office:value-type="float" office:value="19427961" table:style-name="ce1">
            <text:p>19427961</text:p>
          </table:table-cell>
          <table:table-cell office:value-type="float" office:value="880" table:style-name="ce1">
            <text:p>880</text:p>
          </table:table-cell>
          <table:table-cell office:value-type="float" office:value="4282" table:style-name="ce1">
            <text:p>4282</text:p>
          </table:table-cell>
          <table:table-cell office:value-type="float" office:value="5162" table:style-name="ce1">
            <text:p>5162</text:p>
          </table:table-cell>
          <table:table-cell office:value-type="percentage" office:value="5.25575931205891E-5" table:style-name="ce19">
            <text:p>0.0053%</text:p>
          </table:table-cell>
          <table:table-cell office:value-type="percentage" office:value="1.5929001756314547E-3" table:style-name="ce19">
            <text:p>0.1593%</text:p>
          </table:table-cell>
          <table:table-cell office:value-type="percentage" office:value="2.6569952451520773E-4" table:style-name="ce19">
            <text:p>0.026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ew York, 2014</text:p>
          </table:table-cell>
          <table:table-cell office:value-type="float" office:value="16757274.874" table:style-name="ce1">
            <text:p>16757274.87</text:p>
          </table:table-cell>
          <table:table-cell office:value-type="float" office:value="2738027.1939999992" table:style-name="ce1">
            <text:p>2738027.194</text:p>
          </table:table-cell>
          <table:table-cell office:value-type="float" office:value="19503160" table:style-name="ce1">
            <text:p>19503160</text:p>
          </table:table-cell>
          <table:table-cell office:value-type="float" office:value="935" table:style-name="ce1">
            <text:p>935</text:p>
          </table:table-cell>
          <table:table-cell office:value-type="float" office:value="4030" table:style-name="ce1">
            <text:p>4030</text:p>
          </table:table-cell>
          <table:table-cell office:value-type="float" office:value="4965" table:style-name="ce1">
            <text:p>4965</text:p>
          </table:table-cell>
          <table:table-cell office:value-type="percentage" office:value="5.5796661869568856E-5" table:style-name="ce19">
            <text:p>0.0056%</text:p>
          </table:table-cell>
          <table:table-cell office:value-type="percentage" office:value="1.4718626640492019E-3" table:style-name="ce19">
            <text:p>0.1472%</text:p>
          </table:table-cell>
          <table:table-cell office:value-type="percentage" office:value="2.5457413055115174E-4" table:style-name="ce19">
            <text:p>0.025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ew York, 2015</text:p>
          </table:table-cell>
          <table:table-cell office:value-type="float" office:value="16748405.047999995" table:style-name="ce1">
            <text:p>16748405.05</text:p>
          </table:table-cell>
          <table:table-cell office:value-type="float" office:value="2793290.3169999998" table:style-name="ce1">
            <text:p>2793290.317</text:p>
          </table:table-cell>
          <table:table-cell office:value-type="float" office:value="19540557" table:style-name="ce1">
            <text:p>19540557</text:p>
          </table:table-cell>
          <table:table-cell office:value-type="float" office:value="818" table:style-name="ce1">
            <text:p>818</text:p>
          </table:table-cell>
          <table:table-cell office:value-type="float" office:value="4298" table:style-name="ce1">
            <text:p>4298</text:p>
          </table:table-cell>
          <table:table-cell office:value-type="float" office:value="5116" table:style-name="ce1">
            <text:p>5116</text:p>
          </table:table-cell>
          <table:table-cell office:value-type="percentage" office:value="4.8840471534791377E-5" table:style-name="ce19">
            <text:p>0.0049%</text:p>
          </table:table-cell>
          <table:table-cell office:value-type="percentage" office:value="1.5386871797185987E-3" table:style-name="ce19">
            <text:p>0.1539%</text:p>
          </table:table-cell>
          <table:table-cell office:value-type="percentage" office:value="2.6181444060166759E-4" table:style-name="ce19">
            <text:p>0.026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ew York, 2016</text:p>
          </table:table-cell>
          <table:table-cell office:value-type="float" office:value="16766122.700000003" table:style-name="ce1">
            <text:p>16766122.7</text:p>
          </table:table-cell>
          <table:table-cell office:value-type="float" office:value="2884666.1940000001" table:style-name="ce1">
            <text:p>2884666.194</text:p>
          </table:table-cell>
          <table:table-cell office:value-type="float" office:value="19651526" table:style-name="ce1">
            <text:p>19651526</text:p>
          </table:table-cell>
          <table:table-cell office:value-type="float" office:value="898" table:style-name="ce1">
            <text:p>898</text:p>
          </table:table-cell>
          <table:table-cell office:value-type="float" office:value="3903" table:style-name="ce1">
            <text:p>3903</text:p>
          </table:table-cell>
          <table:table-cell office:value-type="float" office:value="4801" table:style-name="ce1">
            <text:p>4801</text:p>
          </table:table-cell>
          <table:table-cell office:value-type="percentage" office:value="5.356038578913656E-5" table:style-name="ce19">
            <text:p>0.0054%</text:p>
          </table:table-cell>
          <table:table-cell office:value-type="percentage" office:value="1.3530161680814566E-3" table:style-name="ce19">
            <text:p>0.1353%</text:p>
          </table:table-cell>
          <table:table-cell office:value-type="percentage" office:value="2.4430672712134416E-4" table:style-name="ce19">
            <text:p>0.024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ew York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ew York, 2017</text:p>
          </table:table-cell>
          <table:table-cell office:value-type="float" office:value="16705305" table:style-name="ce1">
            <text:p>16705305</text:p>
          </table:table-cell>
          <table:table-cell office:value-type="float" office:value="2977810" table:style-name="ce1">
            <text:p>2977810</text:p>
          </table:table-cell>
          <table:table-cell office:value-type="float" office:value="19683115" table:style-name="ce1">
            <text:p>19683115</text:p>
          </table:table-cell>
          <table:table-cell office:value-type="float" office:value="805" table:style-name="ce1">
            <text:p>805</text:p>
          </table:table-cell>
          <table:table-cell office:value-type="float" office:value="3955" table:style-name="ce1">
            <text:p>3955</text:p>
          </table:table-cell>
          <table:table-cell office:value-type="float" office:value="4760" table:style-name="ce1">
            <text:p>4760</text:p>
          </table:table-cell>
          <table:table-cell office:value-type="percentage" office:value="4.8188285098655784E-5" table:style-name="ce19">
            <text:p>0.0048%</text:p>
          </table:table-cell>
          <table:table-cell office:value-type="percentage" office:value="1.3281572699399894E-3" table:style-name="ce19">
            <text:p>0.1328%</text:p>
          </table:table-cell>
          <table:table-cell office:value-type="percentage" office:value="2.4183164097755868E-4" table:style-name="ce19">
            <text:p>0.024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orth Carolina, 2009</text:p>
          </table:table-cell>
          <table:table-cell office:value-type="float" office:value="7870127.2799999993" table:style-name="ce1">
            <text:p>7870127.28</text:p>
          </table:table-cell>
          <table:table-cell office:value-type="float" office:value="1111230.1449999996" table:style-name="ce1">
            <text:p>1111230.145</text:p>
          </table:table-cell>
          <table:table-cell office:value-type="float" office:value="8979738" table:style-name="ce1">
            <text:p>8979738</text:p>
          </table:table-cell>
          <table:table-cell office:value-type="float" office:value="544" table:style-name="ce1">
            <text:p>544</text:p>
          </table:table-cell>
          <table:table-cell office:value-type="float" office:value="1432" table:style-name="ce1">
            <text:p>1432</text:p>
          </table:table-cell>
          <table:table-cell office:value-type="float" office:value="1976" table:style-name="ce1">
            <text:p>1976</text:p>
          </table:table-cell>
          <table:table-cell office:value-type="percentage" office:value="6.9122134959931678E-5" table:style-name="ce19">
            <text:p>0.0069%</text:p>
          </table:table-cell>
          <table:table-cell office:value-type="percentage" office:value="1.2886619450015015E-3" table:style-name="ce19">
            <text:p>0.1289%</text:p>
          </table:table-cell>
          <table:table-cell office:value-type="percentage" office:value="2.2005096362499662E-4" table:style-name="ce19">
            <text:p>0.022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orth Carolina, 2010</text:p>
          </table:table-cell>
          <table:table-cell office:value-type="float" office:value="8071831.0980000012" table:style-name="ce1">
            <text:p>8071831.098</text:p>
          </table:table-cell>
          <table:table-cell office:value-type="float" office:value="1160752.6300000001" table:style-name="ce1">
            <text:p>1160752.63</text:p>
          </table:table-cell>
          <table:table-cell office:value-type="float" office:value="9229081" table:style-name="ce1">
            <text:p>9229081</text:p>
          </table:table-cell>
          <table:table-cell office:value-type="float" office:value="556" table:style-name="ce1">
            <text:p>556</text:p>
          </table:table-cell>
          <table:table-cell office:value-type="float" office:value="1436" table:style-name="ce1">
            <text:p>1436</text:p>
          </table:table-cell>
          <table:table-cell office:value-type="float" office:value="1992" table:style-name="ce1">
            <text:p>1992</text:p>
          </table:table-cell>
          <table:table-cell office:value-type="percentage" office:value="6.8881520592987006E-5" table:style-name="ce19">
            <text:p>0.0069%</text:p>
          </table:table-cell>
          <table:table-cell office:value-type="percentage" office:value="1.2371283621386237E-3" table:style-name="ce19">
            <text:p>0.1237%</text:p>
          </table:table-cell>
          <table:table-cell office:value-type="percentage" office:value="2.1583947524135935E-4" table:style-name="ce19">
            <text:p>0.021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orth Carolina, 2011</text:p>
          </table:table-cell>
          <table:table-cell office:value-type="float" office:value="8097276.9399999985" table:style-name="ce1">
            <text:p>8097276.94</text:p>
          </table:table-cell>
          <table:table-cell office:value-type="float" office:value="1176965.2210000006" table:style-name="ce1">
            <text:p>1176965.221</text:p>
          </table:table-cell>
          <table:table-cell office:value-type="float" office:value="9277245" table:style-name="ce1">
            <text:p>9277245</text:p>
          </table:table-cell>
          <table:table-cell office:value-type="float" office:value="558" table:style-name="ce1">
            <text:p>558</text:p>
          </table:table-cell>
          <table:table-cell office:value-type="float" office:value="1344" table:style-name="ce1">
            <text:p>1344</text:p>
          </table:table-cell>
          <table:table-cell office:value-type="float" office:value="1902" table:style-name="ce1">
            <text:p>1902</text:p>
          </table:table-cell>
          <table:table-cell office:value-type="percentage" office:value="6.891205576080989E-5" table:style-name="ce19">
            <text:p>0.0069%</text:p>
          </table:table-cell>
          <table:table-cell office:value-type="percentage" office:value="1.1419198936550388E-3" table:style-name="ce19">
            <text:p>0.1142%</text:p>
          </table:table-cell>
          <table:table-cell office:value-type="percentage" office:value="2.0501776119958028E-4" table:style-name="ce19">
            <text:p>0.020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orth Carolina, 2012</text:p>
          </table:table-cell>
          <table:table-cell office:value-type="float" office:value="8126314.2720000008" table:style-name="ce1">
            <text:p>8126314.272</text:p>
          </table:table-cell>
          <table:table-cell office:value-type="float" office:value="1205772.523" table:style-name="ce1">
            <text:p>1205772.523</text:p>
          </table:table-cell>
          <table:table-cell office:value-type="float" office:value="9333264" table:style-name="ce1">
            <text:p>9333264</text:p>
          </table:table-cell>
          <table:table-cell office:value-type="float" office:value="646" table:style-name="ce1">
            <text:p>646</text:p>
          </table:table-cell>
          <table:table-cell office:value-type="float" office:value="1597" table:style-name="ce1">
            <text:p>1597</text:p>
          </table:table-cell>
          <table:table-cell office:value-type="float" office:value="2243" table:style-name="ce1">
            <text:p>2243</text:p>
          </table:table-cell>
          <table:table-cell office:value-type="percentage" office:value="7.9494833497377191E-5" table:style-name="ce19">
            <text:p>0.0079%</text:p>
          </table:table-cell>
          <table:table-cell office:value-type="percentage" office:value="1.3244620934192576E-3" table:style-name="ce19">
            <text:p>0.1324%</text:p>
          </table:table-cell>
          <table:table-cell office:value-type="percentage" office:value="2.4032321382958844E-4" table:style-name="ce19">
            <text:p>0.02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orth Carolina, 2013</text:p>
          </table:table-cell>
          <table:table-cell office:value-type="float" office:value="8231192.9819999998" table:style-name="ce1">
            <text:p>8231192.982</text:p>
          </table:table-cell>
          <table:table-cell office:value-type="float" office:value="1256150.5819999999" table:style-name="ce1">
            <text:p>1256150.582</text:p>
          </table:table-cell>
          <table:table-cell office:value-type="float" office:value="9484977" table:style-name="ce1">
            <text:p>9484977</text:p>
          </table:table-cell>
          <table:table-cell office:value-type="float" office:value="628" table:style-name="ce1">
            <text:p>628</text:p>
          </table:table-cell>
          <table:table-cell office:value-type="float" office:value="1586" table:style-name="ce1">
            <text:p>1586</text:p>
          </table:table-cell>
          <table:table-cell office:value-type="float" office:value="2214" table:style-name="ce1">
            <text:p>2214</text:p>
          </table:table-cell>
          <table:table-cell office:value-type="percentage" office:value="7.6295137457390739E-5" table:style-name="ce19">
            <text:p>0.0076%</text:p>
          </table:table-cell>
          <table:table-cell office:value-type="percentage" office:value="1.262587481729161E-3" table:style-name="ce19">
            <text:p>0.1263%</text:p>
          </table:table-cell>
          <table:table-cell office:value-type="percentage" office:value="2.3342175737484655E-4" table:style-name="ce19">
            <text:p>0.023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orth Carolina, 2014</text:p>
          </table:table-cell>
          <table:table-cell office:value-type="float" office:value="8288197.6120000025" table:style-name="ce1">
            <text:p>8288197.612</text:p>
          </table:table-cell>
          <table:table-cell office:value-type="float" office:value="1323965.7349999994" table:style-name="ce1">
            <text:p>1323965.735</text:p>
          </table:table-cell>
          <table:table-cell office:value-type="float" office:value="9609925" table:style-name="ce1">
            <text:p>9609925</text:p>
          </table:table-cell>
          <table:table-cell office:value-type="float" office:value="646" table:style-name="ce1">
            <text:p>646</text:p>
          </table:table-cell>
          <table:table-cell office:value-type="float" office:value="1528" table:style-name="ce1">
            <text:p>1528</text:p>
          </table:table-cell>
          <table:table-cell office:value-type="float" office:value="2174" table:style-name="ce1">
            <text:p>2174</text:p>
          </table:table-cell>
          <table:table-cell office:value-type="percentage" office:value="7.7942157057729161E-5" table:style-name="ce19">
            <text:p>0.0078%</text:p>
          </table:table-cell>
          <table:table-cell office:value-type="percentage" office:value="1.1541084180702009E-3" table:style-name="ce19">
            <text:p>0.1154%</text:p>
          </table:table-cell>
          <table:table-cell office:value-type="percentage" office:value="2.2622445024284788E-4" table:style-name="ce19">
            <text:p>0.022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orth Carolina, 2015</text:p>
          </table:table-cell>
          <table:table-cell office:value-type="float" office:value="7844137.2179999985" table:style-name="ce1">
            <text:p>7844137.218</text:p>
          </table:table-cell>
          <table:table-cell office:value-type="float" office:value="1264593.79" table:style-name="ce1">
            <text:p>1264593.79</text:p>
          </table:table-cell>
          <table:table-cell office:value-type="float" office:value="9108554" table:style-name="ce1">
            <text:p>9108554</text:p>
          </table:table-cell>
          <table:table-cell office:value-type="float" office:value="645" table:style-name="ce1">
            <text:p>645</text:p>
          </table:table-cell>
          <table:table-cell office:value-type="float" office:value="1778" table:style-name="ce1">
            <text:p>1778</text:p>
          </table:table-cell>
          <table:table-cell office:value-type="float" office:value="2423" table:style-name="ce1">
            <text:p>2423</text:p>
          </table:table-cell>
          <table:table-cell office:value-type="percentage" office:value="8.2227016442281737E-5" table:style-name="ce19">
            <text:p>0.0082%</text:p>
          </table:table-cell>
          <table:table-cell office:value-type="percentage" office:value="1.4059850792087158E-3" table:style-name="ce19">
            <text:p>0.1406%</text:p>
          </table:table-cell>
          <table:table-cell office:value-type="percentage" office:value="2.6601368340133899E-4" table:style-name="ce19">
            <text:p>0.026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orth Carolina, 2016</text:p>
          </table:table-cell>
          <table:table-cell office:value-type="float" office:value="8090828.4710000018" table:style-name="ce1">
            <text:p>8090828.471</text:p>
          </table:table-cell>
          <table:table-cell office:value-type="float" office:value="1345528.3689999997" table:style-name="ce1">
            <text:p>1345528.369</text:p>
          </table:table-cell>
          <table:table-cell office:value-type="float" office:value="9436298" table:style-name="ce1">
            <text:p>9436298</text:p>
          </table:table-cell>
          <table:table-cell office:value-type="float" office:value="622" table:style-name="ce1">
            <text:p>622</text:p>
          </table:table-cell>
          <table:table-cell office:value-type="float" office:value="1550" table:style-name="ce1">
            <text:p>1550</text:p>
          </table:table-cell>
          <table:table-cell office:value-type="float" office:value="2172" table:style-name="ce1">
            <text:p>2172</text:p>
          </table:table-cell>
          <table:table-cell office:value-type="percentage" office:value="7.6877170518376182E-5" table:style-name="ce19">
            <text:p>0.0077%</text:p>
          </table:table-cell>
          <table:table-cell office:value-type="percentage" office:value="1.1519638200954204E-3" table:style-name="ce19">
            <text:p>0.1152%</text:p>
          </table:table-cell>
          <table:table-cell office:value-type="percentage" office:value="2.3017501142927026E-4" table:style-name="ce19">
            <text:p>0.023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Carolin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orth Carolina, 2017</text:p>
          </table:table-cell>
          <table:table-cell office:value-type="float" office:value="8391552" table:style-name="ce1">
            <text:p>8391552</text:p>
          </table:table-cell>
          <table:table-cell office:value-type="float" office:value="1465613" table:style-name="ce1">
            <text:p>1465613</text:p>
          </table:table-cell>
          <table:table-cell office:value-type="float" office:value="9857165" table:style-name="ce1">
            <text:p>9857165</text:p>
          </table:table-cell>
          <table:table-cell office:value-type="float" office:value="646" table:style-name="ce1">
            <text:p>646</text:p>
          </table:table-cell>
          <table:table-cell office:value-type="float" office:value="1690" table:style-name="ce1">
            <text:p>1690</text:p>
          </table:table-cell>
          <table:table-cell office:value-type="float" office:value="2336" table:style-name="ce1">
            <text:p>2336</text:p>
          </table:table-cell>
          <table:table-cell office:value-type="percentage" office:value="7.6982183986943061E-5" table:style-name="ce19">
            <text:p>0.0077%</text:p>
          </table:table-cell>
          <table:table-cell office:value-type="percentage" office:value="1.1531011256040989E-3" table:style-name="ce19">
            <text:p>0.1153%</text:p>
          </table:table-cell>
          <table:table-cell office:value-type="percentage" office:value="2.3698497488882451E-4" table:style-name="ce19">
            <text:p>0.023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North Dakota, 2009</text:p>
          </table:table-cell>
          <table:table-cell office:value-type="float" office:value="525283.69999999995" table:style-name="ce1">
            <text:p>525283.7</text:p>
          </table:table-cell>
          <table:table-cell office:value-type="float" office:value="88812.41" table:style-name="ce1">
            <text:p>88812.41</text:p>
          </table:table-cell>
          <table:table-cell office:value-type="float" office:value="614109" table:style-name="ce1">
            <text:p>614109</text:p>
          </table:table-cell>
          <table:table-cell office:value-type="float" office:value="483" table:style-name="ce1">
            <text:p>483</text:p>
          </table:table-cell>
          <table:table-cell office:value-type="float" office:value="200" table:style-name="ce1">
            <text:p>200</text:p>
          </table:table-cell>
          <table:table-cell office:value-type="float" office:value="683" table:style-name="ce1">
            <text:p>683</text:p>
          </table:table-cell>
          <table:table-cell office:value-type="percentage" office:value="9.1950311802936212E-4" table:style-name="ce19">
            <text:p>0.0920%</text:p>
          </table:table-cell>
          <table:table-cell office:value-type="percentage" office:value="2.2519375389092582E-3" table:style-name="ce19">
            <text:p>0.2252%</text:p>
          </table:table-cell>
          <table:table-cell office:value-type="percentage" office:value="1.1121804109693882E-3" table:style-name="ce19">
            <text:p>0.111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North Dakota, 2010</text:p>
          </table:table-cell>
          <table:table-cell office:value-type="float" office:value="475192.48699999991" table:style-name="ce1">
            <text:p>475192.487</text:p>
          </table:table-cell>
          <table:table-cell office:value-type="float" office:value="82344.636999999988" table:style-name="ce1">
            <text:p>82344.637</text:p>
          </table:table-cell>
          <table:table-cell office:value-type="float" office:value="557840" table:style-name="ce1">
            <text:p>557840</text:p>
          </table:table-cell>
          <table:table-cell office:value-type="float" office:value="479" table:style-name="ce1">
            <text:p>479</text:p>
          </table:table-cell>
          <table:table-cell office:value-type="float" office:value="165" table:style-name="ce1">
            <text:p>165</text:p>
          </table:table-cell>
          <table:table-cell office:value-type="float" office:value="644" table:style-name="ce1">
            <text:p>644</text:p>
          </table:table-cell>
          <table:table-cell office:value-type="percentage" office:value="1.0080125698620317E-3" table:style-name="ce19">
            <text:p>0.1008%</text:p>
          </table:table-cell>
          <table:table-cell office:value-type="percentage" office:value="2.003773481933013E-3" table:style-name="ce19">
            <text:p>0.2004%</text:p>
          </table:table-cell>
          <table:table-cell office:value-type="percentage" office:value="1.1544528897174818E-3" table:style-name="ce19">
            <text:p>0.11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North Dakota, 2011</text:p>
          </table:table-cell>
          <table:table-cell office:value-type="float" office:value="560525.1649999998" table:style-name="ce1">
            <text:p>560525.165</text:p>
          </table:table-cell>
          <table:table-cell office:value-type="float" office:value="94279.78700000004" table:style-name="ce1">
            <text:p>94279.787</text:p>
          </table:table-cell>
          <table:table-cell office:value-type="float" office:value="655121" table:style-name="ce1">
            <text:p>655121</text:p>
          </table:table-cell>
          <table:table-cell office:value-type="float" office:value="491" table:style-name="ce1">
            <text:p>491</text:p>
          </table:table-cell>
          <table:table-cell office:value-type="float" office:value="170" table:style-name="ce1">
            <text:p>170</text:p>
          </table:table-cell>
          <table:table-cell office:value-type="float" office:value="661" table:style-name="ce1">
            <text:p>661</text:p>
          </table:table-cell>
          <table:table-cell office:value-type="percentage" office:value="8.7596423971437597E-4" table:style-name="ce19">
            <text:p>0.0876%</text:p>
          </table:table-cell>
          <table:table-cell office:value-type="percentage" office:value="1.8031436579295616E-3" table:style-name="ce19">
            <text:p>0.1803%</text:p>
          </table:table-cell>
          <table:table-cell office:value-type="percentage" office:value="1.0089739147424674E-3" table:style-name="ce19">
            <text:p>0.10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North Dakota, 2012</text:p>
          </table:table-cell>
          <table:table-cell office:value-type="float" office:value="552376.30999999994" table:style-name="ce1">
            <text:p>552376.31</text:p>
          </table:table-cell>
          <table:table-cell office:value-type="float" office:value="91383.973000000027" table:style-name="ce1">
            <text:p>91383.973</text:p>
          </table:table-cell>
          <table:table-cell office:value-type="float" office:value="644077" table:style-name="ce1">
            <text:p>644077</text:p>
          </table:table-cell>
          <table:table-cell office:value-type="float" office:value="438" table:style-name="ce1">
            <text:p>438</text:p>
          </table:table-cell>
          <table:table-cell office:value-type="float" office:value="182" table:style-name="ce1">
            <text:p>182</text:p>
          </table:table-cell>
          <table:table-cell office:value-type="float" office:value="620" table:style-name="ce1">
            <text:p>620</text:p>
          </table:table-cell>
          <table:table-cell office:value-type="percentage" office:value="7.9293769857726164E-4" table:style-name="ce19">
            <text:p>0.0793%</text:p>
          </table:table-cell>
          <table:table-cell office:value-type="percentage" office:value="1.9915964914329117E-3" table:style-name="ce19">
            <text:p>0.1992%</text:p>
          </table:table-cell>
          <table:table-cell office:value-type="percentage" office:value="9.6261782364530954E-4" table:style-name="ce19">
            <text:p>0.096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North Dakota, 2013</text:p>
          </table:table-cell>
          <table:table-cell office:value-type="float" office:value="546759.88299999991" table:style-name="ce1">
            <text:p>546759.883</text:p>
          </table:table-cell>
          <table:table-cell office:value-type="float" office:value="89918.150999999998" table:style-name="ce1">
            <text:p>89918.151</text:p>
          </table:table-cell>
          <table:table-cell office:value-type="float" office:value="636576" table:style-name="ce1">
            <text:p>636576</text:p>
          </table:table-cell>
          <table:table-cell office:value-type="float" office:value="499" table:style-name="ce1">
            <text:p>499</text:p>
          </table:table-cell>
          <table:table-cell office:value-type="float" office:value="201" table:style-name="ce1">
            <text:p>201</text:p>
          </table:table-cell>
          <table:table-cell office:value-type="float" office:value="700" table:style-name="ce1">
            <text:p>700</text:p>
          </table:table-cell>
          <table:table-cell office:value-type="percentage" office:value="9.1264925521245693E-4" table:style-name="ce19">
            <text:p>0.0913%</text:p>
          </table:table-cell>
          <table:table-cell office:value-type="percentage" office:value="2.2353662499132129E-3" table:style-name="ce19">
            <text:p>0.2235%</text:p>
          </table:table-cell>
          <table:table-cell office:value-type="percentage" office:value="1.0996330367465943E-3" table:style-name="ce19">
            <text:p>0.11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North Dakota, 2014</text:p>
          </table:table-cell>
          <table:table-cell office:value-type="float" office:value="540913.39700000011" table:style-name="ce1">
            <text:p>540913.397</text:p>
          </table:table-cell>
          <table:table-cell office:value-type="float" office:value="85151.657999999996" table:style-name="ce1">
            <text:p>85151.658</text:p>
          </table:table-cell>
          <table:table-cell office:value-type="float" office:value="626359" table:style-name="ce1">
            <text:p>626359</text:p>
          </table:table-cell>
          <table:table-cell office:value-type="float" office:value="449" table:style-name="ce1">
            <text:p>449</text:p>
          </table:table-cell>
          <table:table-cell office:value-type="float" office:value="220" table:style-name="ce1">
            <text:p>220</text:p>
          </table:table-cell>
          <table:table-cell office:value-type="float" office:value="669" table:style-name="ce1">
            <text:p>669</text:p>
          </table:table-cell>
          <table:table-cell office:value-type="percentage" office:value="8.3007742549959414E-4" table:style-name="ce19">
            <text:p>0.0830%</text:p>
          </table:table-cell>
          <table:table-cell office:value-type="percentage" office:value="2.5836255589996851E-3" table:style-name="ce19">
            <text:p>0.2584%</text:p>
          </table:table-cell>
          <table:table-cell office:value-type="percentage" office:value="1.0680775721271668E-3" table:style-name="ce19">
            <text:p>0.10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North Dakota, 2015</text:p>
          </table:table-cell>
          <table:table-cell office:value-type="float" office:value="560311.79500000004" table:style-name="ce1">
            <text:p>560311.795</text:p>
          </table:table-cell>
          <table:table-cell office:value-type="float" office:value="90690.974000000017" table:style-name="ce1">
            <text:p>90690.974</text:p>
          </table:table-cell>
          <table:table-cell office:value-type="float" office:value="651126" table:style-name="ce1">
            <text:p>651126</text:p>
          </table:table-cell>
          <table:table-cell office:value-type="float" office:value="482" table:style-name="ce1">
            <text:p>482</text:p>
          </table:table-cell>
          <table:table-cell office:value-type="float" office:value="200" table:style-name="ce1">
            <text:p>200</text:p>
          </table:table-cell>
          <table:table-cell office:value-type="float" office:value="682" table:style-name="ce1">
            <text:p>682</text:p>
          </table:table-cell>
          <table:table-cell office:value-type="percentage" office:value="8.6023532665415326E-4" table:style-name="ce19">
            <text:p>0.0860%</text:p>
          </table:table-cell>
          <table:table-cell office:value-type="percentage" office:value="2.2052911241200249E-3" table:style-name="ce19">
            <text:p>0.2205%</text:p>
          </table:table-cell>
          <table:table-cell office:value-type="percentage" office:value="1.047416321879329E-3" table:style-name="ce19">
            <text:p>0.104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North Dakota, 2016</text:p>
          </table:table-cell>
          <table:table-cell office:value-type="float" office:value="488835.44900000002" table:style-name="ce1">
            <text:p>488835.449</text:p>
          </table:table-cell>
          <table:table-cell office:value-type="float" office:value="80753.71199999997" table:style-name="ce1">
            <text:p>80753.712</text:p>
          </table:table-cell>
          <table:table-cell office:value-type="float" office:value="569318" table:style-name="ce1">
            <text:p>569318</text:p>
          </table:table-cell>
          <table:table-cell office:value-type="float" office:value="464" table:style-name="ce1">
            <text:p>464</text:p>
          </table:table-cell>
          <table:table-cell office:value-type="float" office:value="154" table:style-name="ce1">
            <text:p>154</text:p>
          </table:table-cell>
          <table:table-cell office:value-type="float" office:value="618" table:style-name="ce1">
            <text:p>618</text:p>
          </table:table-cell>
          <table:table-cell office:value-type="percentage" office:value="9.4919466448105318E-4" table:style-name="ce19">
            <text:p>0.0949%</text:p>
          </table:table-cell>
          <table:table-cell office:value-type="percentage" office:value="1.9070330785537148E-3" table:style-name="ce19">
            <text:p>0.1907%</text:p>
          </table:table-cell>
          <table:table-cell office:value-type="percentage" office:value="1.085509328705574E-3" table:style-name="ce19">
            <text:p>0.108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North Dakot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North Dakota, 2017</text:p>
          </table:table-cell>
          <table:table-cell office:value-type="float" office:value="593856" table:style-name="ce1">
            <text:p>593856</text:p>
          </table:table-cell>
          <table:table-cell office:value-type="float" office:value="101439" table:style-name="ce1">
            <text:p>101439</text:p>
          </table:table-cell>
          <table:table-cell office:value-type="float" office:value="695295" table:style-name="ce1">
            <text:p>695295</text:p>
          </table:table-cell>
          <table:table-cell office:value-type="float" office:value="500" table:style-name="ce1">
            <text:p>500</text:p>
          </table:table-cell>
          <table:table-cell office:value-type="float" office:value="175" table:style-name="ce1">
            <text:p>175</text:p>
          </table:table-cell>
          <table:table-cell office:value-type="float" office:value="675" table:style-name="ce1">
            <text:p>675</text:p>
          </table:table-cell>
          <table:table-cell office:value-type="percentage" office:value="8.4195495204224594E-4" table:style-name="ce19">
            <text:p>0.0842%</text:p>
          </table:table-cell>
          <table:table-cell office:value-type="percentage" office:value="1.7251747355553585E-3" table:style-name="ce19">
            <text:p>0.1725%</text:p>
          </table:table-cell>
          <table:table-cell office:value-type="percentage" office:value="9.7081095074752445E-4" table:style-name="ce19">
            <text:p>0.09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Ohio, 2009</text:p>
          </table:table-cell>
          <table:table-cell office:value-type="float" office:value="9890511.2540000007" table:style-name="ce1">
            <text:p>9890511.254</text:p>
          </table:table-cell>
          <table:table-cell office:value-type="float" office:value="1557289.45" table:style-name="ce1">
            <text:p>1557289.45</text:p>
          </table:table-cell>
          <table:table-cell office:value-type="float" office:value="11448785" table:style-name="ce1">
            <text:p>11448785</text:p>
          </table:table-cell>
          <table:table-cell office:value-type="float" office:value="655" table:style-name="ce1">
            <text:p>655</text:p>
          </table:table-cell>
          <table:table-cell office:value-type="float" office:value="1640" table:style-name="ce1">
            <text:p>1640</text:p>
          </table:table-cell>
          <table:table-cell office:value-type="float" office:value="2295" table:style-name="ce1">
            <text:p>2295</text:p>
          </table:table-cell>
          <table:table-cell office:value-type="percentage" office:value="6.6225090208061748E-5" table:style-name="ce19">
            <text:p>0.0066%</text:p>
          </table:table-cell>
          <table:table-cell office:value-type="percentage" office:value="1.0531118669043832E-3" table:style-name="ce19">
            <text:p>0.1053%</text:p>
          </table:table-cell>
          <table:table-cell office:value-type="percentage" office:value="2.0045795252509327E-4" table:style-name="ce19">
            <text:p>0.02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Ohio, 2010</text:p>
          </table:table-cell>
          <table:table-cell office:value-type="float" office:value="9864773.4080000017" table:style-name="ce1">
            <text:p>9864773.408</text:p>
          </table:table-cell>
          <table:table-cell office:value-type="float" office:value="1573845.7210000004" table:style-name="ce1">
            <text:p>1573845.721</text:p>
          </table:table-cell>
          <table:table-cell office:value-type="float" office:value="11441027" table:style-name="ce1">
            <text:p>11441027</text:p>
          </table:table-cell>
          <table:table-cell office:value-type="float" office:value="583" table:style-name="ce1">
            <text:p>583</text:p>
          </table:table-cell>
          <table:table-cell office:value-type="float" office:value="1669" table:style-name="ce1">
            <text:p>1669</text:p>
          </table:table-cell>
          <table:table-cell office:value-type="float" office:value="2252" table:style-name="ce1">
            <text:p>2252</text:p>
          </table:table-cell>
          <table:table-cell office:value-type="percentage" office:value="5.9099178043684862E-5" table:style-name="ce19">
            <text:p>0.0059%</text:p>
          </table:table-cell>
          <table:table-cell office:value-type="percentage" office:value="1.0604597246924178E-3" table:style-name="ce19">
            <text:p>0.1060%</text:p>
          </table:table-cell>
          <table:table-cell office:value-type="percentage" office:value="1.968354763956068E-4" table:style-name="ce19">
            <text:p>0.019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Ohio, 2011</text:p>
          </table:table-cell>
          <table:table-cell office:value-type="float" office:value="9830890.0669999998" table:style-name="ce1">
            <text:p>9830890.067</text:p>
          </table:table-cell>
          <table:table-cell office:value-type="float" office:value="1588728.8089999999" table:style-name="ce1">
            <text:p>1588728.809</text:p>
          </table:table-cell>
          <table:table-cell office:value-type="float" office:value="11424081" table:style-name="ce1">
            <text:p>11424081</text:p>
          </table:table-cell>
          <table:table-cell office:value-type="float" office:value="666" table:style-name="ce1">
            <text:p>666</text:p>
          </table:table-cell>
          <table:table-cell office:value-type="float" office:value="1892" table:style-name="ce1">
            <text:p>1892</text:p>
          </table:table-cell>
          <table:table-cell office:value-type="float" office:value="2558" table:style-name="ce1">
            <text:p>2558</text:p>
          </table:table-cell>
          <table:table-cell office:value-type="percentage" office:value="6.7745646168458986E-5" table:style-name="ce19">
            <text:p>0.0068%</text:p>
          </table:table-cell>
          <table:table-cell office:value-type="percentage" office:value="1.190889212357702E-3" table:style-name="ce19">
            <text:p>0.1191%</text:p>
          </table:table-cell>
          <table:table-cell office:value-type="percentage" office:value="2.2391297820805017E-4" table:style-name="ce19">
            <text:p>0.022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Ohio, 2012</text:p>
          </table:table-cell>
          <table:table-cell office:value-type="float" office:value="9793531.352" table:style-name="ce1">
            <text:p>9793531.352</text:p>
          </table:table-cell>
          <table:table-cell office:value-type="float" office:value="1617638.6490000004" table:style-name="ce1">
            <text:p>1617638.649</text:p>
          </table:table-cell>
          <table:table-cell office:value-type="float" office:value="11411140" table:style-name="ce1">
            <text:p>11411140</text:p>
          </table:table-cell>
          <table:table-cell office:value-type="float" office:value="632" table:style-name="ce1">
            <text:p>632</text:p>
          </table:table-cell>
          <table:table-cell office:value-type="float" office:value="1881" table:style-name="ce1">
            <text:p>1881</text:p>
          </table:table-cell>
          <table:table-cell office:value-type="float" office:value="2513" table:style-name="ce1">
            <text:p>2513</text:p>
          </table:table-cell>
          <table:table-cell office:value-type="percentage" office:value="6.4532391563839253E-5" table:style-name="ce19">
            <text:p>0.0065%</text:p>
          </table:table-cell>
          <table:table-cell office:value-type="percentage" office:value="1.1628060451960675E-3" table:style-name="ce19">
            <text:p>0.1163%</text:p>
          </table:table-cell>
          <table:table-cell office:value-type="percentage" office:value="2.2022339573434381E-4" table:style-name="ce19">
            <text:p>0.022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Ohio, 2013</text:p>
          </table:table-cell>
          <table:table-cell office:value-type="float" office:value="9541903.550999999" table:style-name="ce1">
            <text:p>9541903.551</text:p>
          </table:table-cell>
          <table:table-cell office:value-type="float" office:value="1604505.2919999999" table:style-name="ce1">
            <text:p>1604505.292</text:p>
          </table:table-cell>
          <table:table-cell office:value-type="float" office:value="11150834" table:style-name="ce1">
            <text:p>11150834</text:p>
          </table:table-cell>
          <table:table-cell office:value-type="float" office:value="672" table:style-name="ce1">
            <text:p>672</text:p>
          </table:table-cell>
          <table:table-cell office:value-type="float" office:value="2005" table:style-name="ce1">
            <text:p>2005</text:p>
          </table:table-cell>
          <table:table-cell office:value-type="float" office:value="2677" table:style-name="ce1">
            <text:p>2677</text:p>
          </table:table-cell>
          <table:table-cell office:value-type="percentage" office:value="7.0426199175904888E-5" table:style-name="ce19">
            <text:p>0.0070%</text:p>
          </table:table-cell>
          <table:table-cell office:value-type="percentage" office:value="1.2496063490702405E-3" table:style-name="ce19">
            <text:p>0.1250%</text:p>
          </table:table-cell>
          <table:table-cell office:value-type="percentage" office:value="2.4007172916393519E-4" table:style-name="ce19">
            <text:p>0.024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Ohio, 2014</text:p>
          </table:table-cell>
          <table:table-cell office:value-type="float" office:value="9741605.3849999998" table:style-name="ce1">
            <text:p>9741605.385</text:p>
          </table:table-cell>
          <table:table-cell office:value-type="float" office:value="1676773.115" table:style-name="ce1">
            <text:p>1676773.115</text:p>
          </table:table-cell>
          <table:table-cell office:value-type="float" office:value="11418726" table:style-name="ce1">
            <text:p>11418726</text:p>
          </table:table-cell>
          <table:table-cell office:value-type="float" office:value="706" table:style-name="ce1">
            <text:p>706</text:p>
          </table:table-cell>
          <table:table-cell office:value-type="float" office:value="2025" table:style-name="ce1">
            <text:p>2025</text:p>
          </table:table-cell>
          <table:table-cell office:value-type="float" office:value="2731" table:style-name="ce1">
            <text:p>2731</text:p>
          </table:table-cell>
          <table:table-cell office:value-type="percentage" office:value="7.247265436219474E-5" table:style-name="ce19">
            <text:p>0.0072%</text:p>
          </table:table-cell>
          <table:table-cell office:value-type="percentage" office:value="1.2076768060537517E-3" table:style-name="ce19">
            <text:p>0.1208%</text:p>
          </table:table-cell>
          <table:table-cell office:value-type="percentage" office:value="2.3916853771602893E-4" table:style-name="ce19">
            <text:p>0.023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Ohio, 2015</text:p>
          </table:table-cell>
          <table:table-cell office:value-type="float" office:value="9297875.7830000017" table:style-name="ce1">
            <text:p>9297875.783</text:p>
          </table:table-cell>
          <table:table-cell office:value-type="float" office:value="1651537.3540000001" table:style-name="ce1">
            <text:p>1651537.354</text:p>
          </table:table-cell>
          <table:table-cell office:value-type="float" office:value="10951050" table:style-name="ce1">
            <text:p>10951050</text:p>
          </table:table-cell>
          <table:table-cell office:value-type="float" office:value="602" table:style-name="ce1">
            <text:p>602</text:p>
          </table:table-cell>
          <table:table-cell office:value-type="float" office:value="2093" table:style-name="ce1">
            <text:p>2093</text:p>
          </table:table-cell>
          <table:table-cell office:value-type="float" office:value="2695" table:style-name="ce1">
            <text:p>2695</text:p>
          </table:table-cell>
          <table:table-cell office:value-type="percentage" office:value="6.4745971450885735E-5" table:style-name="ce19">
            <text:p>0.0065%</text:p>
          </table:table-cell>
          <table:table-cell office:value-type="percentage" office:value="1.2673040636536519E-3" table:style-name="ce19">
            <text:p>0.1267%</text:p>
          </table:table-cell>
          <table:table-cell office:value-type="percentage" office:value="2.460951232986791E-4" table:style-name="ce19">
            <text:p>0.024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Ohio, 2016</text:p>
          </table:table-cell>
          <table:table-cell office:value-type="float" office:value="9432072.9370000008" table:style-name="ce1">
            <text:p>9432072.937</text:p>
          </table:table-cell>
          <table:table-cell office:value-type="float" office:value="1729472.8600000003" table:style-name="ce1">
            <text:p>1729472.86</text:p>
          </table:table-cell>
          <table:table-cell office:value-type="float" office:value="11161098" table:style-name="ce1">
            <text:p>11161098</text:p>
          </table:table-cell>
          <table:table-cell office:value-type="float" office:value="658" table:style-name="ce1">
            <text:p>658</text:p>
          </table:table-cell>
          <table:table-cell office:value-type="float" office:value="1773" table:style-name="ce1">
            <text:p>1773</text:p>
          </table:table-cell>
          <table:table-cell office:value-type="float" office:value="2431" table:style-name="ce1">
            <text:p>2431</text:p>
          </table:table-cell>
          <table:table-cell office:value-type="percentage" office:value="6.9761971137734423E-5" table:style-name="ce19">
            <text:p>0.0070%</text:p>
          </table:table-cell>
          <table:table-cell office:value-type="percentage" office:value="1.0251678653112831E-3" table:style-name="ce19">
            <text:p>0.1025%</text:p>
          </table:table-cell>
          <table:table-cell office:value-type="percentage" office:value="2.1781011151411807E-4" table:style-name="ce19">
            <text:p>0.021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hio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Ohio, 2017</text:p>
          </table:table-cell>
          <table:table-cell office:value-type="float" office:value="9381108" table:style-name="ce1">
            <text:p>9381108</text:p>
          </table:table-cell>
          <table:table-cell office:value-type="float" office:value="1768644" table:style-name="ce1">
            <text:p>1768644</text:p>
          </table:table-cell>
          <table:table-cell office:value-type="float" office:value="11149752" table:style-name="ce1">
            <text:p>11149752</text:p>
          </table:table-cell>
          <table:table-cell office:value-type="float" office:value="646" table:style-name="ce1">
            <text:p>646</text:p>
          </table:table-cell>
          <table:table-cell office:value-type="float" office:value="1888" table:style-name="ce1">
            <text:p>1888</text:p>
          </table:table-cell>
          <table:table-cell office:value-type="float" office:value="2534" table:style-name="ce1">
            <text:p>2534</text:p>
          </table:table-cell>
          <table:table-cell office:value-type="percentage" office:value="6.8861801825541283E-5" table:style-name="ce19">
            <text:p>0.0069%</text:p>
          </table:table-cell>
          <table:table-cell office:value-type="percentage" office:value="1.0674844683271477E-3" table:style-name="ce19">
            <text:p>0.1067%</text:p>
          </table:table-cell>
          <table:table-cell office:value-type="percentage" office:value="2.2726962895676961E-4" table:style-name="ce19">
            <text:p>0.022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Oklahoma, 2009</text:p>
          </table:table-cell>
          <table:table-cell office:value-type="float" office:value="3108400.4570000004" table:style-name="ce1">
            <text:p>3108400.457</text:p>
          </table:table-cell>
          <table:table-cell office:value-type="float" office:value="477591.51600000006" table:style-name="ce1">
            <text:p>477591.516</text:p>
          </table:table-cell>
          <table:table-cell office:value-type="float" office:value="3585543" table:style-name="ce1">
            <text:p>3585543</text:p>
          </table:table-cell>
          <table:table-cell office:value-type="float" office:value="506" table:style-name="ce1">
            <text:p>506</text:p>
          </table:table-cell>
          <table:table-cell office:value-type="float" office:value="666" table:style-name="ce1">
            <text:p>666</text:p>
          </table:table-cell>
          <table:table-cell office:value-type="float" office:value="1172" table:style-name="ce1">
            <text:p>1172</text:p>
          </table:table-cell>
          <table:table-cell office:value-type="percentage" office:value="1.627846884594638E-4" table:style-name="ce19">
            <text:p>0.0163%</text:p>
          </table:table-cell>
          <table:table-cell office:value-type="percentage" office:value="1.394497133403852E-3" table:style-name="ce19">
            <text:p>0.1394%</text:p>
          </table:table-cell>
          <table:table-cell office:value-type="percentage" office:value="3.2686820378391782E-4" table:style-name="ce19">
            <text:p>0.032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Oklahoma, 2010</text:p>
          </table:table-cell>
          <table:table-cell office:value-type="float" office:value="3134755.8169999998" table:style-name="ce1">
            <text:p>3134755.817</text:p>
          </table:table-cell>
          <table:table-cell office:value-type="float" office:value="479441.92399999988" table:style-name="ce1">
            <text:p>479441.924</text:p>
          </table:table-cell>
          <table:table-cell office:value-type="float" office:value="3615270" table:style-name="ce1">
            <text:p>3615270</text:p>
          </table:table-cell>
          <table:table-cell office:value-type="float" office:value="449" table:style-name="ce1">
            <text:p>449</text:p>
          </table:table-cell>
          <table:table-cell office:value-type="float" office:value="617" table:style-name="ce1">
            <text:p>617</text:p>
          </table:table-cell>
          <table:table-cell office:value-type="float" office:value="1066" table:style-name="ce1">
            <text:p>1066</text:p>
          </table:table-cell>
          <table:table-cell office:value-type="percentage" office:value="1.432328468983267E-4" table:style-name="ce19">
            <text:p>0.0143%</text:p>
          </table:table-cell>
          <table:table-cell office:value-type="percentage" office:value="1.286912906681895E-3" table:style-name="ce19">
            <text:p>0.1287%</text:p>
          </table:table-cell>
          <table:table-cell office:value-type="percentage" office:value="2.948604115321954E-4" table:style-name="ce19">
            <text:p>0.029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Oklahoma, 2011</text:p>
          </table:table-cell>
          <table:table-cell office:value-type="float" office:value="3047237.9689999996" table:style-name="ce1">
            <text:p>3047237.969</text:p>
          </table:table-cell>
          <table:table-cell office:value-type="float" office:value="466927.03799999994" table:style-name="ce1">
            <text:p>466927.038</text:p>
          </table:table-cell>
          <table:table-cell office:value-type="float" office:value="3516036" table:style-name="ce1">
            <text:p>3516036</text:p>
          </table:table-cell>
          <table:table-cell office:value-type="float" office:value="475" table:style-name="ce1">
            <text:p>475</text:p>
          </table:table-cell>
          <table:table-cell office:value-type="float" office:value="682" table:style-name="ce1">
            <text:p>682</text:p>
          </table:table-cell>
          <table:table-cell office:value-type="float" office:value="1157" table:style-name="ce1">
            <text:p>1157</text:p>
          </table:table-cell>
          <table:table-cell office:value-type="percentage" office:value="1.5587886631508431E-4" table:style-name="ce19">
            <text:p>0.0156%</text:p>
          </table:table-cell>
          <table:table-cell office:value-type="percentage" office:value="1.460613638741563E-3" table:style-name="ce19">
            <text:p>0.1461%</text:p>
          </table:table-cell>
          <table:table-cell office:value-type="percentage" office:value="3.2906375247579943E-4" table:style-name="ce19">
            <text:p>0.032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Oklahoma, 2012</text:p>
          </table:table-cell>
          <table:table-cell office:value-type="float" office:value="3197950.7329999995" table:style-name="ce1">
            <text:p>3197950.733</text:p>
          </table:table-cell>
          <table:table-cell office:value-type="float" office:value="501376.08300000022" table:style-name="ce1">
            <text:p>501376.083</text:p>
          </table:table-cell>
          <table:table-cell office:value-type="float" office:value="3700163" table:style-name="ce1">
            <text:p>3700163</text:p>
          </table:table-cell>
          <table:table-cell office:value-type="float" office:value="508" table:style-name="ce1">
            <text:p>508</text:p>
          </table:table-cell>
          <table:table-cell office:value-type="float" office:value="429" table:style-name="ce1">
            <text:p>429</text:p>
          </table:table-cell>
          <table:table-cell office:value-type="float" office:value="937" table:style-name="ce1">
            <text:p>937</text:p>
          </table:table-cell>
          <table:table-cell office:value-type="percentage" office:value="1.5885172800127688E-4" table:style-name="ce19">
            <text:p>0.0159%</text:p>
          </table:table-cell>
          <table:table-cell office:value-type="percentage" office:value="8.5564512258555383E-4" table:style-name="ce19">
            <text:p>0.0856%</text:p>
          </table:table-cell>
          <table:table-cell office:value-type="percentage" office:value="2.5323208734317923E-4" table:style-name="ce19">
            <text:p>0.025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Oklahoma, 2013</text:p>
          </table:table-cell>
          <table:table-cell office:value-type="float" office:value="3150660.470999999" table:style-name="ce1">
            <text:p>3150660.471</text:p>
          </table:table-cell>
          <table:table-cell office:value-type="float" office:value="501812.96100000007" table:style-name="ce1">
            <text:p>501812.961</text:p>
          </table:table-cell>
          <table:table-cell office:value-type="float" office:value="3650821" table:style-name="ce1">
            <text:p>3650821</text:p>
          </table:table-cell>
          <table:table-cell office:value-type="float" office:value="521" table:style-name="ce1">
            <text:p>521</text:p>
          </table:table-cell>
          <table:table-cell office:value-type="float" office:value="577" table:style-name="ce1">
            <text:p>577</text:p>
          </table:table-cell>
          <table:table-cell office:value-type="float" office:value="1098" table:style-name="ce1">
            <text:p>1098</text:p>
          </table:table-cell>
          <table:table-cell office:value-type="percentage" office:value="1.6536215336292266E-4" table:style-name="ce19">
            <text:p>0.0165%</text:p>
          </table:table-cell>
          <table:table-cell office:value-type="percentage" office:value="1.1498308031944195E-3" table:style-name="ce19">
            <text:p>0.1150%</text:p>
          </table:table-cell>
          <table:table-cell office:value-type="percentage" office:value="3.0075426869736972E-4" table:style-name="ce19">
            <text:p>0.030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Oklahoma, 2014</text:p>
          </table:table-cell>
          <table:table-cell office:value-type="float" office:value="3089818.986000001" table:style-name="ce1">
            <text:p>3089818.986</text:p>
          </table:table-cell>
          <table:table-cell office:value-type="float" office:value="495346.16200000001" table:style-name="ce1">
            <text:p>495346.162</text:p>
          </table:table-cell>
          <table:table-cell office:value-type="float" office:value="3585650" table:style-name="ce1">
            <text:p>3585650</text:p>
          </table:table-cell>
          <table:table-cell office:value-type="float" office:value="505" table:style-name="ce1">
            <text:p>505</text:p>
          </table:table-cell>
          <table:table-cell office:value-type="float" office:value="534" table:style-name="ce1">
            <text:p>534</text:p>
          </table:table-cell>
          <table:table-cell office:value-type="float" office:value="1039" table:style-name="ce1">
            <text:p>1039</text:p>
          </table:table-cell>
          <table:table-cell office:value-type="percentage" office:value="1.6343999512209609E-4" table:style-name="ce19">
            <text:p>0.0163%</text:p>
          </table:table-cell>
          <table:table-cell office:value-type="percentage" office:value="1.0780339911062033E-3" table:style-name="ce19">
            <text:p>0.1078%</text:p>
          </table:table-cell>
          <table:table-cell office:value-type="percentage" office:value="2.8976615118597742E-4" table:style-name="ce19">
            <text:p>0.029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Oklahoma, 2015</text:p>
          </table:table-cell>
          <table:table-cell office:value-type="float" office:value="3130810.4130000006" table:style-name="ce1">
            <text:p>3130810.413</text:p>
          </table:table-cell>
          <table:table-cell office:value-type="float" office:value="521068.375" table:style-name="ce1">
            <text:p>521068.375</text:p>
          </table:table-cell>
          <table:table-cell office:value-type="float" office:value="3652845" table:style-name="ce1">
            <text:p>3652845</text:p>
          </table:table-cell>
          <table:table-cell office:value-type="float" office:value="494" table:style-name="ce1">
            <text:p>494</text:p>
          </table:table-cell>
          <table:table-cell office:value-type="float" office:value="564" table:style-name="ce1">
            <text:p>564</text:p>
          </table:table-cell>
          <table:table-cell office:value-type="float" office:value="1058" table:style-name="ce1">
            <text:p>1058</text:p>
          </table:table-cell>
          <table:table-cell office:value-type="percentage" office:value="1.5778662225881637E-4" table:style-name="ce19">
            <text:p>0.0158%</text:p>
          </table:table-cell>
          <table:table-cell office:value-type="percentage" office:value="1.082391538346575E-3" table:style-name="ce19">
            <text:p>0.1082%</text:p>
          </table:table-cell>
          <table:table-cell office:value-type="percentage" office:value="2.8963725534480658E-4" table:style-name="ce19">
            <text:p>0.029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Oklahoma, 2016</text:p>
          </table:table-cell>
          <table:table-cell office:value-type="float" office:value="3048059.5119999996" table:style-name="ce1">
            <text:p>3048059.512</text:p>
          </table:table-cell>
          <table:table-cell office:value-type="float" office:value="509614.00199999992" table:style-name="ce1">
            <text:p>509614.002</text:p>
          </table:table-cell>
          <table:table-cell office:value-type="float" office:value="3556746" table:style-name="ce1">
            <text:p>3556746</text:p>
          </table:table-cell>
          <table:table-cell office:value-type="float" office:value="473" table:style-name="ce1">
            <text:p>473</text:p>
          </table:table-cell>
          <table:table-cell office:value-type="float" office:value="410" table:style-name="ce1">
            <text:p>410</text:p>
          </table:table-cell>
          <table:table-cell office:value-type="float" office:value="883" table:style-name="ce1">
            <text:p>883</text:p>
          </table:table-cell>
          <table:table-cell office:value-type="percentage" office:value="1.5518069714119152E-4" table:style-name="ce19">
            <text:p>0.0155%</text:p>
          </table:table-cell>
          <table:table-cell office:value-type="percentage" office:value="8.0453048462353685E-4" table:style-name="ce19">
            <text:p>0.0805%</text:p>
          </table:table-cell>
          <table:table-cell office:value-type="percentage" office:value="2.4826062923807325E-4" table:style-name="ce19">
            <text:p>0.024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klahom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Oklahoma, 2017</text:p>
          </table:table-cell>
          <table:table-cell office:value-type="float" office:value="3044402" table:style-name="ce1">
            <text:p>3044402</text:p>
          </table:table-cell>
          <table:table-cell office:value-type="float" office:value="515566" table:style-name="ce1">
            <text:p>515566</text:p>
          </table:table-cell>
          <table:table-cell office:value-type="float" office:value="3559968" table:style-name="ce1">
            <text:p>3559968</text:p>
          </table:table-cell>
          <table:table-cell office:value-type="float" office:value="471" table:style-name="ce1">
            <text:p>471</text:p>
          </table:table-cell>
          <table:table-cell office:value-type="float" office:value="491" table:style-name="ce1">
            <text:p>491</text:p>
          </table:table-cell>
          <table:table-cell office:value-type="float" office:value="962" table:style-name="ce1">
            <text:p>962</text:p>
          </table:table-cell>
          <table:table-cell office:value-type="percentage" office:value="1.5471018610551431E-4" table:style-name="ce19">
            <text:p>0.0155%</text:p>
          </table:table-cell>
          <table:table-cell office:value-type="percentage" office:value="9.5235139632947091E-4" table:style-name="ce19">
            <text:p>0.0952%</text:p>
          </table:table-cell>
          <table:table-cell office:value-type="percentage" office:value="2.7022714810919651E-4" table:style-name="ce19">
            <text:p>0.027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Oregon, 2009</text:p>
          </table:table-cell>
          <table:table-cell office:value-type="float" office:value="3208064.3900000006" table:style-name="ce1">
            <text:p>3208064.39</text:p>
          </table:table-cell>
          <table:table-cell office:value-type="float" office:value="488309.08600000001" table:style-name="ce1">
            <text:p>488309.086</text:p>
          </table:table-cell>
          <table:table-cell office:value-type="float" office:value="3694697" table:style-name="ce1">
            <text:p>3694697</text:p>
          </table:table-cell>
          <table:table-cell office:value-type="float" office:value="483" table:style-name="ce1">
            <text:p>483</text:p>
          </table:table-cell>
          <table:table-cell office:value-type="float" office:value="418" table:style-name="ce1">
            <text:p>418</text:p>
          </table:table-cell>
          <table:table-cell office:value-type="float" office:value="901" table:style-name="ce1">
            <text:p>901</text:p>
          </table:table-cell>
          <table:table-cell office:value-type="percentage" office:value="1.5055807530097608E-4" table:style-name="ce19">
            <text:p>0.0151%</text:p>
          </table:table-cell>
          <table:table-cell office:value-type="percentage" office:value="8.5601520017589844E-4" table:style-name="ce19">
            <text:p>0.0856%</text:p>
          </table:table-cell>
          <table:table-cell office:value-type="percentage" office:value="2.4386302855146174E-4" table:style-name="ce19">
            <text:p>0.024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Oregon, 2010</text:p>
          </table:table-cell>
          <table:table-cell office:value-type="float" office:value="3249818.2890000003" table:style-name="ce1">
            <text:p>3249818.289</text:p>
          </table:table-cell>
          <table:table-cell office:value-type="float" office:value="507224.3600000001" table:style-name="ce1">
            <text:p>507224.36</text:p>
          </table:table-cell>
          <table:table-cell office:value-type="float" office:value="3754561" table:style-name="ce1">
            <text:p>3754561</text:p>
          </table:table-cell>
          <table:table-cell office:value-type="float" office:value="464" table:style-name="ce1">
            <text:p>464</text:p>
          </table:table-cell>
          <table:table-cell office:value-type="float" office:value="365" table:style-name="ce1">
            <text:p>365</text:p>
          </table:table-cell>
          <table:table-cell office:value-type="float" office:value="829" table:style-name="ce1">
            <text:p>829</text:p>
          </table:table-cell>
          <table:table-cell office:value-type="percentage" office:value="1.4277721359700303E-4" table:style-name="ce19">
            <text:p>0.0143%</text:p>
          </table:table-cell>
          <table:table-cell office:value-type="percentage" office:value="7.1960266261659816E-4" table:style-name="ce19">
            <text:p>0.0720%</text:p>
          </table:table-cell>
          <table:table-cell office:value-type="percentage" office:value="2.2079811727656042E-4" table:style-name="ce19">
            <text:p>0.022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Oregon, 2011</text:p>
          </table:table-cell>
          <table:table-cell office:value-type="float" office:value="3236118.3790000002" table:style-name="ce1">
            <text:p>3236118.379</text:p>
          </table:table-cell>
          <table:table-cell office:value-type="float" office:value="509652.78299999988" table:style-name="ce1">
            <text:p>509652.783</text:p>
          </table:table-cell>
          <table:table-cell office:value-type="float" office:value="3745417" table:style-name="ce1">
            <text:p>3745417</text:p>
          </table:table-cell>
          <table:table-cell office:value-type="float" office:value="483" table:style-name="ce1">
            <text:p>483</text:p>
          </table:table-cell>
          <table:table-cell office:value-type="float" office:value="332" table:style-name="ce1">
            <text:p>332</text:p>
          </table:table-cell>
          <table:table-cell office:value-type="float" office:value="815" table:style-name="ce1">
            <text:p>815</text:p>
          </table:table-cell>
          <table:table-cell office:value-type="percentage" office:value="1.4925288368136054E-4" table:style-name="ce19">
            <text:p>0.0149%</text:p>
          </table:table-cell>
          <table:table-cell office:value-type="percentage" office:value="6.5142389303895955E-4" table:style-name="ce19">
            <text:p>0.0651%</text:p>
          </table:table-cell>
          <table:table-cell office:value-type="percentage" office:value="2.1759926865286296E-4" table:style-name="ce19">
            <text:p>0.021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Oregon, 2012</text:p>
          </table:table-cell>
          <table:table-cell office:value-type="float" office:value="3179843.6869999999" table:style-name="ce1">
            <text:p>3179843.687</text:p>
          </table:table-cell>
          <table:table-cell office:value-type="float" office:value="505093.72000000003" table:style-name="ce1">
            <text:p>505093.72</text:p>
          </table:table-cell>
          <table:table-cell office:value-type="float" office:value="3685999" table:style-name="ce1">
            <text:p>3685999</text:p>
          </table:table-cell>
          <table:table-cell office:value-type="float" office:value="444" table:style-name="ce1">
            <text:p>444</text:p>
          </table:table-cell>
          <table:table-cell office:value-type="float" office:value="346" table:style-name="ce1">
            <text:p>346</text:p>
          </table:table-cell>
          <table:table-cell office:value-type="float" office:value="790" table:style-name="ce1">
            <text:p>790</text:p>
          </table:table-cell>
          <table:table-cell office:value-type="percentage" office:value="1.3962950500214321E-4" table:style-name="ce19">
            <text:p>0.0140%</text:p>
          </table:table-cell>
          <table:table-cell office:value-type="percentage" office:value="6.8502138573411681E-4" table:style-name="ce19">
            <text:p>0.0685%</text:p>
          </table:table-cell>
          <table:table-cell office:value-type="percentage" office:value="2.1432452911680116E-4" table:style-name="ce19">
            <text:p>0.021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Oregon, 2013</text:p>
          </table:table-cell>
          <table:table-cell office:value-type="float" office:value="3227889.2500000009" table:style-name="ce1">
            <text:p>3227889.25</text:p>
          </table:table-cell>
          <table:table-cell office:value-type="float" office:value="538868.74900000007" table:style-name="ce1">
            <text:p>538868.749</text:p>
          </table:table-cell>
          <table:table-cell office:value-type="float" office:value="3766403" table:style-name="ce1">
            <text:p>3766403</text:p>
          </table:table-cell>
          <table:table-cell office:value-type="float" office:value="579" table:style-name="ce1">
            <text:p>579</text:p>
          </table:table-cell>
          <table:table-cell office:value-type="float" office:value="408" table:style-name="ce1">
            <text:p>408</text:p>
          </table:table-cell>
          <table:table-cell office:value-type="float" office:value="987" table:style-name="ce1">
            <text:p>987</text:p>
          </table:table-cell>
          <table:table-cell office:value-type="percentage" office:value="1.7937418391910436E-4" table:style-name="ce19">
            <text:p>0.0179%</text:p>
          </table:table-cell>
          <table:table-cell office:value-type="percentage" office:value="7.5714169871075594E-4" table:style-name="ce19">
            <text:p>0.0757%</text:p>
          </table:table-cell>
          <table:table-cell office:value-type="percentage" office:value="2.6205374199202793E-4" table:style-name="ce19">
            <text:p>0.026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Oregon, 2014</text:p>
          </table:table-cell>
          <table:table-cell office:value-type="float" office:value="3237328.1070000003" table:style-name="ce1">
            <text:p>3237328.107</text:p>
          </table:table-cell>
          <table:table-cell office:value-type="float" office:value="556875.46600000013" table:style-name="ce1">
            <text:p>556875.466</text:p>
          </table:table-cell>
          <table:table-cell office:value-type="float" office:value="3794733" table:style-name="ce1">
            <text:p>3794733</text:p>
          </table:table-cell>
          <table:table-cell office:value-type="float" office:value="497" table:style-name="ce1">
            <text:p>497</text:p>
          </table:table-cell>
          <table:table-cell office:value-type="float" office:value="335" table:style-name="ce1">
            <text:p>335</text:p>
          </table:table-cell>
          <table:table-cell office:value-type="float" office:value="832" table:style-name="ce1">
            <text:p>832</text:p>
          </table:table-cell>
          <table:table-cell office:value-type="percentage" office:value="1.5352166464849463E-4" table:style-name="ce19">
            <text:p>0.0154%</text:p>
          </table:table-cell>
          <table:table-cell office:value-type="percentage" office:value="6.0157076483595689E-4" table:style-name="ce19">
            <text:p>0.0602%</text:p>
          </table:table-cell>
          <table:table-cell office:value-type="percentage" office:value="2.1925126221001583E-4" table:style-name="ce19">
            <text:p>0.021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Oregon, 2015</text:p>
          </table:table-cell>
          <table:table-cell office:value-type="float" office:value="3204556.048" table:style-name="ce1">
            <text:p>3204556.048</text:p>
          </table:table-cell>
          <table:table-cell office:value-type="float" office:value="571821.23199999984" table:style-name="ce1">
            <text:p>571821.232</text:p>
          </table:table-cell>
          <table:table-cell office:value-type="float" office:value="3777756" table:style-name="ce1">
            <text:p>3777756</text:p>
          </table:table-cell>
          <table:table-cell office:value-type="float" office:value="463" table:style-name="ce1">
            <text:p>463</text:p>
          </table:table-cell>
          <table:table-cell office:value-type="float" office:value="371" table:style-name="ce1">
            <text:p>371</text:p>
          </table:table-cell>
          <table:table-cell office:value-type="float" office:value="834" table:style-name="ce1">
            <text:p>834</text:p>
          </table:table-cell>
          <table:table-cell office:value-type="percentage" office:value="1.4448179188158173E-4" table:style-name="ce19">
            <text:p>0.0144%</text:p>
          </table:table-cell>
          <table:table-cell office:value-type="percentage" office:value="6.4880417032153867E-4" table:style-name="ce19">
            <text:p>0.0649%</text:p>
          </table:table-cell>
          <table:table-cell office:value-type="percentage" office:value="2.2076597853328803E-4" table:style-name="ce19">
            <text:p>0.022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Oregon, 2016</text:p>
          </table:table-cell>
          <table:table-cell office:value-type="float" office:value="3333775.2770000002" table:style-name="ce1">
            <text:p>3333775.277</text:p>
          </table:table-cell>
          <table:table-cell office:value-type="float" office:value="633154.89499999979" table:style-name="ce1">
            <text:p>633154.895</text:p>
          </table:table-cell>
          <table:table-cell office:value-type="float" office:value="3966871" table:style-name="ce1">
            <text:p>3966871</text:p>
          </table:table-cell>
          <table:table-cell office:value-type="float" office:value="444" table:style-name="ce1">
            <text:p>444</text:p>
          </table:table-cell>
          <table:table-cell office:value-type="float" office:value="356" table:style-name="ce1">
            <text:p>356</text:p>
          </table:table-cell>
          <table:table-cell office:value-type="float" office:value="800" table:style-name="ce1">
            <text:p>800</text:p>
          </table:table-cell>
          <table:table-cell office:value-type="percentage" office:value="1.3318234227219629E-4" table:style-name="ce19">
            <text:p>0.0133%</text:p>
          </table:table-cell>
          <table:table-cell office:value-type="percentage" office:value="5.6226367798988604E-4" table:style-name="ce19">
            <text:p>0.0562%</text:p>
          </table:table-cell>
          <table:table-cell office:value-type="percentage" office:value="2.0167028370723423E-4" table:style-name="ce19">
            <text:p>0.020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regon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Oregon, 2017</text:p>
          </table:table-cell>
          <table:table-cell office:value-type="float" office:value="3286262" table:style-name="ce1">
            <text:p>3286262</text:p>
          </table:table-cell>
          <table:table-cell office:value-type="float" office:value="630248" table:style-name="ce1">
            <text:p>630248</text:p>
          </table:table-cell>
          <table:table-cell office:value-type="float" office:value="3916510" table:style-name="ce1">
            <text:p>3916510</text:p>
          </table:table-cell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962" table:style-name="ce1">
            <text:p>962</text:p>
          </table:table-cell>
          <table:table-cell office:value-type="percentage" office:value="1.4636690562103692E-4" table:style-name="ce19">
            <text:p>0.0146%</text:p>
          </table:table-cell>
          <table:table-cell office:value-type="percentage" office:value="7.631916325002221E-4" table:style-name="ce19">
            <text:p>0.0763%</text:p>
          </table:table-cell>
          <table:table-cell office:value-type="percentage" office:value="2.4562684635044978E-4" table:style-name="ce19">
            <text:p>0.024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Pennsylvania, 2009</text:p>
          </table:table-cell>
          <table:table-cell office:value-type="float" office:value="10600518.206999999" table:style-name="ce1">
            <text:p>10600518.21</text:p>
          </table:table-cell>
          <table:table-cell office:value-type="float" office:value="1915620.656" table:style-name="ce1">
            <text:p>1915620.656</text:p>
          </table:table-cell>
          <table:table-cell office:value-type="float" office:value="12516596" table:style-name="ce1">
            <text:p>12516596</text:p>
          </table:table-cell>
          <table:table-cell office:value-type="float" office:value="677" table:style-name="ce1">
            <text:p>677</text:p>
          </table:table-cell>
          <table:table-cell office:value-type="float" office:value="2188" table:style-name="ce1">
            <text:p>2188</text:p>
          </table:table-cell>
          <table:table-cell office:value-type="float" office:value="2865" table:style-name="ce1">
            <text:p>2865</text:p>
          </table:table-cell>
          <table:table-cell office:value-type="percentage" office:value="6.3864802340789955E-5" table:style-name="ce19">
            <text:p>0.0064%</text:p>
          </table:table-cell>
          <table:table-cell office:value-type="percentage" office:value="1.1421885607397627E-3" table:style-name="ce19">
            <text:p>0.1142%</text:p>
          </table:table-cell>
          <table:table-cell office:value-type="percentage" office:value="2.2889609922697833E-4" table:style-name="ce19">
            <text:p>0.022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Pennsylvania, 2010</text:p>
          </table:table-cell>
          <table:table-cell office:value-type="float" office:value="10636124.482999999" table:style-name="ce1">
            <text:p>10636124.48</text:p>
          </table:table-cell>
          <table:table-cell office:value-type="float" office:value="1919785.4130000004" table:style-name="ce1">
            <text:p>1919785.413</text:p>
          </table:table-cell>
          <table:table-cell office:value-type="float" office:value="12554832" table:style-name="ce1">
            <text:p>12554832</text:p>
          </table:table-cell>
          <table:table-cell office:value-type="float" office:value="581" table:style-name="ce1">
            <text:p>581</text:p>
          </table:table-cell>
          <table:table-cell office:value-type="float" office:value="2047" table:style-name="ce1">
            <text:p>2047</text:p>
          </table:table-cell>
          <table:table-cell office:value-type="float" office:value="2628" table:style-name="ce1">
            <text:p>2628</text:p>
          </table:table-cell>
          <table:table-cell office:value-type="percentage" office:value="5.4625159843571572E-5" table:style-name="ce19">
            <text:p>0.0055%</text:p>
          </table:table-cell>
          <table:table-cell office:value-type="percentage" office:value="1.0662650034418194E-3" table:style-name="ce19">
            <text:p>0.1066%</text:p>
          </table:table-cell>
          <table:table-cell office:value-type="percentage" office:value="2.0932179737650014E-4" table:style-name="ce19">
            <text:p>0.02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Pennsylvania, 2011</text:p>
          </table:table-cell>
          <table:table-cell office:value-type="float" office:value="10583704.678999996" table:style-name="ce1">
            <text:p>10583704.68</text:p>
          </table:table-cell>
          <table:table-cell office:value-type="float" office:value="1916881.55" table:style-name="ce1">
            <text:p>1916881.55</text:p>
          </table:table-cell>
          <table:table-cell office:value-type="float" office:value="12505696" table:style-name="ce1">
            <text:p>12505696</text:p>
          </table:table-cell>
          <table:table-cell office:value-type="float" office:value="596" table:style-name="ce1">
            <text:p>596</text:p>
          </table:table-cell>
          <table:table-cell office:value-type="float" office:value="2426" table:style-name="ce1">
            <text:p>2426</text:p>
          </table:table-cell>
          <table:table-cell office:value-type="float" office:value="3022" table:style-name="ce1">
            <text:p>3022</text:p>
          </table:table-cell>
          <table:table-cell office:value-type="percentage" office:value="5.6312984732328454E-5" table:style-name="ce19">
            <text:p>0.0056%</text:p>
          </table:table-cell>
          <table:table-cell office:value-type="percentage" office:value="1.2655972404763351E-3" table:style-name="ce19">
            <text:p>0.1266%</text:p>
          </table:table-cell>
          <table:table-cell office:value-type="percentage" office:value="2.4164988498041212E-4" table:style-name="ce19">
            <text:p>0.024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Pennsylvania, 2012</text:p>
          </table:table-cell>
          <table:table-cell office:value-type="float" office:value="10663272.945000002" table:style-name="ce1">
            <text:p>10663272.95</text:p>
          </table:table-cell>
          <table:table-cell office:value-type="float" office:value="1959631.0050000001" table:style-name="ce1">
            <text:p>1959631.005</text:p>
          </table:table-cell>
          <table:table-cell office:value-type="float" office:value="12620483" table:style-name="ce1">
            <text:p>12620483</text:p>
          </table:table-cell>
          <table:table-cell office:value-type="float" office:value="555" table:style-name="ce1">
            <text:p>555</text:p>
          </table:table-cell>
          <table:table-cell office:value-type="float" office:value="2112" table:style-name="ce1">
            <text:p>2112</text:p>
          </table:table-cell>
          <table:table-cell office:value-type="float" office:value="2667" table:style-name="ce1">
            <text:p>2667</text:p>
          </table:table-cell>
          <table:table-cell office:value-type="percentage" office:value="5.2047809604295922E-5" table:style-name="ce19">
            <text:p>0.0052%</text:p>
          </table:table-cell>
          <table:table-cell office:value-type="percentage" office:value="1.0777539213307149E-3" table:style-name="ce19">
            <text:p>0.1078%</text:p>
          </table:table-cell>
          <table:table-cell office:value-type="percentage" office:value="2.1132313240309424E-4" table:style-name="ce19">
            <text:p>0.021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Pennsylvania, 2013</text:p>
          </table:table-cell>
          <table:table-cell office:value-type="float" office:value="10607822.103" table:style-name="ce1">
            <text:p>10607822.1</text:p>
          </table:table-cell>
          <table:table-cell office:value-type="float" office:value="1975531.5000000002" table:style-name="ce1">
            <text:p>1975531.5</text:p>
          </table:table-cell>
          <table:table-cell office:value-type="float" office:value="12582017" table:style-name="ce1">
            <text:p>12582017</text:p>
          </table:table-cell>
          <table:table-cell office:value-type="float" office:value="639" table:style-name="ce1">
            <text:p>639</text:p>
          </table:table-cell>
          <table:table-cell office:value-type="float" office:value="2536" table:style-name="ce1">
            <text:p>2536</text:p>
          </table:table-cell>
          <table:table-cell office:value-type="float" office:value="3175" table:style-name="ce1">
            <text:p>3175</text:p>
          </table:table-cell>
          <table:table-cell office:value-type="percentage" office:value="6.023856676662067E-5" table:style-name="ce19">
            <text:p>0.0060%</text:p>
          </table:table-cell>
          <table:table-cell office:value-type="percentage" office:value="1.2837051699757761E-3" table:style-name="ce19">
            <text:p>0.1284%</text:p>
          </table:table-cell>
          <table:table-cell office:value-type="percentage" office:value="2.5234427834583276E-4" table:style-name="ce19">
            <text:p>0.025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Pennsylvania, 2014</text:p>
          </table:table-cell>
          <table:table-cell office:value-type="float" office:value="10511177.699000003" table:style-name="ce1">
            <text:p>10511177.7</text:p>
          </table:table-cell>
          <table:table-cell office:value-type="float" office:value="2002341.2350000006" table:style-name="ce1">
            <text:p>2002341.235</text:p>
          </table:table-cell>
          <table:table-cell office:value-type="float" office:value="12509418" table:style-name="ce1">
            <text:p>12509418</text:p>
          </table:table-cell>
          <table:table-cell office:value-type="float" office:value="669" table:style-name="ce1">
            <text:p>669</text:p>
          </table:table-cell>
          <table:table-cell office:value-type="float" office:value="2163" table:style-name="ce1">
            <text:p>2163</text:p>
          </table:table-cell>
          <table:table-cell office:value-type="float" office:value="2832" table:style-name="ce1">
            <text:p>2832</text:p>
          </table:table-cell>
          <table:table-cell office:value-type="percentage" office:value="6.3646531260112393E-5" table:style-name="ce19">
            <text:p>0.0064%</text:p>
          </table:table-cell>
          <table:table-cell office:value-type="percentage" office:value="1.0802354574693655E-3" table:style-name="ce19">
            <text:p>0.1080%</text:p>
          </table:table-cell>
          <table:table-cell office:value-type="percentage" office:value="2.2638942914850234E-4" table:style-name="ce19">
            <text:p>0.022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Pennsylvania, 2015</text:p>
          </table:table-cell>
          <table:table-cell office:value-type="float" office:value="10415597.487" table:style-name="ce1">
            <text:p>10415597.49</text:p>
          </table:table-cell>
          <table:table-cell office:value-type="float" office:value="2008134.3689999995" table:style-name="ce1">
            <text:p>2008134.369</text:p>
          </table:table-cell>
          <table:table-cell office:value-type="float" office:value="12416464" table:style-name="ce1">
            <text:p>12416464</text:p>
          </table:table-cell>
          <table:table-cell office:value-type="float" office:value="665" table:style-name="ce1">
            <text:p>665</text:p>
          </table:table-cell>
          <table:table-cell office:value-type="float" office:value="2560" table:style-name="ce1">
            <text:p>2560</text:p>
          </table:table-cell>
          <table:table-cell office:value-type="float" office:value="3225" table:style-name="ce1">
            <text:p>3225</text:p>
          </table:table-cell>
          <table:table-cell office:value-type="percentage" office:value="6.384655328991017E-5" table:style-name="ce19">
            <text:p>0.0064%</text:p>
          </table:table-cell>
          <table:table-cell office:value-type="percentage" office:value="1.2748150918181914E-3" table:style-name="ce19">
            <text:p>0.1275%</text:p>
          </table:table-cell>
          <table:table-cell office:value-type="percentage" office:value="2.5973578306996258E-4" table:style-name="ce19">
            <text:p>0.026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Pennsylvania, 2016</text:p>
          </table:table-cell>
          <table:table-cell office:value-type="float" office:value="10585143.716999996" table:style-name="ce1">
            <text:p>10585143.72</text:p>
          </table:table-cell>
          <table:table-cell office:value-type="float" office:value="2113827.5100000002" table:style-name="ce1">
            <text:p>2113827.51</text:p>
          </table:table-cell>
          <table:table-cell office:value-type="float" office:value="12694911" table:style-name="ce1">
            <text:p>12694911</text:p>
          </table:table-cell>
          <table:table-cell office:value-type="float" office:value="588" table:style-name="ce1">
            <text:p>588</text:p>
          </table:table-cell>
          <table:table-cell office:value-type="float" office:value="2171" table:style-name="ce1">
            <text:p>2171</text:p>
          </table:table-cell>
          <table:table-cell office:value-type="float" office:value="2759" table:style-name="ce1">
            <text:p>2759</text:p>
          </table:table-cell>
          <table:table-cell office:value-type="percentage" office:value="5.5549552818603475E-5" table:style-name="ce19">
            <text:p>0.0056%</text:p>
          </table:table-cell>
          <table:table-cell office:value-type="percentage" office:value="1.0270469041251146E-3" table:style-name="ce19">
            <text:p>0.1027%</text:p>
          </table:table-cell>
          <table:table-cell office:value-type="percentage" office:value="2.1733118097480163E-4" table:style-name="ce19">
            <text:p>0.021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ennsylvani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Pennsylvania, 2017</text:p>
          </table:table-cell>
          <table:table-cell office:value-type="float" office:value="10575062" table:style-name="ce1">
            <text:p>10575062</text:p>
          </table:table-cell>
          <table:table-cell office:value-type="float" office:value="2171552" table:style-name="ce1">
            <text:p>2171552</text:p>
          </table:table-cell>
          <table:table-cell office:value-type="float" office:value="12746614" table:style-name="ce1">
            <text:p>12746614</text:p>
          </table:table-cell>
          <table:table-cell office:value-type="float" office:value="639" table:style-name="ce1">
            <text:p>639</text:p>
          </table:table-cell>
          <table:table-cell office:value-type="float" office:value="2393" table:style-name="ce1">
            <text:p>2393</text:p>
          </table:table-cell>
          <table:table-cell office:value-type="float" office:value="3032" table:style-name="ce1">
            <text:p>3032</text:p>
          </table:table-cell>
          <table:table-cell office:value-type="percentage" office:value="6.0425177649076668E-5" table:style-name="ce19">
            <text:p>0.0060%</text:p>
          </table:table-cell>
          <table:table-cell office:value-type="percentage" office:value="1.1019768350009579E-3" table:style-name="ce19">
            <text:p>0.1102%</text:p>
          </table:table-cell>
          <table:table-cell office:value-type="percentage" office:value="2.3786709160566091E-4" table:style-name="ce19">
            <text:p>0.023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Rhode Island, 2009</text:p>
          </table:table-cell>
          <table:table-cell office:value-type="float" office:value="907960.3679999999" table:style-name="ce1">
            <text:p>907960.368</text:p>
          </table:table-cell>
          <table:table-cell office:value-type="float" office:value="149383.14499999999" table:style-name="ce1">
            <text:p>149383.145</text:p>
          </table:table-cell>
          <table:table-cell office:value-type="float" office:value="1057381" table:style-name="ce1">
            <text:p>1057381</text:p>
          </table:table-cell>
          <table:table-cell office:value-type="float" office:value="493" table:style-name="ce1">
            <text:p>493</text:p>
          </table:table-cell>
          <table:table-cell office:value-type="float" office:value="236" table:style-name="ce1">
            <text:p>236</text:p>
          </table:table-cell>
          <table:table-cell office:value-type="float" office:value="729" table:style-name="ce1">
            <text:p>729</text:p>
          </table:table-cell>
          <table:table-cell office:value-type="percentage" office:value="5.4297524140392887E-4" table:style-name="ce19">
            <text:p>0.0543%</text:p>
          </table:table-cell>
          <table:table-cell office:value-type="percentage" office:value="1.5798301742810409E-3" table:style-name="ce19">
            <text:p>0.1580%</text:p>
          </table:table-cell>
          <table:table-cell office:value-type="percentage" office:value="6.8943928442065816E-4" table:style-name="ce19">
            <text:p>0.068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Rhode Island, 2010</text:p>
          </table:table-cell>
          <table:table-cell office:value-type="float" office:value="905806.72899999993" table:style-name="ce1">
            <text:p>905806.729</text:p>
          </table:table-cell>
          <table:table-cell office:value-type="float" office:value="149863.109" table:style-name="ce1">
            <text:p>149863.109</text:p>
          </table:table-cell>
          <table:table-cell office:value-type="float" office:value="1056389" table:style-name="ce1">
            <text:p>1056389</text:p>
          </table:table-cell>
          <table:table-cell office:value-type="float" office:value="451" table:style-name="ce1">
            <text:p>451</text:p>
          </table:table-cell>
          <table:table-cell office:value-type="float" office:value="208" table:style-name="ce1">
            <text:p>208</text:p>
          </table:table-cell>
          <table:table-cell office:value-type="float" office:value="659" table:style-name="ce1">
            <text:p>659</text:p>
          </table:table-cell>
          <table:table-cell office:value-type="percentage" office:value="4.978987079262469E-4" table:style-name="ce19">
            <text:p>0.0498%</text:p>
          </table:table-cell>
          <table:table-cell office:value-type="percentage" office:value="1.3879333038526514E-3" table:style-name="ce19">
            <text:p>0.1388%</text:p>
          </table:table-cell>
          <table:table-cell office:value-type="percentage" office:value="6.2382323178298898E-4" table:style-name="ce19">
            <text:p>0.062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Rhode Island, 2011</text:p>
          </table:table-cell>
          <table:table-cell office:value-type="float" office:value="903532.93699999992" table:style-name="ce1">
            <text:p>903532.937</text:p>
          </table:table-cell>
          <table:table-cell office:value-type="float" office:value="151001.52799999999" table:style-name="ce1">
            <text:p>151001.528</text:p>
          </table:table-cell>
          <table:table-cell office:value-type="float" office:value="1053959" table:style-name="ce1">
            <text:p>1053959</text:p>
          </table:table-cell>
          <table:table-cell office:value-type="float" office:value="490" table:style-name="ce1">
            <text:p>490</text:p>
          </table:table-cell>
          <table:table-cell office:value-type="float" office:value="249" table:style-name="ce1">
            <text:p>249</text:p>
          </table:table-cell>
          <table:table-cell office:value-type="float" office:value="739" table:style-name="ce1">
            <text:p>739</text:p>
          </table:table-cell>
          <table:table-cell office:value-type="percentage" office:value="5.423155924198478E-4" table:style-name="ce19">
            <text:p>0.0542%</text:p>
          </table:table-cell>
          <table:table-cell office:value-type="percentage" office:value="1.6489899360488591E-3" table:style-name="ce19">
            <text:p>0.1649%</text:p>
          </table:table-cell>
          <table:table-cell office:value-type="percentage" office:value="7.0116579487437369E-4" table:style-name="ce19">
            <text:p>0.070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Rhode Island, 2012</text:p>
          </table:table-cell>
          <table:table-cell office:value-type="float" office:value="898907.51400000008" table:style-name="ce1">
            <text:p>898907.514</text:p>
          </table:table-cell>
          <table:table-cell office:value-type="float" office:value="152633.95199999999" table:style-name="ce1">
            <text:p>152633.952</text:p>
          </table:table-cell>
          <table:table-cell office:value-type="float" office:value="1052471" table:style-name="ce1">
            <text:p>1052471</text:p>
          </table:table-cell>
          <table:table-cell office:value-type="float" office:value="462" table:style-name="ce1">
            <text:p>462</text:p>
          </table:table-cell>
          <table:table-cell office:value-type="float" office:value="174" table:style-name="ce1">
            <text:p>174</text:p>
          </table:table-cell>
          <table:table-cell office:value-type="float" office:value="636" table:style-name="ce1">
            <text:p>636</text:p>
          </table:table-cell>
          <table:table-cell office:value-type="percentage" office:value="5.1395721228780376E-4" table:style-name="ce19">
            <text:p>0.0514%</text:p>
          </table:table-cell>
          <table:table-cell office:value-type="percentage" office:value="1.1399822760272892E-3" table:style-name="ce19">
            <text:p>0.1140%</text:p>
          </table:table-cell>
          <table:table-cell office:value-type="percentage" office:value="6.0429218477278711E-4" table:style-name="ce19">
            <text:p>0.060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Rhode Island, 2013</text:p>
          </table:table-cell>
          <table:table-cell office:value-type="float" office:value="897377.82699999993" table:style-name="ce1">
            <text:p>897377.827</text:p>
          </table:table-cell>
          <table:table-cell office:value-type="float" office:value="155903.36700000003" table:style-name="ce1">
            <text:p>155903.367</text:p>
          </table:table-cell>
          <table:table-cell office:value-type="float" office:value="1051695" table:style-name="ce1">
            <text:p>1051695</text:p>
          </table:table-cell>
          <table:table-cell office:value-type="float" office:value="483" table:style-name="ce1">
            <text:p>483</text:p>
          </table:table-cell>
          <table:table-cell office:value-type="float" office:value="235" table:style-name="ce1">
            <text:p>235</text:p>
          </table:table-cell>
          <table:table-cell office:value-type="float" office:value="718" table:style-name="ce1">
            <text:p>718</text:p>
          </table:table-cell>
          <table:table-cell office:value-type="percentage" office:value="5.3823482759174531E-4" table:style-name="ce19">
            <text:p>0.0538%</text:p>
          </table:table-cell>
          <table:table-cell office:value-type="percentage" office:value="1.5073439690369225E-3" table:style-name="ce19">
            <text:p>0.1507%</text:p>
          </table:table-cell>
          <table:table-cell office:value-type="percentage" office:value="6.8270743894380021E-4" table:style-name="ce19">
            <text:p>0.06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Rhode Island, 2014</text:p>
          </table:table-cell>
          <table:table-cell office:value-type="float" office:value="892939.52099999995" table:style-name="ce1">
            <text:p>892939.521</text:p>
          </table:table-cell>
          <table:table-cell office:value-type="float" office:value="158893.87599999999" table:style-name="ce1">
            <text:p>158893.876</text:p>
          </table:table-cell>
          <table:table-cell office:value-type="float" office:value="1053252" table:style-name="ce1">
            <text:p>1053252</text:p>
          </table:table-cell>
          <table:table-cell office:value-type="float" office:value="460" table:style-name="ce1">
            <text:p>460</text:p>
          </table:table-cell>
          <table:table-cell office:value-type="float" office:value="222" table:style-name="ce1">
            <text:p>222</text:p>
          </table:table-cell>
          <table:table-cell office:value-type="float" office:value="682" table:style-name="ce1">
            <text:p>682</text:p>
          </table:table-cell>
          <table:table-cell office:value-type="percentage" office:value="5.1515247021976086E-4" table:style-name="ce19">
            <text:p>0.0515%</text:p>
          </table:table-cell>
          <table:table-cell office:value-type="percentage" office:value="1.3971589439985719E-3" table:style-name="ce19">
            <text:p>0.1397%</text:p>
          </table:table-cell>
          <table:table-cell office:value-type="percentage" office:value="6.4751835268292868E-4" table:style-name="ce19">
            <text:p>0.064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Rhode Island, 2015</text:p>
          </table:table-cell>
          <table:table-cell office:value-type="float" office:value="892346.34699999995" table:style-name="ce1">
            <text:p>892346.347</text:p>
          </table:table-cell>
          <table:table-cell office:value-type="float" office:value="161790.209" table:style-name="ce1">
            <text:p>161790.209</text:p>
          </table:table-cell>
          <table:table-cell office:value-type="float" office:value="1053763" table:style-name="ce1">
            <text:p>1053763</text:p>
          </table:table-cell>
          <table:table-cell office:value-type="float" office:value="468" table:style-name="ce1">
            <text:p>468</text:p>
          </table:table-cell>
          <table:table-cell office:value-type="float" office:value="267" table:style-name="ce1">
            <text:p>267</text:p>
          </table:table-cell>
          <table:table-cell office:value-type="float" office:value="735" table:style-name="ce1">
            <text:p>735</text:p>
          </table:table-cell>
          <table:table-cell office:value-type="percentage" office:value="5.2446003905700983E-4" table:style-name="ce19">
            <text:p>0.0524%</text:p>
          </table:table-cell>
          <table:table-cell office:value-type="percentage" office:value="1.6502852777698061E-3" table:style-name="ce19">
            <text:p>0.1650%</text:p>
          </table:table-cell>
          <table:table-cell office:value-type="percentage" office:value="6.9750029181134656E-4" table:style-name="ce19">
            <text:p>0.069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Rhode Island, 2016</text:p>
          </table:table-cell>
          <table:table-cell office:value-type="float" office:value="888786.679" table:style-name="ce1">
            <text:p>888786.679</text:p>
          </table:table-cell>
          <table:table-cell office:value-type="float" office:value="165583.03999999998" table:style-name="ce1">
            <text:p>165583.04</text:p>
          </table:table-cell>
          <table:table-cell office:value-type="float" office:value="1054491" table:style-name="ce1">
            <text:p>1054491</text:p>
          </table:table-cell>
          <table:table-cell office:value-type="float" office:value="489" table:style-name="ce1">
            <text:p>489</text:p>
          </table:table-cell>
          <table:table-cell office:value-type="float" office:value="183" table:style-name="ce1">
            <text:p>183</text:p>
          </table:table-cell>
          <table:table-cell office:value-type="float" office:value="672" table:style-name="ce1">
            <text:p>672</text:p>
          </table:table-cell>
          <table:table-cell office:value-type="percentage" office:value="5.501882640164997E-4" table:style-name="ce19">
            <text:p>0.0550%</text:p>
          </table:table-cell>
          <table:table-cell office:value-type="percentage" office:value="1.1051856518638624E-3" table:style-name="ce19">
            <text:p>0.1105%</text:p>
          </table:table-cell>
          <table:table-cell office:value-type="percentage" office:value="6.3727428683601854E-4" table:style-name="ce19">
            <text:p>0.063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hode Island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Rhode Island, 2017</text:p>
          </table:table-cell>
          <table:table-cell office:value-type="float" office:value="885994" table:style-name="ce1">
            <text:p>885994</text:p>
          </table:table-cell>
          <table:table-cell office:value-type="float" office:value="170144" table:style-name="ce1">
            <text:p>170144</text:p>
          </table:table-cell>
          <table:table-cell office:value-type="float" office:value="1056138" table:style-name="ce1">
            <text:p>1056138</text:p>
          </table:table-cell>
          <table:table-cell office:value-type="float" office:value="463" table:style-name="ce1">
            <text:p>463</text:p>
          </table:table-cell>
          <table:table-cell office:value-type="float" office:value="226" table:style-name="ce1">
            <text:p>226</text:p>
          </table:table-cell>
          <table:table-cell office:value-type="float" office:value="689" table:style-name="ce1">
            <text:p>689</text:p>
          </table:table-cell>
          <table:table-cell office:value-type="percentage" office:value="5.2257690232665227E-4" table:style-name="ce19">
            <text:p>0.0523%</text:p>
          </table:table-cell>
          <table:table-cell office:value-type="percentage" office:value="1.3282866277976302E-3" table:style-name="ce19">
            <text:p>0.1328%</text:p>
          </table:table-cell>
          <table:table-cell office:value-type="percentage" office:value="6.5237686741694738E-4" table:style-name="ce19">
            <text:p>0.065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South Carolina, 2009</text:p>
          </table:table-cell>
          <table:table-cell office:value-type="float" office:value="3810033.8420000002" table:style-name="ce1">
            <text:p>3810033.842</text:p>
          </table:table-cell>
          <table:table-cell office:value-type="float" office:value="575792.90799999994" table:style-name="ce1">
            <text:p>575792.908</text:p>
          </table:table-cell>
          <table:table-cell office:value-type="float" office:value="4386090" table:style-name="ce1">
            <text:p>4386090</text:p>
          </table:table-cell>
          <table:table-cell office:value-type="float" office:value="484" table:style-name="ce1">
            <text:p>484</text:p>
          </table:table-cell>
          <table:table-cell office:value-type="float" office:value="579" table:style-name="ce1">
            <text:p>579</text:p>
          </table:table-cell>
          <table:table-cell office:value-type="float" office:value="1063" table:style-name="ce1">
            <text:p>1063</text:p>
          </table:table-cell>
          <table:table-cell office:value-type="percentage" office:value="1.270329923751895E-4" table:style-name="ce19">
            <text:p>0.0127%</text:p>
          </table:table-cell>
          <table:table-cell office:value-type="percentage" office:value="1.005569870617441E-3" table:style-name="ce19">
            <text:p>0.1006%</text:p>
          </table:table-cell>
          <table:table-cell office:value-type="percentage" office:value="2.4235708797585093E-4" table:style-name="ce19">
            <text:p>0.024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South Carolina, 2010</text:p>
          </table:table-cell>
          <table:table-cell office:value-type="float" office:value="3879888.2540000002" table:style-name="ce1">
            <text:p>3879888.254</text:p>
          </table:table-cell>
          <table:table-cell office:value-type="float" office:value="585165.03799999994" table:style-name="ce1">
            <text:p>585165.038</text:p>
          </table:table-cell>
          <table:table-cell office:value-type="float" office:value="4464937" table:style-name="ce1">
            <text:p>4464937</text:p>
          </table:table-cell>
          <table:table-cell office:value-type="float" office:value="479" table:style-name="ce1">
            <text:p>479</text:p>
          </table:table-cell>
          <table:table-cell office:value-type="float" office:value="614" table:style-name="ce1">
            <text:p>614</text:p>
          </table:table-cell>
          <table:table-cell office:value-type="float" office:value="1093" table:style-name="ce1">
            <text:p>1093</text:p>
          </table:table-cell>
          <table:table-cell office:value-type="percentage" office:value="1.2345716387738006E-4" table:style-name="ce19">
            <text:p>0.0123%</text:p>
          </table:table-cell>
          <table:table-cell office:value-type="percentage" office:value="1.0492766315953416E-3" table:style-name="ce19">
            <text:p>0.1049%</text:p>
          </table:table-cell>
          <table:table-cell office:value-type="percentage" office:value="2.4479628715925892E-4" table:style-name="ce19">
            <text:p>0.024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South Carolina, 2011</text:p>
          </table:table-cell>
          <table:table-cell office:value-type="float" office:value="3776594.3229999999" table:style-name="ce1">
            <text:p>3776594.323</text:p>
          </table:table-cell>
          <table:table-cell office:value-type="float" office:value="587774.95700000005" table:style-name="ce1">
            <text:p>587774.957</text:p>
          </table:table-cell>
          <table:table-cell office:value-type="float" office:value="4364414" table:style-name="ce1">
            <text:p>4364414</text:p>
          </table:table-cell>
          <table:table-cell office:value-type="float" office:value="473" table:style-name="ce1">
            <text:p>473</text:p>
          </table:table-cell>
          <table:table-cell office:value-type="float" office:value="629" table:style-name="ce1">
            <text:p>629</text:p>
          </table:table-cell>
          <table:table-cell office:value-type="float" office:value="1102" table:style-name="ce1">
            <text:p>1102</text:p>
          </table:table-cell>
          <table:table-cell office:value-type="percentage" office:value="1.2524511757044233E-4" table:style-name="ce19">
            <text:p>0.0125%</text:p>
          </table:table-cell>
          <table:table-cell office:value-type="percentage" office:value="1.0701374607901167E-3" table:style-name="ce19">
            <text:p>0.1070%</text:p>
          </table:table-cell>
          <table:table-cell office:value-type="percentage" office:value="2.5249666965599505E-4" table:style-name="ce19">
            <text:p>0.025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South Carolina, 2012</text:p>
          </table:table-cell>
          <table:table-cell office:value-type="float" office:value="3902883.46" table:style-name="ce1">
            <text:p>3902883.46</text:p>
          </table:table-cell>
          <table:table-cell office:value-type="float" office:value="625832.43499999994" table:style-name="ce1">
            <text:p>625832.435</text:p>
          </table:table-cell>
          <table:table-cell office:value-type="float" office:value="4528696" table:style-name="ce1">
            <text:p>4528696</text:p>
          </table:table-cell>
          <table:table-cell office:value-type="float" office:value="471" table:style-name="ce1">
            <text:p>471</text:p>
          </table:table-cell>
          <table:table-cell office:value-type="float" office:value="581" table:style-name="ce1">
            <text:p>581</text:p>
          </table:table-cell>
          <table:table-cell office:value-type="float" office:value="1052" table:style-name="ce1">
            <text:p>1052</text:p>
          </table:table-cell>
          <table:table-cell office:value-type="percentage" office:value="1.206800061613933E-4" table:style-name="ce19">
            <text:p>0.0121%</text:p>
          </table:table-cell>
          <table:table-cell office:value-type="percentage" office:value="9.2836351634603285E-4" table:style-name="ce19">
            <text:p>0.0928%</text:p>
          </table:table-cell>
          <table:table-cell office:value-type="percentage" office:value="2.3229644913237718E-4" table:style-name="ce19">
            <text:p>0.023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South Carolina, 2013</text:p>
          </table:table-cell>
          <table:table-cell office:value-type="float" office:value="3904721.4079999989" table:style-name="ce1">
            <text:p>3904721.408</text:p>
          </table:table-cell>
          <table:table-cell office:value-type="float" office:value="647325.08700000006" table:style-name="ce1">
            <text:p>647325.087</text:p>
          </table:table-cell>
          <table:table-cell office:value-type="float" office:value="4550845" table:style-name="ce1">
            <text:p>4550845</text:p>
          </table:table-cell>
          <table:table-cell office:value-type="float" office:value="498" table:style-name="ce1">
            <text:p>498</text:p>
          </table:table-cell>
          <table:table-cell office:value-type="float" office:value="590" table:style-name="ce1">
            <text:p>590</text:p>
          </table:table-cell>
          <table:table-cell office:value-type="float" office:value="1088" table:style-name="ce1">
            <text:p>1088</text:p>
          </table:table-cell>
          <table:table-cell office:value-type="percentage" office:value="1.2753790807705175E-4" table:style-name="ce19">
            <text:p>0.0128%</text:p>
          </table:table-cell>
          <table:table-cell office:value-type="percentage" office:value="9.1144312471239033E-4" table:style-name="ce19">
            <text:p>0.0911%</text:p>
          </table:table-cell>
          <table:table-cell office:value-type="percentage" office:value="2.3907647920331279E-4" table:style-name="ce19">
            <text:p>0.023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South Carolina, 2014</text:p>
          </table:table-cell>
          <table:table-cell office:value-type="float" office:value="3949495.784" table:style-name="ce1">
            <text:p>3949495.784</text:p>
          </table:table-cell>
          <table:table-cell office:value-type="float" office:value="681593.68200000026" table:style-name="ce1">
            <text:p>681593.682</text:p>
          </table:table-cell>
          <table:table-cell office:value-type="float" office:value="4630485" table:style-name="ce1">
            <text:p>4630485</text:p>
          </table:table-cell>
          <table:table-cell office:value-type="float" office:value="553" table:style-name="ce1">
            <text:p>553</text:p>
          </table:table-cell>
          <table:table-cell office:value-type="float" office:value="547" table:style-name="ce1">
            <text:p>547</text:p>
          </table:table-cell>
          <table:table-cell office:value-type="float" office:value="1100" table:style-name="ce1">
            <text:p>1100</text:p>
          </table:table-cell>
          <table:table-cell office:value-type="percentage" office:value="1.4001787322834625E-4" table:style-name="ce19">
            <text:p>0.0140%</text:p>
          </table:table-cell>
          <table:table-cell office:value-type="percentage" office:value="8.0253091313132183E-4" table:style-name="ce19">
            <text:p>0.0803%</text:p>
          </table:table-cell>
          <table:table-cell office:value-type="percentage" office:value="2.3755610913327654E-4" table:style-name="ce19">
            <text:p>0.023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South Carolina, 2015</text:p>
          </table:table-cell>
          <table:table-cell office:value-type="float" office:value="3868748.2960000006" table:style-name="ce1">
            <text:p>3868748.296</text:p>
          </table:table-cell>
          <table:table-cell office:value-type="float" office:value="694031.32400000014" table:style-name="ce1">
            <text:p>694031.324</text:p>
          </table:table-cell>
          <table:table-cell office:value-type="float" office:value="4561064" table:style-name="ce1">
            <text:p>4561064</text:p>
          </table:table-cell>
          <table:table-cell office:value-type="float" office:value="500" table:style-name="ce1">
            <text:p>500</text:p>
          </table:table-cell>
          <table:table-cell office:value-type="float" office:value="690" table:style-name="ce1">
            <text:p>690</text:p>
          </table:table-cell>
          <table:table-cell office:value-type="float" office:value="1190" table:style-name="ce1">
            <text:p>1190</text:p>
          </table:table-cell>
          <table:table-cell office:value-type="percentage" office:value="1.2924076774830843E-4" table:style-name="ce19">
            <text:p>0.0129%</text:p>
          </table:table-cell>
          <table:table-cell office:value-type="percentage" office:value="9.9419143796454913E-4" table:style-name="ce19">
            <text:p>0.0994%</text:p>
          </table:table-cell>
          <table:table-cell office:value-type="percentage" office:value="2.6090403467261147E-4" table:style-name="ce19">
            <text:p>0.026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South Carolina, 2016</text:p>
          </table:table-cell>
          <table:table-cell office:value-type="float" office:value="3973459.196" table:style-name="ce1">
            <text:p>3973459.196</text:p>
          </table:table-cell>
          <table:table-cell office:value-type="float" office:value="754085.36499999999" table:style-name="ce1">
            <text:p>754085.365</text:p>
          </table:table-cell>
          <table:table-cell office:value-type="float" office:value="4731177" table:style-name="ce1">
            <text:p>4731177</text:p>
          </table:table-cell>
          <table:table-cell office:value-type="float" office:value="475" table:style-name="ce1">
            <text:p>475</text:p>
          </table:table-cell>
          <table:table-cell office:value-type="float" office:value="514" table:style-name="ce1">
            <text:p>514</text:p>
          </table:table-cell>
          <table:table-cell office:value-type="float" office:value="989" table:style-name="ce1">
            <text:p>989</text:p>
          </table:table-cell>
          <table:table-cell office:value-type="percentage" office:value="1.195431931144965E-4" table:style-name="ce19">
            <text:p>0.0120%</text:p>
          </table:table-cell>
          <table:table-cell office:value-type="percentage" office:value="6.8162044226915876E-4" table:style-name="ce19">
            <text:p>0.0682%</text:p>
          </table:table-cell>
          <table:table-cell office:value-type="percentage" office:value="2.0903889243627959E-4" table:style-name="ce19">
            <text:p>0.020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Carolin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South Carolina, 2017</text:p>
          </table:table-cell>
          <table:table-cell office:value-type="float" office:value="3969882" table:style-name="ce1">
            <text:p>3969882</text:p>
          </table:table-cell>
          <table:table-cell office:value-type="float" office:value="766805" table:style-name="ce1">
            <text:p>766805</text:p>
          </table:table-cell>
          <table:table-cell office:value-type="float" office:value="4736687" table:style-name="ce1">
            <text:p>4736687</text:p>
          </table:table-cell>
          <table:table-cell office:value-type="float" office:value="466" table:style-name="ce1">
            <text:p>466</text:p>
          </table:table-cell>
          <table:table-cell office:value-type="float" office:value="556" table:style-name="ce1">
            <text:p>556</text:p>
          </table:table-cell>
          <table:table-cell office:value-type="float" office:value="1022" table:style-name="ce1">
            <text:p>1022</text:p>
          </table:table-cell>
          <table:table-cell office:value-type="percentage" office:value="1.1738384163559521E-4" table:style-name="ce19">
            <text:p>0.0117%</text:p>
          </table:table-cell>
          <table:table-cell office:value-type="percentage" office:value="7.2508656046843718E-4" table:style-name="ce19">
            <text:p>0.0725%</text:p>
          </table:table-cell>
          <table:table-cell office:value-type="percentage" office:value="2.1576262058269841E-4" table:style-name="ce19">
            <text:p>0.021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South Dakota, 2009</text:p>
          </table:table-cell>
          <table:table-cell office:value-type="float" office:value="674255.81300000008" table:style-name="ce1">
            <text:p>674255.813</text:p>
          </table:table-cell>
          <table:table-cell office:value-type="float" office:value="112907.21100000004" table:style-name="ce1">
            <text:p>112907.211</text:p>
          </table:table-cell>
          <table:table-cell office:value-type="float" office:value="786961" table:style-name="ce1">
            <text:p>786961</text:p>
          </table:table-cell>
          <table:table-cell office:value-type="float" office:value="517" table:style-name="ce1">
            <text:p>517</text:p>
          </table:table-cell>
          <table:table-cell office:value-type="float" office:value="183" table:style-name="ce1">
            <text:p>183</text:p>
          </table:table-cell>
          <table:table-cell office:value-type="float" office:value="700" table:style-name="ce1">
            <text:p>700</text:p>
          </table:table-cell>
          <table:table-cell office:value-type="percentage" office:value="7.6677129070595038E-4" table:style-name="ce19">
            <text:p>0.0767%</text:p>
          </table:table-cell>
          <table:table-cell office:value-type="percentage" office:value="1.6207999327872862E-3" table:style-name="ce19">
            <text:p>0.1621%</text:p>
          </table:table-cell>
          <table:table-cell office:value-type="percentage" office:value="8.8949770064844383E-4" table:style-name="ce19">
            <text:p>0.088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South Dakota, 2010</text:p>
          </table:table-cell>
          <table:table-cell office:value-type="float" office:value="600233.20600000001" table:style-name="ce1">
            <text:p>600233.206</text:p>
          </table:table-cell>
          <table:table-cell office:value-type="float" office:value="96357.38999999997" table:style-name="ce1">
            <text:p>96357.39</text:p>
          </table:table-cell>
          <table:table-cell office:value-type="float" office:value="696942" table:style-name="ce1">
            <text:p>696942</text:p>
          </table:table-cell>
          <table:table-cell office:value-type="float" office:value="496" table:style-name="ce1">
            <text:p>496</text:p>
          </table:table-cell>
          <table:table-cell office:value-type="float" office:value="201" table:style-name="ce1">
            <text:p>201</text:p>
          </table:table-cell>
          <table:table-cell office:value-type="float" office:value="697" table:style-name="ce1">
            <text:p>697</text:p>
          </table:table-cell>
          <table:table-cell office:value-type="percentage" office:value="8.2634548545786383E-4" table:style-name="ce19">
            <text:p>0.0826%</text:p>
          </table:table-cell>
          <table:table-cell office:value-type="percentage" office:value="2.0859842716785923E-3" table:style-name="ce19">
            <text:p>0.2086%</text:p>
          </table:table-cell>
          <table:table-cell office:value-type="percentage" office:value="1.0000832206984226E-3" table:style-name="ce19">
            <text:p>0.10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South Dakota, 2011</text:p>
          </table:table-cell>
          <table:table-cell office:value-type="float" office:value="658931.69099999999" table:style-name="ce1">
            <text:p>658931.691</text:p>
          </table:table-cell>
          <table:table-cell office:value-type="float" office:value="106939.12699999999" table:style-name="ce1">
            <text:p>106939.127</text:p>
          </table:table-cell>
          <table:table-cell office:value-type="float" office:value="765863" table:style-name="ce1">
            <text:p>765863</text:p>
          </table:table-cell>
          <table:table-cell office:value-type="float" office:value="496" table:style-name="ce1">
            <text:p>496</text:p>
          </table:table-cell>
          <table:table-cell office:value-type="float" office:value="217" table:style-name="ce1">
            <text:p>217</text:p>
          </table:table-cell>
          <table:table-cell office:value-type="float" office:value="713" table:style-name="ce1">
            <text:p>713</text:p>
          </table:table-cell>
          <table:table-cell office:value-type="percentage" office:value="7.5273356369803129E-4" table:style-name="ce19">
            <text:p>0.0753%</text:p>
          </table:table-cell>
          <table:table-cell office:value-type="percentage" office:value="2.0291918036697645E-3" table:style-name="ce19">
            <text:p>0.2029%</text:p>
          </table:table-cell>
          <table:table-cell office:value-type="percentage" office:value="9.3097590561236148E-4" table:style-name="ce19">
            <text:p>0.093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South Dakota, 2012</text:p>
          </table:table-cell>
          <table:table-cell office:value-type="float" office:value="625251.98200000008" table:style-name="ce1">
            <text:p>625251.982</text:p>
          </table:table-cell>
          <table:table-cell office:value-type="float" office:value="105108.76999999999" table:style-name="ce1">
            <text:p>105108.77</text:p>
          </table:table-cell>
          <table:table-cell office:value-type="float" office:value="730225" table:style-name="ce1">
            <text:p>730225</text:p>
          </table:table-cell>
          <table:table-cell office:value-type="float" office:value="545" table:style-name="ce1">
            <text:p>545</text:p>
          </table:table-cell>
          <table:table-cell office:value-type="float" office:value="224" table:style-name="ce1">
            <text:p>224</text:p>
          </table:table-cell>
          <table:table-cell office:value-type="float" office:value="769" table:style-name="ce1">
            <text:p>769</text:p>
          </table:table-cell>
          <table:table-cell office:value-type="percentage" office:value="8.7164857639747547E-4" table:style-name="ce19">
            <text:p>0.0872%</text:p>
          </table:table-cell>
          <table:table-cell office:value-type="percentage" office:value="2.1311256900827594E-3" table:style-name="ce19">
            <text:p>0.2131%</text:p>
          </table:table-cell>
          <table:table-cell office:value-type="percentage" office:value="1.0531000718956487E-3" table:style-name="ce19">
            <text:p>0.105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South Dakota, 2013</text:p>
          </table:table-cell>
          <table:table-cell office:value-type="float" office:value="577402.80099999998" table:style-name="ce1">
            <text:p>577402.801</text:p>
          </table:table-cell>
          <table:table-cell office:value-type="float" office:value="100567.42199999999" table:style-name="ce1">
            <text:p>100567.422</text:p>
          </table:table-cell>
          <table:table-cell office:value-type="float" office:value="677707" table:style-name="ce1">
            <text:p>677707</text:p>
          </table:table-cell>
          <table:table-cell office:value-type="float" office:value="516" table:style-name="ce1">
            <text:p>516</text:p>
          </table:table-cell>
          <table:table-cell office:value-type="float" office:value="217" table:style-name="ce1">
            <text:p>217</text:p>
          </table:table-cell>
          <table:table-cell office:value-type="float" office:value="733" table:style-name="ce1">
            <text:p>733</text:p>
          </table:table-cell>
          <table:table-cell office:value-type="percentage" office:value="8.9365690486146435E-4" table:style-name="ce19">
            <text:p>0.0894%</text:p>
          </table:table-cell>
          <table:table-cell office:value-type="percentage" office:value="2.1577564153926511E-3" table:style-name="ce19">
            <text:p>0.2158%</text:p>
          </table:table-cell>
          <table:table-cell office:value-type="percentage" office:value="1.0815883560299658E-3" table:style-name="ce19">
            <text:p>0.108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South Dakota, 2014</text:p>
          </table:table-cell>
          <table:table-cell office:value-type="float" office:value="507885.48699999996" table:style-name="ce1">
            <text:p>507885.487</text:p>
          </table:table-cell>
          <table:table-cell office:value-type="float" office:value="87707.675000000003" table:style-name="ce1">
            <text:p>87707.675</text:p>
          </table:table-cell>
          <table:table-cell office:value-type="float" office:value="595696" table:style-name="ce1">
            <text:p>595696</text:p>
          </table:table-cell>
          <table:table-cell office:value-type="float" office:value="508" table:style-name="ce1">
            <text:p>508</text:p>
          </table:table-cell>
          <table:table-cell office:value-type="float" office:value="228" table:style-name="ce1">
            <text:p>228</text:p>
          </table:table-cell>
          <table:table-cell office:value-type="float" office:value="736" table:style-name="ce1">
            <text:p>736</text:p>
          </table:table-cell>
          <table:table-cell office:value-type="percentage" office:value="1.0002254701166526E-3" table:style-name="ce19">
            <text:p>0.1000%</text:p>
          </table:table-cell>
          <table:table-cell office:value-type="percentage" office:value="2.5995444526376965E-3" table:style-name="ce19">
            <text:p>0.2600%</text:p>
          </table:table-cell>
          <table:table-cell office:value-type="percentage" office:value="1.2355295318417449E-3" table:style-name="ce19">
            <text:p>0.123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South Dakota, 2015</text:p>
          </table:table-cell>
          <table:table-cell office:value-type="float" office:value="480821.40899999999" table:style-name="ce1">
            <text:p>480821.409</text:p>
          </table:table-cell>
          <table:table-cell office:value-type="float" office:value="85756.95699999998" table:style-name="ce1">
            <text:p>85756.957</text:p>
          </table:table-cell>
          <table:table-cell office:value-type="float" office:value="566542" table:style-name="ce1">
            <text:p>566542</text:p>
          </table:table-cell>
          <table:table-cell office:value-type="float" office:value="505" table:style-name="ce1">
            <text:p>505</text:p>
          </table:table-cell>
          <table:table-cell office:value-type="float" office:value="236" table:style-name="ce1">
            <text:p>236</text:p>
          </table:table-cell>
          <table:table-cell office:value-type="float" office:value="741" table:style-name="ce1">
            <text:p>741</text:p>
          </table:table-cell>
          <table:table-cell office:value-type="percentage" office:value="1.0502860117029441E-3" table:style-name="ce19">
            <text:p>0.1050%</text:p>
          </table:table-cell>
          <table:table-cell office:value-type="percentage" office:value="2.7519633188477065E-3" table:style-name="ce19">
            <text:p>0.2752%</text:p>
          </table:table-cell>
          <table:table-cell office:value-type="percentage" office:value="1.3079348044805152E-3" table:style-name="ce19">
            <text:p>0.130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South Dakota, 2016</text:p>
          </table:table-cell>
          <table:table-cell office:value-type="float" office:value="611546.76400000008" table:style-name="ce1">
            <text:p>611546.764</text:p>
          </table:table-cell>
          <table:table-cell office:value-type="float" office:value="105383.202" table:style-name="ce1">
            <text:p>105383.202</text:p>
          </table:table-cell>
          <table:table-cell office:value-type="float" office:value="716943" table:style-name="ce1">
            <text:p>716943</text:p>
          </table:table-cell>
          <table:table-cell office:value-type="float" office:value="513" table:style-name="ce1">
            <text:p>513</text:p>
          </table:table-cell>
          <table:table-cell office:value-type="float" office:value="226" table:style-name="ce1">
            <text:p>226</text:p>
          </table:table-cell>
          <table:table-cell office:value-type="float" office:value="739" table:style-name="ce1">
            <text:p>739</text:p>
          </table:table-cell>
          <table:table-cell office:value-type="percentage" office:value="8.3885653591652385E-4" table:style-name="ce19">
            <text:p>0.0839%</text:p>
          </table:table-cell>
          <table:table-cell office:value-type="percentage" office:value="2.1445543095188926E-3" table:style-name="ce19">
            <text:p>0.2145%</text:p>
          </table:table-cell>
          <table:table-cell office:value-type="percentage" office:value="1.0307653467569945E-3" table:style-name="ce19">
            <text:p>0.103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outh Dakot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South Dakota, 2017</text:p>
          </table:table-cell>
          <table:table-cell office:value-type="float" office:value="607050" table:style-name="ce1">
            <text:p>607050</text:p>
          </table:table-cell>
          <table:table-cell office:value-type="float" office:value="111796" table:style-name="ce1">
            <text:p>111796</text:p>
          </table:table-cell>
          <table:table-cell office:value-type="float" office:value="718846" table:style-name="ce1">
            <text:p>718846</text:p>
          </table:table-cell>
          <table:table-cell office:value-type="float" office:value="497" table:style-name="ce1">
            <text:p>497</text:p>
          </table:table-cell>
          <table:table-cell office:value-type="float" office:value="227" table:style-name="ce1">
            <text:p>227</text:p>
          </table:table-cell>
          <table:table-cell office:value-type="float" office:value="724" table:style-name="ce1">
            <text:p>724</text:p>
          </table:table-cell>
          <table:table-cell office:value-type="percentage" office:value="8.1871345029239765E-4" table:style-name="ce19">
            <text:p>0.0819%</text:p>
          </table:table-cell>
          <table:table-cell office:value-type="percentage" office:value="2.0304840960320585E-3" table:style-name="ce19">
            <text:p>0.2030%</text:p>
          </table:table-cell>
          <table:table-cell office:value-type="percentage" office:value="1.007169824969465E-3" table:style-name="ce19">
            <text:p>0.100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Tennessee, 2009</text:p>
          </table:table-cell>
          <table:table-cell office:value-type="float" office:value="5273050.5480000004" table:style-name="ce1">
            <text:p>5273050.548</text:p>
          </table:table-cell>
          <table:table-cell office:value-type="float" office:value="783543.45" table:style-name="ce1">
            <text:p>783543.45</text:p>
          </table:table-cell>
          <table:table-cell office:value-type="float" office:value="6056214" table:style-name="ce1">
            <text:p>6056214</text:p>
          </table:table-cell>
          <table:table-cell office:value-type="float" office:value="581" table:style-name="ce1">
            <text:p>581</text:p>
          </table:table-cell>
          <table:table-cell office:value-type="float" office:value="1099" table:style-name="ce1">
            <text:p>1099</text:p>
          </table:table-cell>
          <table:table-cell office:value-type="float" office:value="1680" table:style-name="ce1">
            <text:p>1680</text:p>
          </table:table-cell>
          <table:table-cell office:value-type="percentage" office:value="1.1018289976764319E-4" table:style-name="ce19">
            <text:p>0.0110%</text:p>
          </table:table-cell>
          <table:table-cell office:value-type="percentage" office:value="1.4026024976662112E-3" table:style-name="ce19">
            <text:p>0.1403%</text:p>
          </table:table-cell>
          <table:table-cell office:value-type="percentage" office:value="2.7740102975225115E-4" table:style-name="ce19">
            <text:p>0.027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Tennessee, 2010</text:p>
          </table:table-cell>
          <table:table-cell office:value-type="float" office:value="5337561.1209999993" table:style-name="ce1">
            <text:p>5337561.121</text:p>
          </table:table-cell>
          <table:table-cell office:value-type="float" office:value="800235.03599999996" table:style-name="ce1">
            <text:p>800235.036</text:p>
          </table:table-cell>
          <table:table-cell office:value-type="float" office:value="6137476" table:style-name="ce1">
            <text:p>6137476</text:p>
          </table:table-cell>
          <table:table-cell office:value-type="float" office:value="532" table:style-name="ce1">
            <text:p>532</text:p>
          </table:table-cell>
          <table:table-cell office:value-type="float" office:value="1117" table:style-name="ce1">
            <text:p>1117</text:p>
          </table:table-cell>
          <table:table-cell office:value-type="float" office:value="1649" table:style-name="ce1">
            <text:p>1649</text:p>
          </table:table-cell>
          <table:table-cell office:value-type="percentage" office:value="9.9670989790994486E-5" table:style-name="ce19">
            <text:p>0.0100%</text:p>
          </table:table-cell>
          <table:table-cell office:value-type="percentage" office:value="1.3958399092138727E-3" table:style-name="ce19">
            <text:p>0.1396%</text:p>
          </table:table-cell>
          <table:table-cell office:value-type="percentage" office:value="2.6867722171133542E-4" table:style-name="ce19">
            <text:p>0.026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Tennessee, 2011</text:p>
          </table:table-cell>
          <table:table-cell office:value-type="float" office:value="5395970.0410000002" table:style-name="ce1">
            <text:p>5395970.041</text:p>
          </table:table-cell>
          <table:table-cell office:value-type="float" office:value="826324.92799999961" table:style-name="ce1">
            <text:p>826324.928</text:p>
          </table:table-cell>
          <table:table-cell office:value-type="float" office:value="6223143" table:style-name="ce1">
            <text:p>6223143</text:p>
          </table:table-cell>
          <table:table-cell office:value-type="float" office:value="528" table:style-name="ce1">
            <text:p>528</text:p>
          </table:table-cell>
          <table:table-cell office:value-type="float" office:value="1192" table:style-name="ce1">
            <text:p>1192</text:p>
          </table:table-cell>
          <table:table-cell office:value-type="float" office:value="1720" table:style-name="ce1">
            <text:p>1720</text:p>
          </table:table-cell>
          <table:table-cell office:value-type="percentage" office:value="9.7850802726500905E-5" table:style-name="ce19">
            <text:p>0.0098%</text:p>
          </table:table-cell>
          <table:table-cell office:value-type="percentage" office:value="1.4425318172175492E-3" table:style-name="ce19">
            <text:p>0.1443%</text:p>
          </table:table-cell>
          <table:table-cell office:value-type="percentage" office:value="2.7638767098875919E-4" table:style-name="ce19">
            <text:p>0.027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Tennessee, 2012</text:p>
          </table:table-cell>
          <table:table-cell office:value-type="float" office:value="5323833.1680000005" table:style-name="ce1">
            <text:p>5323833.168</text:p>
          </table:table-cell>
          <table:table-cell office:value-type="float" office:value="822982.28200000024" table:style-name="ce1">
            <text:p>822982.282</text:p>
          </table:table-cell>
          <table:table-cell office:value-type="float" office:value="6144968" table:style-name="ce1">
            <text:p>6144968</text:p>
          </table:table-cell>
          <table:table-cell office:value-type="float" office:value="524" table:style-name="ce1">
            <text:p>524</text:p>
          </table:table-cell>
          <table:table-cell office:value-type="float" office:value="1198" table:style-name="ce1">
            <text:p>1198</text:p>
          </table:table-cell>
          <table:table-cell office:value-type="float" office:value="1722" table:style-name="ce1">
            <text:p>1722</text:p>
          </table:table-cell>
          <table:table-cell office:value-type="percentage" office:value="9.8425323158060309E-5" table:style-name="ce19">
            <text:p>0.0098%</text:p>
          </table:table-cell>
          <table:table-cell office:value-type="percentage" office:value="1.4556813994690589E-3" table:style-name="ce19">
            <text:p>0.1456%</text:p>
          </table:table-cell>
          <table:table-cell office:value-type="percentage" office:value="2.802292867920549E-4" table:style-name="ce19">
            <text:p>0.028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Tennessee, 2013</text:p>
          </table:table-cell>
          <table:table-cell office:value-type="float" office:value="5180936.0929999985" table:style-name="ce1">
            <text:p>5180936.093</text:p>
          </table:table-cell>
          <table:table-cell office:value-type="float" office:value="828946.93299999996" table:style-name="ce1">
            <text:p>828946.933</text:p>
          </table:table-cell>
          <table:table-cell office:value-type="float" office:value="6009613" table:style-name="ce1">
            <text:p>6009613</text:p>
          </table:table-cell>
          <table:table-cell office:value-type="float" office:value="570" table:style-name="ce1">
            <text:p>570</text:p>
          </table:table-cell>
          <table:table-cell office:value-type="float" office:value="1264" table:style-name="ce1">
            <text:p>1264</text:p>
          </table:table-cell>
          <table:table-cell office:value-type="float" office:value="1834" table:style-name="ce1">
            <text:p>1834</text:p>
          </table:table-cell>
          <table:table-cell office:value-type="percentage" office:value="1.1001872823139649E-4" table:style-name="ce19">
            <text:p>0.0110%</text:p>
          </table:table-cell>
          <table:table-cell office:value-type="percentage" office:value="1.5248261977706117E-3" table:style-name="ce19">
            <text:p>0.1525%</text:p>
          </table:table-cell>
          <table:table-cell office:value-type="percentage" office:value="3.0517772109451972E-4" table:style-name="ce19">
            <text:p>0.030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Tennessee, 2014</text:p>
          </table:table-cell>
          <table:table-cell office:value-type="float" office:value="5271028.3069999982" table:style-name="ce1">
            <text:p>5271028.307</text:p>
          </table:table-cell>
          <table:table-cell office:value-type="float" office:value="884234.87100000016" table:style-name="ce1">
            <text:p>884234.871</text:p>
          </table:table-cell>
          <table:table-cell office:value-type="float" office:value="6157257" table:style-name="ce1">
            <text:p>6157257</text:p>
          </table:table-cell>
          <table:table-cell office:value-type="float" office:value="664" table:style-name="ce1">
            <text:p>664</text:p>
          </table:table-cell>
          <table:table-cell office:value-type="float" office:value="1248" table:style-name="ce1">
            <text:p>1248</text:p>
          </table:table-cell>
          <table:table-cell office:value-type="float" office:value="1912" table:style-name="ce1">
            <text:p>1912</text:p>
          </table:table-cell>
          <table:table-cell office:value-type="percentage" office:value="1.2597162476213586E-4" table:style-name="ce19">
            <text:p>0.0126%</text:p>
          </table:table-cell>
          <table:table-cell office:value-type="percentage" office:value="1.4113897120892891E-3" table:style-name="ce19">
            <text:p>0.1411%</text:p>
          </table:table-cell>
          <table:table-cell office:value-type="percentage" office:value="3.105278860375651E-4" table:style-name="ce19">
            <text:p>0.031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Tennessee, 2015</text:p>
          </table:table-cell>
          <table:table-cell office:value-type="float" office:value="5324999.4619999994" table:style-name="ce1">
            <text:p>5324999.462</text:p>
          </table:table-cell>
          <table:table-cell office:value-type="float" office:value="904310.522" table:style-name="ce1">
            <text:p>904310.522</text:p>
          </table:table-cell>
          <table:table-cell office:value-type="float" office:value="6231143" table:style-name="ce1">
            <text:p>6231143</text:p>
          </table:table-cell>
          <table:table-cell office:value-type="float" office:value="549" table:style-name="ce1">
            <text:p>549</text:p>
          </table:table-cell>
          <table:table-cell office:value-type="float" office:value="1438" table:style-name="ce1">
            <text:p>1438</text:p>
          </table:table-cell>
          <table:table-cell office:value-type="float" office:value="1987" table:style-name="ce1">
            <text:p>1987</text:p>
          </table:table-cell>
          <table:table-cell office:value-type="percentage" office:value="1.030986019656428E-4" table:style-name="ce19">
            <text:p>0.0103%</text:p>
          </table:table-cell>
          <table:table-cell office:value-type="percentage" office:value="1.5901617475595402E-3" table:style-name="ce19">
            <text:p>0.1590%</text:p>
          </table:table-cell>
          <table:table-cell office:value-type="percentage" office:value="3.1888210557838267E-4" table:style-name="ce19">
            <text:p>0.031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Tennessee, 2016</text:p>
          </table:table-cell>
          <table:table-cell office:value-type="float" office:value="5236073.1469999999" table:style-name="ce1">
            <text:p>5236073.147</text:p>
          </table:table-cell>
          <table:table-cell office:value-type="float" office:value="912856.67399999965" table:style-name="ce1">
            <text:p>912856.674</text:p>
          </table:table-cell>
          <table:table-cell office:value-type="float" office:value="6148188" table:style-name="ce1">
            <text:p>6148188</text:p>
          </table:table-cell>
          <table:table-cell office:value-type="float" office:value="563" table:style-name="ce1">
            <text:p>563</text:p>
          </table:table-cell>
          <table:table-cell office:value-type="float" office:value="1212" table:style-name="ce1">
            <text:p>1212</text:p>
          </table:table-cell>
          <table:table-cell office:value-type="float" office:value="1775" table:style-name="ce1">
            <text:p>1775</text:p>
          </table:table-cell>
          <table:table-cell office:value-type="percentage" office:value="1.075233260105562E-4" table:style-name="ce19">
            <text:p>0.0108%</text:p>
          </table:table-cell>
          <table:table-cell office:value-type="percentage" office:value="1.3277002124432082E-3" table:style-name="ce19">
            <text:p>0.1328%</text:p>
          </table:table-cell>
          <table:table-cell office:value-type="percentage" office:value="2.8870294792547005E-4" table:style-name="ce19">
            <text:p>0.028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nnessee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Tennessee, 2017</text:p>
          </table:table-cell>
          <table:table-cell office:value-type="float" office:value="5352427" table:style-name="ce1">
            <text:p>5352427</text:p>
          </table:table-cell>
          <table:table-cell office:value-type="float" office:value="944145" table:style-name="ce1">
            <text:p>944145</text:p>
          </table:table-cell>
          <table:table-cell office:value-type="float" office:value="6296572" table:style-name="ce1">
            <text:p>6296572</text:p>
          </table:table-cell>
          <table:table-cell office:value-type="float" office:value="628" table:style-name="ce1">
            <text:p>628</text:p>
          </table:table-cell>
          <table:table-cell office:value-type="float" office:value="1321" table:style-name="ce1">
            <text:p>1321</text:p>
          </table:table-cell>
          <table:table-cell office:value-type="float" office:value="1949" table:style-name="ce1">
            <text:p>1949</text:p>
          </table:table-cell>
          <table:table-cell office:value-type="percentage" office:value="1.1732995144072025E-4" table:style-name="ce19">
            <text:p>0.0117%</text:p>
          </table:table-cell>
          <table:table-cell office:value-type="percentage" office:value="1.3991494950457821E-3" table:style-name="ce19">
            <text:p>0.1399%</text:p>
          </table:table-cell>
          <table:table-cell office:value-type="percentage" office:value="3.0953350489758557E-4" table:style-name="ce19">
            <text:p>0.031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Texas, 2009</text:p>
          </table:table-cell>
          <table:table-cell office:value-type="float" office:value="21345772.894000012" table:style-name="ce1">
            <text:p>21345772.89</text:p>
          </table:table-cell>
          <table:table-cell office:value-type="float" office:value="2387470.173" table:style-name="ce1">
            <text:p>2387470.173</text:p>
          </table:table-cell>
          <table:table-cell office:value-type="float" office:value="23721521" table:style-name="ce1">
            <text:p>23721521</text:p>
          </table:table-cell>
          <table:table-cell office:value-type="float" office:value="985" table:style-name="ce1">
            <text:p>985</text:p>
          </table:table-cell>
          <table:table-cell office:value-type="float" office:value="2512" table:style-name="ce1">
            <text:p>2512</text:p>
          </table:table-cell>
          <table:table-cell office:value-type="float" office:value="3497" table:style-name="ce1">
            <text:p>3497</text:p>
          </table:table-cell>
          <table:table-cell office:value-type="percentage" office:value="4.6144967666027647E-5" table:style-name="ce19">
            <text:p>0.0046%</text:p>
          </table:table-cell>
          <table:table-cell office:value-type="percentage" office:value="1.052159741473763E-3" table:style-name="ce19">
            <text:p>0.1052%</text:p>
          </table:table-cell>
          <table:table-cell office:value-type="percentage" office:value="1.4741887756691488E-4" table:style-name="ce19">
            <text:p>0.014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Texas, 2010</text:p>
          </table:table-cell>
          <table:table-cell office:value-type="float" office:value="21590270.408" table:style-name="ce1">
            <text:p>21590270.41</text:p>
          </table:table-cell>
          <table:table-cell office:value-type="float" office:value="2426770.3089999999" table:style-name="ce1">
            <text:p>2426770.309</text:p>
          </table:table-cell>
          <table:table-cell office:value-type="float" office:value="24014155" table:style-name="ce1">
            <text:p>24014155</text:p>
          </table:table-cell>
          <table:table-cell office:value-type="float" office:value="798" table:style-name="ce1">
            <text:p>798</text:p>
          </table:table-cell>
          <table:table-cell office:value-type="float" office:value="2435" table:style-name="ce1">
            <text:p>2435</text:p>
          </table:table-cell>
          <table:table-cell office:value-type="float" office:value="3233" table:style-name="ce1">
            <text:p>3233</text:p>
          </table:table-cell>
          <table:table-cell office:value-type="percentage" office:value="3.6961093349915214E-5" table:style-name="ce19">
            <text:p>0.0037%</text:p>
          </table:table-cell>
          <table:table-cell office:value-type="percentage" office:value="1.0033912113435208E-3" table:style-name="ce19">
            <text:p>0.1003%</text:p>
          </table:table-cell>
          <table:table-cell office:value-type="percentage" office:value="1.3462893031214299E-4" table:style-name="ce19">
            <text:p>0.013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Texas, 2011</text:p>
          </table:table-cell>
          <table:table-cell office:value-type="float" office:value="22038834.053999998" table:style-name="ce1">
            <text:p>22038834.05</text:p>
          </table:table-cell>
          <table:table-cell office:value-type="float" office:value="2513608.3730000001" table:style-name="ce1">
            <text:p>2513608.373</text:p>
          </table:table-cell>
          <table:table-cell office:value-type="float" office:value="24557189" table:style-name="ce1">
            <text:p>24557189</text:p>
          </table:table-cell>
          <table:table-cell office:value-type="float" office:value="830" table:style-name="ce1">
            <text:p>830</text:p>
          </table:table-cell>
          <table:table-cell office:value-type="float" office:value="2473" table:style-name="ce1">
            <text:p>2473</text:p>
          </table:table-cell>
          <table:table-cell office:value-type="float" office:value="3303" table:style-name="ce1">
            <text:p>3303</text:p>
          </table:table-cell>
          <table:table-cell office:value-type="percentage" office:value="3.7660794485149133E-5" table:style-name="ce19">
            <text:p>0.0038%</text:p>
          </table:table-cell>
          <table:table-cell office:value-type="percentage" office:value="9.838445903362688E-4" table:style-name="ce19">
            <text:p>0.0984%</text:p>
          </table:table-cell>
          <table:table-cell office:value-type="percentage" office:value="1.345023650711814E-4" table:style-name="ce19">
            <text:p>0.013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Texas, 2012</text:p>
          </table:table-cell>
          <table:table-cell office:value-type="float" office:value="22171559.571999986" table:style-name="ce1">
            <text:p>22171559.57</text:p>
          </table:table-cell>
          <table:table-cell office:value-type="float" office:value="2572464.1920000007" table:style-name="ce1">
            <text:p>2572464.192</text:p>
          </table:table-cell>
          <table:table-cell office:value-type="float" office:value="24741686" table:style-name="ce1">
            <text:p>24741686</text:p>
          </table:table-cell>
          <table:table-cell office:value-type="float" office:value="750" table:style-name="ce1">
            <text:p>750</text:p>
          </table:table-cell>
          <table:table-cell office:value-type="float" office:value="2435" table:style-name="ce1">
            <text:p>2435</text:p>
          </table:table-cell>
          <table:table-cell office:value-type="float" office:value="3185" table:style-name="ce1">
            <text:p>3185</text:p>
          </table:table-cell>
          <table:table-cell office:value-type="percentage" office:value="3.3827119719045827E-5" table:style-name="ce19">
            <text:p>0.0034%</text:p>
          </table:table-cell>
          <table:table-cell office:value-type="percentage" office:value="9.4656322430940155E-4" table:style-name="ce19">
            <text:p>0.0947%</text:p>
          </table:table-cell>
          <table:table-cell office:value-type="percentage" office:value="1.2873011160193366E-4" table:style-name="ce19">
            <text:p>0.012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Texas, 2013</text:p>
          </table:table-cell>
          <table:table-cell office:value-type="float" office:value="22554284.566999979" table:style-name="ce1">
            <text:p>22554284.57</text:p>
          </table:table-cell>
          <table:table-cell office:value-type="float" office:value="2669332.5370000009" table:style-name="ce1">
            <text:p>2669332.537</text:p>
          </table:table-cell>
          <table:table-cell office:value-type="float" office:value="25227175" table:style-name="ce1">
            <text:p>25227175</text:p>
          </table:table-cell>
          <table:table-cell office:value-type="float" office:value="938" table:style-name="ce1">
            <text:p>938</text:p>
          </table:table-cell>
          <table:table-cell office:value-type="float" office:value="2608" table:style-name="ce1">
            <text:p>2608</text:p>
          </table:table-cell>
          <table:table-cell office:value-type="float" office:value="3546" table:style-name="ce1">
            <text:p>3546</text:p>
          </table:table-cell>
          <table:table-cell office:value-type="percentage" office:value="4.1588550380020614E-5" table:style-name="ce19">
            <text:p>0.0042%</text:p>
          </table:table-cell>
          <table:table-cell office:value-type="percentage" office:value="9.7702326849507821E-4" table:style-name="ce19">
            <text:p>0.0977%</text:p>
          </table:table-cell>
          <table:table-cell office:value-type="percentage" office:value="1.4056270668435922E-4" table:style-name="ce19">
            <text:p>0.014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Texas, 2014</text:p>
          </table:table-cell>
          <table:table-cell office:value-type="float" office:value="22841498.206000004" table:style-name="ce1">
            <text:p>22841498.21</text:p>
          </table:table-cell>
          <table:table-cell office:value-type="float" office:value="2772676.716" table:style-name="ce1">
            <text:p>2772676.716</text:p>
          </table:table-cell>
          <table:table-cell office:value-type="float" office:value="25607357" table:style-name="ce1">
            <text:p>25607357</text:p>
          </table:table-cell>
          <table:table-cell office:value-type="float" office:value="1113" table:style-name="ce1">
            <text:p>1113</text:p>
          </table:table-cell>
          <table:table-cell office:value-type="float" office:value="2552" table:style-name="ce1">
            <text:p>2552</text:p>
          </table:table-cell>
          <table:table-cell office:value-type="float" office:value="3665" table:style-name="ce1">
            <text:p>3665</text:p>
          </table:table-cell>
          <table:table-cell office:value-type="percentage" office:value="4.8727101434512607E-5" table:style-name="ce19">
            <text:p>0.0049%</text:p>
          </table:table-cell>
          <table:table-cell office:value-type="percentage" office:value="9.204102249906873E-4" table:style-name="ce19">
            <text:p>0.0920%</text:p>
          </table:table-cell>
          <table:table-cell office:value-type="percentage" office:value="1.4312293142943255E-4" table:style-name="ce19">
            <text:p>0.014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Texas, 2015</text:p>
          </table:table-cell>
          <table:table-cell office:value-type="float" office:value="22601888.785999991" table:style-name="ce1">
            <text:p>22601888.79</text:p>
          </table:table-cell>
          <table:table-cell office:value-type="float" office:value="2800369.0309999981" table:style-name="ce1">
            <text:p>2800369.031</text:p>
          </table:table-cell>
          <table:table-cell office:value-type="float" office:value="25410595" table:style-name="ce1">
            <text:p>25410595</text:p>
          </table:table-cell>
          <table:table-cell office:value-type="float" office:value="871" table:style-name="ce1">
            <text:p>871</text:p>
          </table:table-cell>
          <table:table-cell office:value-type="float" office:value="2575" table:style-name="ce1">
            <text:p>2575</text:p>
          </table:table-cell>
          <table:table-cell office:value-type="float" office:value="3446" table:style-name="ce1">
            <text:p>3446</text:p>
          </table:table-cell>
          <table:table-cell office:value-type="percentage" office:value="3.8536602327656473E-5" table:style-name="ce19">
            <text:p>0.0039%</text:p>
          </table:table-cell>
          <table:table-cell office:value-type="percentage" office:value="9.1952166714273371E-4" table:style-name="ce19">
            <text:p>0.0920%</text:p>
          </table:table-cell>
          <table:table-cell office:value-type="percentage" office:value="1.3561272374771233E-4" table:style-name="ce19">
            <text:p>0.013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Texas, 2016</text:p>
          </table:table-cell>
          <table:table-cell office:value-type="float" office:value="23069285.451999988" table:style-name="ce1">
            <text:p>23069285.45</text:p>
          </table:table-cell>
          <table:table-cell office:value-type="float" office:value="2960325.4289999995" table:style-name="ce1">
            <text:p>2960325.429</text:p>
          </table:table-cell>
          <table:table-cell office:value-type="float" office:value="26031252" table:style-name="ce1">
            <text:p>26031252</text:p>
          </table:table-cell>
          <table:table-cell office:value-type="float" office:value="808" table:style-name="ce1">
            <text:p>808</text:p>
          </table:table-cell>
          <table:table-cell office:value-type="float" office:value="2260" table:style-name="ce1">
            <text:p>2260</text:p>
          </table:table-cell>
          <table:table-cell office:value-type="float" office:value="3068" table:style-name="ce1">
            <text:p>3068</text:p>
          </table:table-cell>
          <table:table-cell office:value-type="percentage" office:value="3.5024925313841942E-5" table:style-name="ce19">
            <text:p>0.0035%</text:p>
          </table:table-cell>
          <table:table-cell office:value-type="percentage" office:value="7.6342958036320686E-4" table:style-name="ce19">
            <text:p>0.0763%</text:p>
          </table:table-cell>
          <table:table-cell office:value-type="percentage" office:value="1.1785833428219281E-4" table:style-name="ce19">
            <text:p>0.011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exas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Texas, 2017</text:p>
          </table:table-cell>
          <table:table-cell office:value-type="float" office:value="23373174" table:style-name="ce1">
            <text:p>23373174</text:p>
          </table:table-cell>
          <table:table-cell office:value-type="float" office:value="3085403" table:style-name="ce1">
            <text:p>3085403</text:p>
          </table:table-cell>
          <table:table-cell office:value-type="float" office:value="26458577" table:style-name="ce1">
            <text:p>26458577</text:p>
          </table:table-cell>
          <table:table-cell office:value-type="float" office:value="917" table:style-name="ce1">
            <text:p>917</text:p>
          </table:table-cell>
          <table:table-cell office:value-type="float" office:value="2290" table:style-name="ce1">
            <text:p>2290</text:p>
          </table:table-cell>
          <table:table-cell office:value-type="float" office:value="3207" table:style-name="ce1">
            <text:p>3207</text:p>
          </table:table-cell>
          <table:table-cell office:value-type="percentage" office:value="3.9233011314595096E-5" table:style-name="ce19">
            <text:p>0.0039%</text:p>
          </table:table-cell>
          <table:table-cell office:value-type="percentage" office:value="7.4220450294499619E-4" table:style-name="ce19">
            <text:p>0.0742%</text:p>
          </table:table-cell>
          <table:table-cell office:value-type="percentage" office:value="1.2120833255696253E-4" table:style-name="ce19">
            <text:p>0.012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Utah, 2009</text:p>
          </table:table-cell>
          <table:table-cell office:value-type="float" office:value="2402324.6939999997" table:style-name="ce1">
            <text:p>2402324.694</text:p>
          </table:table-cell>
          <table:table-cell office:value-type="float" office:value="231879.217" table:style-name="ce1">
            <text:p>231879.217</text:p>
          </table:table-cell>
          <table:table-cell office:value-type="float" office:value="2632280" table:style-name="ce1">
            <text:p>2632280</text:p>
          </table:table-cell>
          <table:table-cell office:value-type="float" office:value="463" table:style-name="ce1">
            <text:p>463</text:p>
          </table:table-cell>
          <table:table-cell office:value-type="float" office:value="272" table:style-name="ce1">
            <text:p>272</text:p>
          </table:table-cell>
          <table:table-cell office:value-type="float" office:value="735" table:style-name="ce1">
            <text:p>735</text:p>
          </table:table-cell>
          <table:table-cell office:value-type="percentage" office:value="1.927299840676741E-4" table:style-name="ce19">
            <text:p>0.0193%</text:p>
          </table:table-cell>
          <table:table-cell office:value-type="percentage" office:value="1.1730244888656838E-3" table:style-name="ce19">
            <text:p>0.1173%</text:p>
          </table:table-cell>
          <table:table-cell office:value-type="percentage" office:value="2.7922561429635144E-4" table:style-name="ce19">
            <text:p>0.027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Utah, 2010</text:p>
          </table:table-cell>
          <table:table-cell office:value-type="float" office:value="2421045.5830000006" table:style-name="ce1">
            <text:p>2421045.583</text:p>
          </table:table-cell>
          <table:table-cell office:value-type="float" office:value="235119.82700000002" table:style-name="ce1">
            <text:p>235119.827</text:p>
          </table:table-cell>
          <table:table-cell office:value-type="float" office:value="2655575" table:style-name="ce1">
            <text:p>2655575</text:p>
          </table:table-cell>
          <table:table-cell office:value-type="float" office:value="493" table:style-name="ce1">
            <text:p>493</text:p>
          </table:table-cell>
          <table:table-cell office:value-type="float" office:value="287" table:style-name="ce1">
            <text:p>287</text:p>
          </table:table-cell>
          <table:table-cell office:value-type="float" office:value="780" table:style-name="ce1">
            <text:p>780</text:p>
          </table:table-cell>
          <table:table-cell office:value-type="percentage" office:value="2.03631027627785E-4" table:style-name="ce19">
            <text:p>0.0204%</text:p>
          </table:table-cell>
          <table:table-cell office:value-type="percentage" office:value="1.2206541815803563E-3" table:style-name="ce19">
            <text:p>0.1221%</text:p>
          </table:table-cell>
          <table:table-cell office:value-type="percentage" office:value="2.9372169869049076E-4" table:style-name="ce19">
            <text:p>0.029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Utah, 2011</text:p>
          </table:table-cell>
          <table:table-cell office:value-type="float" office:value="2396234.1469999999" table:style-name="ce1">
            <text:p>2396234.147</text:p>
          </table:table-cell>
          <table:table-cell office:value-type="float" office:value="239460.573" table:style-name="ce1">
            <text:p>239460.573</text:p>
          </table:table-cell>
          <table:table-cell office:value-type="float" office:value="2633633" table:style-name="ce1">
            <text:p>2633633</text:p>
          </table:table-cell>
          <table:table-cell office:value-type="float" office:value="484" table:style-name="ce1">
            <text:p>484</text:p>
          </table:table-cell>
          <table:table-cell office:value-type="float" office:value="284" table:style-name="ce1">
            <text:p>284</text:p>
          </table:table-cell>
          <table:table-cell office:value-type="float" office:value="768" table:style-name="ce1">
            <text:p>768</text:p>
          </table:table-cell>
          <table:table-cell office:value-type="percentage" office:value="2.0198360022786205E-4" table:style-name="ce19">
            <text:p>0.0202%</text:p>
          </table:table-cell>
          <table:table-cell office:value-type="percentage" office:value="1.1859989995096187E-3" table:style-name="ce19">
            <text:p>0.1186%</text:p>
          </table:table-cell>
          <table:table-cell office:value-type="percentage" office:value="2.9161238486911424E-4" table:style-name="ce19">
            <text:p>0.029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Utah, 2012</text:p>
          </table:table-cell>
          <table:table-cell office:value-type="float" office:value="2494608.1250000005" table:style-name="ce1">
            <text:p>2494608.125</text:p>
          </table:table-cell>
          <table:table-cell office:value-type="float" office:value="249139.22500000003" table:style-name="ce1">
            <text:p>249139.225</text:p>
          </table:table-cell>
          <table:table-cell office:value-type="float" office:value="2745765" table:style-name="ce1">
            <text:p>2745765</text:p>
          </table:table-cell>
          <table:table-cell office:value-type="float" office:value="502" table:style-name="ce1">
            <text:p>502</text:p>
          </table:table-cell>
          <table:table-cell office:value-type="float" office:value="270" table:style-name="ce1">
            <text:p>270</text:p>
          </table:table-cell>
          <table:table-cell office:value-type="float" office:value="772" table:style-name="ce1">
            <text:p>772</text:p>
          </table:table-cell>
          <table:table-cell office:value-type="percentage" office:value="2.0123401145420383E-4" table:style-name="ce19">
            <text:p>0.0201%</text:p>
          </table:table-cell>
          <table:table-cell office:value-type="percentage" office:value="1.0837313955680803E-3" table:style-name="ce19">
            <text:p>0.1084%</text:p>
          </table:table-cell>
          <table:table-cell office:value-type="percentage" office:value="2.8116025952694423E-4" table:style-name="ce19">
            <text:p>0.028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Utah, 2013</text:p>
          </table:table-cell>
          <table:table-cell office:value-type="float" office:value="2478902.7630000003" table:style-name="ce1">
            <text:p>2478902.763</text:p>
          </table:table-cell>
          <table:table-cell office:value-type="float" office:value="269731.99099999998" table:style-name="ce1">
            <text:p>269731.991</text:p>
          </table:table-cell>
          <table:table-cell office:value-type="float" office:value="2748392" table:style-name="ce1">
            <text:p>2748392</text:p>
          </table:table-cell>
          <table:table-cell office:value-type="float" office:value="512" table:style-name="ce1">
            <text:p>512</text:p>
          </table:table-cell>
          <table:table-cell office:value-type="float" office:value="346" table:style-name="ce1">
            <text:p>346</text:p>
          </table:table-cell>
          <table:table-cell office:value-type="float" office:value="858" table:style-name="ce1">
            <text:p>858</text:p>
          </table:table-cell>
          <table:table-cell office:value-type="percentage" office:value="2.0654299460313278E-4" table:style-name="ce19">
            <text:p>0.0207%</text:p>
          </table:table-cell>
          <table:table-cell office:value-type="percentage" office:value="1.282754777129866E-3" table:style-name="ce19">
            <text:p>0.1283%</text:p>
          </table:table-cell>
          <table:table-cell office:value-type="percentage" office:value="3.1218254164616985E-4" table:style-name="ce19">
            <text:p>0.031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Utah, 2014</text:p>
          </table:table-cell>
          <table:table-cell office:value-type="float" office:value="2504764.3789999997" table:style-name="ce1">
            <text:p>2504764.379</text:p>
          </table:table-cell>
          <table:table-cell office:value-type="float" office:value="266879.56599999999" table:style-name="ce1">
            <text:p>266879.566</text:p>
          </table:table-cell>
          <table:table-cell office:value-type="float" office:value="2773794" table:style-name="ce1">
            <text:p>2773794</text:p>
          </table:table-cell>
          <table:table-cell office:value-type="float" office:value="502" table:style-name="ce1">
            <text:p>502</text:p>
          </table:table-cell>
          <table:table-cell office:value-type="float" office:value="270" table:style-name="ce1">
            <text:p>270</text:p>
          </table:table-cell>
          <table:table-cell office:value-type="float" office:value="772" table:style-name="ce1">
            <text:p>772</text:p>
          </table:table-cell>
          <table:table-cell office:value-type="percentage" office:value="2.0041805297487427E-4" table:style-name="ce19">
            <text:p>0.0200%</text:p>
          </table:table-cell>
          <table:table-cell office:value-type="percentage" office:value="1.0116922926950503E-3" table:style-name="ce19">
            <text:p>0.1012%</text:p>
          </table:table-cell>
          <table:table-cell office:value-type="percentage" office:value="2.7831915419818489E-4" table:style-name="ce19">
            <text:p>0.027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Utah, 2015</text:p>
          </table:table-cell>
          <table:table-cell office:value-type="float" office:value="2554699.327" table:style-name="ce1">
            <text:p>2554699.327</text:p>
          </table:table-cell>
          <table:table-cell office:value-type="float" office:value="278662.46000000008" table:style-name="ce1">
            <text:p>278662.46</text:p>
          </table:table-cell>
          <table:table-cell office:value-type="float" office:value="2832328" table:style-name="ce1">
            <text:p>2832328</text:p>
          </table:table-cell>
          <table:table-cell office:value-type="float" office:value="474" table:style-name="ce1">
            <text:p>474</text:p>
          </table:table-cell>
          <table:table-cell office:value-type="float" office:value="306" table:style-name="ce1">
            <text:p>306</text:p>
          </table:table-cell>
          <table:table-cell office:value-type="float" office:value="780" table:style-name="ce1">
            <text:p>780</text:p>
          </table:table-cell>
          <table:table-cell office:value-type="percentage" office:value="1.8554042543887983E-4" table:style-name="ce19">
            <text:p>0.0186%</text:p>
          </table:table-cell>
          <table:table-cell office:value-type="percentage" office:value="1.0981027010240271E-3" table:style-name="ce19">
            <text:p>0.1098%</text:p>
          </table:table-cell>
          <table:table-cell office:value-type="percentage" office:value="2.7539183314926805E-4" table:style-name="ce19">
            <text:p>0.027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Utah, 2016</text:p>
          </table:table-cell>
          <table:table-cell office:value-type="float" office:value="2586102.5209999997" table:style-name="ce1">
            <text:p>2586102.521</text:p>
          </table:table-cell>
          <table:table-cell office:value-type="float" office:value="290351.79400000005" table:style-name="ce1">
            <text:p>290351.794</text:p>
          </table:table-cell>
          <table:table-cell office:value-type="float" office:value="2875876" table:style-name="ce1">
            <text:p>2875876</text:p>
          </table:table-cell>
          <table:table-cell office:value-type="float" office:value="462" table:style-name="ce1">
            <text:p>462</text:p>
          </table:table-cell>
          <table:table-cell office:value-type="float" office:value="310" table:style-name="ce1">
            <text:p>310</text:p>
          </table:table-cell>
          <table:table-cell office:value-type="float" office:value="772" table:style-name="ce1">
            <text:p>772</text:p>
          </table:table-cell>
          <table:table-cell office:value-type="percentage" office:value="1.7864720994175933E-4" table:style-name="ce19">
            <text:p>0.0179%</text:p>
          </table:table-cell>
          <table:table-cell office:value-type="percentage" office:value="1.0676703447542672E-3" table:style-name="ce19">
            <text:p>0.1068%</text:p>
          </table:table-cell>
          <table:table-cell office:value-type="percentage" office:value="2.6843994664582199E-4" table:style-name="ce19">
            <text:p>0.02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tah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Utah, 2017</text:p>
          </table:table-cell>
          <table:table-cell office:value-type="float" office:value="2581721" table:style-name="ce1">
            <text:p>2581721</text:p>
          </table:table-cell>
          <table:table-cell office:value-type="float" office:value="302014" table:style-name="ce1">
            <text:p>302014</text:p>
          </table:table-cell>
          <table:table-cell office:value-type="float" office:value="2883735" table:style-name="ce1">
            <text:p>2883735</text:p>
          </table:table-cell>
          <table:table-cell office:value-type="float" office:value="450" table:style-name="ce1">
            <text:p>450</text:p>
          </table:table-cell>
          <table:table-cell office:value-type="float" office:value="252" table:style-name="ce1">
            <text:p>252</text:p>
          </table:table-cell>
          <table:table-cell office:value-type="float" office:value="702" table:style-name="ce1">
            <text:p>702</text:p>
          </table:table-cell>
          <table:table-cell office:value-type="percentage" office:value="1.7430233553509462E-4" table:style-name="ce19">
            <text:p>0.0174%</text:p>
          </table:table-cell>
          <table:table-cell office:value-type="percentage" office:value="8.3439840537193641E-4" table:style-name="ce19">
            <text:p>0.0834%</text:p>
          </table:table-cell>
          <table:table-cell office:value-type="percentage" office:value="2.4343429614718411E-4" table:style-name="ce19">
            <text:p>0.024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Vermont, 2009</text:p>
          </table:table-cell>
          <table:table-cell office:value-type="float" office:value="535329.5" table:style-name="ce1">
            <text:p>535329.5</text:p>
          </table:table-cell>
          <table:table-cell office:value-type="float" office:value="85495.759000000005" table:style-name="ce1">
            <text:p>85495.759</text:p>
          </table:table-cell>
          <table:table-cell office:value-type="float" office:value="620414" table:style-name="ce1">
            <text:p>620414</text:p>
          </table:table-cell>
          <table:table-cell office:value-type="float" office:value="446" table:style-name="ce1">
            <text:p>446</text:p>
          </table:table-cell>
          <table:table-cell office:value-type="float" office:value="181" table:style-name="ce1">
            <text:p>181</text:p>
          </table:table-cell>
          <table:table-cell office:value-type="float" office:value="627" table:style-name="ce1">
            <text:p>627</text:p>
          </table:table-cell>
          <table:table-cell office:value-type="percentage" office:value="8.3313174409405794E-4" table:style-name="ce19">
            <text:p>0.0833%</text:p>
          </table:table-cell>
          <table:table-cell office:value-type="percentage" office:value="2.1170640756578347E-3" table:style-name="ce19">
            <text:p>0.2117%</text:p>
          </table:table-cell>
          <table:table-cell office:value-type="percentage" office:value="1.0106154922358297E-3" table:style-name="ce19">
            <text:p>0.101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Vermont, 2010</text:p>
          </table:table-cell>
          <table:table-cell office:value-type="float" office:value="493227.74299999996" table:style-name="ce1">
            <text:p>493227.743</text:p>
          </table:table-cell>
          <table:table-cell office:value-type="float" office:value="80000.305999999997" table:style-name="ce1">
            <text:p>80000.306</text:p>
          </table:table-cell>
          <table:table-cell office:value-type="float" office:value="572962" table:style-name="ce1">
            <text:p>572962</text:p>
          </table:table-cell>
          <table:table-cell office:value-type="float" office:value="490" table:style-name="ce1">
            <text:p>490</text:p>
          </table:table-cell>
          <table:table-cell office:value-type="float" office:value="171" table:style-name="ce1">
            <text:p>171</text:p>
          </table:table-cell>
          <table:table-cell office:value-type="float" office:value="661" table:style-name="ce1">
            <text:p>661</text:p>
          </table:table-cell>
          <table:table-cell office:value-type="percentage" office:value="9.9345587703488121E-4" table:style-name="ce19">
            <text:p>0.0993%</text:p>
          </table:table-cell>
          <table:table-cell office:value-type="percentage" office:value="2.1374918240937729E-3" table:style-name="ce19">
            <text:p>0.2137%</text:p>
          </table:table-cell>
          <table:table-cell office:value-type="percentage" office:value="1.1536541690373881E-3" table:style-name="ce19">
            <text:p>0.115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Vermont, 2011</text:p>
          </table:table-cell>
          <table:table-cell office:value-type="float" office:value="536071.65200000012" table:style-name="ce1">
            <text:p>536071.652</text:p>
          </table:table-cell>
          <table:table-cell office:value-type="float" office:value="88586.031000000003" table:style-name="ce1">
            <text:p>88586.031</text:p>
          </table:table-cell>
          <table:table-cell office:value-type="float" office:value="624949" table:style-name="ce1">
            <text:p>624949</text:p>
          </table:table-cell>
          <table:table-cell office:value-type="float" office:value="505" table:style-name="ce1">
            <text:p>505</text:p>
          </table:table-cell>
          <table:table-cell office:value-type="float" office:value="172" table:style-name="ce1">
            <text:p>172</text:p>
          </table:table-cell>
          <table:table-cell office:value-type="float" office:value="677" table:style-name="ce1">
            <text:p>677</text:p>
          </table:table-cell>
          <table:table-cell office:value-type="percentage" office:value="9.4203824827506432E-4" table:style-name="ce19">
            <text:p>0.0942%</text:p>
          </table:table-cell>
          <table:table-cell office:value-type="percentage" office:value="1.9416153772596494E-3" table:style-name="ce19">
            <text:p>0.1942%</text:p>
          </table:table-cell>
          <table:table-cell office:value-type="percentage" office:value="1.0832883963331407E-3" table:style-name="ce19">
            <text:p>0.10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Vermont, 2012</text:p>
          </table:table-cell>
          <table:table-cell office:value-type="float" office:value="474106.52600000007" table:style-name="ce1">
            <text:p>474106.526</text:p>
          </table:table-cell>
          <table:table-cell office:value-type="float" office:value="82794.581000000006" table:style-name="ce1">
            <text:p>82794.581</text:p>
          </table:table-cell>
          <table:table-cell office:value-type="float" office:value="556475" table:style-name="ce1">
            <text:p>556475</text:p>
          </table:table-cell>
          <table:table-cell office:value-type="float" office:value="437" table:style-name="ce1">
            <text:p>437</text:p>
          </table:table-cell>
          <table:table-cell office:value-type="float" office:value="198" table:style-name="ce1">
            <text:p>198</text:p>
          </table:table-cell>
          <table:table-cell office:value-type="float" office:value="635" table:style-name="ce1">
            <text:p>635</text:p>
          </table:table-cell>
          <table:table-cell office:value-type="percentage" office:value="9.2173377929836791E-4" table:style-name="ce19">
            <text:p>0.0922%</text:p>
          </table:table-cell>
          <table:table-cell office:value-type="percentage" office:value="2.391460861430049E-3" table:style-name="ce19">
            <text:p>0.2391%</text:p>
          </table:table-cell>
          <table:table-cell office:value-type="percentage" office:value="1.1411114605328183E-3" table:style-name="ce19">
            <text:p>0.114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Vermont, 2013</text:p>
          </table:table-cell>
          <table:table-cell office:value-type="float" office:value="453843.12799999997" table:style-name="ce1">
            <text:p>453843.128</text:p>
          </table:table-cell>
          <table:table-cell office:value-type="float" office:value="79623.159" table:style-name="ce1">
            <text:p>79623.159</text:p>
          </table:table-cell>
          <table:table-cell office:value-type="float" office:value="533260" table:style-name="ce1">
            <text:p>533260</text:p>
          </table:table-cell>
          <table:table-cell office:value-type="float" office:value="483" table:style-name="ce1">
            <text:p>483</text:p>
          </table:table-cell>
          <table:table-cell office:value-type="float" office:value="166" table:style-name="ce1">
            <text:p>166</text:p>
          </table:table-cell>
          <table:table-cell office:value-type="float" office:value="649" table:style-name="ce1">
            <text:p>649</text:p>
          </table:table-cell>
          <table:table-cell office:value-type="percentage" office:value="1.064244383579165E-3" table:style-name="ce19">
            <text:p>0.1064%</text:p>
          </table:table-cell>
          <table:table-cell office:value-type="percentage" office:value="2.0848205733711217E-3" table:style-name="ce19">
            <text:p>0.2085%</text:p>
          </table:table-cell>
          <table:table-cell office:value-type="percentage" office:value="1.2170423433222068E-3" table:style-name="ce19">
            <text:p>0.121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Vermont, 2014</text:p>
          </table:table-cell>
          <table:table-cell office:value-type="float" office:value="424929.72699999996" table:style-name="ce1">
            <text:p>424929.727</text:p>
          </table:table-cell>
          <table:table-cell office:value-type="float" office:value="77154.661000000007" table:style-name="ce1">
            <text:p>77154.661</text:p>
          </table:table-cell>
          <table:table-cell office:value-type="float" office:value="501606" table:style-name="ce1">
            <text:p>501606</text:p>
          </table:table-cell>
          <table:table-cell office:value-type="float" office:value="464" table:style-name="ce1">
            <text:p>464</text:p>
          </table:table-cell>
          <table:table-cell office:value-type="float" office:value="190" table:style-name="ce1">
            <text:p>190</text:p>
          </table:table-cell>
          <table:table-cell office:value-type="float" office:value="654" table:style-name="ce1">
            <text:p>654</text:p>
          </table:table-cell>
          <table:table-cell office:value-type="percentage" office:value="1.091945257103653E-3" table:style-name="ce19">
            <text:p>0.1092%</text:p>
          </table:table-cell>
          <table:table-cell office:value-type="percentage" office:value="2.4625861553587798E-3" table:style-name="ce19">
            <text:p>0.2463%</text:p>
          </table:table-cell>
          <table:table-cell office:value-type="percentage" office:value="1.3038121553569934E-3" table:style-name="ce19">
            <text:p>0.130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Vermont, 2015</text:p>
          </table:table-cell>
          <table:table-cell office:value-type="float" office:value="519706.34700000007" table:style-name="ce1">
            <text:p>519706.347</text:p>
          </table:table-cell>
          <table:table-cell office:value-type="float" office:value="100365.09600000001" table:style-name="ce1">
            <text:p>100365.096</text:p>
          </table:table-cell>
          <table:table-cell office:value-type="float" office:value="620040" table:style-name="ce1">
            <text:p>620040</text:p>
          </table:table-cell>
          <table:table-cell office:value-type="float" office:value="481" table:style-name="ce1">
            <text:p>481</text:p>
          </table:table-cell>
          <table:table-cell office:value-type="float" office:value="209" table:style-name="ce1">
            <text:p>209</text:p>
          </table:table-cell>
          <table:table-cell office:value-type="float" office:value="690" table:style-name="ce1">
            <text:p>690</text:p>
          </table:table-cell>
          <table:table-cell office:value-type="percentage" office:value="9.2552265866400888E-4" table:style-name="ce19">
            <text:p>0.0926%</text:p>
          </table:table-cell>
          <table:table-cell office:value-type="percentage" office:value="2.0823972509327344E-3" table:style-name="ce19">
            <text:p>0.2082%</text:p>
          </table:table-cell>
          <table:table-cell office:value-type="percentage" office:value="1.1128314302303076E-3" table:style-name="ce19">
            <text:p>0.111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Vermont, 2016</text:p>
          </table:table-cell>
          <table:table-cell office:value-type="float" office:value="417526.63299999997" table:style-name="ce1">
            <text:p>417526.633</text:p>
          </table:table-cell>
          <table:table-cell office:value-type="float" office:value="84887.736999999994" table:style-name="ce1">
            <text:p>84887.737</text:p>
          </table:table-cell>
          <table:table-cell office:value-type="float" office:value="502438" table:style-name="ce1">
            <text:p>502438</text:p>
          </table:table-cell>
          <table:table-cell office:value-type="float" office:value="467" table:style-name="ce1">
            <text:p>467</text:p>
          </table:table-cell>
          <table:table-cell office:value-type="float" office:value="170" table:style-name="ce1">
            <text:p>170</text:p>
          </table:table-cell>
          <table:table-cell office:value-type="float" office:value="637" table:style-name="ce1">
            <text:p>637</text:p>
          </table:table-cell>
          <table:table-cell office:value-type="percentage" office:value="1.1184915238688499E-3" table:style-name="ce19">
            <text:p>0.1118%</text:p>
          </table:table-cell>
          <table:table-cell office:value-type="percentage" office:value="2.0026449756812342E-3" table:style-name="ce19">
            <text:p>0.2003%</text:p>
          </table:table-cell>
          <table:table-cell office:value-type="percentage" office:value="1.2678181188524754E-3" table:style-name="ce19">
            <text:p>0.12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ermont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Vermont, 2017</text:p>
          </table:table-cell>
          <table:table-cell office:value-type="float" office:value="486065" table:style-name="ce1">
            <text:p>486065</text:p>
          </table:table-cell>
          <table:table-cell office:value-type="float" office:value="102353" table:style-name="ce1">
            <text:p>102353</text:p>
          </table:table-cell>
          <table:table-cell office:value-type="float" office:value="588418" table:style-name="ce1">
            <text:p>588418</text:p>
          </table:table-cell>
          <table:table-cell office:value-type="float" office:value="462" table:style-name="ce1">
            <text:p>462</text:p>
          </table:table-cell>
          <table:table-cell office:value-type="float" office:value="168" table:style-name="ce1">
            <text:p>168</text:p>
          </table:table-cell>
          <table:table-cell office:value-type="float" office:value="630" table:style-name="ce1">
            <text:p>630</text:p>
          </table:table-cell>
          <table:table-cell office:value-type="percentage" office:value="9.5049016078096549E-4" table:style-name="ce19">
            <text:p>0.0950%</text:p>
          </table:table-cell>
          <table:table-cell office:value-type="percentage" office:value="1.6413783670239271E-3" table:style-name="ce19">
            <text:p>0.1641%</text:p>
          </table:table-cell>
          <table:table-cell office:value-type="percentage" office:value="1.0706674506898157E-3" table:style-name="ce19">
            <text:p>0.10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Virginia, 2009</text:p>
          </table:table-cell>
          <table:table-cell office:value-type="float" office:value="6780751.5489999987" table:style-name="ce1">
            <text:p>6780751.549</text:p>
          </table:table-cell>
          <table:table-cell office:value-type="float" office:value="898493.43000000017" table:style-name="ce1">
            <text:p>898493.43</text:p>
          </table:table-cell>
          <table:table-cell office:value-type="float" office:value="7678761" table:style-name="ce1">
            <text:p>7678761</text:p>
          </table:table-cell>
          <table:table-cell office:value-type="float" office:value="507" table:style-name="ce1">
            <text:p>507</text:p>
          </table:table-cell>
          <table:table-cell office:value-type="float" office:value="1031" table:style-name="ce1">
            <text:p>1031</text:p>
          </table:table-cell>
          <table:table-cell office:value-type="float" office:value="1538" table:style-name="ce1">
            <text:p>1538</text:p>
          </table:table-cell>
          <table:table-cell office:value-type="percentage" office:value="7.4770472909418213E-5" table:style-name="ce19">
            <text:p>0.0075%</text:p>
          </table:table-cell>
          <table:table-cell office:value-type="percentage" office:value="1.1474763927878692E-3" table:style-name="ce19">
            <text:p>0.1147%</text:p>
          </table:table-cell>
          <table:table-cell office:value-type="percentage" office:value="2.0029272951717079E-4" table:style-name="ce19">
            <text:p>0.02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Virginia, 2010</text:p>
          </table:table-cell>
          <table:table-cell office:value-type="float" office:value="6631975.2299999986" table:style-name="ce1">
            <text:p>6631975.23</text:p>
          </table:table-cell>
          <table:table-cell office:value-type="float" office:value="879672.44299999962" table:style-name="ce1">
            <text:p>879672.443</text:p>
          </table:table-cell>
          <table:table-cell office:value-type="float" office:value="7512499" table:style-name="ce1">
            <text:p>7512499</text:p>
          </table:table-cell>
          <table:table-cell office:value-type="float" office:value="460" table:style-name="ce1">
            <text:p>460</text:p>
          </table:table-cell>
          <table:table-cell office:value-type="float" office:value="1040" table:style-name="ce1">
            <text:p>1040</text:p>
          </table:table-cell>
          <table:table-cell office:value-type="float" office:value="1500" table:style-name="ce1">
            <text:p>1500</text:p>
          </table:table-cell>
          <table:table-cell office:value-type="percentage" office:value="6.9360934570318066E-5" table:style-name="ce19">
            <text:p>0.0069%</text:p>
          </table:table-cell>
          <table:table-cell office:value-type="percentage" office:value="1.1822582465505294E-3" table:style-name="ce19">
            <text:p>0.1182%</text:p>
          </table:table-cell>
          <table:table-cell office:value-type="percentage" office:value="1.9966724787584E-4" table:style-name="ce19">
            <text:p>0.02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Virginia, 2011</text:p>
          </table:table-cell>
          <table:table-cell office:value-type="float" office:value="6830157.3239999991" table:style-name="ce1">
            <text:p>6830157.324</text:p>
          </table:table-cell>
          <table:table-cell office:value-type="float" office:value="925808.35799999943" table:style-name="ce1">
            <text:p>925808.358</text:p>
          </table:table-cell>
          <table:table-cell office:value-type="float" office:value="7752924" table:style-name="ce1">
            <text:p>7752924</text:p>
          </table:table-cell>
          <table:table-cell office:value-type="float" office:value="496" table:style-name="ce1">
            <text:p>496</text:p>
          </table:table-cell>
          <table:table-cell office:value-type="float" office:value="1204" table:style-name="ce1">
            <text:p>1204</text:p>
          </table:table-cell>
          <table:table-cell office:value-type="float" office:value="1700" table:style-name="ce1">
            <text:p>1700</text:p>
          </table:table-cell>
          <table:table-cell office:value-type="percentage" office:value="7.2619117901888031E-5" table:style-name="ce19">
            <text:p>0.0073%</text:p>
          </table:table-cell>
          <table:table-cell office:value-type="percentage" office:value="1.3004851269662018E-3" table:style-name="ce19">
            <text:p>0.1300%</text:p>
          </table:table-cell>
          <table:table-cell office:value-type="percentage" office:value="2.1927210946476452E-4" table:style-name="ce19">
            <text:p>0.021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Virginia, 2012</text:p>
          </table:table-cell>
          <table:table-cell office:value-type="float" office:value="6537495.8859999962" table:style-name="ce1">
            <text:p>6537495.886</text:p>
          </table:table-cell>
          <table:table-cell office:value-type="float" office:value="899007.12299999967" table:style-name="ce1">
            <text:p>899007.123</text:p>
          </table:table-cell>
          <table:table-cell office:value-type="float" office:value="7438015" table:style-name="ce1">
            <text:p>7438015</text:p>
          </table:table-cell>
          <table:table-cell office:value-type="float" office:value="471" table:style-name="ce1">
            <text:p>471</text:p>
          </table:table-cell>
          <table:table-cell office:value-type="float" office:value="1108" table:style-name="ce1">
            <text:p>1108</text:p>
          </table:table-cell>
          <table:table-cell office:value-type="float" office:value="1579" table:style-name="ce1">
            <text:p>1579</text:p>
          </table:table-cell>
          <table:table-cell office:value-type="percentage" office:value="7.204593443930777E-5" table:style-name="ce19">
            <text:p>0.0072%</text:p>
          </table:table-cell>
          <table:table-cell office:value-type="percentage" office:value="1.2324707687549662E-3" table:style-name="ce19">
            <text:p>0.1232%</text:p>
          </table:table-cell>
          <table:table-cell office:value-type="percentage" office:value="2.1228782141471885E-4" table:style-name="ce19">
            <text:p>0.021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Virginia, 2013</text:p>
          </table:table-cell>
          <table:table-cell office:value-type="float" office:value="6685760.0029999977" table:style-name="ce1">
            <text:p>6685760.003</text:p>
          </table:table-cell>
          <table:table-cell office:value-type="float" office:value="951827.74099999957" table:style-name="ce1">
            <text:p>951827.741</text:p>
          </table:table-cell>
          <table:table-cell office:value-type="float" office:value="7636698" table:style-name="ce1">
            <text:p>7636698</text:p>
          </table:table-cell>
          <table:table-cell office:value-type="float" office:value="507" table:style-name="ce1">
            <text:p>507</text:p>
          </table:table-cell>
          <table:table-cell office:value-type="float" office:value="1231" table:style-name="ce1">
            <text:p>1231</text:p>
          </table:table-cell>
          <table:table-cell office:value-type="float" office:value="1738" table:style-name="ce1">
            <text:p>1738</text:p>
          </table:table-cell>
          <table:table-cell office:value-type="percentage" office:value="7.5832814784332928E-5" table:style-name="ce19">
            <text:p>0.0076%</text:p>
          </table:table-cell>
          <table:table-cell office:value-type="percentage" office:value="1.2933012424146194E-3" table:style-name="ce19">
            <text:p>0.1293%</text:p>
          </table:table-cell>
          <table:table-cell office:value-type="percentage" office:value="2.2758527311149399E-4" table:style-name="ce19">
            <text:p>0.022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Virginia, 2014</text:p>
          </table:table-cell>
          <table:table-cell office:value-type="float" office:value="6641489.6169999959" table:style-name="ce1">
            <text:p>6641489.617</text:p>
          </table:table-cell>
          <table:table-cell office:value-type="float" office:value="959792.52100000042" table:style-name="ce1">
            <text:p>959792.521</text:p>
          </table:table-cell>
          <table:table-cell office:value-type="float" office:value="7602430" table:style-name="ce1">
            <text:p>7602430</text:p>
          </table:table-cell>
          <table:table-cell office:value-type="float" office:value="549" table:style-name="ce1">
            <text:p>549</text:p>
          </table:table-cell>
          <table:table-cell office:value-type="float" office:value="1229" table:style-name="ce1">
            <text:p>1229</text:p>
          </table:table-cell>
          <table:table-cell office:value-type="float" office:value="1778" table:style-name="ce1">
            <text:p>1778</text:p>
          </table:table-cell>
          <table:table-cell office:value-type="percentage" office:value="8.2662178465918749E-5" table:style-name="ce19">
            <text:p>0.0083%</text:p>
          </table:table-cell>
          <table:table-cell office:value-type="percentage" office:value="1.2804850768367254E-3" table:style-name="ce19">
            <text:p>0.1280%</text:p>
          </table:table-cell>
          <table:table-cell office:value-type="percentage" office:value="2.3387259073743527E-4" table:style-name="ce19">
            <text:p>0.023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Virginia, 2015</text:p>
          </table:table-cell>
          <table:table-cell office:value-type="float" office:value="6809692.777999999" table:style-name="ce1">
            <text:p>6809692.778</text:p>
          </table:table-cell>
          <table:table-cell office:value-type="float" office:value="1026237.8610000003" table:style-name="ce1">
            <text:p>1026237.861</text:p>
          </table:table-cell>
          <table:table-cell office:value-type="float" office:value="7832482" table:style-name="ce1">
            <text:p>7832482</text:p>
          </table:table-cell>
          <table:table-cell office:value-type="float" office:value="538" table:style-name="ce1">
            <text:p>538</text:p>
          </table:table-cell>
          <table:table-cell office:value-type="float" office:value="1206" table:style-name="ce1">
            <text:p>1206</text:p>
          </table:table-cell>
          <table:table-cell office:value-type="float" office:value="1744" table:style-name="ce1">
            <text:p>1744</text:p>
          </table:table-cell>
          <table:table-cell office:value-type="percentage" office:value="7.9005032611472692E-5" table:style-name="ce19">
            <text:p>0.0079%</text:p>
          </table:table-cell>
          <table:table-cell office:value-type="percentage" office:value="1.1751661538045707E-3" table:style-name="ce19">
            <text:p>0.1175%</text:p>
          </table:table-cell>
          <table:table-cell office:value-type="percentage" office:value="2.2266249702201677E-4" table:style-name="ce19">
            <text:p>0.022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Virginia, 2016</text:p>
          </table:table-cell>
          <table:table-cell office:value-type="float" office:value="6808201.2819999987" table:style-name="ce1">
            <text:p>6808201.282</text:p>
          </table:table-cell>
          <table:table-cell office:value-type="float" office:value="1047533.6899999998" table:style-name="ce1">
            <text:p>1047533.69</text:p>
          </table:table-cell>
          <table:table-cell office:value-type="float" office:value="7859259" table:style-name="ce1">
            <text:p>7859259</text:p>
          </table:table-cell>
          <table:table-cell office:value-type="float" office:value="523" table:style-name="ce1">
            <text:p>523</text:p>
          </table:table-cell>
          <table:table-cell office:value-type="float" office:value="982" table:style-name="ce1">
            <text:p>982</text:p>
          </table:table-cell>
          <table:table-cell office:value-type="float" office:value="1505" table:style-name="ce1">
            <text:p>1505</text:p>
          </table:table-cell>
          <table:table-cell office:value-type="percentage" office:value="7.6819115407581167E-5" table:style-name="ce19">
            <text:p>0.0077%</text:p>
          </table:table-cell>
          <table:table-cell office:value-type="percentage" office:value="9.3744001684566364E-4" table:style-name="ce19">
            <text:p>0.0937%</text:p>
          </table:table-cell>
          <table:table-cell office:value-type="percentage" office:value="1.9149388002100452E-4" table:style-name="ce19">
            <text:p>0.019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irgini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Virginia, 2017</text:p>
          </table:table-cell>
          <table:table-cell office:value-type="float" office:value="6837976" table:style-name="ce1">
            <text:p>6837976</text:p>
          </table:table-cell>
          <table:table-cell office:value-type="float" office:value="1103852" table:style-name="ce1">
            <text:p>1103852</text:p>
          </table:table-cell>
          <table:table-cell office:value-type="float" office:value="7941828" table:style-name="ce1">
            <text:p>7941828</text:p>
          </table:table-cell>
          <table:table-cell office:value-type="float" office:value="528" table:style-name="ce1">
            <text:p>528</text:p>
          </table:table-cell>
          <table:table-cell office:value-type="float" office:value="1036" table:style-name="ce1">
            <text:p>1036</text:p>
          </table:table-cell>
          <table:table-cell office:value-type="float" office:value="1564" table:style-name="ce1">
            <text:p>1564</text:p>
          </table:table-cell>
          <table:table-cell office:value-type="percentage" office:value="7.7215831117277985E-5" table:style-name="ce19">
            <text:p>0.0077%</text:p>
          </table:table-cell>
          <table:table-cell office:value-type="percentage" office:value="9.38531614745455E-4" table:style-name="ce19">
            <text:p>0.0939%</text:p>
          </table:table-cell>
          <table:table-cell office:value-type="percentage" office:value="1.9693199097235549E-4" table:style-name="ce19">
            <text:p>0.019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Washington, 2009</text:p>
          </table:table-cell>
          <table:table-cell office:value-type="float" office:value="5704893.8649999993" table:style-name="ce1">
            <text:p>5704893.865</text:p>
          </table:table-cell>
          <table:table-cell office:value-type="float" office:value="758541.45000000007" table:style-name="ce1">
            <text:p>758541.45</text:p>
          </table:table-cell>
          <table:table-cell office:value-type="float" office:value="6465755" table:style-name="ce1">
            <text:p>6465755</text:p>
          </table:table-cell>
          <table:table-cell office:value-type="float" office:value="503" table:style-name="ce1">
            <text:p>503</text:p>
          </table:table-cell>
          <table:table-cell office:value-type="float" office:value="551" table:style-name="ce1">
            <text:p>551</text:p>
          </table:table-cell>
          <table:table-cell office:value-type="float" office:value="1054" table:style-name="ce1">
            <text:p>1054</text:p>
          </table:table-cell>
          <table:table-cell office:value-type="percentage" office:value="8.8169913744749409E-5" table:style-name="ce19">
            <text:p>0.0088%</text:p>
          </table:table-cell>
          <table:table-cell office:value-type="percentage" office:value="7.2639405532815633E-4" table:style-name="ce19">
            <text:p>0.0726%</text:p>
          </table:table-cell>
          <table:table-cell office:value-type="percentage" office:value="1.6301267214733625E-4" table:style-name="ce19">
            <text:p>0.016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Washington, 2010</text:p>
          </table:table-cell>
          <table:table-cell office:value-type="float" office:value="5763370.0139999986" table:style-name="ce1">
            <text:p>5763370.014</text:p>
          </table:table-cell>
          <table:table-cell office:value-type="float" office:value="775931.8679999999" table:style-name="ce1">
            <text:p>775931.868</text:p>
          </table:table-cell>
          <table:table-cell office:value-type="float" office:value="6541242" table:style-name="ce1">
            <text:p>6541242</text:p>
          </table:table-cell>
          <table:table-cell office:value-type="float" office:value="486" table:style-name="ce1">
            <text:p>486</text:p>
          </table:table-cell>
          <table:table-cell office:value-type="float" office:value="503" table:style-name="ce1">
            <text:p>503</text:p>
          </table:table-cell>
          <table:table-cell office:value-type="float" office:value="989" table:style-name="ce1">
            <text:p>989</text:p>
          </table:table-cell>
          <table:table-cell office:value-type="percentage" office:value="8.4325663425988763E-5" table:style-name="ce19">
            <text:p>0.0084%</text:p>
          </table:table-cell>
          <table:table-cell office:value-type="percentage" office:value="6.4825279221551453E-4" table:style-name="ce19">
            <text:p>0.0648%</text:p>
          </table:table-cell>
          <table:table-cell office:value-type="percentage" office:value="1.5119452850085655E-4" table:style-name="ce19">
            <text:p>0.015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Washington, 2011</text:p>
          </table:table-cell>
          <table:table-cell office:value-type="float" office:value="5823987.8039999986" table:style-name="ce1">
            <text:p>5823987.804</text:p>
          </table:table-cell>
          <table:table-cell office:value-type="float" office:value="804861.67200000002" table:style-name="ce1">
            <text:p>804861.672</text:p>
          </table:table-cell>
          <table:table-cell office:value-type="float" office:value="6628098" table:style-name="ce1">
            <text:p>6628098</text:p>
          </table:table-cell>
          <table:table-cell office:value-type="float" office:value="516" table:style-name="ce1">
            <text:p>516</text:p>
          </table:table-cell>
          <table:table-cell office:value-type="float" office:value="609" table:style-name="ce1">
            <text:p>609</text:p>
          </table:table-cell>
          <table:table-cell office:value-type="float" office:value="1125" table:style-name="ce1">
            <text:p>1125</text:p>
          </table:table-cell>
          <table:table-cell office:value-type="percentage" office:value="8.8599086633664269E-5" table:style-name="ce19">
            <text:p>0.0089%</text:p>
          </table:table-cell>
          <table:table-cell office:value-type="percentage" office:value="7.5665175916092076E-4" table:style-name="ce19">
            <text:p>0.0757%</text:p>
          </table:table-cell>
          <table:table-cell office:value-type="percentage" office:value="1.697319502517917E-4" table:style-name="ce19">
            <text:p>0.017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Washington, 2012</text:p>
          </table:table-cell>
          <table:table-cell office:value-type="float" office:value="5878261.5769999996" table:style-name="ce1">
            <text:p>5878261.577</text:p>
          </table:table-cell>
          <table:table-cell office:value-type="float" office:value="831783.47499999998" table:style-name="ce1">
            <text:p>831783.475</text:p>
          </table:table-cell>
          <table:table-cell office:value-type="float" office:value="6707406" table:style-name="ce1">
            <text:p>6707406</text:p>
          </table:table-cell>
          <table:table-cell office:value-type="float" office:value="517" table:style-name="ce1">
            <text:p>517</text:p>
          </table:table-cell>
          <table:table-cell office:value-type="float" office:value="590" table:style-name="ce1">
            <text:p>590</text:p>
          </table:table-cell>
          <table:table-cell office:value-type="float" office:value="1107" table:style-name="ce1">
            <text:p>1107</text:p>
          </table:table-cell>
          <table:table-cell office:value-type="percentage" office:value="8.7951172847237186E-5" table:style-name="ce19">
            <text:p>0.0088%</text:p>
          </table:table-cell>
          <table:table-cell office:value-type="percentage" office:value="7.0931921315219688E-4" table:style-name="ce19">
            <text:p>0.0709%</text:p>
          </table:table-cell>
          <table:table-cell office:value-type="percentage" office:value="1.650414482141084E-4" table:style-name="ce19">
            <text:p>0.016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Washington, 2013</text:p>
          </table:table-cell>
          <table:table-cell office:value-type="float" office:value="5913788.449" table:style-name="ce1">
            <text:p>5913788.449</text:p>
          </table:table-cell>
          <table:table-cell office:value-type="float" office:value="861565.52899999998" table:style-name="ce1">
            <text:p>861565.529</text:p>
          </table:table-cell>
          <table:table-cell office:value-type="float" office:value="6778098" table:style-name="ce1">
            <text:p>6778098</text:p>
          </table:table-cell>
          <table:table-cell office:value-type="float" office:value="501" table:style-name="ce1">
            <text:p>501</text:p>
          </table:table-cell>
          <table:table-cell office:value-type="float" office:value="670" table:style-name="ce1">
            <text:p>670</text:p>
          </table:table-cell>
          <table:table-cell office:value-type="float" office:value="1171" table:style-name="ce1">
            <text:p>1171</text:p>
          </table:table-cell>
          <table:table-cell office:value-type="percentage" office:value="8.4717267842869366E-5" table:style-name="ce19">
            <text:p>0.0085%</text:p>
          </table:table-cell>
          <table:table-cell office:value-type="percentage" office:value="7.776541394102131E-4" table:style-name="ce19">
            <text:p>0.0778%</text:p>
          </table:table-cell>
          <table:table-cell office:value-type="percentage" office:value="1.7276232949125256E-4" table:style-name="ce19">
            <text:p>0.017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Washington, 2014</text:p>
          </table:table-cell>
          <table:table-cell office:value-type="float" office:value="5984217.0879999986" table:style-name="ce1">
            <text:p>5984217.088</text:p>
          </table:table-cell>
          <table:table-cell office:value-type="float" office:value="907637.69800000009" table:style-name="ce1">
            <text:p>907637.698</text:p>
          </table:table-cell>
          <table:table-cell office:value-type="float" office:value="6894493" table:style-name="ce1">
            <text:p>6894493</text:p>
          </table:table-cell>
          <table:table-cell office:value-type="float" office:value="501" table:style-name="ce1">
            <text:p>501</text:p>
          </table:table-cell>
          <table:table-cell office:value-type="float" office:value="573" table:style-name="ce1">
            <text:p>573</text:p>
          </table:table-cell>
          <table:table-cell office:value-type="float" office:value="1074" table:style-name="ce1">
            <text:p>1074</text:p>
          </table:table-cell>
          <table:table-cell office:value-type="percentage" office:value="8.3720224823501604E-5" table:style-name="ce19">
            <text:p>0.0084%</text:p>
          </table:table-cell>
          <table:table-cell office:value-type="percentage" office:value="6.3130916803325629E-4" table:style-name="ce19">
            <text:p>0.0631%</text:p>
          </table:table-cell>
          <table:table-cell office:value-type="percentage" office:value="1.5577650162238181E-4" table:style-name="ce19">
            <text:p>0.015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Washington, 2015</text:p>
          </table:table-cell>
          <table:table-cell office:value-type="float" office:value="5766145.2909999993" table:style-name="ce1">
            <text:p>5766145.291</text:p>
          </table:table-cell>
          <table:table-cell office:value-type="float" office:value="893450.61699999997" table:style-name="ce1">
            <text:p>893450.617</text:p>
          </table:table-cell>
          <table:table-cell office:value-type="float" office:value="6661778" table:style-name="ce1">
            <text:p>6661778</text:p>
          </table:table-cell>
          <table:table-cell office:value-type="float" office:value="495" table:style-name="ce1">
            <text:p>495</text:p>
          </table:table-cell>
          <table:table-cell office:value-type="float" office:value="726" table:style-name="ce1">
            <text:p>726</text:p>
          </table:table-cell>
          <table:table-cell office:value-type="float" office:value="1221" table:style-name="ce1">
            <text:p>1221</text:p>
          </table:table-cell>
          <table:table-cell office:value-type="percentage" office:value="8.5845911786616494E-5" table:style-name="ce19">
            <text:p>0.0086%</text:p>
          </table:table-cell>
          <table:table-cell office:value-type="percentage" office:value="8.1257988543086991E-4" table:style-name="ce19">
            <text:p>0.0813%</text:p>
          </table:table-cell>
          <table:table-cell office:value-type="percentage" office:value="1.8328440245231827E-4" table:style-name="ce19">
            <text:p>0.01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Washington, 2016</text:p>
          </table:table-cell>
          <table:table-cell office:value-type="float" office:value="5995211.5580000011" table:style-name="ce1">
            <text:p>5995211.558</text:p>
          </table:table-cell>
          <table:table-cell office:value-type="float" office:value="967608.60900000005" table:style-name="ce1">
            <text:p>967608.609</text:p>
          </table:table-cell>
          <table:table-cell office:value-type="float" office:value="6962621" table:style-name="ce1">
            <text:p>6962621</text:p>
          </table:table-cell>
          <table:table-cell office:value-type="float" office:value="508" table:style-name="ce1">
            <text:p>508</text:p>
          </table:table-cell>
          <table:table-cell office:value-type="float" office:value="648" table:style-name="ce1">
            <text:p>648</text:p>
          </table:table-cell>
          <table:table-cell office:value-type="float" office:value="1156" table:style-name="ce1">
            <text:p>1156</text:p>
          </table:table-cell>
          <table:table-cell office:value-type="percentage" office:value="8.4734290872875962E-5" table:style-name="ce19">
            <text:p>0.0085%</text:p>
          </table:table-cell>
          <table:table-cell office:value-type="percentage" office:value="6.69692263971992E-4" table:style-name="ce19">
            <text:p>0.0670%</text:p>
          </table:table-cell>
          <table:table-cell office:value-type="percentage" office:value="1.6602943058368393E-4" table:style-name="ce19">
            <text:p>0.016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ashington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Washington, 2017</text:p>
          </table:table-cell>
          <table:table-cell office:value-type="float" office:value="5980557" table:style-name="ce1">
            <text:p>5980557</text:p>
          </table:table-cell>
          <table:table-cell office:value-type="float" office:value="994961" table:style-name="ce1">
            <text:p>994961</text:p>
          </table:table-cell>
          <table:table-cell office:value-type="float" office:value="6975518" table:style-name="ce1">
            <text:p>6975518</text:p>
          </table:table-cell>
          <table:table-cell office:value-type="float" office:value="514" table:style-name="ce1">
            <text:p>514</text:p>
          </table:table-cell>
          <table:table-cell office:value-type="float" office:value="869" table:style-name="ce1">
            <text:p>869</text:p>
          </table:table-cell>
          <table:table-cell office:value-type="float" office:value="1383" table:style-name="ce1">
            <text:p>1383</text:p>
          </table:table-cell>
          <table:table-cell office:value-type="percentage" office:value="8.59451719965214E-5" table:style-name="ce19">
            <text:p>0.0086%</text:p>
          </table:table-cell>
          <table:table-cell office:value-type="percentage" office:value="8.7340106798155907E-4" table:style-name="ce19">
            <text:p>0.0873%</text:p>
          </table:table-cell>
          <table:table-cell office:value-type="percentage" office:value="1.9826484570751592E-4" table:style-name="ce19">
            <text:p>0.019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West Virginia, 2009</text:p>
          </table:table-cell>
          <table:table-cell office:value-type="float" office:value="1496621.3" table:style-name="ce1">
            <text:p>1496621.3</text:p>
          </table:table-cell>
          <table:table-cell office:value-type="float" office:value="275638.61000000004" table:style-name="ce1">
            <text:p>275638.61</text:p>
          </table:table-cell>
          <table:table-cell office:value-type="float" office:value="1771937" table:style-name="ce1">
            <text:p>1771937</text:p>
          </table:table-cell>
          <table:table-cell office:value-type="float" office:value="488" table:style-name="ce1">
            <text:p>488</text:p>
          </table:table-cell>
          <table:table-cell office:value-type="float" office:value="369" table:style-name="ce1">
            <text:p>369</text:p>
          </table:table-cell>
          <table:table-cell office:value-type="float" office:value="857" table:style-name="ce1">
            <text:p>857</text:p>
          </table:table-cell>
          <table:table-cell office:value-type="percentage" office:value="3.2606779016174634E-4" table:style-name="ce19">
            <text:p>0.0326%</text:p>
          </table:table-cell>
          <table:table-cell office:value-type="percentage" office:value="1.3387094064942497E-3" table:style-name="ce19">
            <text:p>0.1339%</text:p>
          </table:table-cell>
          <table:table-cell office:value-type="percentage" office:value="4.8365150679736355E-4" table:style-name="ce19">
            <text:p>0.048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West Virginia, 2010</text:p>
          </table:table-cell>
          <table:table-cell office:value-type="float" office:value="1493257.1040000001" table:style-name="ce1">
            <text:p>1493257.104</text:p>
          </table:table-cell>
          <table:table-cell office:value-type="float" office:value="278592.79700000008" table:style-name="ce1">
            <text:p>278592.797</text:p>
          </table:table-cell>
          <table:table-cell office:value-type="float" office:value="1771762" table:style-name="ce1">
            <text:p>1771762</text:p>
          </table:table-cell>
          <table:table-cell office:value-type="float" office:value="488" table:style-name="ce1">
            <text:p>488</text:p>
          </table:table-cell>
          <table:table-cell office:value-type="float" office:value="371" table:style-name="ce1">
            <text:p>371</text:p>
          </table:table-cell>
          <table:table-cell office:value-type="float" office:value="859" table:style-name="ce1">
            <text:p>859</text:p>
          </table:table-cell>
          <table:table-cell office:value-type="percentage" office:value="3.2680239638089811E-4" table:style-name="ce19">
            <text:p>0.0327%</text:p>
          </table:table-cell>
          <table:table-cell office:value-type="percentage" office:value="1.3316927214022691E-3" table:style-name="ce19">
            <text:p>0.1332%</text:p>
          </table:table-cell>
          <table:table-cell office:value-type="percentage" office:value="4.8482809767903362E-4" table:style-name="ce19">
            <text:p>0.048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West Virginia, 2011</text:p>
          </table:table-cell>
          <table:table-cell office:value-type="float" office:value="1437103.6040000007" table:style-name="ce1">
            <text:p>1437103.604</text:p>
          </table:table-cell>
          <table:table-cell office:value-type="float" office:value="275543.96800000005" table:style-name="ce1">
            <text:p>275543.968</text:p>
          </table:table-cell>
          <table:table-cell office:value-type="float" office:value="1713552" table:style-name="ce1">
            <text:p>1713552</text:p>
          </table:table-cell>
          <table:table-cell office:value-type="float" office:value="465" table:style-name="ce1">
            <text:p>465</text:p>
          </table:table-cell>
          <table:table-cell office:value-type="float" office:value="363" table:style-name="ce1">
            <text:p>363</text:p>
          </table:table-cell>
          <table:table-cell office:value-type="float" office:value="828" table:style-name="ce1">
            <text:p>828</text:p>
          </table:table-cell>
          <table:table-cell office:value-type="percentage" office:value="3.2356748581363918E-4" table:style-name="ce19">
            <text:p>0.0324%</text:p>
          </table:table-cell>
          <table:table-cell office:value-type="percentage" office:value="1.3173941082244992E-3" table:style-name="ce19">
            <text:p>0.1317%</text:p>
          </table:table-cell>
          <table:table-cell office:value-type="percentage" office:value="4.8320681251575674E-4" table:style-name="ce19">
            <text:p>0.04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West Virginia, 2012</text:p>
          </table:table-cell>
          <table:table-cell office:value-type="float" office:value="1399878.8590000002" table:style-name="ce1">
            <text:p>1399878.859</text:p>
          </table:table-cell>
          <table:table-cell office:value-type="float" office:value="265390.29800000001" table:style-name="ce1">
            <text:p>265390.298</text:p>
          </table:table-cell>
          <table:table-cell office:value-type="float" office:value="1665624" table:style-name="ce1">
            <text:p>1665624</text:p>
          </table:table-cell>
          <table:table-cell office:value-type="float" office:value="437" table:style-name="ce1">
            <text:p>437</text:p>
          </table:table-cell>
          <table:table-cell office:value-type="float" office:value="355" table:style-name="ce1">
            <text:p>355</text:p>
          </table:table-cell>
          <table:table-cell office:value-type="float" office:value="792" table:style-name="ce1">
            <text:p>792</text:p>
          </table:table-cell>
          <table:table-cell office:value-type="percentage" office:value="3.1216986897864132E-4" table:style-name="ce19">
            <text:p>0.0312%</text:p>
          </table:table-cell>
          <table:table-cell office:value-type="percentage" office:value="1.3376525165965185E-3" table:style-name="ce19">
            <text:p>0.1338%</text:p>
          </table:table-cell>
          <table:table-cell office:value-type="percentage" office:value="4.7549747121799395E-4" table:style-name="ce19">
            <text:p>0.0475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West Virginia, 2013</text:p>
          </table:table-cell>
          <table:table-cell office:value-type="float" office:value="1433099.6500000006" table:style-name="ce1">
            <text:p>1433099.65</text:p>
          </table:table-cell>
          <table:table-cell office:value-type="float" office:value="275694.995" table:style-name="ce1">
            <text:p>275694.995</text:p>
          </table:table-cell>
          <table:table-cell office:value-type="float" office:value="1709774" table:style-name="ce1">
            <text:p>1709774</text:p>
          </table:table-cell>
          <table:table-cell office:value-type="float" office:value="460" table:style-name="ce1">
            <text:p>460</text:p>
          </table:table-cell>
          <table:table-cell office:value-type="float" office:value="424" table:style-name="ce1">
            <text:p>424</text:p>
          </table:table-cell>
          <table:table-cell office:value-type="float" office:value="884" table:style-name="ce1">
            <text:p>884</text:p>
          </table:table-cell>
          <table:table-cell office:value-type="percentage" office:value="3.2098256391312343E-4" table:style-name="ce19">
            <text:p>0.0321%</text:p>
          </table:table-cell>
          <table:table-cell office:value-type="percentage" office:value="1.537931437601905E-3" table:style-name="ce19">
            <text:p>0.1538%</text:p>
          </table:table-cell>
          <table:table-cell office:value-type="percentage" office:value="5.1702739660329381E-4" table:style-name="ce19">
            <text:p>0.051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West Virginia, 2014</text:p>
          </table:table-cell>
          <table:table-cell office:value-type="float" office:value="1370473.0730000006" table:style-name="ce1">
            <text:p>1370473.073</text:p>
          </table:table-cell>
          <table:table-cell office:value-type="float" office:value="277319.74899999995" table:style-name="ce1">
            <text:p>277319.749</text:p>
          </table:table-cell>
          <table:table-cell office:value-type="float" office:value="1648123" table:style-name="ce1">
            <text:p>1648123</text:p>
          </table:table-cell>
          <table:table-cell office:value-type="float" office:value="497" table:style-name="ce1">
            <text:p>497</text:p>
          </table:table-cell>
          <table:table-cell office:value-type="float" office:value="363" table:style-name="ce1">
            <text:p>363</text:p>
          </table:table-cell>
          <table:table-cell office:value-type="float" office:value="860" table:style-name="ce1">
            <text:p>860</text:p>
          </table:table-cell>
          <table:table-cell office:value-type="percentage" office:value="3.6264849692526561E-4" table:style-name="ce19">
            <text:p>0.0363%</text:p>
          </table:table-cell>
          <table:table-cell office:value-type="percentage" office:value="1.3089583461291826E-3" table:style-name="ce19">
            <text:p>0.1309%</text:p>
          </table:table-cell>
          <table:table-cell office:value-type="percentage" office:value="5.2180571474337773E-4" table:style-name="ce19">
            <text:p>0.052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West Virginia, 2015</text:p>
          </table:table-cell>
          <table:table-cell office:value-type="float" office:value="1276785.5490000001" table:style-name="ce1">
            <text:p>1276785.549</text:p>
          </table:table-cell>
          <table:table-cell office:value-type="float" office:value="257701.36199999996" table:style-name="ce1">
            <text:p>257701.362</text:p>
          </table:table-cell>
          <table:table-cell office:value-type="float" office:value="1534068" table:style-name="ce1">
            <text:p>1534068</text:p>
          </table:table-cell>
          <table:table-cell office:value-type="float" office:value="486" table:style-name="ce1">
            <text:p>486</text:p>
          </table:table-cell>
          <table:table-cell office:value-type="float" office:value="425" table:style-name="ce1">
            <text:p>425</text:p>
          </table:table-cell>
          <table:table-cell office:value-type="float" office:value="911" table:style-name="ce1">
            <text:p>911</text:p>
          </table:table-cell>
          <table:table-cell office:value-type="percentage" office:value="3.806434059193757E-4" table:style-name="ce19">
            <text:p>0.0381%</text:p>
          </table:table-cell>
          <table:table-cell office:value-type="percentage" office:value="1.6491957850032631E-3" table:style-name="ce19">
            <text:p>0.1649%</text:p>
          </table:table-cell>
          <table:table-cell office:value-type="percentage" office:value="5.938459051358871E-4" table:style-name="ce19">
            <text:p>0.059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West Virginia, 2016</text:p>
          </table:table-cell>
          <table:table-cell office:value-type="float" office:value="1393378.0279999999" table:style-name="ce1">
            <text:p>1393378.028</text:p>
          </table:table-cell>
          <table:table-cell office:value-type="float" office:value="292086.73300000007" table:style-name="ce1">
            <text:p>292086.733</text:p>
          </table:table-cell>
          <table:table-cell office:value-type="float" office:value="1685760" table:style-name="ce1">
            <text:p>1685760</text:p>
          </table:table-cell>
          <table:table-cell office:value-type="float" office:value="499" table:style-name="ce1">
            <text:p>499</text:p>
          </table:table-cell>
          <table:table-cell office:value-type="float" office:value="316" table:style-name="ce1">
            <text:p>316</text:p>
          </table:table-cell>
          <table:table-cell office:value-type="float" office:value="815" table:style-name="ce1">
            <text:p>815</text:p>
          </table:table-cell>
          <table:table-cell office:value-type="percentage" office:value="3.5812248361361416E-4" table:style-name="ce19">
            <text:p>0.0358%</text:p>
          </table:table-cell>
          <table:table-cell office:value-type="percentage" office:value="1.0818704319583044E-3" table:style-name="ce19">
            <text:p>0.1082%</text:p>
          </table:table-cell>
          <table:table-cell office:value-type="percentage" office:value="4.8346146545178435E-4" table:style-name="ce19">
            <text:p>0.048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est Virginia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West Virginia, 2017</text:p>
          </table:table-cell>
          <table:table-cell office:value-type="float" office:value="1272820" table:style-name="ce1">
            <text:p>1272820</text:p>
          </table:table-cell>
          <table:table-cell office:value-type="float" office:value="282907" table:style-name="ce1">
            <text:p>282907</text:p>
          </table:table-cell>
          <table:table-cell office:value-type="float" office:value="1555727" table:style-name="ce1">
            <text:p>1555727</text:p>
          </table:table-cell>
          <table:table-cell office:value-type="float" office:value="518" table:style-name="ce1">
            <text:p>518</text:p>
          </table:table-cell>
          <table:table-cell office:value-type="float" office:value="371" table:style-name="ce1">
            <text:p>371</text:p>
          </table:table-cell>
          <table:table-cell office:value-type="float" office:value="889" table:style-name="ce1">
            <text:p>889</text:p>
          </table:table-cell>
          <table:table-cell office:value-type="percentage" office:value="4.0697034930312222E-4" table:style-name="ce19">
            <text:p>0.0407%</text:p>
          </table:table-cell>
          <table:table-cell office:value-type="percentage" office:value="1.3113850134496496E-3" table:style-name="ce19">
            <text:p>0.1311%</text:p>
          </table:table-cell>
          <table:table-cell office:value-type="percentage" office:value="5.7143701947706769E-4" table:style-name="ce19">
            <text:p>0.0571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Wisconsin, 2009</text:p>
          </table:table-cell>
          <table:table-cell office:value-type="float" office:value="4861613.8310000012" table:style-name="ce1">
            <text:p>4861613.831</text:p>
          </table:table-cell>
          <table:table-cell office:value-type="float" office:value="739565.81499999971" table:style-name="ce1">
            <text:p>739565.815</text:p>
          </table:table-cell>
          <table:table-cell office:value-type="float" office:value="5599420" table:style-name="ce1">
            <text:p>5599420</text:p>
          </table:table-cell>
          <table:table-cell office:value-type="float" office:value="514" table:style-name="ce1">
            <text:p>514</text:p>
          </table:table-cell>
          <table:table-cell office:value-type="float" office:value="825" table:style-name="ce1">
            <text:p>825</text:p>
          </table:table-cell>
          <table:table-cell office:value-type="float" office:value="1339" table:style-name="ce1">
            <text:p>1339</text:p>
          </table:table-cell>
          <table:table-cell office:value-type="percentage" office:value="1.0572620900543095E-4" table:style-name="ce19">
            <text:p>0.0106%</text:p>
          </table:table-cell>
          <table:table-cell office:value-type="percentage" office:value="1.1155193807869557E-3" table:style-name="ce19">
            <text:p>0.1116%</text:p>
          </table:table-cell>
          <table:table-cell office:value-type="percentage" office:value="2.3913191009068796E-4" table:style-name="ce19">
            <text:p>0.023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Wisconsin, 2010</text:p>
          </table:table-cell>
          <table:table-cell office:value-type="float" office:value="4791713.7549999999" table:style-name="ce1">
            <text:p>4791713.755</text:p>
          </table:table-cell>
          <table:table-cell office:value-type="float" office:value="735473.98899999994" table:style-name="ce1">
            <text:p>735473.989</text:p>
          </table:table-cell>
          <table:table-cell office:value-type="float" office:value="5526493" table:style-name="ce1">
            <text:p>5526493</text:p>
          </table:table-cell>
          <table:table-cell office:value-type="float" office:value="535" table:style-name="ce1">
            <text:p>535</text:p>
          </table:table-cell>
          <table:table-cell office:value-type="float" office:value="773" table:style-name="ce1">
            <text:p>773</text:p>
          </table:table-cell>
          <table:table-cell office:value-type="float" office:value="1308" table:style-name="ce1">
            <text:p>1308</text:p>
          </table:table-cell>
          <table:table-cell office:value-type="percentage" office:value="1.1165107670334953E-4" table:style-name="ce19">
            <text:p>0.0112%</text:p>
          </table:table-cell>
          <table:table-cell office:value-type="percentage" office:value="1.0510228934826409E-3" table:style-name="ce19">
            <text:p>0.1051%</text:p>
          </table:table-cell>
          <table:table-cell office:value-type="percentage" office:value="2.3667812480717879E-4" table:style-name="ce19">
            <text:p>0.023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Wisconsin, 2011</text:p>
          </table:table-cell>
          <table:table-cell office:value-type="float" office:value="4700528.5170000009" table:style-name="ce1">
            <text:p>4700528.517</text:p>
          </table:table-cell>
          <table:table-cell office:value-type="float" office:value="729900.58600000013" table:style-name="ce1">
            <text:p>729900.586</text:p>
          </table:table-cell>
          <table:table-cell office:value-type="float" office:value="5429850" table:style-name="ce1">
            <text:p>5429850</text:p>
          </table:table-cell>
          <table:table-cell office:value-type="float" office:value="436" table:style-name="ce1">
            <text:p>436</text:p>
          </table:table-cell>
          <table:table-cell office:value-type="float" office:value="851" table:style-name="ce1">
            <text:p>851</text:p>
          </table:table-cell>
          <table:table-cell office:value-type="float" office:value="1287" table:style-name="ce1">
            <text:p>1287</text:p>
          </table:table-cell>
          <table:table-cell office:value-type="percentage" office:value="9.2755527048321478E-5" table:style-name="ce19">
            <text:p>0.0093%</text:p>
          </table:table-cell>
          <table:table-cell office:value-type="percentage" office:value="1.1659122027338664E-3" table:style-name="ce19">
            <text:p>0.1166%</text:p>
          </table:table-cell>
          <table:table-cell office:value-type="percentage" office:value="2.3702312218569575E-4" table:style-name="ce19">
            <text:p>0.023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Wisconsin, 2012</text:p>
          </table:table-cell>
          <table:table-cell office:value-type="float" office:value="4789009.0370000014" table:style-name="ce1">
            <text:p>4789009.037</text:p>
          </table:table-cell>
          <table:table-cell office:value-type="float" office:value="759062.84799999977" table:style-name="ce1">
            <text:p>759062.848</text:p>
          </table:table-cell>
          <table:table-cell office:value-type="float" office:value="5549948" table:style-name="ce1">
            <text:p>5549948</text:p>
          </table:table-cell>
          <table:table-cell office:value-type="float" office:value="513" table:style-name="ce1">
            <text:p>513</text:p>
          </table:table-cell>
          <table:table-cell office:value-type="float" office:value="884" table:style-name="ce1">
            <text:p>884</text:p>
          </table:table-cell>
          <table:table-cell office:value-type="float" office:value="1397" table:style-name="ce1">
            <text:p>1397</text:p>
          </table:table-cell>
          <table:table-cell office:value-type="percentage" office:value="1.0712028230403188E-4" table:style-name="ce19">
            <text:p>0.0107%</text:p>
          </table:table-cell>
          <table:table-cell office:value-type="percentage" office:value="1.1645939494064137E-3" table:style-name="ce19">
            <text:p>0.1165%</text:p>
          </table:table-cell>
          <table:table-cell office:value-type="percentage" office:value="2.517140701138101E-4" table:style-name="ce19">
            <text:p>0.025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Wisconsin, 2013</text:p>
          </table:table-cell>
          <table:table-cell office:value-type="float" office:value="4734668.3400000008" table:style-name="ce1">
            <text:p>4734668.34</text:p>
          </table:table-cell>
          <table:table-cell office:value-type="float" office:value="760853.7150000002" table:style-name="ce1">
            <text:p>760853.715</text:p>
          </table:table-cell>
          <table:table-cell office:value-type="float" office:value="5493840" table:style-name="ce1">
            <text:p>5493840</text:p>
          </table:table-cell>
          <table:table-cell office:value-type="float" office:value="504" table:style-name="ce1">
            <text:p>504</text:p>
          </table:table-cell>
          <table:table-cell office:value-type="float" office:value="981" table:style-name="ce1">
            <text:p>981</text:p>
          </table:table-cell>
          <table:table-cell office:value-type="float" office:value="1485" table:style-name="ce1">
            <text:p>1485</text:p>
          </table:table-cell>
          <table:table-cell office:value-type="percentage" office:value="1.0644885001596541E-4" table:style-name="ce19">
            <text:p>0.0106%</text:p>
          </table:table-cell>
          <table:table-cell office:value-type="percentage" office:value="1.2893411449006328E-3" table:style-name="ce19">
            <text:p>0.1289%</text:p>
          </table:table-cell>
          <table:table-cell office:value-type="percentage" office:value="2.7030273906775588E-4" table:style-name="ce19">
            <text:p>0.027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Wisconsin, 2014</text:p>
          </table:table-cell>
          <table:table-cell office:value-type="float" office:value="4761628.6030000011" table:style-name="ce1">
            <text:p>4761628.603</text:p>
          </table:table-cell>
          <table:table-cell office:value-type="float" office:value="788828.48300000001" table:style-name="ce1">
            <text:p>788828.483</text:p>
          </table:table-cell>
          <table:table-cell office:value-type="float" office:value="5548729" table:style-name="ce1">
            <text:p>5548729</text:p>
          </table:table-cell>
          <table:table-cell office:value-type="float" office:value="460" table:style-name="ce1">
            <text:p>460</text:p>
          </table:table-cell>
          <table:table-cell office:value-type="float" office:value="840" table:style-name="ce1">
            <text:p>840</text:p>
          </table:table-cell>
          <table:table-cell office:value-type="float" office:value="1300" table:style-name="ce1">
            <text:p>1300</text:p>
          </table:table-cell>
          <table:table-cell office:value-type="percentage" office:value="9.6605602484448928E-5" table:style-name="ce19">
            <text:p>0.0097%</text:p>
          </table:table-cell>
          <table:table-cell office:value-type="percentage" office:value="1.064870270410862E-3" table:style-name="ce19">
            <text:p>0.1065%</text:p>
          </table:table-cell>
          <table:table-cell office:value-type="percentage" office:value="2.3428788827135007E-4" table:style-name="ce19">
            <text:p>0.023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Wisconsin, 2015</text:p>
          </table:table-cell>
          <table:table-cell office:value-type="float" office:value="4640191.9590000007" table:style-name="ce1">
            <text:p>4640191.959</text:p>
          </table:table-cell>
          <table:table-cell office:value-type="float" office:value="786456.6939999999" table:style-name="ce1">
            <text:p>786456.694</text:p>
          </table:table-cell>
          <table:table-cell office:value-type="float" office:value="5424246" table:style-name="ce1">
            <text:p>5424246</text:p>
          </table:table-cell>
          <table:table-cell office:value-type="float" office:value="441" table:style-name="ce1">
            <text:p>441</text:p>
          </table:table-cell>
          <table:table-cell office:value-type="float" office:value="929" table:style-name="ce1">
            <text:p>929</text:p>
          </table:table-cell>
          <table:table-cell office:value-type="float" office:value="1370" table:style-name="ce1">
            <text:p>1370</text:p>
          </table:table-cell>
          <table:table-cell office:value-type="percentage" office:value="9.5039171632683729E-5" table:style-name="ce19">
            <text:p>0.0095%</text:p>
          </table:table-cell>
          <table:table-cell office:value-type="percentage" office:value="1.1812474953643158E-3" table:style-name="ce19">
            <text:p>0.1181%</text:p>
          </table:table-cell>
          <table:table-cell office:value-type="percentage" office:value="2.5256966590379566E-4" table:style-name="ce19">
            <text:p>0.0253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Wisconsin, 2016</text:p>
          </table:table-cell>
          <table:table-cell office:value-type="float" office:value="4632102.93" table:style-name="ce1">
            <text:p>4632102.93</text:p>
          </table:table-cell>
          <table:table-cell office:value-type="float" office:value="805470.17799999984" table:style-name="ce1">
            <text:p>805470.178</text:p>
          </table:table-cell>
          <table:table-cell office:value-type="float" office:value="5438601" table:style-name="ce1">
            <text:p>5438601</text:p>
          </table:table-cell>
          <table:table-cell office:value-type="float" office:value="475" table:style-name="ce1">
            <text:p>475</text:p>
          </table:table-cell>
          <table:table-cell office:value-type="float" office:value="715" table:style-name="ce1">
            <text:p>715</text:p>
          </table:table-cell>
          <table:table-cell office:value-type="float" office:value="1190" table:style-name="ce1">
            <text:p>1190</text:p>
          </table:table-cell>
          <table:table-cell office:value-type="percentage" office:value="1.0254521697340608E-4" table:style-name="ce19">
            <text:p>0.0103%</text:p>
          </table:table-cell>
          <table:table-cell office:value-type="percentage" office:value="8.8768028851839143E-4" table:style-name="ce19">
            <text:p>0.0888%</text:p>
          </table:table-cell>
          <table:table-cell office:value-type="percentage" office:value="2.1880627021544696E-4" table:style-name="ce19">
            <text:p>0.021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isconsin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Wisconsin, 2017</text:p>
          </table:table-cell>
          <table:table-cell office:value-type="float" office:value="4613170" table:style-name="ce1">
            <text:p>4613170</text:p>
          </table:table-cell>
          <table:table-cell office:value-type="float" office:value="833101" table:style-name="ce1">
            <text:p>833101</text:p>
          </table:table-cell>
          <table:table-cell office:value-type="float" office:value="5446271" table:style-name="ce1">
            <text:p>5446271</text:p>
          </table:table-cell>
          <table:table-cell office:value-type="float" office:value="464" table:style-name="ce1">
            <text:p>464</text:p>
          </table:table-cell>
          <table:table-cell office:value-type="float" office:value="834" table:style-name="ce1">
            <text:p>834</text:p>
          </table:table-cell>
          <table:table-cell office:value-type="float" office:value="1298" table:style-name="ce1">
            <text:p>1298</text:p>
          </table:table-cell>
          <table:table-cell office:value-type="percentage" office:value="1.0058159573568717E-4" table:style-name="ce19">
            <text:p>0.0101%</text:p>
          </table:table-cell>
          <table:table-cell office:value-type="percentage" office:value="1.0010791008533179E-3" table:style-name="ce19">
            <text:p>0.1001%</text:p>
          </table:table-cell>
          <table:table-cell office:value-type="percentage" office:value="2.383282065839177E-4" table:style-name="ce19">
            <text:p>0.023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09" table:style-name="ce4">
            <text:p>2009</text:p>
          </table:table-cell>
          <table:table-cell office:value-type="string" table:style-name="ce4">
            <text:p>Wyoming, 2009</text:p>
          </table:table-cell>
          <table:table-cell office:value-type="float" office:value="457102.01399999997" table:style-name="ce1">
            <text:p>457102.014</text:p>
          </table:table-cell>
          <table:table-cell office:value-type="float" office:value="62485.840000000004" table:style-name="ce1">
            <text:p>62485.84</text:p>
          </table:table-cell>
          <table:table-cell office:value-type="float" office:value="519426" table:style-name="ce1">
            <text:p>519426</text:p>
          </table:table-cell>
          <table:table-cell office:value-type="float" office:value="457" table:style-name="ce1">
            <text:p>457</text:p>
          </table:table-cell>
          <table:table-cell office:value-type="float" office:value="179" table:style-name="ce1">
            <text:p>179</text:p>
          </table:table-cell>
          <table:table-cell office:value-type="float" office:value="636" table:style-name="ce1">
            <text:p>636</text:p>
          </table:table-cell>
          <table:table-cell office:value-type="percentage" office:value="9.9977682443551873E-4" table:style-name="ce19">
            <text:p>0.1000%</text:p>
          </table:table-cell>
          <table:table-cell office:value-type="percentage" office:value="2.8646490148808114E-3" table:style-name="ce19">
            <text:p>0.2865%</text:p>
          </table:table-cell>
          <table:table-cell office:value-type="percentage" office:value="1.2244285037714708E-3" table:style-name="ce19">
            <text:p>0.1224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0" table:style-name="ce4">
            <text:p>2010</text:p>
          </table:table-cell>
          <table:table-cell office:value-type="string" table:style-name="ce4">
            <text:p>Wyoming, 2010</text:p>
          </table:table-cell>
          <table:table-cell office:value-type="float" office:value="468380.49200000003" table:style-name="ce1">
            <text:p>468380.492</text:p>
          </table:table-cell>
          <table:table-cell office:value-type="float" office:value="69161.872000000003" table:style-name="ce1">
            <text:p>69161.872</text:p>
          </table:table-cell>
          <table:table-cell office:value-type="float" office:value="537671" table:style-name="ce1">
            <text:p>537671</text:p>
          </table:table-cell>
          <table:table-cell office:value-type="float" office:value="448" table:style-name="ce1">
            <text:p>448</text:p>
          </table:table-cell>
          <table:table-cell office:value-type="float" office:value="197" table:style-name="ce1">
            <text:p>197</text:p>
          </table:table-cell>
          <table:table-cell office:value-type="float" office:value="645" table:style-name="ce1">
            <text:p>645</text:p>
          </table:table-cell>
          <table:table-cell office:value-type="percentage" office:value="9.5648731672624821E-4" table:style-name="ce19">
            <text:p>0.0956%</text:p>
          </table:table-cell>
          <table:table-cell office:value-type="percentage" office:value="2.8483902228673046E-3" table:style-name="ce19">
            <text:p>0.2848%</text:p>
          </table:table-cell>
          <table:table-cell office:value-type="percentage" office:value="1.1996183539748286E-3" table:style-name="ce19">
            <text:p>0.120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1" table:style-name="ce4">
            <text:p>2011</text:p>
          </table:table-cell>
          <table:table-cell office:value-type="string" table:style-name="ce4">
            <text:p>Wyoming, 2011</text:p>
          </table:table-cell>
          <table:table-cell office:value-type="float" office:value="467172.50499999983" table:style-name="ce1">
            <text:p>467172.505</text:p>
          </table:table-cell>
          <table:table-cell office:value-type="float" office:value="63960.850000000013" table:style-name="ce1">
            <text:p>63960.85</text:p>
          </table:table-cell>
          <table:table-cell office:value-type="float" office:value="530679" table:style-name="ce1">
            <text:p>530679</text:p>
          </table:table-cell>
          <table:table-cell office:value-type="float" office:value="470" table:style-name="ce1">
            <text:p>470</text:p>
          </table:table-cell>
          <table:table-cell office:value-type="float" office:value="181" table:style-name="ce1">
            <text:p>181</text:p>
          </table:table-cell>
          <table:table-cell office:value-type="float" office:value="651" table:style-name="ce1">
            <text:p>651</text:p>
          </table:table-cell>
          <table:table-cell office:value-type="percentage" office:value="1.0060523574691113E-3" table:style-name="ce19">
            <text:p>0.1006%</text:p>
          </table:table-cell>
          <table:table-cell office:value-type="percentage" office:value="2.8298560760215033E-3" table:style-name="ce19">
            <text:p>0.2830%</text:p>
          </table:table-cell>
          <table:table-cell office:value-type="percentage" office:value="1.2267302832785921E-3" table:style-name="ce19">
            <text:p>0.1227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2" table:style-name="ce4">
            <text:p>2012</text:p>
          </table:table-cell>
          <table:table-cell office:value-type="string" table:style-name="ce4">
            <text:p>Wyoming, 2012</text:p>
          </table:table-cell>
          <table:table-cell office:value-type="float" office:value="490692.71400000009" table:style-name="ce1">
            <text:p>490692.714</text:p>
          </table:table-cell>
          <table:table-cell office:value-type="float" office:value="68882.877000000008" table:style-name="ce1">
            <text:p>68882.877</text:p>
          </table:table-cell>
          <table:table-cell office:value-type="float" office:value="560013" table:style-name="ce1">
            <text:p>560013</text:p>
          </table:table-cell>
          <table:table-cell office:value-type="float" office:value="475" table:style-name="ce1">
            <text:p>475</text:p>
          </table:table-cell>
          <table:table-cell office:value-type="float" office:value="158" table:style-name="ce1">
            <text:p>158</text:p>
          </table:table-cell>
          <table:table-cell office:value-type="float" office:value="633" table:style-name="ce1">
            <text:p>633</text:p>
          </table:table-cell>
          <table:table-cell office:value-type="percentage" office:value="9.6801926429256069E-4" table:style-name="ce19">
            <text:p>0.0968%</text:p>
          </table:table-cell>
          <table:table-cell office:value-type="percentage" office:value="2.2937485610538592E-3" table:style-name="ce19">
            <text:p>0.2294%</text:p>
          </table:table-cell>
          <table:table-cell office:value-type="percentage" office:value="1.1303309030326082E-3" table:style-name="ce19">
            <text:p>0.1130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3" table:style-name="ce4">
            <text:p>2013</text:p>
          </table:table-cell>
          <table:table-cell office:value-type="string" table:style-name="ce4">
            <text:p>Wyoming, 2013</text:p>
          </table:table-cell>
          <table:table-cell office:value-type="float" office:value="435506.01199999999" table:style-name="ce1">
            <text:p>435506.012</text:p>
          </table:table-cell>
          <table:table-cell office:value-type="float" office:value="63655.090999999993" table:style-name="ce1">
            <text:p>63655.091</text:p>
          </table:table-cell>
          <table:table-cell office:value-type="float" office:value="498694" table:style-name="ce1">
            <text:p>498694</text:p>
          </table:table-cell>
          <table:table-cell office:value-type="float" office:value="495" table:style-name="ce1">
            <text:p>495</text:p>
          </table:table-cell>
          <table:table-cell office:value-type="float" office:value="187" table:style-name="ce1">
            <text:p>187</text:p>
          </table:table-cell>
          <table:table-cell office:value-type="float" office:value="682" table:style-name="ce1">
            <text:p>682</text:p>
          </table:table-cell>
          <table:table-cell office:value-type="percentage" office:value="1.1366088787770857E-3" table:style-name="ce19">
            <text:p>0.1137%</text:p>
          </table:table-cell>
          <table:table-cell office:value-type="percentage" office:value="2.937706899201511E-3" table:style-name="ce19">
            <text:p>0.2938%</text:p>
          </table:table-cell>
          <table:table-cell office:value-type="percentage" office:value="1.367572098320814E-3" table:style-name="ce19">
            <text:p>0.1368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4" table:style-name="ce4">
            <text:p>2014</text:p>
          </table:table-cell>
          <table:table-cell office:value-type="string" table:style-name="ce4">
            <text:p>Wyoming, 2014</text:p>
          </table:table-cell>
          <table:table-cell office:value-type="float" office:value="471726.00199999986" table:style-name="ce1">
            <text:p>471726.002</text:p>
          </table:table-cell>
          <table:table-cell office:value-type="float" office:value="69862.421000000002" table:style-name="ce1">
            <text:p>69862.421</text:p>
          </table:table-cell>
          <table:table-cell office:value-type="float" office:value="541702" table:style-name="ce1">
            <text:p>541702</text:p>
          </table:table-cell>
          <table:table-cell office:value-type="float" office:value="447" table:style-name="ce1">
            <text:p>447</text:p>
          </table:table-cell>
          <table:table-cell office:value-type="float" office:value="188" table:style-name="ce1">
            <text:p>188</text:p>
          </table:table-cell>
          <table:table-cell office:value-type="float" office:value="635" table:style-name="ce1">
            <text:p>635</text:p>
          </table:table-cell>
          <table:table-cell office:value-type="percentage" office:value="9.4758397481765303E-4" table:style-name="ce19">
            <text:p>0.0948%</text:p>
          </table:table-cell>
          <table:table-cell office:value-type="percentage" office:value="2.6910032218894903E-3" table:style-name="ce19">
            <text:p>0.2691%</text:p>
          </table:table-cell>
          <table:table-cell office:value-type="percentage" office:value="1.1722312267630542E-3" table:style-name="ce19">
            <text:p>0.1172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5" table:style-name="ce4">
            <text:p>2015</text:p>
          </table:table-cell>
          <table:table-cell office:value-type="string" table:style-name="ce4">
            <text:p>Wyoming, 2015</text:p>
          </table:table-cell>
          <table:table-cell office:value-type="float" office:value="438481.27" table:style-name="ce1">
            <text:p>438481.27</text:p>
          </table:table-cell>
          <table:table-cell office:value-type="float" office:value="72042.31" table:style-name="ce1">
            <text:p>72042.31</text:p>
          </table:table-cell>
          <table:table-cell office:value-type="float" office:value="510198" table:style-name="ce1">
            <text:p>510198</text:p>
          </table:table-cell>
          <table:table-cell office:value-type="float" office:value="444" table:style-name="ce1">
            <text:p>444</text:p>
          </table:table-cell>
          <table:table-cell office:value-type="float" office:value="166" table:style-name="ce1">
            <text:p>166</text:p>
          </table:table-cell>
          <table:table-cell office:value-type="float" office:value="610" table:style-name="ce1">
            <text:p>610</text:p>
          </table:table-cell>
          <table:table-cell office:value-type="percentage" office:value="1.0125860108004157E-3" table:style-name="ce19">
            <text:p>0.1013%</text:p>
          </table:table-cell>
          <table:table-cell office:value-type="percentage" office:value="2.3042015171362497E-3" table:style-name="ce19">
            <text:p>0.2304%</text:p>
          </table:table-cell>
          <table:table-cell office:value-type="percentage" office:value="1.1956142517218805E-3" table:style-name="ce19">
            <text:p>0.1196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6" table:style-name="ce4">
            <text:p>2016</text:p>
          </table:table-cell>
          <table:table-cell office:value-type="string" table:style-name="ce4">
            <text:p>Wyoming, 2016</text:p>
          </table:table-cell>
          <table:table-cell office:value-type="float" office:value="419156.46400000009" table:style-name="ce1">
            <text:p>419156.464</text:p>
          </table:table-cell>
          <table:table-cell office:value-type="float" office:value="71203.47" table:style-name="ce1">
            <text:p>71203.47</text:p>
          </table:table-cell>
          <table:table-cell office:value-type="float" office:value="490148" table:style-name="ce1">
            <text:p>490148</text:p>
          </table:table-cell>
          <table:table-cell office:value-type="float" office:value="491" table:style-name="ce1">
            <text:p>491</text:p>
          </table:table-cell>
          <table:table-cell office:value-type="float" office:value="175" table:style-name="ce1">
            <text:p>175</text:p>
          </table:table-cell>
          <table:table-cell office:value-type="float" office:value="666" table:style-name="ce1">
            <text:p>666</text:p>
          </table:table-cell>
          <table:table-cell office:value-type="percentage" office:value="1.1714002816857428E-3" table:style-name="ce19">
            <text:p>0.1171%</text:p>
          </table:table-cell>
          <table:table-cell office:value-type="percentage" office:value="2.4577453879705584E-3" table:style-name="ce19">
            <text:p>0.2458%</text:p>
          </table:table-cell>
          <table:table-cell office:value-type="percentage" office:value="1.3587732684821727E-3" table:style-name="ce19">
            <text:p>0.1359%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yoming</text:p>
          </table:table-cell>
          <table:table-cell office:value-type="float" office:value="2017" table:style-name="ce4">
            <text:p>2017</text:p>
          </table:table-cell>
          <table:table-cell office:value-type="string" table:style-name="ce4">
            <text:p>Wyoming, 2017</text:p>
          </table:table-cell>
          <table:table-cell office:value-type="float" office:value="465297" table:style-name="ce1">
            <text:p>465297</text:p>
          </table:table-cell>
          <table:table-cell office:value-type="float" office:value="76396" table:style-name="ce1">
            <text:p>76396</text:p>
          </table:table-cell>
          <table:table-cell office:value-type="float" office:value="541693" table:style-name="ce1">
            <text:p>541693</text:p>
          </table:table-cell>
          <table:table-cell office:value-type="float" office:value="486" table:style-name="ce1">
            <text:p>486</text:p>
          </table:table-cell>
          <table:table-cell office:value-type="float" office:value="190" table:style-name="ce1">
            <text:p>190</text:p>
          </table:table-cell>
          <table:table-cell office:value-type="float" office:value="676" table:style-name="ce1">
            <text:p>676</text:p>
          </table:table-cell>
          <table:table-cell office:value-type="percentage" office:value="1.0444941617934352E-3" table:style-name="ce19">
            <text:p>0.1044%</text:p>
          </table:table-cell>
          <table:table-cell office:value-type="percentage" office:value="2.487041206345882E-3" table:style-name="ce19">
            <text:p>0.2487%</text:p>
          </table:table-cell>
          <table:table-cell office:value-type="percentage" office:value="1.2479393309494493E-3" table:style-name="ce19">
            <text:p>0.1248%</text:p>
          </table:table-cell>
          <table:table-cell table:number-columns-repeated="16372"/>
        </table:table-row>
        <table:table-row table:number-rows-repeated="1048115" table:style-name="ro1">
          <table:table-cell table:number-columns-repeated="16384"/>
        </table:table-row>
      </table:table>
      <table:table table:name="Variable_Distribution" table:style-name="ta2">
        <table:table-column table:style-name="co12" table:default-cell-style-name="ce1"/>
        <table:table-column table:style-name="co13" table:default-cell-style-name="ce1"/>
        <table:table-column table:style-name="co6" table:number-columns-repeated="16382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4" number:min-integer-digits="1"/>
      <number:text>%</number:text>
    </number:percentage-style>
    <number:number-style style:name="N37">
      <number:scientific-number number:decimal-places="4" number:min-integer-digits="1" number:min-exponent-digits="2"/>
    </number:number-style>
    <number:currency-style style:name="N38P0" number:language="en" number:country="IN">
      <number:text> </number:text>
      <number:currency-symbol number:language="en" number:country="IN">₹</number:currency-symbol>
      <number:text> </number:text>
      <number:number number:decimal-places="2" number:min-integer-digits="1" number:grouping="true"/>
      <number:text> </number:text>
    </number:currency-style>
    <number:currency-style style:name="N38P1" number:language="en" number:country="IN">
      <number:text> </number:text>
      <number:currency-symbol number:language="en" number:country="IN">₹</number:currency-symbol>
      <number:text> -</number:text>
      <number:number number:decimal-places="2" number:min-integer-digits="1" number:grouping="true"/>
      <number:text> </number:text>
    </number:currency-style>
    <number:currency-style style:name="N38P2" number:language="en" number:country="IN">
      <number:text> </number:text>
      <number:currency-symbol number:language="en" number:country="IN">₹</number:currency-symbol>
      <number:text> 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Prozent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W_228_hrung" style:display-name="Währung" style:family="table-cell" style:data-style-name="N3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3</meta:generator>
    <meta:initial-creator>satish reddy</meta:initial-creator>
    <dc:creator>satish reddy</dc:creator>
    <meta:creation-date>2023-11-10T09:07:07Z</meta:creation-date>
    <dc:date>2023-11-10T23:37:42Z</dc:date>
    <meta:editing-duration>PT0S</meta:editing-duration>
  </office:meta>
</office:document-meta>
</file>